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officeooo:rsid="2c8b55f1" officeooo:paragraph-rsid="284ac682"/>
    </style:style>
    <style:style style:name="P13" style:family="paragraph" style:parent-style-name="Text_20_body">
      <style:text-properties style:text-line-through-style="none" style:text-line-through-type="none" fo:language="cs" fo:country="CZ" officeooo:rsid="206f2028" officeooo:paragraph-rsid="28809e70" style:language-asian="cs" style:country-asian="CZ"/>
    </style:style>
    <style:style style:name="P14" style:family="paragraph" style:parent-style-name="Text_20_body">
      <style:text-properties style:text-line-through-style="none" style:text-line-through-type="none" fo:language="cs" fo:country="CZ" officeooo:rsid="28819680" officeooo:paragraph-rsid="28832a07" style:language-asian="cs" style:country-asian="CZ"/>
    </style:style>
    <style:style style:name="P15" style:family="paragraph" style:parent-style-name="Text_20_body">
      <style:text-properties style:text-line-through-style="none" style:text-line-through-type="none" fo:language="cs" fo:country="CZ" officeooo:rsid="20759c9f" officeooo:paragraph-rsid="2880f84e" style:language-asian="cs" style:country-asian="CZ"/>
    </style:style>
    <style:style style:name="P16" style:family="paragraph" style:parent-style-name="Text_20_body">
      <style:text-properties style:text-line-through-style="none" style:text-line-through-type="none" fo:language="cs" fo:country="CZ" officeooo:rsid="42dc0309" officeooo:paragraph-rsid="288af912" style:language-asian="cs" style:country-asian="CZ"/>
    </style:style>
    <style:style style:name="P17" style:family="paragraph" style:parent-style-name="Text_20_body">
      <style:text-properties style:text-line-through-style="none" style:text-line-through-type="none" fo:language="cs" fo:country="CZ" officeooo:rsid="42d0ea25" officeooo:paragraph-rsid="288c613a" style:language-asian="cs" style:country-asian="CZ"/>
    </style:style>
    <style:style style:name="P18" style:family="paragraph" style:parent-style-name="Text_20_body">
      <style:text-properties style:text-line-through-style="none" style:text-line-through-type="none" fo:language="cs" fo:country="CZ" officeooo:rsid="42d495e5" officeooo:paragraph-rsid="288c613a" style:language-asian="cs" style:country-asian="CZ"/>
    </style:style>
    <style:style style:name="P19" style:family="paragraph" style:parent-style-name="Text_20_body">
      <style:text-properties style:text-line-through-style="none" style:text-line-through-type="none" officeooo:rsid="18d62670" officeooo:paragraph-rsid="285088b8"/>
    </style:style>
    <style:style style:name="P20" style:family="paragraph" style:parent-style-name="Text_20_body">
      <style:text-properties style:text-line-through-style="none" style:text-line-through-type="none" officeooo:rsid="28175705" officeooo:paragraph-rsid="2853f203" fo:background-color="transparent"/>
    </style:style>
    <style:style style:name="P21"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22" style:family="paragraph" style:parent-style-name="Text_20_body">
      <style:text-properties style:text-line-through-style="none" style:text-line-through-type="none" officeooo:rsid="3f751469" officeooo:paragraph-rsid="287d7381"/>
    </style:style>
    <style:style style:name="P23" style:family="paragraph" style:parent-style-name="Text_20_body">
      <style:text-properties style:text-line-through-style="none" style:text-line-through-type="none" officeooo:rsid="212834b8" officeooo:paragraph-rsid="287e41ec"/>
    </style:style>
    <style:style style:name="P24" style:family="paragraph" style:parent-style-name="Text_20_body">
      <style:text-properties style:text-line-through-style="none" style:text-line-through-type="none" officeooo:rsid="20879cf5" officeooo:paragraph-rsid="28809e70"/>
    </style:style>
    <style:style style:name="P25" style:family="paragraph" style:parent-style-name="Text_20_body">
      <style:text-properties style:text-line-through-style="none" style:text-line-through-type="none" officeooo:rsid="207d25a9" officeooo:paragraph-rsid="28809e70"/>
    </style:style>
    <style:style style:name="P26" style:family="paragraph" style:parent-style-name="Text_20_body">
      <style:text-properties style:text-line-through-style="none" style:text-line-through-type="none" officeooo:rsid="20774db6" officeooo:paragraph-rsid="2880f84e"/>
    </style:style>
    <style:style style:name="P27" style:family="paragraph" style:parent-style-name="Text_20_body">
      <style:text-properties style:text-line-through-style="none" style:text-line-through-type="none" fo:font-style="normal" officeooo:rsid="20774db6" officeooo:paragraph-rsid="2880f84e" style:font-style-asian="normal" style:font-style-complex="normal"/>
    </style:style>
    <style:style style:name="P28" style:family="paragraph" style:parent-style-name="Text_20_body">
      <style:text-properties style:text-line-through-style="none" style:text-line-through-type="none" fo:font-size="9.5pt" fo:letter-spacing="0.009cm" fo:language="cs" fo:country="CZ" officeooo:rsid="2b5c6e39" officeooo:paragraph-rsid="28879fa8" style:font-size-asian="9.5pt" style:language-asian="cs" style:country-asian="CZ"/>
    </style:style>
    <style:style style:name="P29" style:family="paragraph" style:parent-style-name="Text_20_body">
      <style:text-properties fo:font-style="normal" officeooo:rsid="214801ec" officeooo:paragraph-rsid="2839d294" style:font-style-asian="normal" style:font-style-complex="normal"/>
    </style:style>
    <style:style style:name="P30" style:family="paragraph" style:parent-style-name="Text_20_body">
      <style:text-properties fo:font-style="normal" officeooo:rsid="3bb49071" officeooo:paragraph-rsid="285229a3" style:font-style-asian="normal" style:font-style-complex="normal"/>
    </style:style>
    <style:style style:name="P31" style:family="paragraph" style:parent-style-name="Text_20_body">
      <style:text-properties fo:font-style="normal" officeooo:rsid="3f19aaaa" officeooo:paragraph-rsid="2872c844" style:font-style-asian="normal" style:font-style-complex="normal"/>
    </style:style>
    <style:style style:name="P32" style:family="paragraph" style:parent-style-name="Text_20_body">
      <style:text-properties fo:font-style="normal" officeooo:rsid="438d5012" officeooo:paragraph-rsid="288e1dc6" style:font-style-asian="normal" style:font-style-complex="normal"/>
    </style:style>
    <style:style style:name="P33"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34" style:family="paragraph" style:parent-style-name="Text_20_body">
      <style:text-properties officeooo:rsid="3291e142" officeooo:paragraph-rsid="2839d294"/>
    </style:style>
    <style:style style:name="P35" style:family="paragraph" style:parent-style-name="Text_20_body">
      <style:text-properties officeooo:rsid="21050cb4" officeooo:paragraph-rsid="2839d294"/>
    </style:style>
    <style:style style:name="P36" style:family="paragraph" style:parent-style-name="Text_20_body">
      <style:text-properties officeooo:rsid="2107ada6" officeooo:paragraph-rsid="2839d294"/>
    </style:style>
    <style:style style:name="P37" style:family="paragraph" style:parent-style-name="Text_20_body">
      <style:text-properties officeooo:rsid="17efa3a4" officeooo:paragraph-rsid="2839d294"/>
    </style:style>
    <style:style style:name="P38" style:family="paragraph" style:parent-style-name="Text_20_body">
      <style:text-properties officeooo:rsid="212150a4" officeooo:paragraph-rsid="2839d294"/>
    </style:style>
    <style:style style:name="P39" style:family="paragraph" style:parent-style-name="Text_20_body">
      <style:text-properties officeooo:rsid="210ceec1" officeooo:paragraph-rsid="2839d294"/>
    </style:style>
    <style:style style:name="P40" style:family="paragraph" style:parent-style-name="Text_20_body">
      <style:text-properties officeooo:rsid="1bc04f01" officeooo:paragraph-rsid="2839d294"/>
    </style:style>
    <style:style style:name="P41" style:family="paragraph" style:parent-style-name="Text_20_body">
      <style:text-properties officeooo:rsid="1bc58a8c" officeooo:paragraph-rsid="2839d294"/>
    </style:style>
    <style:style style:name="P42" style:family="paragraph" style:parent-style-name="Text_20_body">
      <style:text-properties officeooo:paragraph-rsid="2839d294"/>
    </style:style>
    <style:style style:name="P43" style:family="paragraph" style:parent-style-name="Text_20_body">
      <style:text-properties officeooo:rsid="333c35e3" officeooo:paragraph-rsid="283d61dd"/>
    </style:style>
    <style:style style:name="P44" style:family="paragraph" style:parent-style-name="Text_20_body">
      <style:text-properties officeooo:rsid="333dcbcc" officeooo:paragraph-rsid="283d61dd"/>
    </style:style>
    <style:style style:name="P45" style:family="paragraph" style:parent-style-name="Text_20_body">
      <style:text-properties officeooo:rsid="35a3996b" officeooo:paragraph-rsid="283f4213"/>
    </style:style>
    <style:style style:name="P46" style:family="paragraph" style:parent-style-name="Text_20_body">
      <style:text-properties officeooo:paragraph-rsid="2841f50c"/>
    </style:style>
    <style:style style:name="P47" style:family="paragraph" style:parent-style-name="Text_20_body">
      <style:text-properties officeooo:rsid="36012760" officeooo:paragraph-rsid="2842b8b5"/>
    </style:style>
    <style:style style:name="P48" style:family="paragraph" style:parent-style-name="Text_20_body">
      <style:text-properties officeooo:rsid="36012760" officeooo:paragraph-rsid="2845f1f0"/>
    </style:style>
    <style:style style:name="P49" style:family="paragraph" style:parent-style-name="Text_20_body">
      <style:text-properties officeooo:rsid="240e4950" officeooo:paragraph-rsid="2842b8b5"/>
    </style:style>
    <style:style style:name="P50" style:family="paragraph" style:parent-style-name="Text_20_body">
      <style:text-properties officeooo:rsid="240e4950" officeooo:paragraph-rsid="28441c22"/>
    </style:style>
    <style:style style:name="P51" style:family="paragraph" style:parent-style-name="Text_20_body">
      <style:text-properties officeooo:rsid="240e4950" officeooo:paragraph-rsid="2845f1f0"/>
    </style:style>
    <style:style style:name="P52" style:family="paragraph" style:parent-style-name="Text_20_body">
      <style:text-properties officeooo:rsid="2a49905a" officeooo:paragraph-rsid="28441c22"/>
    </style:style>
    <style:style style:name="P53" style:family="paragraph" style:parent-style-name="Text_20_body">
      <style:text-properties officeooo:rsid="2a49905a" officeooo:paragraph-rsid="2845f1f0"/>
    </style:style>
    <style:style style:name="P54" style:family="paragraph" style:parent-style-name="Text_20_body">
      <style:text-properties officeooo:rsid="2409a335" officeooo:paragraph-rsid="2839182a"/>
    </style:style>
    <style:style style:name="P55" style:family="paragraph" style:parent-style-name="Text_20_body">
      <style:text-properties officeooo:rsid="2cc7c413" officeooo:paragraph-rsid="2845f1f0"/>
    </style:style>
    <style:style style:name="P56" style:family="paragraph" style:parent-style-name="Text_20_body">
      <style:text-properties officeooo:rsid="2c88089a" officeooo:paragraph-rsid="2845f1f0"/>
    </style:style>
    <style:style style:name="P57" style:family="paragraph" style:parent-style-name="Text_20_body">
      <style:text-properties fo:language="cs" fo:country="CZ" style:text-underline-style="none" officeooo:paragraph-rsid="28462b2d"/>
    </style:style>
    <style:style style:name="P58" style:family="paragraph" style:parent-style-name="Text_20_body">
      <style:text-properties fo:language="cs" fo:country="CZ" officeooo:rsid="3dc21a06" officeooo:paragraph-rsid="2854c7dc"/>
    </style:style>
    <style:style style:name="P59" style:family="paragraph" style:parent-style-name="Text_20_body">
      <style:text-properties officeooo:rsid="352f4bb1" officeooo:paragraph-rsid="28462b2d"/>
    </style:style>
    <style:style style:name="P60" style:family="paragraph" style:parent-style-name="Text_20_body">
      <style:text-properties officeooo:paragraph-rsid="28462b2d"/>
    </style:style>
    <style:style style:name="P61" style:family="paragraph" style:parent-style-name="Text_20_body">
      <style:text-properties officeooo:rsid="29ac4c0b" officeooo:paragraph-rsid="2832723d"/>
    </style:style>
    <style:style style:name="P62" style:family="paragraph" style:parent-style-name="Text_20_body">
      <style:text-properties officeooo:rsid="369b35f1" officeooo:paragraph-rsid="28482f5b"/>
    </style:style>
    <style:style style:name="P63" style:family="paragraph" style:parent-style-name="Text_20_body">
      <style:text-properties officeooo:rsid="2f35f906" officeooo:paragraph-rsid="284ac682"/>
    </style:style>
    <style:style style:name="P64" style:family="paragraph" style:parent-style-name="Text_20_body">
      <style:text-properties officeooo:rsid="2f9d3f26" officeooo:paragraph-rsid="284ac682"/>
    </style:style>
    <style:style style:name="P65" style:family="paragraph" style:parent-style-name="Text_20_body">
      <style:text-properties officeooo:rsid="2f9d3f26" officeooo:paragraph-rsid="284f6086"/>
    </style:style>
    <style:style style:name="P66" style:family="paragraph" style:parent-style-name="Text_20_body">
      <style:text-properties officeooo:rsid="2ddfffc5" officeooo:paragraph-rsid="284ac682"/>
    </style:style>
    <style:style style:name="P67" style:family="paragraph" style:parent-style-name="Text_20_body">
      <style:text-properties officeooo:rsid="2ddfffc5" officeooo:paragraph-rsid="284f6086"/>
    </style:style>
    <style:style style:name="P68" style:family="paragraph" style:parent-style-name="Text_20_body">
      <style:text-properties officeooo:rsid="2f9f0a9c" officeooo:paragraph-rsid="284ac682"/>
    </style:style>
    <style:style style:name="P69" style:family="paragraph" style:parent-style-name="Text_20_body">
      <style:text-properties officeooo:rsid="2f9f0a9c" officeooo:paragraph-rsid="285088b8"/>
    </style:style>
    <style:style style:name="P70" style:family="paragraph" style:parent-style-name="Text_20_body">
      <style:text-properties officeooo:rsid="2f8d996f" officeooo:paragraph-rsid="284ac682"/>
    </style:style>
    <style:style style:name="P71" style:family="paragraph" style:parent-style-name="Text_20_body">
      <style:text-properties officeooo:paragraph-rsid="284ac682"/>
    </style:style>
    <style:style style:name="P72" style:family="paragraph" style:parent-style-name="Text_20_body">
      <style:text-properties officeooo:rsid="2ecca205" officeooo:paragraph-rsid="284c8bae"/>
    </style:style>
    <style:style style:name="P73" style:family="paragraph" style:parent-style-name="Text_20_body">
      <style:text-properties officeooo:rsid="36ae66bc" officeooo:paragraph-rsid="284c8bae"/>
    </style:style>
    <style:style style:name="P74" style:family="paragraph" style:parent-style-name="Text_20_body">
      <style:text-properties officeooo:rsid="2f208c8b" officeooo:paragraph-rsid="284c8bae"/>
    </style:style>
    <style:style style:name="P75" style:family="paragraph" style:parent-style-name="Text_20_body">
      <style:text-properties officeooo:rsid="2f305e9d" officeooo:paragraph-rsid="284c8bae"/>
    </style:style>
    <style:style style:name="P76" style:family="paragraph" style:parent-style-name="Text_20_body">
      <style:text-properties officeooo:paragraph-rsid="284c8bae"/>
    </style:style>
    <style:style style:name="P77" style:family="paragraph" style:parent-style-name="Text_20_body">
      <style:text-properties officeooo:rsid="3742375e" officeooo:paragraph-rsid="284de867"/>
    </style:style>
    <style:style style:name="P78" style:family="paragraph" style:parent-style-name="Text_20_body">
      <style:text-properties officeooo:rsid="373d448c" officeooo:paragraph-rsid="284f6086"/>
    </style:style>
    <style:style style:name="P79" style:family="paragraph" style:parent-style-name="Text_20_body">
      <style:text-properties officeooo:paragraph-rsid="285088b8"/>
    </style:style>
    <style:style style:name="P80" style:family="paragraph" style:parent-style-name="Text_20_body">
      <style:text-properties officeooo:rsid="3b70fb00" officeooo:paragraph-rsid="28515af4"/>
    </style:style>
    <style:style style:name="P81" style:family="paragraph" style:parent-style-name="Text_20_body">
      <style:text-properties officeooo:rsid="3b70fb00" officeooo:paragraph-rsid="287d7381"/>
    </style:style>
    <style:style style:name="P82" style:family="paragraph" style:parent-style-name="Text_20_body">
      <style:text-properties officeooo:rsid="3bab8d6a" officeooo:paragraph-rsid="28515af4"/>
    </style:style>
    <style:style style:name="P83" style:family="paragraph" style:parent-style-name="Text_20_body">
      <style:text-properties officeooo:rsid="3b72602f" officeooo:paragraph-rsid="28515af4"/>
    </style:style>
    <style:style style:name="P84" style:family="paragraph" style:parent-style-name="Text_20_body">
      <style:text-properties officeooo:rsid="3bb27a0b" officeooo:paragraph-rsid="285229a3"/>
    </style:style>
    <style:style style:name="P85" style:family="paragraph" style:parent-style-name="Text_20_body">
      <style:text-properties officeooo:rsid="3d0b9803" officeooo:paragraph-rsid="285349eb"/>
    </style:style>
    <style:style style:name="P86" style:family="paragraph" style:parent-style-name="Text_20_body">
      <style:text-properties officeooo:rsid="3d2a23e4" officeooo:paragraph-rsid="285349eb"/>
    </style:style>
    <style:style style:name="P87" style:family="paragraph" style:parent-style-name="Text_20_body">
      <style:text-properties officeooo:rsid="3d0e713e" officeooo:paragraph-rsid="285349eb"/>
    </style:style>
    <style:style style:name="P88" style:family="paragraph" style:parent-style-name="Text_20_body">
      <style:text-properties officeooo:rsid="28159ee9" officeooo:paragraph-rsid="2853f203"/>
    </style:style>
    <style:style style:name="P89" style:family="paragraph" style:parent-style-name="Text_20_body">
      <style:text-properties officeooo:rsid="3cfb1ef6" officeooo:paragraph-rsid="28542966"/>
    </style:style>
    <style:style style:name="P90" style:family="paragraph" style:parent-style-name="Text_20_body">
      <style:text-properties officeooo:rsid="3d587048" officeooo:paragraph-rsid="2854c7dc"/>
    </style:style>
    <style:style style:name="P91" style:family="paragraph" style:parent-style-name="Text_20_body">
      <style:text-properties officeooo:rsid="3dc21a06" officeooo:paragraph-rsid="2854c7dc"/>
    </style:style>
    <style:style style:name="P92" style:family="paragraph" style:parent-style-name="Text_20_body">
      <style:text-properties officeooo:rsid="3d4fd287" officeooo:paragraph-rsid="2854c7dc"/>
    </style:style>
    <style:style style:name="P93" style:family="paragraph" style:parent-style-name="Text_20_body">
      <style:text-properties officeooo:rsid="3dc6cc95" officeooo:paragraph-rsid="28564d17"/>
    </style:style>
    <style:style style:name="P94" style:family="paragraph" style:parent-style-name="Text_20_body">
      <style:text-properties officeooo:rsid="3dc57f96" officeooo:paragraph-rsid="28564d17"/>
    </style:style>
    <style:style style:name="P95" style:family="paragraph" style:parent-style-name="Text_20_body">
      <style:text-properties officeooo:rsid="3df6ad35" officeooo:paragraph-rsid="28574c21"/>
    </style:style>
    <style:style style:name="P96" style:family="paragraph" style:parent-style-name="Text_20_body">
      <style:text-properties officeooo:rsid="3d3a30e2" officeooo:paragraph-rsid="28574c21"/>
    </style:style>
    <style:style style:name="P97" style:family="paragraph" style:parent-style-name="Text_20_body">
      <style:text-properties officeooo:rsid="3d3a30e2" officeooo:paragraph-rsid="28790934"/>
    </style:style>
    <style:style style:name="P98" style:family="paragraph" style:parent-style-name="Text_20_body">
      <style:text-properties officeooo:rsid="3d862bd8" officeooo:paragraph-rsid="28574c21"/>
    </style:style>
    <style:style style:name="P99" style:family="paragraph" style:parent-style-name="Text_20_body">
      <style:text-properties officeooo:rsid="3d873d0b" officeooo:paragraph-rsid="28574c21"/>
    </style:style>
    <style:style style:name="P100" style:family="paragraph" style:parent-style-name="Text_20_body">
      <style:text-properties officeooo:rsid="281025f2" officeooo:paragraph-rsid="28574c21"/>
    </style:style>
    <style:style style:name="P101" style:family="paragraph" style:parent-style-name="Text_20_body">
      <style:text-properties officeooo:paragraph-rsid="28574c21"/>
    </style:style>
    <style:style style:name="P102" style:family="paragraph" style:parent-style-name="Text_20_body">
      <style:text-properties officeooo:rsid="3df99ad9" officeooo:paragraph-rsid="28574c21" fo:background-color="transparent"/>
    </style:style>
    <style:style style:name="P103" style:family="paragraph" style:parent-style-name="Text_20_body">
      <style:text-properties officeooo:rsid="3dcb2752" officeooo:paragraph-rsid="28790934" fo:background-color="transparent"/>
    </style:style>
    <style:style style:name="P104" style:family="paragraph" style:parent-style-name="Text_20_body">
      <style:text-properties officeooo:rsid="3d42c704" officeooo:paragraph-rsid="28574c21"/>
    </style:style>
    <style:style style:name="P105" style:family="paragraph" style:parent-style-name="Text_20_body">
      <style:text-properties officeooo:rsid="3e180f83" officeooo:paragraph-rsid="2858e25b"/>
    </style:style>
    <style:style style:name="P106" style:family="paragraph" style:parent-style-name="Text_20_body">
      <style:text-properties officeooo:rsid="3e5cf2c5" officeooo:paragraph-rsid="285a8f5b"/>
    </style:style>
    <style:style style:name="P107" style:family="paragraph" style:parent-style-name="Text_20_body">
      <style:text-properties fo:language="en" fo:country="US" officeooo:rsid="28646799" officeooo:paragraph-rsid="28646799"/>
    </style:style>
    <style:style style:name="P108" style:family="paragraph" style:parent-style-name="Text_20_body">
      <style:text-properties style:text-line-through-style="solid" style:text-line-through-type="single" officeooo:paragraph-rsid="286a83e2"/>
    </style:style>
    <style:style style:name="P109" style:family="paragraph" style:parent-style-name="Text_20_body">
      <style:text-properties style:text-line-through-style="solid" style:text-line-through-type="single" officeooo:rsid="25bfd212" officeooo:paragraph-rsid="28790934"/>
    </style:style>
    <style:style style:name="P110" style:family="paragraph" style:parent-style-name="Text_20_body">
      <style:text-properties style:text-line-through-style="solid" style:text-line-through-type="single" fo:font-style="normal" officeooo:paragraph-rsid="28790934" style:font-style-asian="normal" style:font-style-complex="normal"/>
    </style:style>
    <style:style style:name="P111" style:family="paragraph" style:parent-style-name="Text_20_body">
      <style:text-properties style:text-line-through-style="solid" style:text-line-through-type="single" officeooo:rsid="3a905886" officeooo:paragraph-rsid="28790934"/>
    </style:style>
    <style:style style:name="P112" style:family="paragraph" style:parent-style-name="Text_20_body">
      <style:text-properties style:text-line-through-style="solid" style:text-line-through-type="single" officeooo:rsid="3a98b3ec" officeooo:paragraph-rsid="28790934"/>
    </style:style>
    <style:style style:name="P113" style:family="paragraph" style:parent-style-name="Text_20_body">
      <style:text-properties style:text-line-through-style="solid" style:text-line-through-type="single" officeooo:rsid="3988feba" officeooo:paragraph-rsid="28790934"/>
    </style:style>
    <style:style style:name="P114" style:family="paragraph" style:parent-style-name="Text_20_body">
      <style:text-properties style:text-line-through-style="solid" style:text-line-through-type="single" officeooo:rsid="1f9c2383" officeooo:paragraph-rsid="28790934" fo:background-color="transparent"/>
    </style:style>
    <style:style style:name="P115" style:family="paragraph" style:parent-style-name="Text_20_body">
      <style:text-properties style:text-line-through-style="solid" style:text-line-through-type="single" officeooo:rsid="1f765eb8" officeooo:paragraph-rsid="28790934" fo:background-color="transparent"/>
    </style:style>
    <style:style style:name="P116" style:family="paragraph" style:parent-style-name="Text_20_body">
      <style:text-properties style:text-line-through-style="solid" style:text-line-through-type="single" officeooo:rsid="2128d94f" officeooo:paragraph-rsid="28790934" fo:background-color="transparent"/>
    </style:style>
    <style:style style:name="P117" style:family="paragraph" style:parent-style-name="Text_20_body">
      <style:text-properties style:text-line-through-style="solid" style:text-line-through-type="single" officeooo:rsid="3e6fa28b" officeooo:paragraph-rsid="28790934" fo:background-color="transparent"/>
    </style:style>
    <style:style style:name="P118" style:family="paragraph" style:parent-style-name="Text_20_body">
      <style:text-properties style:text-line-through-style="solid" style:text-line-through-type="single" officeooo:rsid="280d8053" officeooo:paragraph-rsid="28790934" fo:background-color="transparent"/>
    </style:style>
    <style:style style:name="P119" style:family="paragraph" style:parent-style-name="Text_20_body">
      <style:text-properties style:text-line-through-style="solid" style:text-line-through-type="single" officeooo:rsid="1f724502" officeooo:paragraph-rsid="28790934"/>
    </style:style>
    <style:style style:name="P120" style:family="paragraph" style:parent-style-name="Text_20_body">
      <style:text-properties style:text-line-through-style="solid" style:text-line-through-type="single" officeooo:rsid="1fc06964" officeooo:paragraph-rsid="28790934"/>
    </style:style>
    <style:style style:name="P121" style:family="paragraph" style:parent-style-name="Text_20_body">
      <style:text-properties style:text-line-through-style="solid" style:text-line-through-type="single" officeooo:rsid="247aa9fe" officeooo:paragraph-rsid="28790934"/>
    </style:style>
    <style:style style:name="P122" style:family="paragraph" style:parent-style-name="Text_20_body">
      <style:text-properties style:text-line-through-style="solid" style:text-line-through-type="single" officeooo:rsid="3c0a96df" officeooo:paragraph-rsid="28790934"/>
    </style:style>
    <style:style style:name="P123" style:family="paragraph" style:parent-style-name="Text_20_body">
      <style:text-properties style:text-line-through-style="solid" style:text-line-through-type="single" officeooo:rsid="3f676b5f" officeooo:paragraph-rsid="28790934"/>
    </style:style>
    <style:style style:name="P124" style:family="paragraph" style:parent-style-name="Text_20_body">
      <style:text-properties style:text-line-through-style="solid" style:text-line-through-type="single" officeooo:rsid="3b9a6b3e" officeooo:paragraph-rsid="28790934"/>
    </style:style>
    <style:style style:name="P125" style:family="paragraph" style:parent-style-name="Text_20_body">
      <style:text-properties style:text-line-through-style="solid" style:text-line-through-type="single" officeooo:rsid="3a843269" officeooo:paragraph-rsid="28790934"/>
    </style:style>
    <style:style style:name="P126" style:family="paragraph" style:parent-style-name="Text_20_body">
      <style:text-properties style:text-line-through-style="solid" style:text-line-through-type="single" officeooo:rsid="14c8a310" officeooo:paragraph-rsid="28790934"/>
    </style:style>
    <style:style style:name="P127" style:family="paragraph" style:parent-style-name="Text_20_body">
      <style:text-properties style:text-line-through-style="solid" style:text-line-through-type="single" officeooo:rsid="3c0d2cf0" officeooo:paragraph-rsid="28790934"/>
    </style:style>
    <style:style style:name="P128" style:family="paragraph" style:parent-style-name="Text_20_body">
      <style:text-properties style:text-line-through-style="solid" style:text-line-through-type="single" officeooo:rsid="3b70fb00" officeooo:paragraph-rsid="28790934"/>
    </style:style>
    <style:style style:name="P129" style:family="paragraph" style:parent-style-name="Text_20_body">
      <style:text-properties style:text-line-through-style="solid" style:text-line-through-type="single" officeooo:rsid="3f6af6a0" officeooo:paragraph-rsid="28790934"/>
    </style:style>
    <style:style style:name="P130" style:family="paragraph" style:parent-style-name="Text_20_body">
      <style:text-properties style:text-line-through-style="solid" style:text-line-through-type="single" officeooo:rsid="3f751469" officeooo:paragraph-rsid="28790934"/>
    </style:style>
    <style:style style:name="P131" style:family="paragraph" style:parent-style-name="Text_20_body">
      <style:text-properties style:text-line-through-style="solid" style:text-line-through-type="single" officeooo:rsid="3b72602f" officeooo:paragraph-rsid="28790934"/>
    </style:style>
    <style:style style:name="P132" style:family="paragraph" style:parent-style-name="Text_20_body">
      <style:text-properties style:text-line-through-style="solid" style:text-line-through-type="single" officeooo:rsid="217d02ee" officeooo:paragraph-rsid="28790934"/>
    </style:style>
    <style:style style:name="P133" style:family="paragraph" style:parent-style-name="Text_20_body">
      <style:text-properties style:text-line-through-style="solid" style:text-line-through-type="single" officeooo:rsid="3cfdcdc8" officeooo:paragraph-rsid="28790934"/>
    </style:style>
    <style:style style:name="P134" style:family="paragraph" style:parent-style-name="Text_20_body">
      <style:text-properties style:text-line-through-style="solid" style:text-line-through-type="single" officeooo:rsid="275149cc" officeooo:paragraph-rsid="28790934"/>
    </style:style>
    <style:style style:name="P135" style:family="paragraph" style:parent-style-name="Text_20_body">
      <style:text-properties style:text-line-through-style="solid" style:text-line-through-type="single" officeooo:rsid="3e34f68b" officeooo:paragraph-rsid="28790934"/>
    </style:style>
    <style:style style:name="P136" style:family="paragraph" style:parent-style-name="Text_20_body">
      <style:text-properties style:text-line-through-style="solid" style:text-line-through-type="single" officeooo:rsid="3e371141" officeooo:paragraph-rsid="28790934"/>
    </style:style>
    <style:style style:name="P137" style:family="paragraph" style:parent-style-name="Text_20_body">
      <style:text-properties style:text-line-through-style="solid" style:text-line-through-type="single" officeooo:rsid="19e5887b" officeooo:paragraph-rsid="28790934"/>
    </style:style>
    <style:style style:name="P138" style:family="paragraph" style:parent-style-name="Text_20_body">
      <style:text-properties style:text-line-through-style="solid" style:text-line-through-type="single" officeooo:rsid="1743cb1d" officeooo:paragraph-rsid="28790934"/>
    </style:style>
    <style:style style:name="P139" style:family="paragraph" style:parent-style-name="Text_20_body">
      <style:text-properties style:text-line-through-style="solid" style:text-line-through-type="single" officeooo:rsid="3a85ca62" officeooo:paragraph-rsid="28790934"/>
    </style:style>
    <style:style style:name="P140" style:family="paragraph" style:parent-style-name="Text_20_body">
      <style:text-properties style:text-line-through-style="solid" style:text-line-through-type="single" officeooo:rsid="273dc687" officeooo:paragraph-rsid="28790934"/>
    </style:style>
    <style:style style:name="P141" style:family="paragraph" style:parent-style-name="Text_20_body">
      <style:text-properties style:text-line-through-style="solid" style:text-line-through-type="single" officeooo:rsid="3cd7ab97" officeooo:paragraph-rsid="28790934"/>
    </style:style>
    <style:style style:name="P142" style:family="paragraph" style:parent-style-name="Text_20_body">
      <style:text-properties style:text-line-through-style="solid" style:text-line-through-type="single" officeooo:paragraph-rsid="28790934"/>
    </style:style>
    <style:style style:name="P143" style:family="paragraph" style:parent-style-name="Text_20_body">
      <style:text-properties style:text-line-through-style="solid" style:text-line-through-type="single" officeooo:rsid="270d29dd" officeooo:paragraph-rsid="28790934"/>
    </style:style>
    <style:style style:name="P144" style:family="paragraph" style:parent-style-name="Text_20_body">
      <style:text-properties style:text-line-through-style="solid" style:text-line-through-type="single" officeooo:rsid="3a9f4035" officeooo:paragraph-rsid="28790934"/>
    </style:style>
    <style:style style:name="P145" style:family="paragraph" style:parent-style-name="Text_20_body">
      <style:text-properties style:text-line-through-style="solid" style:text-line-through-type="single" officeooo:rsid="3e4a15c7" officeooo:paragraph-rsid="28790934"/>
    </style:style>
    <style:style style:name="P146" style:family="paragraph" style:parent-style-name="Text_20_body">
      <style:text-properties style:text-line-through-style="solid" style:text-line-through-type="single" officeooo:rsid="269b258f" officeooo:paragraph-rsid="28790934"/>
    </style:style>
    <style:style style:name="P147" style:family="paragraph" style:parent-style-name="Text_20_body">
      <style:text-properties style:text-line-through-style="solid" style:text-line-through-type="single" officeooo:rsid="26a3593b" officeooo:paragraph-rsid="28790934"/>
    </style:style>
    <style:style style:name="P148" style:family="paragraph" style:parent-style-name="Text_20_body">
      <style:text-properties style:text-line-through-style="solid" style:text-line-through-type="single" officeooo:rsid="3d8bd2d0" officeooo:paragraph-rsid="28790934"/>
    </style:style>
    <style:style style:name="P149" style:family="paragraph" style:parent-style-name="Text_20_body">
      <style:text-properties style:text-line-through-style="solid" style:text-line-through-type="single" officeooo:rsid="3d7fb4e9" officeooo:paragraph-rsid="28790934"/>
    </style:style>
    <style:style style:name="P150"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151"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152" style:family="paragraph" style:parent-style-name="Text_20_body">
      <style:text-properties style:text-line-through-style="solid" style:text-line-through-type="single" officeooo:rsid="27bcad0c" officeooo:paragraph-rsid="28790934"/>
    </style:style>
    <style:style style:name="P153" style:family="paragraph" style:parent-style-name="Text_20_body">
      <style:text-properties style:text-line-through-style="solid" style:text-line-through-type="single" officeooo:rsid="26c93516" officeooo:paragraph-rsid="28790934"/>
    </style:style>
    <style:style style:name="P154" style:family="paragraph" style:parent-style-name="Text_20_body">
      <style:text-properties style:text-line-through-style="solid" style:text-line-through-type="single" officeooo:rsid="277dff14" officeooo:paragraph-rsid="28790934"/>
    </style:style>
    <style:style style:name="P155" style:family="paragraph" style:parent-style-name="Text_20_body">
      <style:text-properties style:text-line-through-style="solid" style:text-line-through-type="single" officeooo:rsid="3f3f161a" officeooo:paragraph-rsid="28790934"/>
    </style:style>
    <style:style style:name="P156" style:family="paragraph" style:parent-style-name="Text_20_body">
      <style:text-properties style:text-line-through-style="solid" style:text-line-through-type="single" officeooo:rsid="2af2c3a9" officeooo:paragraph-rsid="28790934"/>
    </style:style>
    <style:style style:name="P157" style:family="paragraph" style:parent-style-name="Text_20_body">
      <style:text-properties style:text-line-through-style="solid" style:text-line-through-type="single" officeooo:rsid="3f3840e8" officeooo:paragraph-rsid="28790934"/>
    </style:style>
    <style:style style:name="P158" style:family="paragraph" style:parent-style-name="Text_20_body">
      <style:text-properties style:text-line-through-style="solid" style:text-line-through-type="single" officeooo:rsid="27c1a74d" officeooo:paragraph-rsid="28790934"/>
    </style:style>
    <style:style style:name="P159" style:family="paragraph" style:parent-style-name="Text_20_body">
      <style:text-properties style:text-line-through-style="solid" style:text-line-through-type="single" officeooo:rsid="3c763339" officeooo:paragraph-rsid="28790934"/>
    </style:style>
    <style:style style:name="P160" style:family="paragraph" style:parent-style-name="Text_20_body">
      <style:text-properties style:text-line-through-style="solid" style:text-line-through-type="single" officeooo:rsid="27ea0ea6" officeooo:paragraph-rsid="28790934"/>
    </style:style>
    <style:style style:name="P161" style:family="paragraph" style:parent-style-name="Text_20_body">
      <style:text-properties style:text-line-through-style="solid" style:text-line-through-type="single" officeooo:rsid="27ebd5a0" officeooo:paragraph-rsid="28790934"/>
    </style:style>
    <style:style style:name="P162" style:family="paragraph" style:parent-style-name="Text_20_body">
      <style:text-properties style:text-line-through-style="solid" style:text-line-through-type="single" officeooo:rsid="3c220128" officeooo:paragraph-rsid="28790934"/>
    </style:style>
    <style:style style:name="P163" style:family="paragraph" style:parent-style-name="Text_20_body">
      <style:text-properties style:text-line-through-style="solid" style:text-line-through-type="single" officeooo:rsid="1a1cdfe0" officeooo:paragraph-rsid="28790934"/>
    </style:style>
    <style:style style:name="P164"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165"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166"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167"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168" style:family="paragraph" style:parent-style-name="Text_20_body">
      <style:text-properties style:text-line-through-style="solid" style:text-line-through-type="single" officeooo:rsid="27f4fa7b" officeooo:paragraph-rsid="28790934"/>
    </style:style>
    <style:style style:name="P169" style:family="paragraph" style:parent-style-name="Text_20_body">
      <style:text-properties style:text-line-through-style="solid" style:text-line-through-type="single" officeooo:rsid="3c13c566" officeooo:paragraph-rsid="28790934"/>
    </style:style>
    <style:style style:name="P170" style:family="paragraph" style:parent-style-name="Text_20_body">
      <style:text-properties style:text-line-through-style="solid" style:text-line-through-type="single" officeooo:rsid="27f58cff" officeooo:paragraph-rsid="28790934"/>
    </style:style>
    <style:style style:name="P171" style:family="paragraph" style:parent-style-name="Text_20_body">
      <style:text-properties style:text-line-through-style="solid" style:text-line-through-type="single" officeooo:rsid="3c31cd8f" officeooo:paragraph-rsid="28790934"/>
    </style:style>
    <style:style style:name="P172" style:family="paragraph" style:parent-style-name="Text_20_body">
      <style:text-properties style:text-line-through-style="solid" style:text-line-through-type="single" officeooo:rsid="3c339149" officeooo:paragraph-rsid="28790934"/>
    </style:style>
    <style:style style:name="P173" style:family="paragraph" style:parent-style-name="Text_20_body">
      <style:text-properties style:text-line-through-style="solid" style:text-line-through-type="single" officeooo:rsid="3c392701" officeooo:paragraph-rsid="28790934"/>
    </style:style>
    <style:style style:name="P174" style:family="paragraph" style:parent-style-name="Text_20_body">
      <style:text-properties style:text-line-through-style="solid" style:text-line-through-type="single" officeooo:rsid="3c888a9f" officeooo:paragraph-rsid="28790934"/>
    </style:style>
    <style:style style:name="P175" style:family="paragraph" style:parent-style-name="Text_20_body">
      <style:text-properties style:text-line-through-style="solid" style:text-line-through-type="single" officeooo:rsid="218cfb73" officeooo:paragraph-rsid="28790934"/>
    </style:style>
    <style:style style:name="P176" style:family="paragraph" style:parent-style-name="Text_20_body">
      <style:text-properties style:text-line-through-style="solid" style:text-line-through-type="single" officeooo:rsid="3e731095" officeooo:paragraph-rsid="28790934" style:language-asian="cs" style:country-asian="CZ"/>
    </style:style>
    <style:style style:name="P177" style:family="paragraph" style:parent-style-name="Text_20_body">
      <style:text-properties style:text-line-through-style="solid" style:text-line-through-type="single" officeooo:rsid="3cb81413" officeooo:paragraph-rsid="28790934"/>
    </style:style>
    <style:style style:name="P178" style:family="paragraph" style:parent-style-name="Text_20_body">
      <style:text-properties style:text-line-through-style="solid" style:text-line-through-type="single" officeooo:rsid="2795358b" officeooo:paragraph-rsid="28790934"/>
    </style:style>
    <style:style style:name="P179" style:family="paragraph" style:parent-style-name="Text_20_body">
      <style:text-properties style:text-line-through-style="solid" style:text-line-through-type="single" officeooo:rsid="279e46b6" officeooo:paragraph-rsid="28790934"/>
    </style:style>
    <style:style style:name="P180" style:family="paragraph" style:parent-style-name="Text_20_body">
      <style:text-properties style:text-line-through-style="solid" style:text-line-through-type="single" officeooo:rsid="3d5d0c2b" officeooo:paragraph-rsid="28790934"/>
    </style:style>
    <style:style style:name="P181" style:family="paragraph" style:parent-style-name="Text_20_body">
      <style:text-properties style:text-line-through-style="solid" style:text-line-through-type="single" officeooo:rsid="3d5fa0af" officeooo:paragraph-rsid="28790934"/>
    </style:style>
    <style:style style:name="P182" style:family="paragraph" style:parent-style-name="Text_20_body">
      <style:text-properties style:text-line-through-style="solid" style:text-line-through-type="single" officeooo:rsid="3d605d76" officeooo:paragraph-rsid="28790934"/>
    </style:style>
    <style:style style:name="P183" style:family="paragraph" style:parent-style-name="Text_20_body">
      <style:text-properties style:text-line-through-style="solid" style:text-line-through-type="single" officeooo:rsid="3cbfb1cd" officeooo:paragraph-rsid="28790934"/>
    </style:style>
    <style:style style:name="P184" style:family="paragraph" style:parent-style-name="Text_20_body">
      <style:text-properties style:text-line-through-style="solid" style:text-line-through-type="single" officeooo:rsid="3ca61116" officeooo:paragraph-rsid="28790934"/>
    </style:style>
    <style:style style:name="P185" style:family="paragraph" style:parent-style-name="Text_20_body">
      <style:text-properties style:text-line-through-style="solid" style:text-line-through-type="single" officeooo:rsid="3ca76f92" officeooo:paragraph-rsid="28790934"/>
    </style:style>
    <style:style style:name="P186" style:family="paragraph" style:parent-style-name="Text_20_body">
      <style:text-properties style:text-line-through-style="solid" style:text-line-through-type="single" officeooo:rsid="3ca79f67" officeooo:paragraph-rsid="28790934"/>
    </style:style>
    <style:style style:name="P187" style:family="paragraph" style:parent-style-name="Text_20_body">
      <style:text-properties style:text-line-through-style="solid" style:text-line-through-type="single" officeooo:rsid="3d4d0785" officeooo:paragraph-rsid="28790934"/>
    </style:style>
    <style:style style:name="P188" style:family="paragraph" style:parent-style-name="Text_20_body">
      <style:text-properties style:text-line-through-style="solid" style:text-line-through-type="single" officeooo:rsid="3cca94b5" officeooo:paragraph-rsid="28790934"/>
    </style:style>
    <style:style style:name="P189" style:family="paragraph" style:parent-style-name="Text_20_body">
      <style:text-properties style:text-line-through-style="solid" style:text-line-through-type="single" officeooo:rsid="3dc57f96" officeooo:paragraph-rsid="28790934"/>
    </style:style>
    <style:style style:name="P190" style:family="paragraph" style:parent-style-name="Text_20_body">
      <style:text-properties style:text-line-through-style="solid" style:text-line-through-type="single" officeooo:rsid="3dc6cc95" officeooo:paragraph-rsid="28790934"/>
    </style:style>
    <style:style style:name="P191" style:family="paragraph" style:parent-style-name="Text_20_body">
      <style:text-properties style:text-line-through-style="solid" style:text-line-through-type="single" officeooo:rsid="3d72f4bc" officeooo:paragraph-rsid="28790934"/>
    </style:style>
    <style:style style:name="P192" style:family="paragraph" style:parent-style-name="Text_20_body">
      <style:text-properties style:text-line-through-style="solid" style:text-line-through-type="single" officeooo:rsid="3d81531f" officeooo:paragraph-rsid="28790934"/>
    </style:style>
    <style:style style:name="P193" style:family="paragraph" style:parent-style-name="Text_20_body">
      <style:text-properties style:text-line-through-style="solid" style:text-line-through-type="single" officeooo:rsid="3e1437d5" officeooo:paragraph-rsid="28790934"/>
    </style:style>
    <style:style style:name="P194" style:family="paragraph" style:parent-style-name="Text_20_body">
      <style:text-properties style:text-line-through-style="solid" style:text-line-through-type="single" officeooo:rsid="3e126829" officeooo:paragraph-rsid="28790934"/>
    </style:style>
    <style:style style:name="P195" style:family="paragraph" style:parent-style-name="Text_20_body">
      <style:text-properties style:text-line-through-style="solid" style:text-line-through-type="single" officeooo:rsid="109943b2" officeooo:paragraph-rsid="287e41ec"/>
    </style:style>
    <style:style style:name="P196" style:family="paragraph" style:parent-style-name="Text_20_body">
      <style:text-properties style:text-line-through-style="solid" style:text-line-through-type="single" officeooo:rsid="1ac27fde" officeooo:paragraph-rsid="287e41ec"/>
    </style:style>
    <style:style style:name="P197" style:family="paragraph" style:parent-style-name="Text_20_body">
      <style:text-properties style:text-line-through-style="solid" style:text-line-through-type="single" officeooo:rsid="10a2cf85" officeooo:paragraph-rsid="287e41ec"/>
    </style:style>
    <style:style style:name="P198" style:family="paragraph" style:parent-style-name="Text_20_body">
      <style:text-properties style:text-line-through-style="solid" style:text-line-through-type="single" officeooo:rsid="4345f66c" officeooo:paragraph-rsid="2884a355"/>
    </style:style>
    <style:style style:name="P199" style:family="paragraph" style:parent-style-name="Text_20_body">
      <style:text-properties style:text-line-through-style="solid" style:text-line-through-type="single" officeooo:rsid="4346579d" officeooo:paragraph-rsid="2884a355"/>
    </style:style>
    <style:style style:name="P200" style:family="paragraph" style:parent-style-name="Text_20_body">
      <style:text-properties officeooo:rsid="3b64f2f2" officeooo:paragraph-rsid="28711dfa"/>
    </style:style>
    <style:style style:name="P201" style:family="paragraph" style:parent-style-name="Text_20_body">
      <style:text-properties officeooo:rsid="3f1b0eab" officeooo:paragraph-rsid="28711dfa"/>
    </style:style>
    <style:style style:name="P202" style:family="paragraph" style:parent-style-name="Text_20_body">
      <style:text-properties officeooo:paragraph-rsid="28711dfa"/>
    </style:style>
    <style:style style:name="P203" style:family="paragraph" style:parent-style-name="Text_20_body">
      <style:text-properties officeooo:rsid="3f0dcab6" officeooo:paragraph-rsid="28711dfa"/>
    </style:style>
    <style:style style:name="P204" style:family="paragraph" style:parent-style-name="Text_20_body">
      <style:text-properties officeooo:rsid="3f0d4198" officeooo:paragraph-rsid="28711dfa"/>
    </style:style>
    <style:style style:name="P205" style:family="paragraph" style:parent-style-name="Text_20_body">
      <style:text-properties officeooo:rsid="3f0ac702" officeooo:paragraph-rsid="28711dfa"/>
    </style:style>
    <style:style style:name="P206" style:family="paragraph" style:parent-style-name="Text_20_body">
      <style:text-properties officeooo:rsid="3f0b90c1" officeooo:paragraph-rsid="28711dfa"/>
    </style:style>
    <style:style style:name="P207" style:family="paragraph" style:parent-style-name="Text_20_body">
      <style:text-properties officeooo:rsid="3f0f0aea" officeooo:paragraph-rsid="28711dfa"/>
    </style:style>
    <style:style style:name="P208" style:family="paragraph" style:parent-style-name="Text_20_body">
      <style:text-properties officeooo:rsid="3f0f3473" officeooo:paragraph-rsid="28711dfa"/>
    </style:style>
    <style:style style:name="P209" style:family="paragraph" style:parent-style-name="Text_20_body">
      <style:text-properties officeooo:rsid="25bfd212" officeooo:paragraph-rsid="28711dfa"/>
    </style:style>
    <style:style style:name="P210" style:family="paragraph" style:parent-style-name="Text_20_body">
      <style:text-properties officeooo:rsid="1f41bc33" officeooo:paragraph-rsid="28711dfa"/>
    </style:style>
    <style:style style:name="P211" style:family="paragraph" style:parent-style-name="Text_20_body">
      <style:text-properties officeooo:rsid="25f91fac" officeooo:paragraph-rsid="28711dfa"/>
    </style:style>
    <style:style style:name="P212" style:family="paragraph" style:parent-style-name="Text_20_body">
      <style:text-properties officeooo:rsid="3e8dfe3a" officeooo:paragraph-rsid="28711dfa"/>
    </style:style>
    <style:style style:name="P213" style:family="paragraph" style:parent-style-name="Text_20_body">
      <style:text-properties fo:font-style="italic" officeooo:rsid="3f289076" officeooo:paragraph-rsid="2872c844" style:font-style-asian="italic" style:font-style-complex="italic"/>
    </style:style>
    <style:style style:name="P214" style:family="paragraph" style:parent-style-name="Text_20_body">
      <style:text-properties officeooo:rsid="3f1e5d63" officeooo:paragraph-rsid="2872c844"/>
    </style:style>
    <style:style style:name="P215" style:family="paragraph" style:parent-style-name="Text_20_body">
      <style:text-properties officeooo:rsid="3e6335cd" officeooo:paragraph-rsid="28741e5f"/>
    </style:style>
    <style:style style:name="P216" style:family="paragraph" style:parent-style-name="Text_20_body">
      <style:text-properties officeooo:rsid="3e6335cd" officeooo:paragraph-rsid="287469bc"/>
    </style:style>
    <style:style style:name="P217" style:family="paragraph" style:parent-style-name="Text_20_body">
      <style:text-properties officeooo:rsid="3e6335cd" officeooo:paragraph-rsid="28790934"/>
    </style:style>
    <style:style style:name="P218" style:family="paragraph" style:parent-style-name="Text_20_body">
      <style:text-properties officeooo:rsid="25f948cb" officeooo:paragraph-rsid="28760481"/>
    </style:style>
    <style:style style:name="P219" style:family="paragraph" style:parent-style-name="Text_20_body">
      <style:text-properties officeooo:rsid="3f9467d5" officeooo:paragraph-rsid="28790934"/>
    </style:style>
    <style:style style:name="P220" style:family="paragraph" style:parent-style-name="Text_20_body">
      <style:text-properties officeooo:rsid="3f9467d5" officeooo:paragraph-rsid="287ada76"/>
    </style:style>
    <style:style style:name="P221" style:family="paragraph" style:parent-style-name="Text_20_body">
      <style:text-properties officeooo:rsid="1cdbb04f" officeooo:paragraph-rsid="28790934"/>
    </style:style>
    <style:style style:name="P222" style:family="paragraph" style:parent-style-name="Text_20_body">
      <style:text-properties officeooo:rsid="25c73a8f" officeooo:paragraph-rsid="28790934"/>
    </style:style>
    <style:style style:name="P223" style:family="paragraph" style:parent-style-name="Text_20_body">
      <style:text-properties officeooo:rsid="3f353528" officeooo:paragraph-rsid="28790934"/>
    </style:style>
    <style:style style:name="P224" style:family="paragraph" style:parent-style-name="Text_20_body">
      <style:text-properties officeooo:rsid="3f36d8c3" officeooo:paragraph-rsid="28790934"/>
    </style:style>
    <style:style style:name="P225" style:family="paragraph" style:parent-style-name="Text_20_body">
      <style:text-properties officeooo:rsid="3d8bd2d0" officeooo:paragraph-rsid="28790934"/>
    </style:style>
    <style:style style:name="P226" style:family="paragraph" style:parent-style-name="Text_20_body">
      <style:text-properties officeooo:rsid="3c96c7c4" officeooo:paragraph-rsid="28790934"/>
    </style:style>
    <style:style style:name="P227" style:family="paragraph" style:parent-style-name="Text_20_body">
      <style:text-properties officeooo:rsid="3e9f55d8" officeooo:paragraph-rsid="28790934"/>
    </style:style>
    <style:style style:name="P228" style:family="paragraph" style:parent-style-name="Text_20_body">
      <style:text-properties officeooo:rsid="3dfcfe70" officeooo:paragraph-rsid="28790934"/>
    </style:style>
    <style:style style:name="P229" style:family="paragraph" style:parent-style-name="Text_20_body">
      <style:text-properties fo:font-weight="normal" officeooo:rsid="3d4fd287" officeooo:paragraph-rsid="28790934" style:font-weight-asian="normal" style:font-weight-complex="normal"/>
    </style:style>
    <style:style style:name="P230" style:family="paragraph" style:parent-style-name="Text_20_body">
      <style:text-properties officeooo:rsid="3e516603" officeooo:paragraph-rsid="28790934"/>
    </style:style>
    <style:style style:name="P231" style:family="paragraph" style:parent-style-name="Text_20_body">
      <style:text-properties officeooo:rsid="3e1437d5" officeooo:paragraph-rsid="28790934"/>
    </style:style>
    <style:style style:name="P232" style:family="paragraph" style:parent-style-name="Text_20_body">
      <style:text-properties officeooo:rsid="3e0307de" officeooo:paragraph-rsid="28790934"/>
    </style:style>
    <style:style style:name="P233" style:family="paragraph" style:parent-style-name="Text_20_body">
      <style:text-properties officeooo:paragraph-rsid="28790934"/>
    </style:style>
    <style:style style:name="P234" style:family="paragraph" style:parent-style-name="Text_20_body">
      <style:text-properties officeooo:paragraph-rsid="287ada76"/>
    </style:style>
    <style:style style:name="P235" style:family="paragraph" style:parent-style-name="Text_20_body">
      <style:text-properties officeooo:rsid="287ada76" officeooo:paragraph-rsid="287ada76"/>
    </style:style>
    <style:style style:name="P236" style:family="paragraph" style:parent-style-name="Text_20_body">
      <style:text-properties officeooo:rsid="3f6af6a0" officeooo:paragraph-rsid="287d7381"/>
    </style:style>
    <style:style style:name="P237" style:family="paragraph" style:parent-style-name="Text_20_body">
      <style:text-properties officeooo:rsid="3f751469" officeooo:paragraph-rsid="287d7381"/>
    </style:style>
    <style:style style:name="P238" style:family="paragraph" style:parent-style-name="Text_20_body">
      <style:text-properties officeooo:rsid="3d0175eb" officeooo:paragraph-rsid="28790934"/>
    </style:style>
    <style:style style:name="P239" style:family="paragraph" style:parent-style-name="Text_20_body">
      <style:text-properties officeooo:rsid="10ef4032" officeooo:paragraph-rsid="287e41ec"/>
    </style:style>
    <style:style style:name="P240" style:family="paragraph" style:parent-style-name="Text_20_body">
      <style:text-properties officeooo:rsid="1ac05084" officeooo:paragraph-rsid="287e41ec"/>
    </style:style>
    <style:style style:name="P241" style:family="paragraph" style:parent-style-name="Text_20_body">
      <style:text-properties officeooo:paragraph-rsid="2880029a"/>
    </style:style>
    <style:style style:name="P242" style:family="paragraph" style:parent-style-name="Text_20_body">
      <style:text-properties officeooo:rsid="42821891" officeooo:paragraph-rsid="28832a07"/>
    </style:style>
    <style:style style:name="P243" style:family="paragraph" style:parent-style-name="Text_20_body">
      <style:text-properties officeooo:rsid="2884a355" officeooo:paragraph-rsid="2884a355"/>
    </style:style>
    <style:style style:name="P244" style:family="paragraph" style:parent-style-name="Text_20_body">
      <style:text-properties officeooo:rsid="2098b342" officeooo:paragraph-rsid="2885cf10"/>
    </style:style>
    <style:style style:name="P245" style:family="paragraph" style:parent-style-name="Text_20_body">
      <style:text-properties officeooo:rsid="2098b342" officeooo:paragraph-rsid="28879fa8"/>
    </style:style>
    <style:style style:name="P246" style:family="paragraph" style:parent-style-name="Text_20_body">
      <style:text-properties officeooo:rsid="2098b342" officeooo:paragraph-rsid="288a2ef2"/>
    </style:style>
    <style:style style:name="P247" style:family="paragraph" style:parent-style-name="Text_20_body">
      <style:text-properties officeooo:rsid="2098b342" officeooo:paragraph-rsid="288e1dc6"/>
    </style:style>
    <style:style style:name="P248" style:family="paragraph" style:parent-style-name="Text_20_body">
      <style:text-properties officeooo:rsid="20cb160c" officeooo:paragraph-rsid="2885cf10"/>
    </style:style>
    <style:style style:name="P249" style:family="paragraph" style:parent-style-name="Text_20_body">
      <style:text-properties officeooo:paragraph-rsid="2885cf10"/>
    </style:style>
    <style:style style:name="P250" style:family="paragraph" style:parent-style-name="Text_20_body">
      <style:text-properties officeooo:rsid="2b5c6e39" officeooo:paragraph-rsid="28879fa8"/>
    </style:style>
    <style:style style:name="P251" style:family="paragraph" style:parent-style-name="Text_20_body">
      <style:text-properties officeooo:rsid="20a19e91" officeooo:paragraph-rsid="28879fa8"/>
    </style:style>
    <style:style style:name="P252" style:family="paragraph" style:parent-style-name="Text_20_body">
      <style:text-properties officeooo:rsid="42f691eb" officeooo:paragraph-rsid="2888d10a"/>
    </style:style>
    <style:style style:name="P253" style:family="paragraph" style:parent-style-name="Text_20_body">
      <style:text-properties officeooo:paragraph-rsid="2888d10a"/>
    </style:style>
    <style:style style:name="P254" style:family="paragraph" style:parent-style-name="Text_20_body">
      <style:text-properties officeooo:rsid="42d0ea25" officeooo:paragraph-rsid="288c613a"/>
    </style:style>
    <style:style style:name="P255" style:family="paragraph" style:parent-style-name="Text_20_body">
      <style:text-properties officeooo:rsid="42d495e5" officeooo:paragraph-rsid="288c613a"/>
    </style:style>
    <style:style style:name="P256" style:family="paragraph" style:parent-style-name="Text_20_body">
      <style:text-properties fo:font-size="9.5pt" fo:letter-spacing="0.009cm" fo:language="cs" fo:country="CZ" officeooo:rsid="36f08bf9" officeooo:paragraph-rsid="288e1dc6" style:font-size-asian="9.5pt" style:language-asian="cs" style:country-asian="CZ"/>
    </style:style>
    <style:style style:name="P257" style:family="paragraph" style:parent-style-name="Text_20_body">
      <style:text-properties fo:font-size="9.5pt" fo:letter-spacing="0.009cm" fo:language="cs" fo:country="CZ" officeooo:rsid="2b05b4e8" officeooo:paragraph-rsid="288e1dc6" style:font-size-asian="9.5pt" style:language-asian="cs" style:country-asian="CZ"/>
    </style:style>
    <style:style style:name="P258" style:family="paragraph" style:parent-style-name="Text_20_body">
      <style:text-properties fo:font-size="9.5pt" fo:letter-spacing="0.009cm" fo:language="cs" fo:country="CZ" officeooo:rsid="285cc5b9" officeooo:paragraph-rsid="288e1dc6" style:font-size-asian="9.5pt" style:language-asian="cs" style:country-asian="CZ"/>
    </style:style>
    <style:style style:name="P259" style:family="paragraph" style:parent-style-name="Text_20_body">
      <style:text-properties fo:font-size="9.5pt" fo:letter-spacing="0.009cm" fo:language="cs" fo:country="CZ" officeooo:rsid="2b06eaf6" officeooo:paragraph-rsid="288e1dc6" style:font-size-asian="9.5pt" style:language-asian="cs" style:country-asian="CZ"/>
    </style:style>
    <style:style style:name="P260" style:family="paragraph" style:parent-style-name="Text_20_body">
      <style:text-properties officeooo:rsid="2b06eaf6" officeooo:paragraph-rsid="288e1dc6"/>
    </style:style>
    <style:style style:name="P261" style:family="paragraph" style:parent-style-name="Text_20_body">
      <style:text-properties officeooo:rsid="2b05b4e8" officeooo:paragraph-rsid="288e1dc6"/>
    </style:style>
    <style:style style:name="P262" style:family="paragraph" style:parent-style-name="Text_20_body">
      <style:text-properties officeooo:rsid="2b102a27" officeooo:paragraph-rsid="288e1dc6"/>
    </style:style>
    <style:style style:name="P263"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264" style:family="paragraph" style:parent-style-name="Table_20_Contents">
      <style:text-properties officeooo:rsid="2da9e3d1" officeooo:paragraph-rsid="2835f669"/>
    </style:style>
    <style:style style:name="P265" style:family="paragraph" style:parent-style-name="Table_20_Contents">
      <style:text-properties officeooo:paragraph-rsid="2835f669"/>
    </style:style>
    <style:style style:name="P266" style:family="paragraph" style:parent-style-name="Example">
      <style:text-properties officeooo:paragraph-rsid="2835f669"/>
    </style:style>
    <style:style style:name="P267" style:family="paragraph" style:parent-style-name="Example">
      <style:text-properties officeooo:paragraph-rsid="2842b8b5"/>
    </style:style>
    <style:style style:name="P268" style:family="paragraph" style:parent-style-name="Example">
      <style:text-properties officeooo:paragraph-rsid="2845f1f0"/>
    </style:style>
    <style:style style:name="P269" style:family="paragraph" style:parent-style-name="Example">
      <style:text-properties officeooo:rsid="2de0ec95" officeooo:paragraph-rsid="284ac682"/>
    </style:style>
    <style:style style:name="P270" style:family="paragraph" style:parent-style-name="Example">
      <style:text-properties officeooo:rsid="2de0ec95" officeooo:paragraph-rsid="284f6086"/>
    </style:style>
    <style:style style:name="P271" style:family="paragraph" style:parent-style-name="Example">
      <style:text-properties officeooo:rsid="2de0ec95" officeooo:paragraph-rsid="285088b8"/>
    </style:style>
    <style:style style:name="P272" style:family="paragraph" style:parent-style-name="Example">
      <style:text-properties officeooo:rsid="2ddfffc5" officeooo:paragraph-rsid="284ac682"/>
    </style:style>
    <style:style style:name="P273" style:family="paragraph" style:parent-style-name="Example">
      <style:text-properties officeooo:rsid="2ddfffc5" officeooo:paragraph-rsid="284f6086"/>
    </style:style>
    <style:style style:name="P274" style:family="paragraph" style:parent-style-name="Example">
      <style:text-properties officeooo:rsid="2ddfffc5" officeooo:paragraph-rsid="285088b8"/>
    </style:style>
    <style:style style:name="P275" style:family="paragraph" style:parent-style-name="Example">
      <style:text-properties officeooo:rsid="2f9f0a9c" officeooo:paragraph-rsid="284ac682"/>
    </style:style>
    <style:style style:name="P276" style:family="paragraph" style:parent-style-name="Example">
      <style:text-properties officeooo:paragraph-rsid="284ac682"/>
    </style:style>
    <style:style style:name="P277" style:family="paragraph" style:parent-style-name="Example">
      <style:text-properties officeooo:paragraph-rsid="284c8bae"/>
    </style:style>
    <style:style style:name="P278" style:family="paragraph" style:parent-style-name="Example">
      <style:text-properties style:text-line-through-style="none" style:text-line-through-type="none" fo:language="cs" fo:country="CZ" officeooo:rsid="2ddfffc5" officeooo:paragraph-rsid="284f6086"/>
    </style:style>
    <style:style style:name="P279" style:family="paragraph" style:parent-style-name="Example">
      <style:text-properties style:text-line-through-style="none" style:text-line-through-type="none" fo:language="cs" fo:country="CZ" officeooo:rsid="2f9f0a9c" officeooo:paragraph-rsid="285088b8"/>
    </style:style>
    <style:style style:name="P280" style:family="paragraph" style:parent-style-name="Example">
      <style:text-properties style:text-line-through-style="none" style:text-line-through-type="none" fo:language="cs" fo:country="CZ" officeooo:rsid="20759c9f" officeooo:paragraph-rsid="2888d10a" style:language-asian="cs" style:country-asian="CZ"/>
    </style:style>
    <style:style style:name="P281" style:family="paragraph" style:parent-style-name="Example">
      <style:text-properties style:text-line-through-style="none" style:text-line-through-type="none" officeooo:rsid="3ba6cfa7" officeooo:paragraph-rsid="28515af4"/>
    </style:style>
    <style:style style:name="P282" style:family="paragraph" style:parent-style-name="Example">
      <style:text-properties style:text-line-through-style="none" style:text-line-through-type="none" officeooo:rsid="3ba6cfa7" officeooo:paragraph-rsid="285229a3"/>
    </style:style>
    <style:style style:name="P283" style:family="paragraph" style:parent-style-name="Example">
      <style:text-properties style:text-line-through-style="none" style:text-line-through-type="none" officeooo:rsid="3de3a450" officeooo:paragraph-rsid="28564d17" fo:background-color="transparent"/>
    </style:style>
    <style:style style:name="P284" style:family="paragraph" style:parent-style-name="Example">
      <style:text-properties officeooo:paragraph-rsid="284f6086"/>
    </style:style>
    <style:style style:name="P285" style:family="paragraph" style:parent-style-name="Example">
      <style:text-properties officeooo:rsid="3ba4cc9c" officeooo:paragraph-rsid="28515af4"/>
    </style:style>
    <style:style style:name="P286" style:family="paragraph" style:parent-style-name="Example">
      <style:text-properties officeooo:rsid="3ba4cc9c" officeooo:paragraph-rsid="285229a3"/>
    </style:style>
    <style:style style:name="P287" style:family="paragraph" style:parent-style-name="Example">
      <style:text-properties officeooo:paragraph-rsid="28515af4"/>
    </style:style>
    <style:style style:name="P288" style:family="paragraph" style:parent-style-name="Example">
      <style:text-properties officeooo:paragraph-rsid="285229a3"/>
    </style:style>
    <style:style style:name="P289" style:family="paragraph" style:parent-style-name="Example">
      <style:text-properties officeooo:rsid="3d0e713e" officeooo:paragraph-rsid="285349eb"/>
    </style:style>
    <style:style style:name="P290" style:family="paragraph" style:parent-style-name="Example">
      <style:text-properties officeooo:paragraph-rsid="285349eb"/>
    </style:style>
    <style:style style:name="P291" style:family="paragraph" style:parent-style-name="Example">
      <style:text-properties officeooo:paragraph-rsid="28542966"/>
    </style:style>
    <style:style style:name="P292" style:family="paragraph" style:parent-style-name="Example">
      <style:text-properties officeooo:paragraph-rsid="2854c7dc"/>
    </style:style>
    <style:style style:name="P293" style:family="paragraph" style:parent-style-name="Example">
      <style:text-properties officeooo:rsid="3de3a450" officeooo:paragraph-rsid="28564d17"/>
    </style:style>
    <style:style style:name="P294" style:family="paragraph" style:parent-style-name="Example">
      <style:text-properties officeooo:rsid="3dc57f96" officeooo:paragraph-rsid="28564d17"/>
    </style:style>
    <style:style style:name="P295" style:family="paragraph" style:parent-style-name="Example">
      <style:text-properties officeooo:rsid="3ddd7fa6" officeooo:paragraph-rsid="28564d17"/>
    </style:style>
    <style:style style:name="P296" style:family="paragraph" style:parent-style-name="Example">
      <style:text-properties officeooo:rsid="3dc6cc95" officeooo:paragraph-rsid="28564d17"/>
    </style:style>
    <style:style style:name="P297" style:family="paragraph" style:parent-style-name="Example">
      <style:text-properties fo:language="cs" fo:country="CZ" officeooo:rsid="3d873d0b" officeooo:paragraph-rsid="28574c21" fo:background-color="transparent"/>
    </style:style>
    <style:style style:name="P298" style:family="paragraph" style:parent-style-name="Example">
      <style:text-properties officeooo:rsid="3d873d0b" officeooo:paragraph-rsid="28574c21"/>
    </style:style>
    <style:style style:name="P299" style:family="paragraph" style:parent-style-name="Example">
      <style:text-properties officeooo:paragraph-rsid="28574c21"/>
    </style:style>
    <style:style style:name="P300" style:family="paragraph" style:parent-style-name="Example">
      <style:text-properties officeooo:paragraph-rsid="2858e25b"/>
    </style:style>
    <style:style style:name="P301" style:family="paragraph" style:parent-style-name="Example">
      <style:text-properties officeooo:rsid="3c96c7c4" officeooo:paragraph-rsid="285a8f5b"/>
    </style:style>
    <style:style style:name="P302" style:family="paragraph" style:parent-style-name="Example">
      <style:text-properties style:text-line-through-style="solid" style:text-line-through-type="single" officeooo:rsid="3d587048" officeooo:paragraph-rsid="286a83e2"/>
    </style:style>
    <style:style style:name="P303" style:family="paragraph" style:parent-style-name="Example">
      <style:text-properties style:text-line-through-style="solid" style:text-line-through-type="single" officeooo:rsid="3f31534e" officeooo:paragraph-rsid="28790934"/>
    </style:style>
    <style:style style:name="P304" style:family="paragraph" style:parent-style-name="Example">
      <style:text-properties style:text-line-through-style="solid" style:text-line-through-type="single" officeooo:rsid="273ba786" officeooo:paragraph-rsid="28790934" fo:background-color="transparent"/>
    </style:style>
    <style:style style:name="P305" style:family="paragraph" style:parent-style-name="Example">
      <style:text-properties style:text-line-through-style="solid" style:text-line-through-type="single" officeooo:rsid="2632c719" officeooo:paragraph-rsid="28790934" fo:background-color="transparent"/>
    </style:style>
    <style:style style:name="P306" style:family="paragraph" style:parent-style-name="Example">
      <style:text-properties style:text-line-through-style="solid" style:text-line-through-type="single" officeooo:rsid="25cb9d66" officeooo:paragraph-rsid="28790934" fo:background-color="transparent"/>
    </style:style>
    <style:style style:name="P307" style:family="paragraph" style:parent-style-name="Example">
      <style:text-properties style:text-line-through-style="solid" style:text-line-through-type="single" officeooo:rsid="26d8fde5" officeooo:paragraph-rsid="28790934" fo:background-color="transparent"/>
    </style:style>
    <style:style style:name="P308" style:family="paragraph" style:parent-style-name="Example">
      <style:text-properties style:text-line-through-style="solid" style:text-line-through-type="single" officeooo:rsid="3c392701" officeooo:paragraph-rsid="28790934" fo:background-color="transparent"/>
    </style:style>
    <style:style style:name="P309" style:family="paragraph" style:parent-style-name="Example">
      <style:text-properties style:text-line-through-style="solid" style:text-line-through-type="single" officeooo:rsid="2795358b" officeooo:paragraph-rsid="28790934" fo:background-color="transparent"/>
    </style:style>
    <style:style style:name="P310" style:family="paragraph" style:parent-style-name="Example">
      <style:text-properties style:text-line-through-style="solid" style:text-line-through-type="single" officeooo:rsid="3de3a450" officeooo:paragraph-rsid="28790934" fo:background-color="transparent"/>
    </style:style>
    <style:style style:name="P311" style:family="paragraph" style:parent-style-name="Example">
      <style:text-properties style:text-line-through-style="solid" style:text-line-through-type="single" officeooo:rsid="280aa77e" officeooo:paragraph-rsid="28790934" fo:background-color="transparent"/>
    </style:style>
    <style:style style:name="P312" style:family="paragraph" style:parent-style-name="Example">
      <style:text-properties style:text-line-through-style="solid" style:text-line-through-type="single" officeooo:rsid="280d8053" officeooo:paragraph-rsid="28790934" fo:background-color="transparent"/>
    </style:style>
    <style:style style:name="P313" style:family="paragraph" style:parent-style-name="Example">
      <style:text-properties style:text-line-through-style="solid" style:text-line-through-type="single" officeooo:rsid="275f9bed" officeooo:paragraph-rsid="28790934"/>
    </style:style>
    <style:style style:name="P314" style:family="paragraph" style:parent-style-name="Example">
      <style:text-properties style:text-line-through-style="solid" style:text-line-through-type="single" officeooo:rsid="3a843269" officeooo:paragraph-rsid="28790934"/>
    </style:style>
    <style:style style:name="P315" style:family="paragraph" style:parent-style-name="Example">
      <style:text-properties style:text-line-through-style="solid" style:text-line-through-type="single" officeooo:rsid="397cbccb" officeooo:paragraph-rsid="28790934"/>
    </style:style>
    <style:style style:name="P316" style:family="paragraph" style:parent-style-name="Example">
      <style:text-properties style:text-line-through-style="solid" style:text-line-through-type="single" officeooo:rsid="3ba4cc9c" officeooo:paragraph-rsid="28790934"/>
    </style:style>
    <style:style style:name="P317" style:family="paragraph" style:parent-style-name="Example">
      <style:text-properties style:text-line-through-style="solid" style:text-line-through-type="single" officeooo:rsid="217d02ee" officeooo:paragraph-rsid="28790934"/>
    </style:style>
    <style:style style:name="P318" style:family="paragraph" style:parent-style-name="Example">
      <style:text-properties style:text-line-through-style="solid" style:text-line-through-type="single" officeooo:rsid="3a85c4c9" officeooo:paragraph-rsid="28790934"/>
    </style:style>
    <style:style style:name="P319" style:family="paragraph" style:parent-style-name="Example">
      <style:text-properties style:text-line-through-style="solid" style:text-line-through-type="single" officeooo:paragraph-rsid="28790934"/>
    </style:style>
    <style:style style:name="P320" style:family="paragraph" style:parent-style-name="Example">
      <style:text-properties style:text-line-through-style="solid" style:text-line-through-type="single" officeooo:rsid="3d8e5741" officeooo:paragraph-rsid="28790934"/>
    </style:style>
    <style:style style:name="P321"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322" style:family="paragraph" style:parent-style-name="Example">
      <style:text-properties style:text-line-through-style="solid" style:text-line-through-type="single" officeooo:rsid="3b785e2f" officeooo:paragraph-rsid="28790934"/>
    </style:style>
    <style:style style:name="P323" style:family="paragraph" style:parent-style-name="Example">
      <style:text-properties style:text-line-through-style="solid" style:text-line-through-type="single" officeooo:rsid="3f3840e8" officeooo:paragraph-rsid="28790934"/>
    </style:style>
    <style:style style:name="P324" style:family="paragraph" style:parent-style-name="Example">
      <style:text-properties style:text-line-through-style="solid" style:text-line-through-type="single" officeooo:rsid="27e201ac" officeooo:paragraph-rsid="28790934"/>
    </style:style>
    <style:style style:name="P325" style:family="paragraph" style:parent-style-name="Example">
      <style:text-properties style:text-line-through-style="solid" style:text-line-through-type="single" officeooo:rsid="27ea0ea6" officeooo:paragraph-rsid="28790934"/>
    </style:style>
    <style:style style:name="P326" style:family="paragraph" style:parent-style-name="Example">
      <style:text-properties style:text-line-through-style="solid" style:text-line-through-type="single" officeooo:rsid="3c220128" officeooo:paragraph-rsid="28790934"/>
    </style:style>
    <style:style style:name="P327"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328"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329" style:family="paragraph" style:parent-style-name="Example">
      <style:text-properties style:text-line-through-style="solid" style:text-line-through-type="single" officeooo:rsid="3c3b4ce7" officeooo:paragraph-rsid="28790934"/>
    </style:style>
    <style:style style:name="P330" style:family="paragraph" style:parent-style-name="Example">
      <style:text-properties style:text-line-through-style="solid" style:text-line-through-type="single" officeooo:rsid="3c8f0b14" officeooo:paragraph-rsid="28790934"/>
    </style:style>
    <style:style style:name="P331" style:family="paragraph" style:parent-style-name="Example">
      <style:text-properties style:text-line-through-style="solid" style:text-line-through-type="single" officeooo:rsid="3c4cb20c" officeooo:paragraph-rsid="28790934"/>
    </style:style>
    <style:style style:name="P332" style:family="paragraph" style:parent-style-name="Example">
      <style:text-properties style:text-line-through-style="solid" style:text-line-through-type="single" officeooo:rsid="3e731095" officeooo:paragraph-rsid="28790934" style:language-asian="cs" style:country-asian="CZ"/>
    </style:style>
    <style:style style:name="P333" style:family="paragraph" style:parent-style-name="Example">
      <style:text-properties style:text-line-through-style="solid" style:text-line-through-type="single" officeooo:rsid="3e6fa28b" officeooo:paragraph-rsid="28790934"/>
    </style:style>
    <style:style style:name="P334" style:family="paragraph" style:parent-style-name="Example">
      <style:text-properties style:text-line-through-style="solid" style:text-line-through-type="single" officeooo:rsid="3d6d5832" officeooo:paragraph-rsid="28790934"/>
    </style:style>
    <style:style style:name="P335" style:family="paragraph" style:parent-style-name="Example">
      <style:text-properties style:text-line-through-style="solid" style:text-line-through-type="single" officeooo:rsid="27ff85eb" officeooo:paragraph-rsid="28790934"/>
    </style:style>
    <style:style style:name="P336" style:family="paragraph" style:parent-style-name="Example">
      <style:text-properties style:text-line-through-style="solid" style:text-line-through-type="single" officeooo:rsid="3de3a450" officeooo:paragraph-rsid="28790934"/>
    </style:style>
    <style:style style:name="P337" style:family="paragraph" style:parent-style-name="Example">
      <style:text-properties style:text-line-through-style="solid" style:text-line-through-type="single" officeooo:rsid="3dc57f96" officeooo:paragraph-rsid="28790934"/>
    </style:style>
    <style:style style:name="P338" style:family="paragraph" style:parent-style-name="Example">
      <style:text-properties style:text-line-through-style="solid" style:text-line-through-type="single" officeooo:rsid="3ddd7fa6" officeooo:paragraph-rsid="28790934"/>
    </style:style>
    <style:style style:name="P339" style:family="paragraph" style:parent-style-name="Example">
      <style:text-properties style:text-line-through-style="solid" style:text-line-through-type="single" officeooo:rsid="3dc6cc95" officeooo:paragraph-rsid="28790934"/>
    </style:style>
    <style:style style:name="P340"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341"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342" style:family="paragraph" style:parent-style-name="Example">
      <style:text-properties style:text-line-through-style="solid" style:text-line-through-type="single" officeooo:rsid="3de77420" officeooo:paragraph-rsid="28790934"/>
    </style:style>
    <style:style style:name="P343" style:family="paragraph" style:parent-style-name="Example">
      <style:text-properties style:text-line-through-style="solid" style:text-line-through-type="single" officeooo:rsid="280aa77e" officeooo:paragraph-rsid="28790934"/>
    </style:style>
    <style:style style:name="P344" style:family="paragraph" style:parent-style-name="Example">
      <style:text-properties style:text-line-through-style="solid" style:text-line-through-type="single" officeooo:rsid="3e15d31b" officeooo:paragraph-rsid="28790934"/>
    </style:style>
    <style:style style:name="P345" style:family="paragraph" style:parent-style-name="Example">
      <style:text-properties style:text-line-through-style="solid" style:text-line-through-type="single" officeooo:rsid="2823eee8" officeooo:paragraph-rsid="287e41ec"/>
    </style:style>
    <style:style style:name="P346" style:family="paragraph" style:parent-style-name="Example">
      <style:text-properties style:text-line-through-style="solid" style:text-line-through-type="single" officeooo:paragraph-rsid="287e41ec"/>
    </style:style>
    <style:style style:name="P347" style:family="paragraph" style:parent-style-name="Example">
      <style:text-properties officeooo:paragraph-rsid="28711dfa"/>
    </style:style>
    <style:style style:name="P348" style:family="paragraph" style:parent-style-name="Example">
      <style:text-properties officeooo:rsid="2601f6bf" officeooo:paragraph-rsid="28711dfa"/>
    </style:style>
    <style:style style:name="P349" style:family="paragraph" style:parent-style-name="Example">
      <style:text-properties officeooo:paragraph-rsid="2872c844"/>
    </style:style>
    <style:style style:name="P350" style:family="paragraph" style:parent-style-name="Example">
      <style:text-properties officeooo:rsid="261b77fd" officeooo:paragraph-rsid="28760481"/>
    </style:style>
    <style:style style:name="P351" style:family="paragraph" style:parent-style-name="Example">
      <style:text-properties officeooo:paragraph-rsid="28790934"/>
    </style:style>
    <style:style style:name="P352" style:family="paragraph" style:parent-style-name="Example">
      <style:text-properties officeooo:rsid="2823eee8" officeooo:paragraph-rsid="287e41ec"/>
    </style:style>
    <style:style style:name="P353" style:family="paragraph" style:parent-style-name="Example">
      <style:text-properties officeooo:paragraph-rsid="2880029a"/>
    </style:style>
    <style:style style:name="P354" style:family="paragraph" style:parent-style-name="Example">
      <style:text-properties officeooo:paragraph-rsid="284de867"/>
    </style:style>
    <style:style style:name="P355" style:family="paragraph" style:parent-style-name="Example">
      <style:text-properties officeooo:paragraph-rsid="2888d10a"/>
    </style:style>
    <style:style style:name="P356" style:family="paragraph" style:parent-style-name="Example">
      <style:text-properties officeooo:rsid="2b51d712" officeooo:paragraph-rsid="288e1dc6"/>
    </style:style>
    <style:style style:name="P357" style:family="paragraph" style:parent-style-name="Example">
      <style:text-properties officeooo:paragraph-rsid="288e1dc6"/>
    </style:style>
    <style:style style:name="P358" style:family="paragraph" style:parent-style-name="Example_20_Header">
      <style:text-properties officeooo:paragraph-rsid="2835f669"/>
    </style:style>
    <style:style style:name="P359" style:family="paragraph" style:parent-style-name="Example_20_Header">
      <style:text-properties officeooo:paragraph-rsid="2842b8b5"/>
    </style:style>
    <style:style style:name="P360" style:family="paragraph" style:parent-style-name="Example_20_Header">
      <style:text-properties officeooo:paragraph-rsid="28441c22"/>
    </style:style>
    <style:style style:name="P361" style:family="paragraph" style:parent-style-name="Example_20_Header">
      <style:text-properties officeooo:paragraph-rsid="2845f1f0"/>
    </style:style>
    <style:style style:name="P362" style:family="paragraph" style:parent-style-name="Example_20_Header">
      <style:text-properties officeooo:paragraph-rsid="284ac682"/>
    </style:style>
    <style:style style:name="P363" style:family="paragraph" style:parent-style-name="Example_20_Header">
      <style:text-properties officeooo:paragraph-rsid="284c8bae"/>
    </style:style>
    <style:style style:name="P364" style:family="paragraph" style:parent-style-name="Example_20_Header">
      <style:text-properties officeooo:paragraph-rsid="284de867"/>
    </style:style>
    <style:style style:name="P365" style:family="paragraph" style:parent-style-name="Example_20_Header">
      <style:text-properties officeooo:paragraph-rsid="284f6086"/>
    </style:style>
    <style:style style:name="P366" style:family="paragraph" style:parent-style-name="Example_20_Header">
      <style:text-properties officeooo:paragraph-rsid="285088b8"/>
    </style:style>
    <style:style style:name="P367" style:family="paragraph" style:parent-style-name="Example_20_Header">
      <style:text-properties officeooo:rsid="14c8a310" officeooo:paragraph-rsid="28515af4"/>
    </style:style>
    <style:style style:name="P368" style:family="paragraph" style:parent-style-name="Example_20_Header">
      <style:text-properties officeooo:rsid="14c8a310" officeooo:paragraph-rsid="285229a3"/>
    </style:style>
    <style:style style:name="P369" style:family="paragraph" style:parent-style-name="Example_20_Header">
      <style:text-properties fo:font-style="normal" officeooo:rsid="3bb49071" officeooo:paragraph-rsid="285229a3" style:font-style-asian="normal" style:font-style-complex="normal"/>
    </style:style>
    <style:style style:name="P370" style:family="paragraph" style:parent-style-name="Example_20_Header">
      <style:text-properties fo:font-style="normal" officeooo:rsid="353121c0" officeooo:paragraph-rsid="28585c0e" style:font-style-asian="normal" style:font-style-complex="normal"/>
    </style:style>
    <style:style style:name="P371" style:family="paragraph" style:parent-style-name="Example_20_Header">
      <style:text-properties officeooo:paragraph-rsid="285349eb"/>
    </style:style>
    <style:style style:name="P372" style:family="paragraph" style:parent-style-name="Example_20_Header">
      <style:text-properties officeooo:rsid="3cfb1ef6" officeooo:paragraph-rsid="28542966"/>
    </style:style>
    <style:style style:name="P373" style:family="paragraph" style:parent-style-name="Example_20_Header">
      <style:text-properties officeooo:paragraph-rsid="28542966"/>
    </style:style>
    <style:style style:name="P374" style:family="paragraph" style:parent-style-name="Example_20_Header">
      <style:text-properties officeooo:paragraph-rsid="2854c7dc"/>
    </style:style>
    <style:style style:name="P375" style:family="paragraph" style:parent-style-name="Example_20_Header">
      <style:text-properties officeooo:paragraph-rsid="28564d17"/>
    </style:style>
    <style:style style:name="P376" style:family="paragraph" style:parent-style-name="Example_20_Header">
      <style:text-properties officeooo:paragraph-rsid="28574c21"/>
    </style:style>
    <style:style style:name="P377" style:family="paragraph" style:parent-style-name="Example_20_Header">
      <style:text-properties officeooo:paragraph-rsid="2858e25b"/>
    </style:style>
    <style:style style:name="P378" style:family="paragraph" style:parent-style-name="Example_20_Header">
      <style:text-properties officeooo:paragraph-rsid="285a8f5b"/>
    </style:style>
    <style:style style:name="P379" style:family="paragraph" style:parent-style-name="Example_20_Header">
      <style:text-properties style:text-line-through-style="solid" style:text-line-through-type="single" officeooo:paragraph-rsid="286a83e2"/>
    </style:style>
    <style:style style:name="P380" style:family="paragraph" style:parent-style-name="Example_20_Header">
      <style:text-properties style:text-line-through-style="solid" style:text-line-through-type="single" officeooo:rsid="26d8fde5" officeooo:paragraph-rsid="28790934" fo:background-color="transparent"/>
    </style:style>
    <style:style style:name="P381" style:family="paragraph" style:parent-style-name="Example_20_Header">
      <style:text-properties style:text-line-through-style="solid" style:text-line-through-type="single" officeooo:rsid="27aedea8" officeooo:paragraph-rsid="28790934" fo:background-color="transparent"/>
    </style:style>
    <style:style style:name="P382" style:family="paragraph" style:parent-style-name="Example_20_Header">
      <style:text-properties style:text-line-through-style="solid" style:text-line-through-type="single" officeooo:rsid="3cfb1ef6" officeooo:paragraph-rsid="28790934" fo:background-color="transparent"/>
    </style:style>
    <style:style style:name="P383" style:family="paragraph" style:parent-style-name="Example_20_Header">
      <style:text-properties style:text-line-through-style="solid" style:text-line-through-type="single" officeooo:rsid="2762e78e" officeooo:paragraph-rsid="28790934"/>
    </style:style>
    <style:style style:name="P384" style:family="paragraph" style:parent-style-name="Example_20_Header">
      <style:text-properties style:text-line-through-style="solid" style:text-line-through-type="single" officeooo:rsid="14c8a310" officeooo:paragraph-rsid="28790934"/>
    </style:style>
    <style:style style:name="P385" style:family="paragraph" style:parent-style-name="Example_20_Header">
      <style:text-properties style:text-line-through-style="solid" style:text-line-through-type="single" officeooo:paragraph-rsid="28790934"/>
    </style:style>
    <style:style style:name="P386" style:family="paragraph" style:parent-style-name="Example_20_Header">
      <style:text-properties style:text-line-through-style="solid" style:text-line-through-type="single" officeooo:rsid="27e08a27" officeooo:paragraph-rsid="28790934"/>
    </style:style>
    <style:style style:name="P387" style:family="paragraph" style:parent-style-name="Example_20_Header">
      <style:text-properties style:text-line-through-style="solid" style:text-line-through-type="single" officeooo:rsid="27f58cff" officeooo:paragraph-rsid="28790934"/>
    </style:style>
    <style:style style:name="P388" style:family="paragraph" style:parent-style-name="Example_20_Header">
      <style:text-properties style:text-line-through-style="solid" style:text-line-through-type="single" officeooo:rsid="3c888a9f" officeooo:paragraph-rsid="28790934"/>
    </style:style>
    <style:style style:name="P389" style:family="paragraph" style:parent-style-name="Example_20_Header">
      <style:text-properties style:text-line-through-style="solid" style:text-line-through-type="single" officeooo:rsid="279e46b6" officeooo:paragraph-rsid="28790934"/>
    </style:style>
    <style:style style:name="P390" style:family="paragraph" style:parent-style-name="Example_20_Header">
      <style:text-properties style:text-line-through-style="solid" style:text-line-through-type="single" officeooo:paragraph-rsid="287e41ec"/>
    </style:style>
    <style:style style:name="P391" style:family="paragraph" style:parent-style-name="Example_20_Header">
      <style:text-properties officeooo:paragraph-rsid="28711dfa"/>
    </style:style>
    <style:style style:name="P392" style:family="paragraph" style:parent-style-name="Example_20_Header">
      <style:text-properties officeooo:paragraph-rsid="2872c844"/>
    </style:style>
    <style:style style:name="P393" style:family="paragraph" style:parent-style-name="Example_20_Header">
      <style:text-properties officeooo:paragraph-rsid="28760481"/>
    </style:style>
    <style:style style:name="P394" style:family="paragraph" style:parent-style-name="Example_20_Header">
      <style:text-properties officeooo:paragraph-rsid="287e41ec"/>
    </style:style>
    <style:style style:name="P395" style:family="paragraph" style:parent-style-name="Example_20_Header">
      <style:text-properties officeooo:paragraph-rsid="2880029a"/>
    </style:style>
    <style:style style:name="P396" style:family="paragraph" style:parent-style-name="Example_20_Header">
      <style:text-properties officeooo:paragraph-rsid="2888d10a"/>
    </style:style>
    <style:style style:name="P397" style:family="paragraph" style:parent-style-name="Example_20_Header">
      <style:text-properties officeooo:paragraph-rsid="288e1dc6"/>
    </style:style>
    <style:style style:name="P398" style:family="paragraph" style:parent-style-name="Text_20_Body_20_Full_20_Page">
      <style:text-properties officeooo:paragraph-rsid="28462b2d"/>
    </style:style>
    <style:style style:name="P399" style:family="paragraph" style:parent-style-name="Text_20_Body_20_Full_20_Page">
      <style:text-properties officeooo:rsid="1f43b011" officeooo:paragraph-rsid="28711dfa"/>
    </style:style>
    <style:style style:name="P400"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401"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402" style:family="paragraph" style:parent-style-name="Text_20_body" style:list-style-name="L1">
      <style:text-properties officeooo:rsid="2b6144c1" officeooo:paragraph-rsid="2833d0e0"/>
    </style:style>
    <style:style style:name="P403" style:family="paragraph" style:parent-style-name="Text_20_body" style:list-style-name="L1">
      <style:text-properties officeooo:rsid="2e564350" officeooo:paragraph-rsid="2835131d"/>
    </style:style>
    <style:style style:name="P404" style:family="paragraph" style:parent-style-name="Text_20_body" style:list-style-name="L1">
      <style:text-properties officeooo:rsid="2e579e00" officeooo:paragraph-rsid="2835131d"/>
    </style:style>
    <style:style style:name="P405" style:family="paragraph" style:parent-style-name="Text_20_body" style:list-style-name="L1">
      <style:text-properties officeooo:rsid="2e595ecb" officeooo:paragraph-rsid="2835131d"/>
    </style:style>
    <style:style style:name="P406" style:family="paragraph" style:parent-style-name="Text_20_body" style:list-style-name="L1">
      <style:text-properties officeooo:rsid="2e597bfa" officeooo:paragraph-rsid="28370fb3"/>
    </style:style>
    <style:style style:name="P407" style:family="paragraph" style:parent-style-name="Text_20_body" style:list-style-name="L1">
      <style:text-properties officeooo:rsid="2e597bfa" officeooo:paragraph-rsid="2837723b"/>
    </style:style>
    <style:style style:name="P408" style:family="paragraph" style:parent-style-name="Text_20_body" style:list-style-name="L1">
      <style:text-properties fo:language="en" fo:country="US" officeooo:rsid="2ea8fc01" officeooo:paragraph-rsid="283894bf"/>
    </style:style>
    <style:style style:name="P409" style:family="paragraph" style:parent-style-name="Text_20_body" style:list-style-name="L1">
      <style:text-properties fo:language="cs" fo:country="CZ" officeooo:rsid="283894bf" officeooo:paragraph-rsid="283894bf"/>
    </style:style>
    <style:style style:name="P410" style:family="paragraph" style:parent-style-name="Text_20_body" style:list-style-name="L1">
      <style:text-properties fo:language="cs" fo:country="CZ" officeooo:rsid="309a3d24" officeooo:paragraph-rsid="2839ed3e"/>
    </style:style>
    <style:style style:name="P411" style:family="paragraph" style:parent-style-name="Text_20_body" style:list-style-name="L2">
      <style:text-properties fo:language="cs" fo:country="CZ" officeooo:rsid="2b423c0c" officeooo:paragraph-rsid="283a6ca9"/>
    </style:style>
    <style:style style:name="P412" style:family="paragraph" style:parent-style-name="Text_20_body" style:list-style-name="L2">
      <style:text-properties fo:language="cs" fo:country="CZ" officeooo:rsid="3a7b437a" officeooo:paragraph-rsid="285c35c6"/>
    </style:style>
    <style:style style:name="P413" style:family="paragraph" style:parent-style-name="Text_20_body" style:list-style-name="L2">
      <style:text-properties fo:language="cs" fo:country="CZ" officeooo:rsid="36e750fe" officeooo:paragraph-rsid="285c35c6"/>
    </style:style>
    <style:style style:name="P414" style:family="paragraph" style:parent-style-name="Text_20_body" style:list-style-name="L2">
      <style:text-properties fo:language="cs" fo:country="CZ" officeooo:rsid="36e80b4f" officeooo:paragraph-rsid="2863c99f"/>
    </style:style>
    <style:style style:name="P415" style:family="paragraph" style:parent-style-name="Text_20_body" style:list-style-name="L29">
      <style:text-properties fo:language="cs" fo:country="CZ" fo:font-weight="normal" officeooo:paragraph-rsid="28585c0e" style:language-asian="zxx" style:country-asian="none" style:font-weight-asian="normal" style:font-weight-complex="normal"/>
    </style:style>
    <style:style style:name="P416" style:family="paragraph" style:parent-style-name="Text_20_body" style:list-style-name="L29">
      <style:text-properties fo:language="cs" fo:country="CZ" fo:font-weight="normal" officeooo:rsid="023ac2b7" officeooo:paragraph-rsid="28585c0e" style:language-asian="zxx" style:country-asian="none" style:font-weight-asian="normal" style:font-weight-complex="normal"/>
    </style:style>
    <style:style style:name="P417" style:family="paragraph" style:parent-style-name="Text_20_body" style:list-style-name="L29">
      <style:text-properties fo:language="cs" fo:country="CZ" fo:font-weight="normal" officeooo:rsid="023d1f5a" officeooo:paragraph-rsid="28585c0e" style:language-asian="zxx" style:country-asian="none" style:font-weight-asian="normal" style:font-weight-complex="normal"/>
    </style:style>
    <style:style style:name="P418" style:family="paragraph" style:parent-style-name="Text_20_body" style:list-style-name="L29">
      <style:text-properties fo:language="cs" fo:country="CZ" fo:font-weight="normal" officeooo:rsid="023e936f" officeooo:paragraph-rsid="28585c0e" style:language-asian="zxx" style:country-asian="none" style:font-weight-asian="normal" style:font-weight-complex="normal"/>
    </style:style>
    <style:style style:name="P419" style:family="paragraph" style:parent-style-name="Text_20_body" style:list-style-name="L29">
      <style:text-properties fo:language="cs" fo:country="CZ" fo:font-weight="normal" officeooo:rsid="023b25e2" officeooo:paragraph-rsid="28585c0e" style:language-asian="zxx" style:country-asian="none" style:font-weight-asian="normal" style:font-weight-complex="normal"/>
    </style:style>
    <style:style style:name="P420" style:family="paragraph" style:parent-style-name="Text_20_body" style:list-style-name="L29">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421" style:family="paragraph" style:parent-style-name="Text_20_body" style:list-style-name="L1">
      <style:text-properties officeooo:rsid="3096e72f" officeooo:paragraph-rsid="2839ed3e"/>
    </style:style>
    <style:style style:name="P422" style:family="paragraph" style:parent-style-name="Text_20_body" style:list-style-name="L2">
      <style:text-properties officeooo:rsid="3d2c1e67" officeooo:paragraph-rsid="285e14fd"/>
    </style:style>
    <style:style style:name="P423" style:family="paragraph" style:parent-style-name="Text_20_body" style:list-style-name="L2">
      <style:text-properties officeooo:rsid="3d2c1e67" officeooo:paragraph-rsid="285c35c6"/>
    </style:style>
    <style:style style:name="P424" style:family="paragraph" style:parent-style-name="Text_20_body" style:list-style-name="L2">
      <style:text-properties officeooo:rsid="3d2a23e4" officeooo:paragraph-rsid="285c35c6"/>
    </style:style>
    <style:style style:name="P425" style:family="paragraph" style:parent-style-name="Text_20_body" style:list-style-name="L2">
      <style:text-properties fo:font-weight="bold" officeooo:rsid="3d2fe45e" officeooo:paragraph-rsid="285c35c6" style:font-weight-asian="bold" style:font-weight-complex="bold"/>
    </style:style>
    <style:style style:name="P426" style:family="paragraph" style:parent-style-name="Text_20_body" style:list-style-name="L2">
      <style:text-properties officeooo:rsid="341922ca" officeooo:paragraph-rsid="2863c99f"/>
    </style:style>
    <style:style style:name="P427" style:family="paragraph" style:parent-style-name="Text_20_body" style:list-style-name="L2">
      <style:text-properties officeooo:rsid="36e80b4f" officeooo:paragraph-rsid="2863c99f"/>
    </style:style>
    <style:style style:name="P428" style:family="paragraph" style:parent-style-name="Text_20_body" style:list-style-name="L3">
      <style:text-properties officeooo:rsid="333ce027" officeooo:paragraph-rsid="283d61dd"/>
    </style:style>
    <style:style style:name="P429" style:family="paragraph" style:parent-style-name="Text_20_body" style:list-style-name="L3">
      <style:text-properties style:text-line-through-style="none" style:text-line-through-type="none" officeooo:rsid="333ce027" officeooo:paragraph-rsid="283d61dd"/>
    </style:style>
    <style:style style:name="P430" style:family="paragraph" style:parent-style-name="Text_20_body">
      <style:text-properties style:text-line-through-style="none" style:text-line-through-type="none" fo:font-size="9.5pt" fo:letter-spacing="0.009cm" fo:language="cs" fo:country="CZ" officeooo:rsid="251d440f" officeooo:paragraph-rsid="288e1dc6" style:font-size-asian="9.5pt" style:language-asian="cs" style:country-asian="CZ"/>
    </style:style>
    <style:style style:name="P431" style:family="paragraph" style:parent-style-name="Text_20_body">
      <style:text-properties style:text-line-through-style="none" style:text-line-through-type="none" fo:font-size="9.5pt" fo:letter-spacing="0.009cm" fo:language="cs" fo:country="CZ" officeooo:rsid="438569bc" officeooo:paragraph-rsid="2885cf10" style:font-size-asian="9.5pt" style:language-asian="cs" style:country-asian="CZ"/>
    </style:style>
    <style:style style:name="P432" style:family="paragraph" style:parent-style-name="Text_20_body">
      <style:text-properties style:text-line-through-style="none" style:text-line-through-type="none" fo:font-size="9.5pt" fo:letter-spacing="0.009cm" fo:language="cs" fo:country="CZ" officeooo:rsid="446c5986" officeooo:paragraph-rsid="288eaeb7" style:font-size-asian="9.5pt" style:language-asian="cs" style:country-asian="CZ"/>
    </style:style>
    <style:style style:name="P433" style:family="paragraph" style:parent-style-name="Text_20_body" style:list-style-name="L29">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434" style:family="paragraph" style:parent-style-name="Text_20_body" style:list-style-name="L52">
      <style:text-properties style:text-line-through-style="none" style:text-line-through-type="none" officeooo:rsid="212834b8" officeooo:paragraph-rsid="287e41ec"/>
    </style:style>
    <style:style style:name="P435" style:family="paragraph" style:parent-style-name="Text_20_body" style:list-style-name="L5">
      <style:text-properties officeooo:rsid="369c3973" officeooo:paragraph-rsid="28482f5b"/>
    </style:style>
    <style:style style:name="P436" style:family="paragraph" style:parent-style-name="Text_20_body" style:list-style-name="L6">
      <style:text-properties officeooo:rsid="369d3009" officeooo:paragraph-rsid="28482f5b"/>
    </style:style>
    <style:style style:name="P437" style:family="paragraph" style:parent-style-name="Text_20_body" style:list-style-name="L6">
      <style:text-properties officeooo:rsid="36a0e87e" officeooo:paragraph-rsid="28482f5b"/>
    </style:style>
    <style:style style:name="P438" style:family="paragraph" style:parent-style-name="Text_20_body" style:list-style-name="L7">
      <style:text-properties officeooo:paragraph-rsid="288e1dc6"/>
    </style:style>
    <style:style style:name="P439" style:family="paragraph" style:parent-style-name="Text_20_body" style:list-style-name="L7">
      <style:text-properties fo:font-size="9.5pt" fo:letter-spacing="0.009cm" fo:language="cs" fo:country="CZ" officeooo:rsid="27e4906c" officeooo:paragraph-rsid="288e1dc6" style:font-size-asian="9.5pt" style:language-asian="cs" style:country-asian="CZ"/>
    </style:style>
    <style:style style:name="P440" style:family="paragraph" style:parent-style-name="Text_20_body" style:list-style-name="L8">
      <style:text-properties fo:font-size="9.5pt" fo:letter-spacing="0.009cm" fo:language="cs" fo:country="CZ" officeooo:rsid="27e4906c" officeooo:paragraph-rsid="288e1dc6" style:font-size-asian="9.5pt" style:language-asian="cs" style:country-asian="CZ"/>
    </style:style>
    <style:style style:name="P441" style:family="paragraph" style:parent-style-name="Text_20_body" style:list-style-name="L8">
      <style:text-properties officeooo:rsid="2b09058d" officeooo:paragraph-rsid="288e1dc6"/>
    </style:style>
    <style:style style:name="P442" style:family="paragraph" style:parent-style-name="Text_20_body" style:list-style-name="L8">
      <style:text-properties officeooo:rsid="2b05b4e8" officeooo:paragraph-rsid="288e1dc6"/>
    </style:style>
    <style:style style:name="P443" style:family="paragraph" style:parent-style-name="Text_20_body" style:list-style-name="L9">
      <style:text-properties officeooo:rsid="2cc7c413" officeooo:paragraph-rsid="2845f1f0"/>
    </style:style>
    <style:style style:name="P444" style:family="paragraph" style:parent-style-name="Text_20_body" style:list-style-name="L10">
      <style:text-properties officeooo:rsid="2c89f8f7" officeooo:paragraph-rsid="2845f1f0"/>
    </style:style>
    <style:style style:name="P445" style:family="paragraph" style:parent-style-name="Text_20_body" style:list-style-name="L11">
      <style:text-properties officeooo:paragraph-rsid="2872c844"/>
    </style:style>
    <style:style style:name="P446" style:family="paragraph" style:parent-style-name="Text_20_body" style:list-style-name="L11">
      <style:text-properties fo:font-style="normal" officeooo:rsid="3f1db19d" officeooo:paragraph-rsid="2872c844" style:font-style-asian="normal" style:font-style-complex="normal"/>
    </style:style>
    <style:style style:name="P447" style:family="paragraph" style:parent-style-name="Text_20_body" style:list-style-name="L61">
      <style:text-properties fo:font-style="normal" officeooo:rsid="1bc0908c" officeooo:paragraph-rsid="2839d294" style:font-style-asian="normal" style:font-style-complex="normal"/>
    </style:style>
    <style:style style:name="P448" style:family="paragraph" style:parent-style-name="Text_20_body" style:list-style-name="L20">
      <style:text-properties fo:font-style="normal" fo:font-weight="normal" officeooo:rsid="1f41bc33" officeooo:paragraph-rsid="28711dfa" style:font-style-asian="normal" style:font-weight-asian="normal" style:font-style-complex="normal" style:font-weight-complex="normal"/>
    </style:style>
    <style:style style:name="P449" style:family="paragraph" style:parent-style-name="Text_20_body" style:list-style-name="L21">
      <style:text-properties fo:font-style="normal" fo:font-weight="normal" officeooo:rsid="1f41bc33" officeooo:paragraph-rsid="28711dfa" style:font-style-asian="normal" style:font-weight-asian="normal" style:font-style-complex="normal" style:font-weight-complex="normal"/>
    </style:style>
    <style:style style:name="P450" style:family="paragraph" style:parent-style-name="Text_20_body" style:list-style-name="L20">
      <style:text-properties fo:font-style="normal" fo:font-weight="normal" officeooo:rsid="1f788c88" officeooo:paragraph-rsid="28711dfa" style:font-style-asian="normal" style:font-weight-asian="normal" style:font-style-complex="normal" style:font-weight-complex="normal"/>
    </style:style>
    <style:style style:name="P451" style:family="paragraph" style:parent-style-name="Text_20_body" style:list-style-name="L21">
      <style:text-properties fo:font-style="normal" fo:font-weight="normal" officeooo:rsid="265b4d36" officeooo:paragraph-rsid="28711dfa" style:font-style-asian="normal" style:font-weight-asian="normal" style:font-style-complex="normal" style:font-weight-complex="normal"/>
    </style:style>
    <style:style style:name="P452" style:family="paragraph" style:parent-style-name="Text_20_body" style:list-style-name="L21">
      <style:text-properties fo:font-style="normal" fo:font-weight="normal" officeooo:rsid="265b32cf" officeooo:paragraph-rsid="28711dfa" style:font-style-asian="normal" style:font-weight-asian="normal" style:font-style-complex="normal" style:font-weight-complex="normal"/>
    </style:style>
    <style:style style:name="P453" style:family="paragraph" style:parent-style-name="Text_20_body" style:list-style-name="L11">
      <style:text-properties officeooo:rsid="3f2c1347" officeooo:paragraph-rsid="2872c844"/>
    </style:style>
    <style:style style:name="P454" style:family="paragraph" style:parent-style-name="Text_20_body" style:list-style-name="L33">
      <style:text-properties officeooo:rsid="3f2c1347" officeooo:paragraph-rsid="28790934"/>
    </style:style>
    <style:style style:name="P455" style:family="paragraph" style:parent-style-name="Text_20_body" style:list-style-name="L11">
      <style:text-properties officeooo:rsid="3f2ae0ed" officeooo:paragraph-rsid="2872c844"/>
    </style:style>
    <style:style style:name="P456" style:family="paragraph" style:parent-style-name="Text_20_body" style:list-style-name="L11">
      <style:text-properties officeooo:rsid="3f2955a1" officeooo:paragraph-rsid="2872c844"/>
    </style:style>
    <style:style style:name="P457" style:family="paragraph" style:parent-style-name="Text_20_body" style:list-style-name="L12">
      <style:text-properties officeooo:rsid="3f19aaaa" officeooo:paragraph-rsid="2872c844"/>
    </style:style>
    <style:style style:name="P458" style:family="paragraph" style:parent-style-name="Text_20_body" style:list-style-name="L14">
      <style:text-properties officeooo:rsid="3f19aaaa" officeooo:paragraph-rsid="28711dfa"/>
    </style:style>
    <style:style style:name="P459" style:family="paragraph" style:parent-style-name="Text_20_body" style:list-style-name="L13">
      <style:text-properties officeooo:paragraph-rsid="2872c844"/>
    </style:style>
    <style:style style:name="P460" style:family="paragraph" style:parent-style-name="Text_20_body" style:list-style-name="L15">
      <style:text-properties officeooo:paragraph-rsid="28711dfa"/>
    </style:style>
    <style:style style:name="P461" style:family="paragraph" style:parent-style-name="Text_20_body" style:list-style-name="L16">
      <style:text-properties officeooo:paragraph-rsid="28711dfa"/>
    </style:style>
    <style:style style:name="P462" style:family="paragraph" style:parent-style-name="Text_20_body" style:list-style-name="L17">
      <style:text-properties officeooo:rsid="3f0ac702" officeooo:paragraph-rsid="28711dfa"/>
    </style:style>
    <style:style style:name="P463" style:family="paragraph" style:parent-style-name="Text_20_body" style:list-style-name="L18">
      <style:text-properties officeooo:rsid="3f0b90c1" officeooo:paragraph-rsid="28711dfa"/>
    </style:style>
    <style:style style:name="P464" style:family="paragraph" style:parent-style-name="Text_20_body" style:list-style-name="L19">
      <style:text-properties officeooo:paragraph-rsid="28711dfa"/>
    </style:style>
    <style:style style:name="P465" style:family="paragraph" style:parent-style-name="Text_20_body" style:list-style-name="L19">
      <style:text-properties officeooo:rsid="3f0f0aea" officeooo:paragraph-rsid="28711dfa"/>
    </style:style>
    <style:style style:name="P466" style:family="paragraph" style:parent-style-name="Text_20_body" style:list-style-name="L20">
      <style:text-properties officeooo:rsid="1f41bc33" officeooo:paragraph-rsid="28711dfa"/>
    </style:style>
    <style:style style:name="P467" style:family="paragraph" style:parent-style-name="Text_20_body" style:list-style-name="L21">
      <style:text-properties officeooo:rsid="1f41bc33" officeooo:paragraph-rsid="28711dfa"/>
    </style:style>
    <style:style style:name="P468" style:family="paragraph" style:parent-style-name="Text_20_body" style:list-style-name="L22">
      <style:text-properties officeooo:rsid="25f91fac" officeooo:paragraph-rsid="28711dfa"/>
    </style:style>
    <style:style style:name="P469" style:family="paragraph" style:parent-style-name="Text_20_body" style:list-style-name="L23">
      <style:text-properties officeooo:rsid="25f91fac" officeooo:paragraph-rsid="28711dfa"/>
    </style:style>
    <style:style style:name="P470" style:family="paragraph" style:parent-style-name="Text_20_body" style:list-style-name="L24">
      <style:text-properties officeooo:rsid="26ca73a0" officeooo:paragraph-rsid="2877a830"/>
    </style:style>
    <style:style style:name="P471" style:family="paragraph" style:parent-style-name="Text_20_body" style:list-style-name="L25">
      <style:text-properties officeooo:rsid="3d0b9803" officeooo:paragraph-rsid="285349eb"/>
    </style:style>
    <style:style style:name="P472" style:family="paragraph" style:parent-style-name="Text_20_body" style:list-style-name="L26">
      <style:text-properties officeooo:rsid="3d0b9803" officeooo:paragraph-rsid="285349eb"/>
    </style:style>
    <style:style style:name="P473" style:family="paragraph" style:parent-style-name="Text_20_body" style:list-style-name="L27">
      <style:text-properties officeooo:rsid="2811e5a0" officeooo:paragraph-rsid="2853f203"/>
    </style:style>
    <style:style style:name="P474" style:family="paragraph" style:parent-style-name="Text_20_body" style:list-style-name="L28">
      <style:text-properties officeooo:rsid="3d4fd287" officeooo:paragraph-rsid="2854c7dc"/>
    </style:style>
    <style:style style:name="P475" style:family="paragraph" style:parent-style-name="Text_20_body" style:list-style-name="L30">
      <style:text-properties officeooo:rsid="1cdbb04f" officeooo:paragraph-rsid="28790934"/>
    </style:style>
    <style:style style:name="P476" style:family="paragraph" style:parent-style-name="Text_20_body" style:list-style-name="L30">
      <style:text-properties officeooo:rsid="25e547a7" officeooo:paragraph-rsid="28790934"/>
    </style:style>
    <style:style style:name="P477" style:family="paragraph" style:parent-style-name="Text_20_body" style:list-style-name="L30">
      <style:text-properties officeooo:rsid="25bf67a6" officeooo:paragraph-rsid="28790934"/>
    </style:style>
    <style:style style:name="P478" style:family="paragraph" style:parent-style-name="Text_20_body" style:list-style-name="L31">
      <style:text-properties style:text-line-through-style="solid" style:text-line-through-type="single" officeooo:paragraph-rsid="28790934"/>
    </style:style>
    <style:style style:name="P479" style:family="paragraph" style:parent-style-name="Text_20_body" style:list-style-name="L32">
      <style:text-properties style:text-line-through-style="solid" style:text-line-through-type="single" officeooo:rsid="3f2f946e" officeooo:paragraph-rsid="28790934"/>
    </style:style>
    <style:style style:name="P480" style:family="paragraph" style:parent-style-name="Text_20_body" style:list-style-name="L32">
      <style:text-properties style:text-line-through-style="solid" style:text-line-through-type="single" officeooo:paragraph-rsid="28790934"/>
    </style:style>
    <style:style style:name="P481" style:family="paragraph" style:parent-style-name="Text_20_body" style:list-style-name="L32">
      <style:text-properties style:text-line-through-style="solid" style:text-line-through-type="single" fo:font-style="normal" officeooo:rsid="3f2ae0ed" officeooo:paragraph-rsid="28790934" style:font-style-asian="normal" style:font-style-complex="normal"/>
    </style:style>
    <style:style style:name="P482" style:family="paragraph" style:parent-style-name="Text_20_body" style:list-style-name="L32">
      <style:text-properties style:text-line-through-style="solid" style:text-line-through-type="single" officeooo:rsid="3f2955a1" officeooo:paragraph-rsid="28790934"/>
    </style:style>
    <style:style style:name="P483" style:family="paragraph" style:parent-style-name="Text_20_body" style:list-style-name="L33">
      <style:text-properties style:text-line-through-style="solid" style:text-line-through-type="single" officeooo:rsid="3f2e59a4" officeooo:paragraph-rsid="28790934"/>
    </style:style>
    <style:style style:name="P484" style:family="paragraph" style:parent-style-name="Text_20_body" style:list-style-name="L33">
      <style:text-properties style:text-line-through-style="solid" style:text-line-through-type="single" officeooo:rsid="3f2c1347" officeooo:paragraph-rsid="28790934"/>
    </style:style>
    <style:style style:name="P485" style:family="paragraph" style:parent-style-name="Text_20_body" style:list-style-name="L34">
      <style:text-properties style:text-line-through-style="solid" style:text-line-through-type="single" officeooo:rsid="3988feba" officeooo:paragraph-rsid="28790934"/>
    </style:style>
    <style:style style:name="P486" style:family="paragraph" style:parent-style-name="Text_20_body" style:list-style-name="L35">
      <style:text-properties style:text-line-through-style="solid" style:text-line-through-type="single" fo:font-weight="normal" officeooo:rsid="1f9eac7b" officeooo:paragraph-rsid="28790934" fo:background-color="transparent" style:font-weight-asian="normal" style:font-weight-complex="normal"/>
    </style:style>
    <style:style style:name="P487" style:family="paragraph" style:parent-style-name="Text_20_body" style:list-style-name="L36">
      <style:text-properties style:text-line-through-style="solid" style:text-line-through-type="single" officeooo:rsid="1fa4b8bf" officeooo:paragraph-rsid="28790934"/>
    </style:style>
    <style:style style:name="P488" style:family="paragraph" style:parent-style-name="Text_20_body" style:list-style-name="L36">
      <style:text-properties style:text-line-through-style="solid" style:text-line-through-type="single" officeooo:rsid="1fa59f87" officeooo:paragraph-rsid="28790934"/>
    </style:style>
    <style:style style:name="P489" style:family="paragraph" style:parent-style-name="Text_20_body" style:list-style-name="L36">
      <style:text-properties style:text-line-through-style="solid" style:text-line-through-type="single" officeooo:rsid="1ef8a4eb" officeooo:paragraph-rsid="28790934"/>
    </style:style>
    <style:style style:name="P490" style:family="paragraph" style:parent-style-name="Text_20_body" style:list-style-name="L36">
      <style:text-properties style:text-line-through-style="solid" style:text-line-through-type="single" officeooo:rsid="28420f89" officeooo:paragraph-rsid="28790934"/>
    </style:style>
    <style:style style:name="P491" style:family="paragraph" style:parent-style-name="Text_20_body" style:list-style-name="L36">
      <style:text-properties style:text-line-through-style="solid" style:text-line-through-type="single" officeooo:rsid="1fddbc8a" officeooo:paragraph-rsid="28790934"/>
    </style:style>
    <style:style style:name="P492" style:family="paragraph" style:parent-style-name="Text_20_body" style:list-style-name="L36">
      <style:text-properties style:text-line-through-style="solid" style:text-line-through-type="single" officeooo:rsid="1fb10ae9" officeooo:paragraph-rsid="28790934"/>
    </style:style>
    <style:style style:name="P493" style:family="paragraph" style:parent-style-name="Text_20_body" style:list-style-name="L36">
      <style:text-properties style:text-line-through-style="solid" style:text-line-through-type="single" officeooo:rsid="26785863" officeooo:paragraph-rsid="28790934"/>
    </style:style>
    <style:style style:name="P494" style:family="paragraph" style:parent-style-name="Text_20_body" style:list-style-name="L36">
      <style:text-properties style:text-line-through-style="solid" style:text-line-through-type="single" officeooo:rsid="1fb564f3" officeooo:paragraph-rsid="28790934"/>
    </style:style>
    <style:style style:name="P495" style:family="paragraph" style:parent-style-name="Text_20_body" style:list-style-name="L36">
      <style:text-properties style:text-line-through-style="solid" style:text-line-through-type="single" officeooo:rsid="1fe12da0" officeooo:paragraph-rsid="28790934"/>
    </style:style>
    <style:style style:name="P496" style:family="paragraph" style:parent-style-name="Text_20_body" style:list-style-name="L36">
      <style:text-properties style:text-line-through-style="solid" style:text-line-through-type="single" officeooo:rsid="2713eaed" officeooo:paragraph-rsid="28790934"/>
    </style:style>
    <style:style style:name="P497" style:family="paragraph" style:parent-style-name="Text_20_body" style:list-style-name="L36">
      <style:text-properties style:text-line-through-style="solid" style:text-line-through-type="single" officeooo:rsid="1fe5ba75" officeooo:paragraph-rsid="28790934"/>
    </style:style>
    <style:style style:name="P498" style:family="paragraph" style:parent-style-name="Text_20_body" style:list-style-name="L36">
      <style:text-properties style:text-line-through-style="solid" style:text-line-through-type="single" officeooo:rsid="3c5658dd" officeooo:paragraph-rsid="28790934"/>
    </style:style>
    <style:style style:name="P499" style:family="paragraph" style:parent-style-name="Text_20_body" style:list-style-name="L37">
      <style:text-properties style:text-line-through-style="solid" style:text-line-through-type="single" officeooo:paragraph-rsid="28790934"/>
    </style:style>
    <style:style style:name="P500" style:family="paragraph" style:parent-style-name="Text_20_body" style:list-style-name="L37">
      <style:text-properties style:text-line-through-style="solid" style:text-line-through-type="single" officeooo:rsid="271575e8" officeooo:paragraph-rsid="28790934" fo:background-color="transparent"/>
    </style:style>
    <style:style style:name="P501" style:family="paragraph" style:parent-style-name="Text_20_body" style:list-style-name="L37">
      <style:text-properties style:text-line-through-style="solid" style:text-line-through-type="single" officeooo:rsid="27157765" officeooo:paragraph-rsid="28790934" fo:background-color="transparent"/>
    </style:style>
    <style:style style:name="P502" style:family="paragraph" style:parent-style-name="Text_20_body" style:list-style-name="L37">
      <style:text-properties style:text-line-through-style="solid" style:text-line-through-type="single" officeooo:rsid="268dc65d" officeooo:paragraph-rsid="28790934" fo:background-color="transparent"/>
    </style:style>
    <style:style style:name="P503" style:family="paragraph" style:parent-style-name="Text_20_body" style:list-style-name="L39">
      <style:text-properties style:text-line-through-style="solid" style:text-line-through-type="single" officeooo:rsid="25d1238f" officeooo:paragraph-rsid="28790934" fo:background-color="transparent"/>
    </style:style>
    <style:style style:name="P504" style:family="paragraph" style:parent-style-name="Text_20_body" style:list-style-name="L39">
      <style:text-properties style:text-line-through-style="solid" style:text-line-through-type="single" officeooo:rsid="25cb9d66" officeooo:paragraph-rsid="28790934" fo:background-color="transparent"/>
    </style:style>
    <style:style style:name="P505" style:family="paragraph" style:parent-style-name="Text_20_body" style:list-style-name="L40">
      <style:text-properties style:text-line-through-style="solid" style:text-line-through-type="single" officeooo:rsid="3e34f68b" officeooo:paragraph-rsid="28790934"/>
    </style:style>
    <style:style style:name="P506" style:family="paragraph" style:parent-style-name="Text_20_body" style:list-style-name="L41">
      <style:text-properties style:text-line-through-style="solid" style:text-line-through-type="single" officeooo:rsid="19e5887b" officeooo:paragraph-rsid="28790934"/>
    </style:style>
    <style:style style:name="P507" style:family="paragraph" style:parent-style-name="Text_20_body" style:list-style-name="L44">
      <style:text-properties style:text-line-through-style="solid" style:text-line-through-type="single" officeooo:rsid="26992d29" officeooo:paragraph-rsid="28790934"/>
    </style:style>
    <style:style style:name="P508" style:family="paragraph" style:parent-style-name="Text_20_body" style:list-style-name="L44">
      <style:text-properties style:text-line-through-style="solid" style:text-line-through-type="single" officeooo:rsid="3a9f4035" officeooo:paragraph-rsid="28790934"/>
    </style:style>
    <style:style style:name="P509" style:family="paragraph" style:parent-style-name="Text_20_body" style:list-style-name="L45">
      <style:text-properties style:text-line-through-style="solid" style:text-line-through-type="single" officeooo:rsid="269cbd15" officeooo:paragraph-rsid="28790934"/>
    </style:style>
    <style:style style:name="P510" style:family="paragraph" style:parent-style-name="Text_20_body" style:list-style-name="L45">
      <style:text-properties style:text-line-through-style="solid" style:text-line-through-type="single" officeooo:rsid="3e5a03e9" officeooo:paragraph-rsid="28790934"/>
    </style:style>
    <style:style style:name="P511" style:family="paragraph" style:parent-style-name="Text_20_body" style:list-style-name="L45">
      <style:text-properties style:text-line-through-style="solid" style:text-line-through-type="single" officeooo:rsid="3e731095" officeooo:paragraph-rsid="28790934"/>
    </style:style>
    <style:style style:name="P512" style:family="paragraph" style:parent-style-name="Text_20_body" style:list-style-name="L45">
      <style:text-properties style:text-line-through-style="solid" style:text-line-through-type="single" officeooo:rsid="3c61720d" officeooo:paragraph-rsid="28790934"/>
    </style:style>
    <style:style style:name="P513" style:family="paragraph" style:parent-style-name="Text_20_body" style:list-style-name="L45">
      <style:text-properties style:text-line-through-style="solid" style:text-line-through-type="single" officeooo:rsid="269e503f" officeooo:paragraph-rsid="28790934"/>
    </style:style>
    <style:style style:name="P514" style:family="paragraph" style:parent-style-name="Text_20_body" style:list-style-name="L45">
      <style:text-properties style:text-line-through-style="solid" style:text-line-through-type="single" officeooo:rsid="3d45c93d" officeooo:paragraph-rsid="28790934"/>
    </style:style>
    <style:style style:name="P515" style:family="paragraph" style:parent-style-name="Text_20_body" style:list-style-name="L45">
      <style:text-properties style:text-line-through-style="solid" style:text-line-through-type="single" officeooo:rsid="3d764954" officeooo:paragraph-rsid="28790934"/>
    </style:style>
    <style:style style:name="P516" style:family="paragraph" style:parent-style-name="Text_20_body" style:list-style-name="L45">
      <style:text-properties style:text-line-through-style="solid" style:text-line-through-type="single" officeooo:rsid="2181dc18" officeooo:paragraph-rsid="28790934"/>
    </style:style>
    <style:style style:name="P517" style:family="paragraph" style:parent-style-name="Text_20_body" style:list-style-name="L45">
      <style:text-properties style:text-line-through-style="solid" style:text-line-through-type="single" officeooo:rsid="3d33dbc1" officeooo:paragraph-rsid="28790934"/>
    </style:style>
    <style:style style:name="P518" style:family="paragraph" style:parent-style-name="Text_20_body" style:list-style-name="L46">
      <style:text-properties style:text-line-through-style="solid" style:text-line-through-type="single" officeooo:rsid="27c1a74d" officeooo:paragraph-rsid="28790934"/>
    </style:style>
    <style:style style:name="P519" style:family="paragraph" style:parent-style-name="Text_20_body" style:list-style-name="L47">
      <style:text-properties style:text-line-through-style="solid" style:text-line-through-type="single" fo:language="cs" fo:country="CZ" officeooo:rsid="1a1cdfe0" officeooo:paragraph-rsid="28790934"/>
    </style:style>
    <style:style style:name="P520" style:family="paragraph" style:parent-style-name="Text_20_body" style:list-style-name="L47">
      <style:text-properties style:text-line-through-style="solid" style:text-line-through-type="single" fo:language="cs" fo:country="CZ" officeooo:rsid="1a224a2d" officeooo:paragraph-rsid="28790934"/>
    </style:style>
    <style:style style:name="P521" style:family="paragraph" style:parent-style-name="Text_20_body" style:list-style-name="L48">
      <style:text-properties style:text-line-through-style="solid" style:text-line-through-type="single" officeooo:rsid="3ca79f67" officeooo:paragraph-rsid="28790934"/>
    </style:style>
    <style:style style:name="P522" style:family="paragraph" style:parent-style-name="Text_20_body" style:list-style-name="L49">
      <style:text-properties style:text-line-through-style="solid" style:text-line-through-type="single" officeooo:rsid="3d48b390" officeooo:paragraph-rsid="28790934"/>
    </style:style>
    <style:style style:name="P523" style:family="paragraph" style:parent-style-name="Text_20_body" style:list-style-name="L50">
      <style:text-properties style:text-line-through-style="solid" style:text-line-through-type="single" officeooo:rsid="3e1437d5" officeooo:paragraph-rsid="28790934"/>
    </style:style>
    <style:style style:name="P524" style:family="paragraph" style:parent-style-name="Text_20_body" style:list-style-name="L52">
      <style:text-properties style:text-line-through-style="solid" style:text-line-through-type="single" officeooo:rsid="212834b8" officeooo:paragraph-rsid="287e41ec"/>
    </style:style>
    <style:style style:name="P525" style:family="paragraph" style:parent-style-name="Text_20_body" style:list-style-name="L56">
      <style:text-properties style:text-line-through-style="solid" style:text-line-through-type="single" officeooo:rsid="1ac27fde" officeooo:paragraph-rsid="287e41ec"/>
    </style:style>
    <style:style style:name="P526" style:family="paragraph" style:parent-style-name="Text_20_body" style:list-style-name="L56">
      <style:text-properties style:text-line-through-style="solid" style:text-line-through-type="single" officeooo:rsid="1ac363d4" officeooo:paragraph-rsid="287e41ec"/>
    </style:style>
    <style:style style:name="P527" style:family="paragraph" style:parent-style-name="Text_20_body" style:list-style-name="L32">
      <style:text-properties officeooo:paragraph-rsid="28790934"/>
    </style:style>
    <style:style style:name="P528" style:family="paragraph" style:parent-style-name="Text_20_body" style:list-style-name="L37">
      <style:text-properties officeooo:rsid="27183685" officeooo:paragraph-rsid="28790934" fo:background-color="transparent"/>
    </style:style>
    <style:style style:name="P529" style:family="paragraph" style:parent-style-name="Text_20_body" style:list-style-name="L37">
      <style:text-properties officeooo:rsid="27157765" officeooo:paragraph-rsid="28790934" fo:background-color="transparent"/>
    </style:style>
    <style:style style:name="P530" style:family="paragraph" style:parent-style-name="Text_20_body" style:list-style-name="L38">
      <style:text-properties officeooo:paragraph-rsid="28790934"/>
    </style:style>
    <style:style style:name="P531" style:family="paragraph" style:parent-style-name="Text_20_body" style:list-style-name="L51">
      <style:text-properties officeooo:rsid="3e0307de" officeooo:paragraph-rsid="28790934"/>
    </style:style>
    <style:style style:name="P532" style:family="paragraph" style:parent-style-name="Text_20_body" style:list-style-name="L51">
      <style:text-properties officeooo:rsid="3d0175eb" officeooo:paragraph-rsid="28790934"/>
    </style:style>
    <style:style style:name="P533" style:family="paragraph" style:parent-style-name="Text_20_body" style:list-style-name="L53">
      <style:text-properties officeooo:rsid="176dcc34" officeooo:paragraph-rsid="287e41ec"/>
    </style:style>
    <style:style style:name="P534" style:family="paragraph" style:parent-style-name="Text_20_body" style:list-style-name="L53">
      <style:text-properties officeooo:rsid="1a2b313c" officeooo:paragraph-rsid="287e41ec"/>
    </style:style>
    <style:style style:name="P535" style:family="paragraph" style:parent-style-name="Text_20_body" style:list-style-name="L53">
      <style:text-properties officeooo:rsid="176f2ef9" officeooo:paragraph-rsid="287e41ec"/>
    </style:style>
    <style:style style:name="P536" style:family="paragraph" style:parent-style-name="Text_20_body" style:list-style-name="L54">
      <style:text-properties officeooo:paragraph-rsid="287e41ec"/>
    </style:style>
    <style:style style:name="P537" style:family="paragraph" style:parent-style-name="Text_20_body" style:list-style-name="L55">
      <style:text-properties officeooo:paragraph-rsid="287e41ec"/>
    </style:style>
    <style:style style:name="P538" style:family="paragraph" style:parent-style-name="Text_20_body" style:list-style-name="L57">
      <style:text-properties officeooo:rsid="210667ea" officeooo:paragraph-rsid="2839d294"/>
    </style:style>
    <style:style style:name="P539" style:family="paragraph" style:parent-style-name="Text_20_body" style:list-style-name="L57">
      <style:text-properties officeooo:rsid="17ac7bf8" officeooo:paragraph-rsid="2839d294"/>
    </style:style>
    <style:style style:name="P540" style:family="paragraph" style:parent-style-name="Text_20_body" style:list-style-name="L58">
      <style:text-properties officeooo:paragraph-rsid="2839d294"/>
    </style:style>
    <style:style style:name="P541" style:family="paragraph" style:parent-style-name="Text_20_body" style:list-style-name="L58">
      <style:text-properties officeooo:rsid="210a62bf" officeooo:paragraph-rsid="2839d294"/>
    </style:style>
    <style:style style:name="P542" style:family="paragraph" style:parent-style-name="Text_20_body" style:list-style-name="L59">
      <style:text-properties officeooo:rsid="2107ada6" officeooo:paragraph-rsid="2839d294"/>
    </style:style>
    <style:style style:name="P543" style:family="paragraph" style:parent-style-name="Text_20_body" style:list-style-name="L60">
      <style:text-properties officeooo:rsid="21223c73" officeooo:paragraph-rsid="2839d294"/>
    </style:style>
    <style:style style:name="P544" style:family="paragraph" style:parent-style-name="Text_20_body" style:list-style-name="L60">
      <style:text-properties officeooo:rsid="21240466" officeooo:paragraph-rsid="2839d294"/>
    </style:style>
    <style:style style:name="P545" style:family="paragraph" style:parent-style-name="Text_20_body" style:list-style-name="L62">
      <style:text-properties officeooo:rsid="210ceec1" officeooo:paragraph-rsid="2839d294"/>
    </style:style>
    <style:style style:name="P546" style:family="paragraph" style:parent-style-name="Text_20_body" style:list-style-name="L63">
      <style:text-properties officeooo:rsid="210ceec1" officeooo:paragraph-rsid="2839d294"/>
    </style:style>
    <style:style style:name="P547" style:family="paragraph" style:parent-style-name="Text_20_body" style:list-style-name="L62">
      <style:text-properties officeooo:rsid="1bc52482" officeooo:paragraph-rsid="2839d294"/>
    </style:style>
    <style:style style:name="P548" style:family="paragraph" style:parent-style-name="Text_20_body" style:list-style-name="L64">
      <style:text-properties officeooo:rsid="1bc58a8c" officeooo:paragraph-rsid="2839d294"/>
    </style:style>
    <style:style style:name="P549" style:family="paragraph" style:parent-style-name="Text_20_body">
      <style:text-properties officeooo:rsid="2500ef65" officeooo:paragraph-rsid="288a2ef2"/>
    </style:style>
    <style:style style:name="P550" style:family="paragraph" style:parent-style-name="Text_20_body">
      <style:text-properties fo:font-style="italic" officeooo:rsid="43b2602e" officeooo:paragraph-rsid="288eaeb7" style:font-style-asian="italic" style:font-style-complex="italic"/>
    </style:style>
    <style:style style:name="P551" style:family="paragraph" style:parent-style-name="Text_20_body">
      <style:text-properties officeooo:rsid="4345f66c" officeooo:paragraph-rsid="288eaeb7"/>
    </style:style>
    <style:style style:name="P552" style:family="paragraph" style:parent-style-name="Text_20_body">
      <style:text-properties officeooo:rsid="28550227" officeooo:paragraph-rsid="288eaeb7"/>
    </style:style>
    <style:style style:name="P553" style:family="paragraph" style:parent-style-name="Example" style:list-style-name="L4">
      <style:text-properties officeooo:paragraph-rsid="28441c22"/>
    </style:style>
    <style:style style:name="P554" style:family="paragraph" style:parent-style-name="Example" style:list-style-name="L4">
      <style:text-properties officeooo:paragraph-rsid="2845f1f0"/>
    </style:style>
    <style:style style:name="P555" style:family="paragraph" style:parent-style-name="Example" style:list-style-name="L4">
      <style:text-properties officeooo:rsid="2cc3f8e5" officeooo:paragraph-rsid="28441c22"/>
    </style:style>
    <style:style style:name="P556" style:family="paragraph" style:parent-style-name="Example" style:list-style-name="L4">
      <style:text-properties officeooo:rsid="2cc3f8e5" officeooo:paragraph-rsid="2845f1f0"/>
    </style:style>
    <style:style style:name="P557" style:family="paragraph" style:parent-style-name="Example" style:list-style-name="L24">
      <style:text-properties officeooo:rsid="26ca73a0" officeooo:paragraph-rsid="2877a830"/>
    </style:style>
    <style:style style:name="P558" style:family="paragraph" style:parent-style-name="Example" style:list-style-name="L36">
      <style:text-properties style:text-line-through-style="solid" style:text-line-through-type="single" officeooo:paragraph-rsid="28790934"/>
    </style:style>
    <style:style style:name="P559" style:family="paragraph" style:parent-style-name="Example" style:list-style-name="L36">
      <style:text-properties style:text-line-through-style="solid" style:text-line-through-type="single" officeooo:rsid="26785863" officeooo:paragraph-rsid="28790934"/>
    </style:style>
    <style:style style:name="P560" style:family="paragraph" style:parent-style-name="Example" style:list-style-name="L36">
      <style:text-properties style:text-line-through-style="solid" style:text-line-through-type="single" officeooo:rsid="2713eaed" officeooo:paragraph-rsid="28790934"/>
    </style:style>
    <style:style style:name="P561" style:family="paragraph" style:parent-style-name="Example" style:list-style-name="L36">
      <style:text-properties style:text-line-through-style="solid" style:text-line-through-type="single" officeooo:rsid="3c5658dd" officeooo:paragraph-rsid="28790934"/>
    </style:style>
    <style:style style:name="P562" style:family="paragraph" style:parent-style-name="Example" style:list-style-name="L42">
      <style:text-properties style:text-line-through-style="solid" style:text-line-through-type="single" officeooo:paragraph-rsid="28790934"/>
    </style:style>
    <style:style style:name="P563" style:family="paragraph" style:parent-style-name="Example" style:list-style-name="L43">
      <style:text-properties style:text-line-through-style="solid" style:text-line-through-type="single" officeooo:paragraph-rsid="28790934"/>
    </style:style>
    <style:style style:name="P564" style:family="paragraph" style:parent-style-name="Example" style:list-style-name="L43">
      <style:text-properties style:text-line-through-style="solid" style:text-line-through-type="single" officeooo:rsid="3ce5ec36" officeooo:paragraph-rsid="28790934"/>
    </style:style>
    <style:style style:name="P565" style:family="paragraph" style:parent-style-name="Example" style:list-style-name="L43">
      <style:text-properties officeooo:paragraph-rsid="28790934"/>
    </style:style>
    <style:style style:name="P566" style:family="paragraph" style:parent-style-name="Heading_20_2">
      <style:text-properties officeooo:paragraph-rsid="2842b8b5"/>
    </style:style>
    <style:style style:name="P567" style:family="paragraph" style:parent-style-name="Heading_20_2">
      <style:text-properties officeooo:paragraph-rsid="28441c22"/>
    </style:style>
    <style:style style:name="P568" style:family="paragraph" style:parent-style-name="Heading_20_2">
      <style:text-properties style:text-line-through-style="none" style:text-line-through-type="none" officeooo:rsid="21337cc1" officeooo:paragraph-rsid="2835f669"/>
    </style:style>
    <style:style style:name="P569" style:family="paragraph" style:parent-style-name="Heading_20_2">
      <style:text-properties style:text-line-through-style="none" style:text-line-through-type="none" fo:language="cs" fo:country="CZ" officeooo:rsid="28819680" officeooo:paragraph-rsid="28819680" style:language-asian="cs" style:country-asian="CZ"/>
    </style:style>
    <style:style style:name="P570" style:family="paragraph" style:parent-style-name="Heading_20_2">
      <style:text-properties style:text-line-through-style="none" style:text-line-through-type="none" fo:language="cs" fo:country="CZ" officeooo:rsid="2884a355" officeooo:paragraph-rsid="2884a355" style:language-asian="cs" style:country-asian="CZ"/>
    </style:style>
    <style:style style:name="P571" style:family="paragraph" style:parent-style-name="Heading_20_2">
      <style:text-properties officeooo:rsid="29ac4c0b" officeooo:paragraph-rsid="2832723d"/>
    </style:style>
    <style:style style:name="P572" style:family="paragraph" style:parent-style-name="Heading_20_2">
      <style:text-properties officeooo:rsid="2790ad45" officeooo:paragraph-rsid="2839182a"/>
    </style:style>
    <style:style style:name="P573" style:family="paragraph" style:parent-style-name="Heading_20_2">
      <style:text-properties officeooo:paragraph-rsid="2845f1f0"/>
    </style:style>
    <style:style style:name="P574" style:family="paragraph" style:parent-style-name="Heading_20_2">
      <style:text-properties officeooo:paragraph-rsid="284ac682"/>
    </style:style>
    <style:style style:name="P575" style:family="paragraph" style:parent-style-name="Heading_20_2">
      <style:text-properties officeooo:paragraph-rsid="287e41ec"/>
    </style:style>
    <style:style style:name="P576" style:family="paragraph" style:parent-style-name="Heading_20_2">
      <style:text-properties officeooo:paragraph-rsid="2839d294"/>
    </style:style>
    <style:style style:name="P577" style:family="paragraph" style:parent-style-name="Heading_20_5">
      <style:text-properties officeooo:paragraph-rsid="2853f203"/>
    </style:style>
    <style:style style:name="P578" style:family="paragraph" style:parent-style-name="Heading_20_4">
      <style:text-properties style:text-line-through-style="solid" style:text-line-through-type="single"/>
    </style:style>
    <style:style style:name="P579" style:family="paragraph" style:parent-style-name="Heading_20_4">
      <style:text-properties style:text-line-through-style="solid" style:text-line-through-type="single" officeooo:paragraph-rsid="28809e70"/>
    </style:style>
    <style:style style:name="P580" style:family="paragraph" style:parent-style-name="Heading_20_4">
      <style:text-properties style:text-line-through-style="solid" style:text-line-through-type="single" officeooo:paragraph-rsid="2880f84e"/>
    </style:style>
    <style:style style:name="P581" style:family="paragraph" style:parent-style-name="Heading_20_4">
      <style:text-properties style:text-line-through-style="solid" style:text-line-through-type="single" officeooo:rsid="42dc0309" officeooo:paragraph-rsid="288af912"/>
    </style:style>
    <style:style style:name="P582" style:family="paragraph" style:parent-style-name="Heading_20_4">
      <style:text-properties style:text-line-through-style="solid" style:text-line-through-type="single" officeooo:paragraph-rsid="288c613a"/>
    </style:style>
    <style:style style:name="P583" style:family="paragraph" style:parent-style-name="Heading_20_4">
      <style:text-properties style:text-line-through-style="solid" style:text-line-through-type="single" officeooo:paragraph-rsid="28832a07"/>
    </style:style>
    <style:style style:name="P584" style:family="paragraph" style:parent-style-name="Heading_20_4">
      <style:text-properties style:text-line-through-style="solid" style:text-line-through-type="single" officeooo:paragraph-rsid="28790934"/>
    </style:style>
    <style:style style:name="P585" style:family="paragraph" style:parent-style-name="Heading_20_4">
      <style:text-properties style:text-line-through-style="solid" style:text-line-through-type="single" officeooo:rsid="3f3840e8" officeooo:paragraph-rsid="28790934"/>
    </style:style>
    <style:style style:name="P586" style:family="paragraph" style:parent-style-name="Heading_20_4">
      <style:text-properties style:text-line-through-style="solid" style:text-line-through-type="single" officeooo:rsid="3d7fb4e9" officeooo:paragraph-rsid="28790934"/>
    </style:style>
    <style:style style:name="P587" style:family="paragraph" style:parent-style-name="Heading_20_4">
      <style:text-properties style:text-line-through-style="solid" style:text-line-through-type="single" officeooo:rsid="3e51e211" officeooo:paragraph-rsid="28790934"/>
    </style:style>
    <style:style style:name="P588" style:family="paragraph" style:parent-style-name="Heading_20_4">
      <style:text-properties style:text-line-through-style="solid" style:text-line-through-type="single" officeooo:paragraph-rsid="287e41ec"/>
    </style:style>
    <style:style style:name="P589" style:family="paragraph" style:parent-style-name="Heading_20_4">
      <style:text-properties officeooo:rsid="42f691eb" officeooo:paragraph-rsid="2888d10a"/>
    </style:style>
    <style:style style:name="P590" style:family="paragraph" style:parent-style-name="Heading_20_4">
      <style:text-properties officeooo:paragraph-rsid="288a2ef2"/>
    </style:style>
    <style:style style:name="P591" style:family="paragraph" style:parent-style-name="Heading_20_4">
      <style:text-properties officeooo:paragraph-rsid="288e1dc6"/>
    </style:style>
    <style:style style:name="P592" style:family="paragraph" style:parent-style-name="Heading_20_4">
      <style:text-properties officeooo:paragraph-rsid="285088b8"/>
    </style:style>
    <style:style style:name="P593" style:family="paragraph" style:parent-style-name="Heading_20_4">
      <style:text-properties officeooo:paragraph-rsid="2880029a"/>
    </style:style>
    <style:style style:name="P594" style:family="paragraph" style:parent-style-name="Heading_20_4">
      <style:text-properties officeooo:rsid="3e6335cd" officeooo:paragraph-rsid="28741e5f"/>
    </style:style>
    <style:style style:name="P595" style:family="paragraph" style:parent-style-name="Heading_20_4">
      <style:text-properties officeooo:paragraph-rsid="287469bc"/>
    </style:style>
    <style:style style:name="P596" style:family="paragraph" style:parent-style-name="Heading_20_4">
      <style:text-properties officeooo:paragraph-rsid="28760481"/>
    </style:style>
    <style:style style:name="P597" style:family="paragraph" style:parent-style-name="Heading_20_4">
      <style:text-properties officeooo:rsid="3f08eabc" officeooo:paragraph-rsid="28711dfa"/>
    </style:style>
    <style:style style:name="P598" style:family="paragraph" style:parent-style-name="Heading_20_4">
      <style:text-properties officeooo:paragraph-rsid="28711dfa"/>
    </style:style>
    <style:style style:name="P599" style:family="paragraph" style:parent-style-name="Heading_20_4">
      <style:text-properties officeooo:rsid="3e8dfe3a" officeooo:paragraph-rsid="28711dfa"/>
    </style:style>
    <style:style style:name="P600" style:family="paragraph" style:parent-style-name="Heading_20_4">
      <style:text-properties officeooo:paragraph-rsid="2877a830"/>
    </style:style>
    <style:style style:name="P601" style:family="paragraph" style:parent-style-name="Heading_20_4">
      <style:text-properties officeooo:paragraph-rsid="285a8f5b"/>
    </style:style>
    <style:style style:name="P602" style:family="paragraph" style:parent-style-name="Heading_20_4">
      <style:text-properties officeooo:paragraph-rsid="287e41ec"/>
    </style:style>
    <style:style style:name="P603" style:family="paragraph" style:parent-style-name="Heading_20_4">
      <style:text-properties officeooo:rsid="43569c8b" officeooo:paragraph-rsid="288eaeb7"/>
    </style:style>
    <style:style style:name="P604" style:family="paragraph" style:parent-style-name="Heading_20_3">
      <style:text-properties officeooo:paragraph-rsid="283d61dd"/>
    </style:style>
    <style:style style:name="P605" style:family="paragraph" style:parent-style-name="Heading_20_3">
      <style:text-properties officeooo:rsid="333dcbcc" officeooo:paragraph-rsid="283f4213"/>
    </style:style>
    <style:style style:name="P606" style:family="paragraph" style:parent-style-name="Heading_20_3">
      <style:text-properties officeooo:paragraph-rsid="24fcec3c"/>
    </style:style>
    <style:style style:name="P607" style:family="paragraph" style:parent-style-name="Heading_20_3">
      <style:text-properties officeooo:paragraph-rsid="24fb15e5"/>
    </style:style>
    <style:style style:name="P608" style:family="paragraph" style:parent-style-name="Heading_20_3">
      <style:text-properties style:text-line-through-style="none" style:text-line-through-type="none" officeooo:rsid="24ab19e0" officeooo:paragraph-rsid="2841f50c"/>
    </style:style>
    <style:style style:name="P609" style:family="paragraph" style:parent-style-name="Heading_20_3">
      <style:text-properties style:text-line-through-style="none" style:text-line-through-type="none" officeooo:rsid="28175705" officeooo:paragraph-rsid="28542966" fo:background-color="transparent"/>
    </style:style>
    <style:style style:name="P610" style:family="paragraph" style:parent-style-name="Heading_20_3">
      <style:text-properties officeooo:paragraph-rsid="28462b2d"/>
    </style:style>
    <style:style style:name="P611" style:family="paragraph" style:parent-style-name="Heading_20_3">
      <style:text-properties officeooo:paragraph-rsid="2835f669"/>
    </style:style>
    <style:style style:name="P612" style:family="paragraph" style:parent-style-name="Heading_20_3">
      <style:text-properties officeooo:paragraph-rsid="284c8bae"/>
    </style:style>
    <style:style style:name="P613" style:family="paragraph" style:parent-style-name="Heading_20_3">
      <style:text-properties officeooo:paragraph-rsid="2845f1f0"/>
    </style:style>
    <style:style style:name="P614" style:family="paragraph" style:parent-style-name="Heading_20_3">
      <style:text-properties officeooo:paragraph-rsid="284ac682"/>
    </style:style>
    <style:style style:name="P615" style:family="paragraph" style:parent-style-name="Heading_20_3">
      <style:text-properties officeooo:paragraph-rsid="284f6086"/>
    </style:style>
    <style:style style:name="P616" style:family="paragraph" style:parent-style-name="Heading_20_3">
      <style:text-properties officeooo:paragraph-rsid="287d7381"/>
    </style:style>
    <style:style style:name="P617" style:family="paragraph" style:parent-style-name="Heading_20_3">
      <style:text-properties officeooo:paragraph-rsid="28711dfa"/>
    </style:style>
    <style:style style:name="P618" style:family="paragraph" style:parent-style-name="Heading_20_3">
      <style:text-properties officeooo:rsid="25e1b87e" officeooo:paragraph-rsid="2877a830"/>
    </style:style>
    <style:style style:name="P619" style:family="paragraph" style:parent-style-name="Heading_20_3">
      <style:text-properties officeooo:rsid="3d0b9803" officeooo:paragraph-rsid="285349eb"/>
    </style:style>
    <style:style style:name="P620" style:family="paragraph" style:parent-style-name="Heading_20_3">
      <style:text-properties officeooo:paragraph-rsid="28515af4"/>
    </style:style>
    <style:style style:name="P621" style:family="paragraph" style:parent-style-name="Heading_20_3">
      <style:text-properties officeooo:paragraph-rsid="285229a3"/>
    </style:style>
    <style:style style:name="P622" style:family="paragraph" style:parent-style-name="Heading_20_3">
      <style:text-properties officeooo:rsid="3d4e1d48" officeooo:paragraph-rsid="2854c7dc"/>
    </style:style>
    <style:style style:name="P623" style:family="paragraph" style:parent-style-name="Heading_20_3">
      <style:text-properties officeooo:paragraph-rsid="28564d17"/>
    </style:style>
    <style:style style:name="P624" style:family="paragraph" style:parent-style-name="Heading_20_3">
      <style:text-properties officeooo:paragraph-rsid="28574c21"/>
    </style:style>
    <style:style style:name="P625" style:family="paragraph" style:parent-style-name="Heading_20_3">
      <style:text-properties officeooo:paragraph-rsid="2858e25b"/>
    </style:style>
    <style:style style:name="P626" style:family="paragraph" style:parent-style-name="Heading_20_3">
      <style:text-properties officeooo:paragraph-rsid="28585c0e"/>
    </style:style>
    <style:style style:name="P627" style:family="paragraph" style:parent-style-name="Heading_20_3">
      <style:text-properties officeooo:paragraph-rsid="287ada76"/>
    </style:style>
    <style:style style:name="P628" style:family="paragraph" style:parent-style-name="Heading_20_3">
      <style:text-properties officeooo:rsid="1cd61472" officeooo:paragraph-rsid="28790934"/>
    </style:style>
    <style:style style:name="P629" style:family="paragraph" style:parent-style-name="Heading_20_3">
      <style:text-properties style:text-line-through-style="solid" style:text-line-through-type="single" officeooo:paragraph-rsid="28790934"/>
    </style:style>
    <style:style style:name="P630" style:family="paragraph" style:parent-style-name="Heading_20_3">
      <style:text-properties style:text-line-through-style="solid" style:text-line-through-type="single" officeooo:rsid="3bbb7915" officeooo:paragraph-rsid="28790934"/>
    </style:style>
    <style:style style:name="P631" style:family="paragraph" style:parent-style-name="Heading_20_3">
      <style:text-properties style:text-line-through-style="solid" style:text-line-through-type="single" officeooo:rsid="3e34f68b" officeooo:paragraph-rsid="28790934"/>
    </style:style>
    <style:style style:name="P632" style:family="paragraph" style:parent-style-name="Heading_20_3">
      <style:text-properties style:text-line-through-style="solid" style:text-line-through-type="single" officeooo:rsid="3d5c058b" officeooo:paragraph-rsid="28790934"/>
    </style:style>
    <style:style style:name="P633" style:family="paragraph" style:parent-style-name="Heading_20_3">
      <style:text-properties style:text-line-through-style="solid" style:text-line-through-type="single" officeooo:rsid="3d4e1d48" officeooo:paragraph-rsid="28790934"/>
    </style:style>
    <style:style style:name="P634" style:family="paragraph" style:parent-style-name="Heading_20_3">
      <style:text-properties style:text-line-through-style="solid" style:text-line-through-type="single" officeooo:rsid="3d1dd884" officeooo:paragraph-rsid="28790934"/>
    </style:style>
    <style:style style:name="P635" style:family="paragraph" style:parent-style-name="Heading_20_3">
      <style:text-properties style:text-line-through-style="solid" style:text-line-through-type="single" officeooo:rsid="3d350cdb" officeooo:paragraph-rsid="28790934"/>
    </style:style>
    <style:style style:name="P636" style:family="paragraph" style:parent-style-name="Heading_20_3">
      <style:text-properties style:text-line-through-style="solid" style:text-line-through-type="single" officeooo:paragraph-rsid="287e41ec"/>
    </style:style>
    <style:style style:name="P637" style:family="paragraph" style:parent-style-name="Heading_20_3">
      <style:text-properties officeooo:paragraph-rsid="28790934"/>
    </style:style>
    <style:style style:name="P638" style:family="paragraph" style:parent-style-name="Heading_20_3">
      <style:text-properties officeooo:paragraph-rsid="287e41ec"/>
    </style:style>
    <style:style style:name="P639" style:family="paragraph" style:parent-style-name="Heading_20_3">
      <style:text-properties officeooo:paragraph-rsid="2839d294"/>
    </style:style>
    <style:style style:name="P640" style:family="paragraph" style:parent-style-name="Heading_20_1">
      <style:text-properties officeooo:rsid="283d61dd" officeooo:paragraph-rsid="283d61dd"/>
    </style:style>
    <style:style style:name="P641" style:family="paragraph" style:parent-style-name="Heading_20_1">
      <style:text-properties officeooo:paragraph-rsid="24fb15e5"/>
    </style:style>
    <style:style style:name="P642" style:family="paragraph" style:parent-style-name="Heading_20_1">
      <style:text-properties style:text-line-through-style="none" style:text-line-through-type="none" officeooo:rsid="24ab19e0" officeooo:paragraph-rsid="2832723d"/>
    </style:style>
    <style:style style:name="P643" style:family="paragraph" style:parent-style-name="Heading_20_1">
      <style:text-properties officeooo:rsid="284de867" officeooo:paragraph-rsid="284de867"/>
    </style:style>
    <style:style style:name="P644" style:family="paragraph" style:parent-style-name="Heading_20_1">
      <style:text-properties officeooo:rsid="2fe23513" officeooo:paragraph-rsid="2839182a"/>
    </style:style>
    <style:style style:name="P645" style:family="paragraph" style:parent-style-name="Heading_20_1">
      <style:text-properties officeooo:rsid="28515af4" officeooo:paragraph-rsid="28515af4"/>
    </style:style>
    <style:style style:name="P646" style:family="paragraph" style:parent-style-name="Heading_20_1" style:master-page-name="Standard">
      <style:paragraph-properties style:page-number="auto"/>
      <style:text-properties officeooo:rsid="24ffc69a" officeooo:paragraph-rsid="2833d0e0"/>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fo:background-color="transparent" loext:char-shading-value="0" style:font-style-asian="italic" style:font-style-complex="italic"/>
    </style:style>
    <style:style style:name="T37" style:family="text">
      <style:text-properties style:text-line-through-style="none" style:text-line-through-type="none" fo:font-style="italic" officeooo:rsid="3d58d886" fo:background-color="transparent" loext:char-shading-value="0" style:font-style-asian="italic" style:font-style-complex="italic"/>
    </style:style>
    <style:style style:name="T38" style:family="text">
      <style:text-properties style:text-line-through-style="none" style:text-line-through-type="none" fo:font-style="italic" officeooo:rsid="28542966" fo:background-color="transparent" loext:char-shading-value="0" style:font-style-asian="italic" style:font-style-complex="italic"/>
    </style:style>
    <style:style style:name="T39" style:family="text">
      <style:text-properties style:text-line-through-style="none" style:text-line-through-type="none" fo:font-style="italic" officeooo:rsid="3dcad630" fo:background-color="transparent" loext:char-shading-value="0" style:font-style-asian="italic" style:font-style-complex="italic"/>
    </style:style>
    <style:style style:name="T40" style:family="text">
      <style:text-properties style:text-line-through-style="none" style:text-line-through-type="none" fo:font-style="italic" officeooo:rsid="3de01683" fo:background-color="transparent" loext:char-shading-value="0" style:font-style-asian="italic" style:font-style-complex="italic"/>
    </style:style>
    <style:style style:name="T41" style:family="text">
      <style:text-properties style:text-line-through-style="none" style:text-line-through-type="none" fo:font-style="italic" officeooo:rsid="3dce3982" fo:background-color="transparent" loext:char-shading-value="0" style:font-style-asian="italic" style:font-style-complex="italic"/>
    </style:style>
    <style:style style:name="T42"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43"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44" style:family="text">
      <style:text-properties style:text-line-through-style="none" style:text-line-through-type="none" fo:font-style="normal" style:font-style-asian="normal" style:font-style-complex="normal"/>
    </style:style>
    <style:style style:name="T45" style:family="text">
      <style:text-properties style:text-line-through-style="none" style:text-line-through-type="none" fo:font-style="normal" officeooo:rsid="1bc71b76" style:font-style-asian="normal" style:font-style-complex="normal"/>
    </style:style>
    <style:style style:name="T46" style:family="text">
      <style:text-properties style:text-line-through-style="none" style:text-line-through-type="none" fo:font-style="normal" officeooo:rsid="1bc7b9d2" style:font-style-asian="normal" style:font-style-complex="normal"/>
    </style:style>
    <style:style style:name="T47" style:family="text">
      <style:text-properties style:text-line-through-style="none" style:text-line-through-type="none" fo:font-style="normal" officeooo:rsid="3e5cf2c5" style:font-style-asian="normal" style:font-style-complex="normal"/>
    </style:style>
    <style:style style:name="T48" style:family="text">
      <style:text-properties style:text-line-through-style="none" style:text-line-through-type="none" fo:font-style="normal" officeooo:rsid="3f25df45" style:font-style-asian="normal" style:font-style-complex="normal"/>
    </style:style>
    <style:style style:name="T49" style:family="text">
      <style:text-properties style:text-line-through-style="none" style:text-line-through-type="none" fo:font-style="normal" officeooo:rsid="3e8646a2" style:font-style-asian="normal" style:font-style-complex="normal"/>
    </style:style>
    <style:style style:name="T50" style:family="text">
      <style:text-properties style:text-line-through-style="none" style:text-line-through-type="none" fo:font-style="normal" officeooo:rsid="3ea8cdd2" style:font-style-asian="normal" style:font-style-complex="normal"/>
    </style:style>
    <style:style style:name="T51" style:family="text">
      <style:text-properties style:text-line-through-style="none" style:text-line-through-type="none" fo:font-style="normal" officeooo:rsid="3ea523a7" style:font-style-asian="normal" style:font-style-complex="normal"/>
    </style:style>
    <style:style style:name="T52" style:family="text">
      <style:text-properties style:text-line-through-style="none" style:text-line-through-type="none" fo:font-style="normal" officeooo:rsid="3e64df08" style:font-style-asian="normal" style:font-style-complex="normal"/>
    </style:style>
    <style:style style:name="T53" style:family="text">
      <style:text-properties style:text-line-through-style="none" style:text-line-through-type="none" fo:font-style="normal" officeooo:rsid="3b812b3f" style:font-style-asian="normal" style:font-style-complex="normal"/>
    </style:style>
    <style:style style:name="T54" style:family="text">
      <style:text-properties style:text-line-through-style="none" style:text-line-through-type="none" fo:font-style="normal" officeooo:rsid="3b82d607" style:font-style-asian="normal" style:font-style-complex="normal"/>
    </style:style>
    <style:style style:name="T55" style:family="text">
      <style:text-properties style:text-line-through-style="none" style:text-line-through-type="none" fo:font-style="normal" officeooo:rsid="3d9863e4" style:font-style-asian="normal" style:font-style-complex="normal"/>
    </style:style>
    <style:style style:name="T56" style:family="text">
      <style:text-properties style:text-line-through-style="none" style:text-line-through-type="none" fo:font-style="normal" officeooo:rsid="3b6dd9c0" style:font-style-asian="normal" style:font-style-complex="normal"/>
    </style:style>
    <style:style style:name="T57" style:family="text">
      <style:text-properties style:text-line-through-style="none" style:text-line-through-type="none" fo:font-style="normal" fo:background-color="transparent" loext:char-shading-value="0" style:font-style-asian="normal" style:font-style-complex="normal"/>
    </style:style>
    <style:style style:name="T58" style:family="text">
      <style:text-properties style:text-line-through-style="none" style:text-line-through-type="none" fo:font-style="normal" officeooo:rsid="3dbe9073" fo:background-color="transparent" loext:char-shading-value="0" style:font-style-asian="normal" style:font-style-complex="normal"/>
    </style:style>
    <style:style style:name="T59" style:family="text">
      <style:text-properties style:text-line-through-style="none" style:text-line-through-type="none" fo:font-style="normal" officeooo:rsid="3dbdb302" fo:background-color="transparent" loext:char-shading-value="0" style:font-style-asian="normal" style:font-style-complex="normal"/>
    </style:style>
    <style:style style:name="T60" style:family="text">
      <style:text-properties style:text-line-through-style="none" style:text-line-through-type="none" fo:font-style="normal" officeooo:rsid="3d58d886" fo:background-color="transparent" loext:char-shading-value="0" style:font-style-asian="normal" style:font-style-complex="normal"/>
    </style:style>
    <style:style style:name="T61" style:family="text">
      <style:text-properties style:text-line-through-style="none" style:text-line-through-type="none" fo:font-style="normal" officeooo:rsid="3de01683" fo:background-color="transparent" loext:char-shading-value="0" style:font-style-asian="normal" style:font-style-complex="normal"/>
    </style:style>
    <style:style style:name="T62" style:family="text">
      <style:text-properties style:text-line-through-style="none" style:text-line-through-type="none" fo:font-style="normal" officeooo:rsid="3de1a345" fo:background-color="transparent" loext:char-shading-value="0" style:font-style-asian="normal" style:font-style-complex="normal"/>
    </style:style>
    <style:style style:name="T63" style:family="text">
      <style:text-properties style:text-line-through-style="none" style:text-line-through-type="none" fo:font-style="normal" officeooo:rsid="3de55cb2" fo:background-color="transparent" loext:char-shading-value="0" style:font-style-asian="normal" style:font-style-complex="normal"/>
    </style:style>
    <style:style style:name="T64" style:family="text">
      <style:text-properties style:text-line-through-style="none" style:text-line-through-type="none" fo:font-style="normal" officeooo:rsid="3de1aab8" fo:background-color="transparent" loext:char-shading-value="0" style:font-style-asian="normal" style:font-style-complex="normal"/>
    </style:style>
    <style:style style:name="T65" style:family="text">
      <style:text-properties style:text-line-through-style="none" style:text-line-through-type="none" fo:font-style="normal" officeooo:rsid="3de3a450" fo:background-color="transparent" loext:char-shading-value="0" style:font-style-asian="normal" style:font-style-complex="normal"/>
    </style:style>
    <style:style style:name="T66"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67"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68" style:family="text">
      <style:text-properties style:text-line-through-style="none" style:text-line-through-type="none" officeooo:rsid="333e2b6d"/>
    </style:style>
    <style:style style:name="T69" style:family="text">
      <style:text-properties style:text-line-through-style="none" style:text-line-through-type="none" officeooo:rsid="29f5d46f"/>
    </style:style>
    <style:style style:name="T70" style:family="text">
      <style:text-properties style:text-line-through-style="none" style:text-line-through-type="none" officeooo:rsid="3343e171"/>
    </style:style>
    <style:style style:name="T71" style:family="text">
      <style:text-properties style:text-line-through-style="none" style:text-line-through-type="none" officeooo:rsid="33570924"/>
    </style:style>
    <style:style style:name="T72" style:family="text">
      <style:text-properties style:text-line-through-style="none" style:text-line-through-type="none" officeooo:rsid="334697e0"/>
    </style:style>
    <style:style style:name="T73" style:family="text">
      <style:text-properties style:text-line-through-style="none" style:text-line-through-type="none" officeooo:rsid="333ce027"/>
    </style:style>
    <style:style style:name="T74" style:family="text">
      <style:text-properties style:text-line-through-style="none" style:text-line-through-type="none" officeooo:rsid="333c213b"/>
    </style:style>
    <style:style style:name="T75" style:family="text">
      <style:text-properties style:text-line-through-style="none" style:text-line-through-type="none" officeooo:rsid="33606e1f"/>
    </style:style>
    <style:style style:name="T76" style:family="text">
      <style:text-properties style:text-line-through-style="none" style:text-line-through-type="none" officeooo:rsid="3341ef22"/>
    </style:style>
    <style:style style:name="T77" style:family="text">
      <style:text-properties style:text-line-through-style="none" style:text-line-through-type="none" officeooo:rsid="333dcbcc"/>
    </style:style>
    <style:style style:name="T78" style:family="text">
      <style:text-properties style:text-line-through-style="none" style:text-line-through-type="none" officeooo:rsid="35a8db73"/>
    </style:style>
    <style:style style:name="T79" style:family="text">
      <style:text-properties style:text-line-through-style="none" style:text-line-through-type="none" officeooo:rsid="35c7a71e"/>
    </style:style>
    <style:style style:name="T80" style:family="text">
      <style:text-properties style:text-line-through-style="none" style:text-line-through-type="none" officeooo:rsid="35ac690a"/>
    </style:style>
    <style:style style:name="T81" style:family="text">
      <style:text-properties style:text-line-through-style="none" style:text-line-through-type="none" officeooo:rsid="35aa4add"/>
    </style:style>
    <style:style style:name="T82" style:family="text">
      <style:text-properties style:text-line-through-style="none" style:text-line-through-type="none" officeooo:rsid="35ad9545"/>
    </style:style>
    <style:style style:name="T83" style:family="text">
      <style:text-properties style:text-line-through-style="none" style:text-line-through-type="none" officeooo:rsid="35af0cc9"/>
    </style:style>
    <style:style style:name="T84" style:family="text">
      <style:text-properties style:text-line-through-style="none" style:text-line-through-type="none" officeooo:rsid="35c754b5"/>
    </style:style>
    <style:style style:name="T85" style:family="text">
      <style:text-properties style:text-line-through-style="none" style:text-line-through-type="none" fo:language="en" fo:country="US" officeooo:rsid="2b40571e"/>
    </style:style>
    <style:style style:name="T86"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87" style:family="text">
      <style:text-properties style:text-line-through-style="none" style:text-line-through-type="none" fo:language="cs" fo:country="CZ"/>
    </style:style>
    <style:style style:name="T88" style:family="text">
      <style:text-properties style:text-line-through-style="none" style:text-line-through-type="none" fo:language="cs" fo:country="CZ" officeooo:rsid="2b40571e"/>
    </style:style>
    <style:style style:name="T89" style:family="text">
      <style:text-properties style:text-line-through-style="none" style:text-line-through-type="none" fo:language="cs" fo:country="CZ" fo:font-weight="normal"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94"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95"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96"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7"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98"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99" style:family="text">
      <style:text-properties style:text-line-through-style="none" style:text-line-through-type="none" fo:language="cs" fo:country="CZ" officeooo:rsid="2f8d996f"/>
    </style:style>
    <style:style style:name="T100" style:family="text">
      <style:text-properties style:text-line-through-style="none" style:text-line-through-type="none" fo:language="cs" fo:country="CZ" officeooo:rsid="37467245"/>
    </style:style>
    <style:style style:name="T101" style:family="text">
      <style:text-properties style:text-line-through-style="none" style:text-line-through-type="none" officeooo:rsid="2a7bfaa0"/>
    </style:style>
    <style:style style:name="T102" style:family="text">
      <style:text-properties style:text-line-through-style="none" style:text-line-through-type="none" officeooo:rsid="2c8b55f1"/>
    </style:style>
    <style:style style:name="T103" style:family="text">
      <style:text-properties style:text-line-through-style="none" style:text-line-through-type="none" officeooo:rsid="36aae15e"/>
    </style:style>
    <style:style style:name="T104" style:family="text">
      <style:text-properties style:text-line-through-style="none" style:text-line-through-type="none" officeooo:rsid="2f1b9e31"/>
    </style:style>
    <style:style style:name="T105" style:family="text">
      <style:text-properties style:text-line-through-style="none" style:text-line-through-type="none" officeooo:rsid="2ecd1c5c"/>
    </style:style>
    <style:style style:name="T106" style:family="text">
      <style:text-properties style:text-line-through-style="none" style:text-line-through-type="none" officeooo:rsid="2ecd3352"/>
    </style:style>
    <style:style style:name="T107" style:family="text">
      <style:text-properties style:text-line-through-style="none" style:text-line-through-type="none" officeooo:rsid="28515af4"/>
    </style:style>
    <style:style style:name="T108" style:family="text">
      <style:text-properties style:text-line-through-style="none" style:text-line-through-type="none" fo:background-color="transparent" loext:char-shading-value="0"/>
    </style:style>
    <style:style style:name="T109" style:family="text">
      <style:text-properties style:text-line-through-style="none" style:text-line-through-type="none" officeooo:rsid="28542966" fo:background-color="transparent" loext:char-shading-value="0"/>
    </style:style>
    <style:style style:name="T110" style:family="text">
      <style:text-properties style:text-line-through-style="none" style:text-line-through-type="none" officeooo:rsid="3cfcd430" fo:background-color="transparent" loext:char-shading-value="0"/>
    </style:style>
    <style:style style:name="T111" style:family="text">
      <style:text-properties style:text-line-through-style="none" style:text-line-through-type="none" officeooo:rsid="3cfb1ef6" fo:background-color="transparent" loext:char-shading-value="0"/>
    </style:style>
    <style:style style:name="T112" style:family="text">
      <style:text-properties style:text-line-through-style="none" style:text-line-through-type="none" officeooo:rsid="3ccd28bc" fo:background-color="transparent" loext:char-shading-value="0"/>
    </style:style>
    <style:style style:name="T113" style:family="text">
      <style:text-properties style:text-line-through-style="none" style:text-line-through-type="none" officeooo:rsid="3cc4e990" fo:background-color="transparent" loext:char-shading-value="0"/>
    </style:style>
    <style:style style:name="T114" style:family="text">
      <style:text-properties style:text-line-through-style="none" style:text-line-through-type="none" officeooo:rsid="3d58d886" fo:background-color="transparent" loext:char-shading-value="0"/>
    </style:style>
    <style:style style:name="T115" style:family="text">
      <style:text-properties style:text-line-through-style="none" style:text-line-through-type="none" officeooo:rsid="3dbfe268" fo:background-color="transparent" loext:char-shading-value="0"/>
    </style:style>
    <style:style style:name="T116" style:family="text">
      <style:text-properties style:text-line-through-style="none" style:text-line-through-type="none" officeooo:rsid="3d50d147" fo:background-color="transparent" loext:char-shading-value="0"/>
    </style:style>
    <style:style style:name="T117" style:family="text">
      <style:text-properties style:text-line-through-style="none" style:text-line-through-type="none" officeooo:rsid="3d54dba5" fo:background-color="transparent" loext:char-shading-value="0"/>
    </style:style>
    <style:style style:name="T118" style:family="text">
      <style:text-properties style:text-line-through-style="none" style:text-line-through-type="none" officeooo:rsid="3d536465" fo:background-color="transparent" loext:char-shading-value="0"/>
    </style:style>
    <style:style style:name="T119" style:family="text">
      <style:text-properties style:text-line-through-style="none" style:text-line-through-type="none" officeooo:rsid="3dbd3c47" fo:background-color="transparent" loext:char-shading-value="0"/>
    </style:style>
    <style:style style:name="T120" style:family="text">
      <style:text-properties style:text-line-through-style="none" style:text-line-through-type="none" officeooo:rsid="3d547df7" fo:background-color="transparent" loext:char-shading-value="0"/>
    </style:style>
    <style:style style:name="T121" style:family="text">
      <style:text-properties style:text-line-through-style="none" style:text-line-through-type="none" officeooo:rsid="3dbdb302" fo:background-color="transparent" loext:char-shading-value="0"/>
    </style:style>
    <style:style style:name="T122" style:family="text">
      <style:text-properties style:text-line-through-style="none" style:text-line-through-type="none" officeooo:rsid="3dbe9073" fo:background-color="transparent" loext:char-shading-value="0"/>
    </style:style>
    <style:style style:name="T123" style:family="text">
      <style:text-properties style:text-line-through-style="none" style:text-line-through-type="none" officeooo:rsid="3ddd7fa6" fo:background-color="transparent" loext:char-shading-value="0"/>
    </style:style>
    <style:style style:name="T124" style:family="text">
      <style:text-properties style:text-line-through-style="none" style:text-line-through-type="none" officeooo:rsid="3dcad630" fo:background-color="transparent" loext:char-shading-value="0"/>
    </style:style>
    <style:style style:name="T125" style:family="text">
      <style:text-properties style:text-line-through-style="none" style:text-line-through-type="none" officeooo:rsid="3de01683" fo:background-color="transparent" loext:char-shading-value="0"/>
    </style:style>
    <style:style style:name="T126" style:family="text">
      <style:text-properties style:text-line-through-style="none" style:text-line-through-type="none" officeooo:rsid="3ddbeb9f" fo:background-color="transparent" loext:char-shading-value="0"/>
    </style:style>
    <style:style style:name="T127" style:family="text">
      <style:text-properties style:text-line-through-style="none" style:text-line-through-type="none" officeooo:rsid="3d5693bf" fo:background-color="transparent" loext:char-shading-value="0"/>
    </style:style>
    <style:style style:name="T128" style:family="text">
      <style:text-properties style:text-line-through-style="none" style:text-line-through-type="none" officeooo:rsid="3dce3982" fo:background-color="transparent" loext:char-shading-value="0"/>
    </style:style>
    <style:style style:name="T129" style:family="text">
      <style:text-properties style:text-line-through-style="none" style:text-line-through-type="none" officeooo:rsid="28113e50" fo:background-color="transparent" loext:char-shading-value="0"/>
    </style:style>
    <style:style style:name="T130" style:family="text">
      <style:text-properties style:text-line-through-style="none" style:text-line-through-type="none" officeooo:rsid="3ca31e09"/>
    </style:style>
    <style:style style:name="T131" style:family="text">
      <style:text-properties style:text-line-through-style="none" style:text-line-through-type="none" officeooo:rsid="272051e0"/>
    </style:style>
    <style:style style:name="T132" style:family="text">
      <style:text-properties style:text-line-through-style="none" style:text-line-through-type="none" officeooo:rsid="2128d94f"/>
    </style:style>
    <style:style style:name="T133" style:family="text">
      <style:text-properties style:text-line-through-style="none" style:text-line-through-type="none" fo:font-size="9.5pt" fo:letter-spacing="0.009cm" fo:language="cs" fo:country="CZ" style:font-size-asian="9.5pt" style:language-asian="cs" style:country-asian="CZ"/>
    </style:style>
    <style:style style:name="T134" style:family="text">
      <style:text-properties style:text-line-through-style="none" style:text-line-through-type="none" fo:font-size="9.5pt" fo:letter-spacing="0.009cm" fo:language="cs" fo:country="CZ" officeooo:rsid="43480eff" style:font-size-asian="9.5pt" style:language-asian="cs" style:country-asian="CZ"/>
    </style:style>
    <style:style style:name="T135" style:family="text">
      <style:text-properties style:text-line-through-style="none" style:text-line-through-type="none" fo:font-size="9.5pt" fo:letter-spacing="0.009cm" fo:language="cs" fo:country="CZ" officeooo:rsid="2885965c" style:font-size-asian="9.5pt" style:language-asian="cs" style:country-asian="CZ"/>
    </style:style>
    <style:style style:name="T136" style:family="text">
      <style:text-properties style:text-line-through-style="none" style:text-line-through-type="none" fo:font-size="9.5pt" fo:letter-spacing="0.009cm" fo:language="cs" fo:country="CZ" officeooo:rsid="251d440f" style:font-size-asian="9.5pt" style:language-asian="cs" style:country-asian="CZ"/>
    </style:style>
    <style:style style:name="T137" style:family="text">
      <style:text-properties style:text-line-through-style="none" style:text-line-through-type="none" fo:font-size="9.5pt" fo:letter-spacing="0.009cm" fo:language="cs" fo:country="CZ" officeooo:rsid="2503d268" style:font-size-asian="9.5pt" style:language-asian="cs" style:country-asian="CZ"/>
    </style:style>
    <style:style style:name="T138" style:family="text">
      <style:text-properties style:text-line-through-style="none" style:text-line-through-type="none" fo:font-size="9.5pt" fo:letter-spacing="0.009cm" fo:language="cs" fo:country="CZ" officeooo:rsid="25047196" style:font-size-asian="9.5pt" style:language-asian="cs" style:country-asian="CZ"/>
    </style:style>
    <style:style style:name="T139" style:family="text">
      <style:text-properties style:text-line-through-style="none" style:text-line-through-type="none" fo:font-size="9.5pt" fo:letter-spacing="0.009cm" fo:language="cs" fo:country="CZ" officeooo:rsid="25085263" style:font-size-asian="9.5pt" style:language-asian="cs" style:country-asian="CZ"/>
    </style:style>
    <style:style style:name="T140" style:family="text">
      <style:text-properties style:text-line-through-style="none" style:text-line-through-type="none" fo:font-size="9.5pt" fo:letter-spacing="0.009cm" fo:language="cs" fo:country="CZ" officeooo:rsid="250854d9" style:font-size-asian="9.5pt" style:language-asian="cs" style:country-asian="CZ"/>
    </style:style>
    <style:style style:name="T141" style:family="text">
      <style:text-properties style:text-line-through-style="none" style:text-line-through-type="none" fo:font-size="9.5pt" fo:letter-spacing="0.009cm" fo:language="cs" fo:country="CZ" officeooo:rsid="251cc7bb" style:font-size-asian="9.5pt" style:language-asian="cs" style:country-asian="CZ"/>
    </style:style>
    <style:style style:name="T142" style:family="text">
      <style:text-properties style:text-line-through-style="none" style:text-line-through-type="none" fo:font-size="9.5pt" fo:letter-spacing="0.009cm" fo:language="cs" fo:country="CZ" fo:font-style="italic" officeooo:rsid="251d440f" style:font-size-asian="9.5pt" style:language-asian="cs" style:country-asian="CZ" style:font-style-asian="italic" style:font-style-complex="italic"/>
    </style:style>
    <style:style style:name="T143" style:family="text">
      <style:text-properties style:text-line-through-style="none" style:text-line-through-type="none" fo:font-size="9.5pt" fo:letter-spacing="0.009cm" fo:language="cs" fo:country="CZ" fo:font-style="italic" officeooo:rsid="251cc7bb" style:font-size-asian="9.5pt" style:language-asian="cs" style:country-asian="CZ" style:font-style-asian="italic" style:font-style-complex="italic"/>
    </style:style>
    <style:style style:name="T144"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145"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46"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47"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48"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49"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50" style:family="text">
      <style:text-properties style:text-line-through-style="none" style:text-line-through-type="none" fo:font-size="9.5pt" fo:letter-spacing="0.009cm" fo:language="cs" fo:country="CZ" style:text-underline-style="none" fo:font-weight="normal" officeooo:rsid="43b42693" style:font-size-asian="9.5pt" style:language-asian="cs" style:country-asian="CZ" style:font-weight-asian="normal" style:font-weight-complex="normal"/>
    </style:style>
    <style:style style:name="T151"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52"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153"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54"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55"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56" style:family="text">
      <style:text-properties style:text-line-through-style="none" style:text-line-through-type="none" fo:font-size="9.5pt" fo:letter-spacing="0.009cm" fo:language="cs" fo:country="CZ" style:text-underline-style="none" fo:font-weight="normal" officeooo:rsid="4359768d" style:font-size-asian="9.5pt" style:language-asian="cs" style:country-asian="CZ" style:font-weight-asian="normal" style:font-weight-complex="normal"/>
    </style:style>
    <style:style style:name="T157" style:family="text">
      <style:text-properties style:text-line-through-style="none" style:text-line-through-type="none" fo:font-size="9.5pt" fo:letter-spacing="0.009cm" fo:language="cs" fo:country="CZ" style:text-underline-style="none" fo:font-weight="normal" officeooo:rsid="44483eb9" style:font-size-asian="9.5pt" style:language-asian="cs" style:country-asian="CZ" style:font-weight-asian="normal" style:font-weight-complex="normal"/>
    </style:style>
    <style:style style:name="T158" style:family="text">
      <style:text-properties style:text-line-through-style="none" style:text-line-through-type="none" fo:font-size="9.5pt" fo:letter-spacing="0.009cm" fo:language="cs" fo:country="CZ" style:text-underline-style="none" fo:font-weight="normal" officeooo:rsid="4363a99c" style:font-size-asian="9.5pt" style:language-asian="cs" style:country-asian="CZ" style:font-weight-asian="normal" style:font-weight-complex="normal"/>
    </style:style>
    <style:style style:name="T159" style:family="text">
      <style:text-properties style:text-line-through-style="none" style:text-line-through-type="none" fo:font-size="9.5pt" fo:letter-spacing="0.009cm" fo:language="cs" fo:country="CZ" style:text-underline-style="none" fo:font-weight="normal" officeooo:rsid="428739c8" style:font-size-asian="9.5pt" style:language-asian="cs" style:country-asian="CZ" style:font-weight-asian="normal" style:font-weight-complex="normal"/>
    </style:style>
    <style:style style:name="T160" style:family="text">
      <style:text-properties style:text-line-through-style="none" style:text-line-through-type="none" fo:font-size="9.5pt" fo:letter-spacing="0.009cm" fo:language="cs" fo:country="CZ" style:text-underline-style="none" fo:font-weight="normal" officeooo:rsid="42940d00" style:font-size-asian="9.5pt" style:language-asian="cs" style:country-asian="CZ" style:font-weight-asian="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64" style:family="text">
      <style:text-properties officeooo:rsid="24bdff38"/>
    </style:style>
    <style:style style:name="T165" style:family="text">
      <style:text-properties officeooo:rsid="2c0d886c"/>
    </style:style>
    <style:style style:name="T166" style:family="text">
      <style:text-properties officeooo:rsid="2ba81448"/>
    </style:style>
    <style:style style:name="T167" style:family="text">
      <style:text-properties officeooo:rsid="29b56b55"/>
    </style:style>
    <style:style style:name="T168" style:family="text">
      <style:text-properties officeooo:rsid="2baaa168"/>
    </style:style>
    <style:style style:name="T169" style:family="text">
      <style:text-properties officeooo:rsid="2b620bd6"/>
    </style:style>
    <style:style style:name="T170" style:family="text">
      <style:text-properties officeooo:rsid="2c94d299"/>
    </style:style>
    <style:style style:name="T171" style:family="text">
      <style:text-properties officeooo:rsid="2835131d"/>
    </style:style>
    <style:style style:name="T172" style:family="text">
      <style:text-properties officeooo:rsid="234722bb"/>
    </style:style>
    <style:style style:name="T173" style:family="text">
      <style:text-properties fo:font-style="italic" style:font-style-asian="italic" style:font-style-complex="italic"/>
    </style:style>
    <style:style style:name="T174" style:family="text">
      <style:text-properties fo:font-style="italic" officeooo:rsid="17b00c43" style:font-style-asian="italic" style:font-style-complex="italic"/>
    </style:style>
    <style:style style:name="T175" style:family="text">
      <style:text-properties fo:font-style="italic" officeooo:rsid="2111f746" style:font-style-asian="italic" style:font-style-complex="italic"/>
    </style:style>
    <style:style style:name="T176" style:family="text">
      <style:text-properties fo:font-style="italic" officeooo:rsid="17b424d6" style:font-style-asian="italic" style:font-style-complex="italic"/>
    </style:style>
    <style:style style:name="T177" style:family="text">
      <style:text-properties fo:font-style="italic" officeooo:rsid="210d8ae5" style:font-style-asian="italic" style:font-style-complex="italic"/>
    </style:style>
    <style:style style:name="T178" style:family="text">
      <style:text-properties fo:font-style="italic" officeooo:rsid="210b2273" style:font-style-asian="italic" style:font-style-complex="italic"/>
    </style:style>
    <style:style style:name="T179" style:family="text">
      <style:text-properties fo:font-style="italic" officeooo:rsid="2ed1526a" style:font-style-asian="italic" style:font-style-complex="italic"/>
    </style:style>
    <style:style style:name="T180" style:family="text">
      <style:text-properties fo:font-style="italic" officeooo:rsid="2f35f906" style:font-style-asian="italic" style:font-style-complex="italic"/>
    </style:style>
    <style:style style:name="T181" style:family="text">
      <style:text-properties fo:font-style="italic" officeooo:rsid="2ddf6d9b" style:font-style-asian="italic" style:font-style-complex="italic"/>
    </style:style>
    <style:style style:name="T182" style:family="text">
      <style:text-properties fo:font-style="italic" officeooo:rsid="3ba5979c" style:font-style-asian="italic" style:font-style-complex="italic"/>
    </style:style>
    <style:style style:name="T183" style:family="text">
      <style:text-properties fo:font-style="italic" officeooo:rsid="3bb49071" style:font-style-asian="italic" style:font-style-complex="italic"/>
    </style:style>
    <style:style style:name="T184" style:family="text">
      <style:text-properties fo:font-style="italic" officeooo:rsid="3bb3708a" style:font-style-asian="italic" style:font-style-complex="italic"/>
    </style:style>
    <style:style style:name="T185" style:family="text">
      <style:text-properties fo:font-style="italic" officeooo:rsid="3bb27a0b" style:font-style-asian="italic" style:font-style-complex="italic"/>
    </style:style>
    <style:style style:name="T186" style:family="text">
      <style:text-properties fo:font-style="italic" officeooo:rsid="3dcad630" style:font-style-asian="italic" style:font-style-complex="italic"/>
    </style:style>
    <style:style style:name="T187" style:family="text">
      <style:text-properties fo:font-style="italic" officeooo:rsid="3ddd7fa6" style:font-style-asian="italic" style:font-style-complex="italic"/>
    </style:style>
    <style:style style:name="T188" style:family="text">
      <style:text-properties fo:font-style="italic" officeooo:rsid="3f08eabc" style:font-style-asian="italic" style:font-style-complex="italic"/>
    </style:style>
    <style:style style:name="T189" style:family="text">
      <style:text-properties fo:font-style="italic" officeooo:rsid="3f0f0aea" style:font-style-asian="italic" style:font-style-complex="italic"/>
    </style:style>
    <style:style style:name="T190" style:family="text">
      <style:text-properties fo:font-style="italic" officeooo:rsid="3b650830" style:font-style-asian="italic" style:font-style-complex="italic"/>
    </style:style>
    <style:style style:name="T191" style:family="text">
      <style:text-properties fo:font-style="italic" officeooo:rsid="3b66f81a" style:font-style-asian="italic" style:font-style-complex="italic"/>
    </style:style>
    <style:style style:name="T192" style:family="text">
      <style:text-properties fo:font-style="italic" officeooo:rsid="3b670f2d" style:font-style-asian="italic" style:font-style-complex="italic"/>
    </style:style>
    <style:style style:name="T193" style:family="text">
      <style:text-properties fo:font-style="italic" officeooo:rsid="265e265c" style:font-style-asian="italic" style:font-style-complex="italic"/>
    </style:style>
    <style:style style:name="T194" style:family="text">
      <style:text-properties fo:font-style="italic" officeooo:rsid="2619167c" style:font-style-asian="italic" style:font-style-complex="italic"/>
    </style:style>
    <style:style style:name="T195" style:family="text">
      <style:text-properties fo:font-style="italic" officeooo:rsid="26270f32" style:font-style-asian="italic" style:font-style-complex="italic"/>
    </style:style>
    <style:style style:name="T196" style:family="text">
      <style:text-properties fo:font-style="italic" officeooo:rsid="3eb5997b" style:font-style-asian="italic" style:font-style-complex="italic"/>
    </style:style>
    <style:style style:name="T197" style:family="text">
      <style:text-properties fo:font-style="italic" officeooo:rsid="3f19aaaa" style:font-style-asian="italic" style:font-style-complex="italic"/>
    </style:style>
    <style:style style:name="T198" style:family="text">
      <style:text-properties fo:font-style="italic" officeooo:rsid="3f2c1347" style:font-style-asian="italic" style:font-style-complex="italic"/>
    </style:style>
    <style:style style:name="T199" style:family="text">
      <style:text-properties fo:font-style="italic" officeooo:rsid="3f1db19d" style:font-style-asian="italic" style:font-style-complex="italic"/>
    </style:style>
    <style:style style:name="T200" style:family="text">
      <style:text-properties fo:font-style="italic" officeooo:rsid="3b6dd9c0" style:font-style-asian="italic" style:font-style-complex="italic"/>
    </style:style>
    <style:style style:name="T201" style:family="text">
      <style:text-properties fo:font-style="italic" officeooo:rsid="3d9377ea" style:font-style-asian="italic" style:font-style-complex="italic"/>
    </style:style>
    <style:style style:name="T202" style:family="text">
      <style:text-properties fo:font-style="italic" officeooo:rsid="1cd8d774" style:font-style-asian="italic" style:font-style-complex="italic"/>
    </style:style>
    <style:style style:name="T203" style:family="text">
      <style:text-properties fo:font-style="italic" officeooo:rsid="2603a14f" style:font-style-asian="italic" style:font-style-complex="italic"/>
    </style:style>
    <style:style style:name="T204" style:family="text">
      <style:text-properties fo:font-style="italic" officeooo:rsid="39639755" style:font-style-asian="italic" style:font-style-complex="italic"/>
    </style:style>
    <style:style style:name="T205" style:family="text">
      <style:text-properties fo:font-style="italic" officeooo:rsid="3f331eab" style:font-style-asian="italic" style:font-style-complex="italic"/>
    </style:style>
    <style:style style:name="T206" style:family="text">
      <style:text-properties fo:font-style="italic" officeooo:rsid="3f3840e8" style:font-style-asian="italic" style:font-style-complex="italic"/>
    </style:style>
    <style:style style:name="T207" style:family="text">
      <style:text-properties fo:font-style="italic" officeooo:rsid="3b7bf76d" style:font-style-asian="italic" style:font-style-complex="italic"/>
    </style:style>
    <style:style style:name="T208" style:family="text">
      <style:text-properties fo:font-style="italic" officeooo:rsid="3b785e2f" style:font-style-asian="italic" style:font-style-complex="italic"/>
    </style:style>
    <style:style style:name="T209" style:family="text">
      <style:text-properties fo:font-style="italic" officeooo:rsid="3b78d813" style:font-style-asian="italic" style:font-style-complex="italic"/>
    </style:style>
    <style:style style:name="T210" style:family="text">
      <style:text-properties fo:font-style="italic" officeooo:rsid="3f3a2234" style:font-style-asian="italic" style:font-style-complex="italic"/>
    </style:style>
    <style:style style:name="T211" style:family="text">
      <style:text-properties fo:font-style="italic" officeooo:rsid="3b855195" style:font-style-asian="italic" style:font-style-complex="italic"/>
    </style:style>
    <style:style style:name="T212" style:family="text">
      <style:text-properties fo:font-style="italic" officeooo:rsid="39a48878" style:font-style-asian="italic" style:font-style-complex="italic"/>
    </style:style>
    <style:style style:name="T213" style:family="text">
      <style:text-properties fo:font-style="italic" officeooo:rsid="3c0f11d2" style:font-style-asian="italic" style:font-style-complex="italic"/>
    </style:style>
    <style:style style:name="T214" style:family="text">
      <style:text-properties fo:font-style="italic" officeooo:rsid="3bffcabb" style:font-style-asian="italic" style:font-style-complex="italic"/>
    </style:style>
    <style:style style:name="T215" style:family="text">
      <style:text-properties fo:font-style="italic" officeooo:rsid="3bed2d2d" style:font-style-asian="italic" style:font-style-complex="italic"/>
    </style:style>
    <style:style style:name="T216" style:family="text">
      <style:text-properties fo:font-style="italic" officeooo:rsid="3c0164d7" style:font-style-asian="italic" style:font-style-complex="italic"/>
    </style:style>
    <style:style style:name="T217" style:family="text">
      <style:text-properties fo:font-style="italic" officeooo:rsid="25e5fd83" style:font-style-asian="italic" style:font-style-complex="italic"/>
    </style:style>
    <style:style style:name="T218" style:family="text">
      <style:text-properties fo:font-style="italic" officeooo:rsid="3bb0c1ce" style:font-style-asian="italic" style:font-style-complex="italic"/>
    </style:style>
    <style:style style:name="T219" style:family="text">
      <style:text-properties fo:font-style="italic" officeooo:rsid="3bc6b1d4" style:font-style-asian="italic" style:font-style-complex="italic"/>
    </style:style>
    <style:style style:name="T220" style:family="text">
      <style:text-properties fo:font-style="italic" officeooo:rsid="2684f7d7" style:font-style-asian="italic" style:font-style-complex="italic"/>
    </style:style>
    <style:style style:name="T221" style:family="text">
      <style:text-properties fo:font-style="italic" officeooo:rsid="2683345e" style:font-style-asian="italic" style:font-style-complex="italic"/>
    </style:style>
    <style:style style:name="T222" style:family="text">
      <style:text-properties fo:font-style="italic" officeooo:rsid="3cfed208" style:font-style-asian="italic" style:font-style-complex="italic"/>
    </style:style>
    <style:style style:name="T223" style:family="text">
      <style:text-properties fo:font-style="italic" officeooo:rsid="3bcf4542" style:font-style-asian="italic" style:font-style-complex="italic"/>
    </style:style>
    <style:style style:name="T224" style:family="text">
      <style:text-properties fo:font-style="italic" officeooo:rsid="275149cc" style:font-style-asian="italic" style:font-style-complex="italic"/>
    </style:style>
    <style:style style:name="T225" style:family="text">
      <style:text-properties fo:font-style="italic" officeooo:rsid="3bd0929b" style:font-style-asian="italic" style:font-style-complex="italic"/>
    </style:style>
    <style:style style:name="T226" style:family="text">
      <style:text-properties fo:font-style="italic" officeooo:rsid="3cda7b4c" style:font-style-asian="italic" style:font-style-complex="italic"/>
    </style:style>
    <style:style style:name="T227" style:family="text">
      <style:text-properties fo:font-style="italic" officeooo:rsid="3ea00737" style:font-style-asian="italic" style:font-style-complex="italic"/>
    </style:style>
    <style:style style:name="T228" style:family="text">
      <style:text-properties fo:font-style="italic" officeooo:rsid="3dfb0353" style:font-style-asian="italic" style:font-style-complex="italic"/>
    </style:style>
    <style:style style:name="T229" style:family="text">
      <style:text-properties fo:font-style="italic" officeooo:rsid="3ca79f67" style:font-style-asian="italic" style:font-style-complex="italic"/>
    </style:style>
    <style:style style:name="T230" style:family="text">
      <style:text-properties fo:font-style="italic" officeooo:rsid="3d48b390" style:font-style-asian="italic" style:font-style-complex="italic"/>
    </style:style>
    <style:style style:name="T231" style:family="text">
      <style:text-properties fo:font-style="italic" officeooo:rsid="3caad3ba" style:font-style-asian="italic" style:font-style-complex="italic"/>
    </style:style>
    <style:style style:name="T232" style:family="text">
      <style:text-properties fo:font-style="italic" officeooo:rsid="3e0307de" style:font-style-asian="italic" style:font-style-complex="italic"/>
    </style:style>
    <style:style style:name="T233" style:family="text">
      <style:text-properties fo:font-style="italic" officeooo:rsid="3fece03e" style:font-style-asian="italic" style:font-style-complex="italic"/>
    </style:style>
    <style:style style:name="T234" style:family="text">
      <style:text-properties fo:font-style="italic" officeooo:rsid="3c37376a" style:font-style-asian="italic" style:font-style-complex="italic"/>
    </style:style>
    <style:style style:name="T235" style:family="text">
      <style:text-properties fo:font-style="italic" officeooo:rsid="281b7f63" style:font-style-asian="italic" style:font-style-complex="italic"/>
    </style:style>
    <style:style style:name="T236" style:family="text">
      <style:text-properties fo:font-style="italic" officeooo:rsid="176cb349" style:font-style-asian="italic" style:font-style-complex="italic"/>
    </style:style>
    <style:style style:name="T237" style:family="text">
      <style:text-properties fo:font-style="italic" officeooo:rsid="1a2b313c" style:font-style-asian="italic" style:font-style-complex="italic"/>
    </style:style>
    <style:style style:name="T238" style:family="text">
      <style:text-properties fo:font-style="italic" officeooo:rsid="1ac04dff" style:font-style-asian="italic" style:font-style-complex="italic"/>
    </style:style>
    <style:style style:name="T239" style:family="text">
      <style:text-properties fo:font-style="italic" officeooo:rsid="20889469" style:font-style-asian="italic" style:font-style-complex="italic"/>
    </style:style>
    <style:style style:name="T240" style:family="text">
      <style:text-properties fo:font-style="italic" officeooo:rsid="20a19e91" style:font-style-asian="italic" style:font-style-complex="italic"/>
    </style:style>
    <style:style style:name="T241" style:family="text">
      <style:text-properties fo:font-style="italic" officeooo:rsid="4381f37f" style:font-style-asian="italic" style:font-style-complex="italic"/>
    </style:style>
    <style:style style:name="T242" style:family="text">
      <style:text-properties fo:font-style="italic" officeooo:rsid="288af912" style:font-style-asian="italic" style:font-style-complex="italic"/>
    </style:style>
    <style:style style:name="T243" style:family="text">
      <style:text-properties fo:font-style="italic" fo:font-weight="normal" style:font-style-asian="italic" style:font-weight-asian="normal" style:font-style-complex="italic" style:font-weight-complex="normal"/>
    </style:style>
    <style:style style:name="T244" style:family="text">
      <style:text-properties fo:font-style="italic" fo:font-weight="normal" officeooo:rsid="2def83ce" style:font-style-asian="italic" style:font-weight-asian="normal" style:font-style-complex="italic" style:font-weight-complex="normal"/>
    </style:style>
    <style:style style:name="T245" style:family="text">
      <style:text-properties fo:font-style="italic" fo:font-weight="normal" officeooo:rsid="2de2908b" style:font-style-asian="italic" style:font-weight-asian="normal" style:font-style-complex="italic" style:font-weight-complex="normal"/>
    </style:style>
    <style:style style:name="T246" style:family="text">
      <style:text-properties fo:font-style="italic" fo:background-color="transparent" loext:char-shading-value="0" style:font-style-asian="italic" style:font-style-complex="italic"/>
    </style:style>
    <style:style style:name="T247" style:family="text">
      <style:text-properties fo:font-style="italic" officeooo:rsid="28113e50" fo:background-color="transparent" loext:char-shading-value="0" style:font-style-asian="italic" style:font-style-complex="italic"/>
    </style:style>
    <style:style style:name="T248" style:family="text">
      <style:text-properties fo:font-style="italic" officeooo:rsid="3e67a789" fo:background-color="transparent" loext:char-shading-value="0" style:font-style-asian="italic" style:font-style-complex="italic"/>
    </style:style>
    <style:style style:name="T249" style:family="text">
      <style:text-properties fo:font-style="italic" officeooo:rsid="28542966" fo:background-color="transparent" loext:char-shading-value="0" style:font-style-asian="italic" style:font-style-complex="italic"/>
    </style:style>
    <style:style style:name="T250" style:family="text">
      <style:text-properties fo:font-style="italic" officeooo:rsid="275149cc" fo:background-color="transparent" loext:char-shading-value="0" style:font-style-asian="italic" style:font-style-complex="italic"/>
    </style:style>
    <style:style style:name="T251" style:family="text">
      <style:text-properties fo:font-style="italic" officeooo:rsid="3bd7d974" fo:background-color="transparent" loext:char-shading-value="0" style:font-style-asian="italic" style:font-style-complex="italic"/>
    </style:style>
    <style:style style:name="T252" style:family="text">
      <style:text-properties fo:font-style="italic" officeooo:rsid="217d02ee" fo:background-color="transparent" loext:char-shading-value="0" style:font-style-asian="italic" style:font-style-complex="italic"/>
    </style:style>
    <style:style style:name="T253" style:family="text">
      <style:text-properties fo:font-style="italic" officeooo:rsid="3a84f753" fo:background-color="transparent" loext:char-shading-value="0" style:font-style-asian="italic" style:font-style-complex="italic"/>
    </style:style>
    <style:style style:name="T254" style:family="text">
      <style:text-properties fo:font-style="italic" officeooo:rsid="3be2b472" fo:background-color="transparent" loext:char-shading-value="0" style:font-style-asian="italic" style:font-style-complex="italic"/>
    </style:style>
    <style:style style:name="T255" style:family="text">
      <style:text-properties fo:font-style="italic" officeooo:rsid="274e343c" fo:background-color="transparent" loext:char-shading-value="0" style:font-style-asian="italic" style:font-style-complex="italic"/>
    </style:style>
    <style:style style:name="T256" style:family="text">
      <style:text-properties fo:font-style="italic" officeooo:rsid="3de01683" fo:background-color="transparent" loext:char-shading-value="0" style:font-style-asian="italic" style:font-style-complex="italic"/>
    </style:style>
    <style:style style:name="T257" style:family="text">
      <style:text-properties fo:font-style="italic" officeooo:rsid="3dce3982" fo:background-color="transparent" loext:char-shading-value="0" style:font-style-asian="italic" style:font-style-complex="italic"/>
    </style:style>
    <style:style style:name="T258" style:family="text">
      <style:text-properties fo:font-style="italic" officeooo:rsid="3def6177" fo:background-color="transparent" loext:char-shading-value="0" style:font-style-asian="italic" style:font-style-complex="italic"/>
    </style:style>
    <style:style style:name="T259" style:family="text">
      <style:text-properties fo:font-style="italic" style:language-asian="cs" style:country-asian="CZ" style:font-style-asian="italic" style:font-style-complex="italic"/>
    </style:style>
    <style:style style:name="T260" style:family="text">
      <style:text-properties officeooo:rsid="23484d0e"/>
    </style:style>
    <style:style style:name="T261" style:family="text">
      <style:text-properties officeooo:rsid="2134d3bf"/>
    </style:style>
    <style:style style:name="T262" style:family="text">
      <style:text-properties officeooo:rsid="28b58987"/>
    </style:style>
    <style:style style:name="T263" style:family="text">
      <style:text-properties officeooo:rsid="221e3299"/>
    </style:style>
    <style:style style:name="T264" style:family="text">
      <style:text-properties officeooo:rsid="2112f312"/>
    </style:style>
    <style:style style:name="T265" style:family="text">
      <style:text-properties officeooo:rsid="28d5621f"/>
    </style:style>
    <style:style style:name="T266" style:family="text">
      <style:text-properties officeooo:rsid="28d89d7c"/>
    </style:style>
    <style:style style:name="T267" style:family="text">
      <style:text-properties officeooo:rsid="28d912bd"/>
    </style:style>
    <style:style style:name="T268" style:family="text">
      <style:text-properties fo:font-weight="bold" style:font-weight-asian="bold" style:font-weight-complex="bold"/>
    </style:style>
    <style:style style:name="T269" style:family="text">
      <style:text-properties fo:font-weight="bold" officeooo:rsid="2f9c1d25" style:font-weight-asian="bold" style:font-weight-complex="bold"/>
    </style:style>
    <style:style style:name="T270" style:family="text">
      <style:text-properties fo:font-weight="bold" officeooo:rsid="2de0ec95" style:font-weight-asian="bold" style:font-weight-complex="bold"/>
    </style:style>
    <style:style style:name="T271" style:family="text">
      <style:text-properties fo:font-weight="bold" officeooo:rsid="2f224864" style:font-weight-asian="bold" style:font-weight-complex="bold"/>
    </style:style>
    <style:style style:name="T272" style:family="text">
      <style:text-properties fo:font-weight="bold" officeooo:rsid="37485ba6" style:font-weight-asian="bold" style:font-weight-complex="bold"/>
    </style:style>
    <style:style style:name="T273" style:family="text">
      <style:text-properties fo:font-weight="bold" officeooo:rsid="285349eb" style:font-weight-asian="bold" style:font-weight-complex="bold"/>
    </style:style>
    <style:style style:name="T274" style:family="text">
      <style:text-properties fo:font-weight="bold" officeooo:rsid="2805168e" style:font-weight-asian="bold" style:font-weight-complex="bold"/>
    </style:style>
    <style:style style:name="T275" style:family="text">
      <style:text-properties fo:font-weight="bold" officeooo:rsid="3f08eabc" style:font-weight-asian="bold" style:font-weight-complex="bold"/>
    </style:style>
    <style:style style:name="T276" style:family="text">
      <style:text-properties fo:font-weight="bold" officeooo:rsid="26f112c4" style:font-weight-asian="bold" style:font-weight-complex="bold"/>
    </style:style>
    <style:style style:name="T277" style:family="text">
      <style:text-properties fo:font-weight="bold" officeooo:rsid="3d65febd" style:font-weight-asian="bold" style:font-weight-complex="bold"/>
    </style:style>
    <style:style style:name="T278" style:family="text">
      <style:text-properties fo:font-weight="bold" officeooo:rsid="3e15d31b" style:font-weight-asian="bold" style:font-weight-complex="bold"/>
    </style:style>
    <style:style style:name="T279" style:family="text">
      <style:text-properties fo:font-weight="bold" officeooo:rsid="27c86e38" style:font-weight-asian="bold" style:font-weight-complex="bold"/>
    </style:style>
    <style:style style:name="T280" style:family="text">
      <style:text-properties fo:font-weight="bold" officeooo:rsid="2799384d" style:font-weight-asian="bold" style:font-weight-complex="bold"/>
    </style:style>
    <style:style style:name="T281" style:family="text">
      <style:text-properties fo:font-weight="bold" officeooo:rsid="247cebc3" style:font-weight-asian="bold" style:font-weight-complex="bold"/>
    </style:style>
    <style:style style:name="T282" style:family="text">
      <style:text-properties fo:font-weight="bold" fo:background-color="transparent" loext:char-shading-value="0" style:font-weight-asian="bold" style:font-weight-complex="bold"/>
    </style:style>
    <style:style style:name="T283" style:family="text">
      <style:text-properties fo:font-weight="bold" officeooo:rsid="280d8053" fo:background-color="transparent" loext:char-shading-value="0" style:font-weight-asian="bold" style:font-weight-complex="bold"/>
    </style:style>
    <style:style style:name="T284" style:family="text">
      <style:text-properties fo:font-weight="bold" officeooo:rsid="3d4d0785" fo:background-color="transparent" loext:char-shading-value="0" style:font-weight-asian="bold" style:font-weight-complex="bold"/>
    </style:style>
    <style:style style:name="T285" style:family="text">
      <style:text-properties fo:font-weight="bold" officeooo:rsid="3cc4e990" fo:background-color="transparent" loext:char-shading-value="0" style:font-weight-asian="bold" style:font-weight-complex="bold"/>
    </style:style>
    <style:style style:name="T286" style:family="text">
      <style:text-properties fo:font-weight="bold" officeooo:rsid="3ddbeb9f" fo:background-color="transparent" loext:char-shading-value="0" style:font-weight-asian="bold" style:font-weight-complex="bold"/>
    </style:style>
    <style:style style:name="T287" style:family="text">
      <style:text-properties fo:font-weight="bold" officeooo:rsid="3def6177" fo:background-color="transparent" loext:char-shading-value="0" style:font-weight-asian="bold" style:font-weight-complex="bold"/>
    </style:style>
    <style:style style:name="T288" style:family="text">
      <style:text-properties fo:font-weight="bold" style:language-asian="cs" style:country-asian="CZ" style:font-weight-asian="bold" style:font-weight-complex="bold"/>
    </style:style>
    <style:style style:name="T289" style:family="text">
      <style:text-properties fo:language="en" fo:country="US"/>
    </style:style>
    <style:style style:name="T290" style:family="text">
      <style:text-properties fo:language="en" fo:country="US" officeooo:rsid="2ba3538f"/>
    </style:style>
    <style:style style:name="T291" style:family="text">
      <style:text-properties fo:language="en" fo:country="US" fo:font-weight="bold" officeooo:rsid="28acefdc" style:language-asian="cs" style:country-asian="CZ" style:font-weight-asian="bold" style:font-weight-complex="bold"/>
    </style:style>
    <style:style style:name="T292" style:family="text">
      <style:text-properties fo:language="en" fo:country="US" fo:font-weight="normal" officeooo:rsid="28acefdc" style:language-asian="cs" style:country-asian="CZ" style:font-weight-asian="normal" style:font-weight-complex="normal"/>
    </style:style>
    <style:style style:name="T293" style:family="text">
      <style:text-properties fo:language="en" fo:country="US" officeooo:rsid="36b0544e"/>
    </style:style>
    <style:style style:name="T294" style:family="text">
      <style:text-properties fo:language="en" fo:country="US" fo:font-style="normal" fo:font-weight="normal" officeooo:rsid="2de2908b" style:font-style-asian="normal" style:font-weight-asian="normal" style:font-style-complex="normal" style:font-weight-complex="normal"/>
    </style:style>
    <style:style style:name="T295" style:family="text">
      <style:text-properties fo:language="en" fo:country="US" fo:font-style="normal" fo:font-weight="normal" officeooo:rsid="2fb51893" style:font-style-asian="normal" style:font-weight-asian="normal" style:font-style-complex="normal" style:font-weight-complex="normal"/>
    </style:style>
    <style:style style:name="T296" style:family="text">
      <style:text-properties fo:language="en" fo:country="US" fo:font-style="normal" fo:font-weight="normal" officeooo:rsid="2fa5fa8c" style:font-style-asian="normal" style:font-weight-asian="normal" style:font-style-complex="normal" style:font-weight-complex="normal"/>
    </style:style>
    <style:style style:name="T297" style:family="text">
      <style:text-properties fo:language="en" fo:country="US" officeooo:rsid="285e14fd"/>
    </style:style>
    <style:style style:name="T298" style:family="text">
      <style:text-properties fo:language="en" fo:country="US" officeooo:rsid="37aef7e5"/>
    </style:style>
    <style:style style:name="T299" style:family="text">
      <style:text-properties fo:language="en" fo:country="US" fo:font-style="italic" style:font-style-asian="italic" style:font-style-complex="italic"/>
    </style:style>
    <style:style style:name="T300" style:family="text">
      <style:text-properties fo:language="en" fo:country="US" officeooo:rsid="2b54f678"/>
    </style:style>
    <style:style style:name="T301" style:family="text">
      <style:text-properties fo:language="cs" fo:country="CZ"/>
    </style:style>
    <style:style style:name="T302" style:family="text">
      <style:text-properties fo:language="cs" fo:country="CZ" officeooo:rsid="2ba3538f"/>
    </style:style>
    <style:style style:name="T303" style:family="text">
      <style:text-properties fo:language="cs" fo:country="CZ" officeooo:rsid="2f35f906"/>
    </style:style>
    <style:style style:name="T304" style:family="text">
      <style:text-properties fo:language="cs" fo:country="CZ" officeooo:rsid="2f46b31c"/>
    </style:style>
    <style:style style:name="T305" style:family="text">
      <style:text-properties fo:language="cs" fo:country="CZ" fo:font-style="italic" style:font-style-asian="italic" style:font-style-complex="italic"/>
    </style:style>
    <style:style style:name="T306" style:family="text">
      <style:text-properties fo:language="cs" fo:country="CZ" fo:font-style="italic" officeooo:rsid="2f35f906" style:font-style-asian="italic" style:font-style-complex="italic"/>
    </style:style>
    <style:style style:name="T307" style:family="text">
      <style:text-properties fo:language="cs" fo:country="CZ" fo:font-style="italic" officeooo:rsid="3df7f58c" fo:background-color="transparent" loext:char-shading-value="0" style:font-style-asian="italic" style:font-style-complex="italic"/>
    </style:style>
    <style:style style:name="T308" style:family="text">
      <style:text-properties fo:language="cs" fo:country="CZ" fo:font-style="italic" style:language-asian="cs" style:country-asian="CZ" style:font-style-asian="italic" style:font-style-complex="italic"/>
    </style:style>
    <style:style style:name="T309" style:family="text">
      <style:text-properties fo:language="cs" fo:country="CZ" fo:font-style="italic" officeooo:rsid="22404075" style:language-asian="cs" style:country-asian="CZ" style:font-style-asian="italic" style:font-style-complex="italic"/>
    </style:style>
    <style:style style:name="T310" style:family="text">
      <style:text-properties fo:language="cs" fo:country="CZ" fo:font-style="italic" officeooo:rsid="27ef31c1" style:language-asian="cs" style:country-asian="CZ" style:font-style-asian="italic" style:font-style-complex="italic"/>
    </style:style>
    <style:style style:name="T311" style:family="text">
      <style:text-properties fo:language="cs" fo:country="CZ" fo:font-style="italic" officeooo:rsid="27e08a27" style:language-asian="cs" style:country-asian="CZ" style:font-style-asian="italic" style:font-style-complex="italic"/>
    </style:style>
    <style:style style:name="T312" style:family="text">
      <style:text-properties fo:language="cs" fo:country="CZ" fo:font-style="italic" officeooo:rsid="27e201ac" style:language-asian="cs" style:country-asian="CZ" style:font-style-asian="italic" style:font-style-complex="italic"/>
    </style:style>
    <style:style style:name="T313" style:family="text">
      <style:text-properties fo:language="cs" fo:country="CZ" fo:font-style="italic" officeooo:rsid="27e72a02" style:language-asian="cs" style:country-asian="CZ" style:font-style-asian="italic" style:font-style-complex="italic"/>
    </style:style>
    <style:style style:name="T314" style:family="text">
      <style:text-properties fo:language="cs" fo:country="CZ" fo:font-style="italic" officeooo:rsid="3c248610" style:language-asian="cs" style:country-asian="CZ" style:font-style-asian="italic" style:font-style-complex="italic"/>
    </style:style>
    <style:style style:name="T315" style:family="text">
      <style:text-properties fo:language="cs" fo:country="CZ" fo:font-style="italic" officeooo:rsid="20759c9f" style:language-asian="cs" style:country-asian="CZ" style:font-style-asian="italic" style:font-style-complex="italic"/>
    </style:style>
    <style:style style:name="T316" style:family="text">
      <style:text-properties fo:language="cs" fo:country="CZ" officeooo:rsid="2f3d9d4f"/>
    </style:style>
    <style:style style:name="T317" style:family="text">
      <style:text-properties fo:language="cs" fo:country="CZ" officeooo:rsid="2f8ce29c"/>
    </style:style>
    <style:style style:name="T318" style:family="text">
      <style:text-properties fo:language="cs" fo:country="CZ" style:language-asian="cs" style:country-asian="CZ"/>
    </style:style>
    <style:style style:name="T319" style:family="text">
      <style:text-properties fo:language="cs" fo:country="CZ" officeooo:rsid="2ec2df4e" style:language-asian="cs" style:country-asian="CZ"/>
    </style:style>
    <style:style style:name="T320" style:family="text">
      <style:text-properties fo:language="cs" fo:country="CZ" officeooo:rsid="2eac529d" style:language-asian="cs" style:country-asian="CZ"/>
    </style:style>
    <style:style style:name="T321" style:family="text">
      <style:text-properties fo:language="cs" fo:country="CZ" officeooo:rsid="36a182e7" style:language-asian="cs" style:country-asian="CZ"/>
    </style:style>
    <style:style style:name="T322" style:family="text">
      <style:text-properties fo:language="cs" fo:country="CZ" officeooo:rsid="22404075" style:language-asian="cs" style:country-asian="CZ"/>
    </style:style>
    <style:style style:name="T323" style:family="text">
      <style:text-properties fo:language="cs" fo:country="CZ" officeooo:rsid="228a0369" style:language-asian="cs" style:country-asian="CZ"/>
    </style:style>
    <style:style style:name="T324" style:family="text">
      <style:text-properties fo:language="cs" fo:country="CZ" officeooo:rsid="206f2028" style:language-asian="cs" style:country-asian="CZ"/>
    </style:style>
    <style:style style:name="T325" style:family="text">
      <style:text-properties fo:language="cs" fo:country="CZ" officeooo:rsid="20759c9f" style:language-asian="cs" style:country-asian="CZ"/>
    </style:style>
    <style:style style:name="T326" style:family="text">
      <style:text-properties fo:language="cs" fo:country="CZ" officeooo:rsid="23e38e31" style:language-asian="cs" style:country-asian="CZ"/>
    </style:style>
    <style:style style:name="T327" style:family="text">
      <style:text-properties fo:language="cs" fo:country="CZ" officeooo:rsid="2880f84e" style:language-asian="cs" style:country-asian="CZ"/>
    </style:style>
    <style:style style:name="T328" style:family="text">
      <style:text-properties fo:language="cs" fo:country="CZ" fo:font-weight="bold" officeooo:rsid="2145b31d" style:language-asian="cs" style:country-asian="CZ" style:font-weight-asian="bold" style:font-weight-complex="bold"/>
    </style:style>
    <style:style style:name="T329" style:family="text">
      <style:text-properties fo:language="cs" fo:country="CZ" fo:font-weight="bold" fo:background-color="transparent" loext:char-shading-value="0" style:font-weight-asian="bold" style:font-weight-complex="bold"/>
    </style:style>
    <style:style style:name="T330" style:family="text">
      <style:text-properties fo:language="cs" fo:country="CZ" fo:font-weight="bold" officeooo:rsid="3d862bd8" fo:background-color="transparent" loext:char-shading-value="0" style:font-weight-asian="bold" style:font-weight-complex="bold"/>
    </style:style>
    <style:style style:name="T331" style:family="text">
      <style:text-properties fo:language="cs" fo:country="CZ" officeooo:rsid="28b276ea"/>
    </style:style>
    <style:style style:name="T332" style:family="text">
      <style:text-properties fo:language="cs" fo:country="CZ" officeooo:rsid="365ea103"/>
    </style:style>
    <style:style style:name="T333" style:family="text">
      <style:text-properties fo:language="cs" fo:country="CZ" officeooo:rsid="36b308f9"/>
    </style:style>
    <style:style style:name="T334" style:family="text">
      <style:text-properties fo:language="cs" fo:country="CZ" officeooo:rsid="2f8b04a4"/>
    </style:style>
    <style:style style:name="T335" style:family="text">
      <style:text-properties fo:language="cs" fo:country="CZ" fo:font-style="normal" officeooo:rsid="373d448c" style:font-style-asian="normal" style:font-style-complex="normal"/>
    </style:style>
    <style:style style:name="T336" style:family="text">
      <style:text-properties fo:language="cs" fo:country="CZ" fo:font-style="normal" style:language-asian="cs" style:country-asian="CZ" style:font-style-asian="normal" style:font-style-complex="normal"/>
    </style:style>
    <style:style style:name="T337" style:family="text">
      <style:text-properties fo:language="cs" fo:country="CZ" fo:font-style="normal" officeooo:rsid="27ef31c1" style:language-asian="cs" style:country-asian="CZ" style:font-style-asian="normal" style:font-style-complex="normal"/>
    </style:style>
    <style:style style:name="T338" style:family="text">
      <style:text-properties fo:language="cs" fo:country="CZ" fo:font-style="normal" officeooo:rsid="3c1af9ce" style:language-asian="cs" style:country-asian="CZ" style:font-style-asian="normal" style:font-style-complex="normal"/>
    </style:style>
    <style:style style:name="T339" style:family="text">
      <style:text-properties fo:language="cs" fo:country="CZ" fo:font-style="normal" officeooo:rsid="3c1fa7c1" style:language-asian="cs" style:country-asian="CZ" style:font-style-asian="normal" style:font-style-complex="normal"/>
    </style:style>
    <style:style style:name="T340" style:family="text">
      <style:text-properties fo:language="cs" fo:country="CZ" fo:font-style="normal" officeooo:rsid="27e2941a" style:language-asian="cs" style:country-asian="CZ" style:font-style-asian="normal" style:font-style-complex="normal"/>
    </style:style>
    <style:style style:name="T341" style:family="text">
      <style:text-properties fo:language="cs" fo:country="CZ" fo:font-style="normal" officeooo:rsid="27f0e6cd" style:language-asian="cs" style:country-asian="CZ" style:font-style-asian="normal" style:font-style-complex="normal"/>
    </style:style>
    <style:style style:name="T342" style:family="text">
      <style:text-properties fo:language="cs" fo:country="CZ" fo:font-style="normal" officeooo:rsid="3c1c6a7a" style:language-asian="cs" style:country-asian="CZ" style:font-style-asian="normal" style:font-style-complex="normal"/>
    </style:style>
    <style:style style:name="T343" style:family="text">
      <style:text-properties fo:language="cs" fo:country="CZ" fo:font-style="normal" officeooo:rsid="3c169cad" style:language-asian="cs" style:country-asian="CZ" style:font-style-asian="normal" style:font-style-complex="normal"/>
    </style:style>
    <style:style style:name="T344" style:family="text">
      <style:text-properties fo:language="cs" fo:country="CZ" fo:font-style="normal" officeooo:rsid="3c1e7ef1" style:language-asian="cs" style:country-asian="CZ" style:font-style-asian="normal" style:font-style-complex="normal"/>
    </style:style>
    <style:style style:name="T345" style:family="text">
      <style:text-properties fo:language="cs" fo:country="CZ" fo:font-style="normal" officeooo:rsid="3c265869" style:language-asian="cs" style:country-asian="CZ" style:font-style-asian="normal" style:font-style-complex="normal"/>
    </style:style>
    <style:style style:name="T346" style:family="text">
      <style:text-properties fo:language="cs" fo:country="CZ" fo:font-style="normal" officeooo:rsid="3c7bc5cc" style:language-asian="cs" style:country-asian="CZ" style:font-style-asian="normal" style:font-style-complex="normal"/>
    </style:style>
    <style:style style:name="T347" style:family="text">
      <style:text-properties fo:language="cs" fo:country="CZ" fo:font-style="normal" officeooo:rsid="3c1dcd6d" style:language-asian="cs" style:country-asian="CZ" style:font-style-asian="normal" style:font-style-complex="normal"/>
    </style:style>
    <style:style style:name="T348" style:family="text">
      <style:text-properties fo:language="cs" fo:country="CZ" fo:font-style="normal" officeooo:rsid="3c248610" style:language-asian="cs" style:country-asian="CZ" style:font-style-asian="normal" style:font-style-complex="normal"/>
    </style:style>
    <style:style style:name="T349" style:family="text">
      <style:text-properties fo:language="cs" fo:country="CZ" fo:font-style="normal" officeooo:rsid="3e4fdd82" style:language-asian="cs" style:country-asian="CZ" style:font-style-asian="normal" style:font-style-complex="normal"/>
    </style:style>
    <style:style style:name="T350" style:family="text">
      <style:text-properties fo:language="cs" fo:country="CZ" fo:font-style="normal" officeooo:rsid="27e08a27" style:language-asian="cs" style:country-asian="CZ" style:font-style-asian="normal" style:font-style-complex="normal"/>
    </style:style>
    <style:style style:name="T351" style:family="text">
      <style:text-properties fo:language="cs" fo:country="CZ" fo:font-style="normal" officeooo:rsid="27e201ac" style:language-asian="cs" style:country-asian="CZ" style:font-style-asian="normal" style:font-style-complex="normal"/>
    </style:style>
    <style:style style:name="T352" style:family="text">
      <style:text-properties fo:language="cs" fo:country="CZ" fo:font-style="normal" officeooo:rsid="3c23b9d5" style:language-asian="cs" style:country-asian="CZ" style:font-style-asian="normal" style:font-style-complex="normal"/>
    </style:style>
    <style:style style:name="T353" style:family="text">
      <style:text-properties fo:language="cs" fo:country="CZ" fo:font-style="normal" officeooo:rsid="3c281527" style:language-asian="cs" style:country-asian="CZ" style:font-style-asian="normal" style:font-style-complex="normal"/>
    </style:style>
    <style:style style:name="T354" style:family="text">
      <style:text-properties fo:language="cs" fo:country="CZ" fo:font-style="normal" officeooo:rsid="27e72a02" style:language-asian="cs" style:country-asian="CZ" style:font-style-asian="normal" style:font-style-complex="normal"/>
    </style:style>
    <style:style style:name="T355" style:family="text">
      <style:text-properties fo:language="cs" fo:country="CZ" fo:font-style="normal" officeooo:rsid="3c28b3e9" style:language-asian="cs" style:country-asian="CZ" style:font-style-asian="normal" style:font-style-complex="normal"/>
    </style:style>
    <style:style style:name="T356" style:family="text">
      <style:text-properties fo:language="cs" fo:country="CZ" fo:font-style="normal" officeooo:rsid="3d9d27b9" style:language-asian="cs" style:country-asian="CZ" style:font-style-asian="normal" style:font-style-complex="normal"/>
    </style:style>
    <style:style style:name="T357" style:family="text">
      <style:text-properties fo:language="cs" fo:country="CZ" fo:font-style="normal" officeooo:rsid="3d9e4135" style:language-asian="cs" style:country-asian="CZ" style:font-style-asian="normal" style:font-style-complex="normal"/>
    </style:style>
    <style:style style:name="T358" style:family="text">
      <style:text-properties fo:language="cs" fo:country="CZ" fo:font-style="normal" officeooo:rsid="27925bf3" style:language-asian="cs" style:country-asian="CZ" style:font-style-asian="normal" style:font-style-complex="normal"/>
    </style:style>
    <style:style style:name="T359" style:family="text">
      <style:text-properties fo:language="cs" fo:country="CZ" fo:font-style="normal" officeooo:rsid="3c2da736" style:language-asian="cs" style:country-asian="CZ" style:font-style-asian="normal" style:font-style-complex="normal"/>
    </style:style>
    <style:style style:name="T360" style:family="text">
      <style:text-properties fo:language="cs" fo:country="CZ" fo:font-style="normal" officeooo:rsid="1b1ca47e" style:language-asian="cs" style:country-asian="CZ" style:font-style-asian="normal" style:font-style-complex="normal"/>
    </style:style>
    <style:style style:name="T361" style:family="text">
      <style:text-properties fo:language="cs" fo:country="CZ" fo:font-style="normal" officeooo:rsid="3c2e8c1f" style:language-asian="cs" style:country-asian="CZ" style:font-style-asian="normal" style:font-style-complex="normal"/>
    </style:style>
    <style:style style:name="T362" style:family="text">
      <style:text-properties fo:language="cs" fo:country="CZ" fo:font-style="normal" officeooo:rsid="3c4723d7" style:language-asian="cs" style:country-asian="CZ" style:font-style-asian="normal" style:font-style-complex="normal"/>
    </style:style>
    <style:style style:name="T363" style:family="text">
      <style:text-properties fo:language="cs" fo:country="CZ" fo:font-style="normal" officeooo:rsid="3c307137" style:language-asian="cs" style:country-asian="CZ" style:font-style-asian="normal" style:font-style-complex="normal"/>
    </style:style>
    <style:style style:name="T364" style:family="text">
      <style:text-properties fo:language="cs" fo:country="CZ" fo:font-style="normal" officeooo:rsid="3c37376a" style:language-asian="cs" style:country-asian="CZ" style:font-style-asian="normal" style:font-style-complex="normal"/>
    </style:style>
    <style:style style:name="T365" style:family="text">
      <style:text-properties fo:language="cs" fo:country="CZ" fo:font-style="normal" officeooo:rsid="3a8d33e7" style:language-asian="cs" style:country-asian="CZ" style:font-style-asian="normal" style:font-style-complex="normal"/>
    </style:style>
    <style:style style:name="T366" style:family="text">
      <style:text-properties fo:language="cs" fo:country="CZ" fo:font-style="normal" officeooo:rsid="3c39665a" style:language-asian="cs" style:country-asian="CZ" style:font-style-asian="normal" style:font-style-complex="normal"/>
    </style:style>
    <style:style style:name="T367" style:family="text">
      <style:text-properties fo:language="cs" fo:country="CZ" fo:font-style="normal" officeooo:rsid="3c3e559a" style:language-asian="cs" style:country-asian="CZ" style:font-style-asian="normal" style:font-style-complex="normal"/>
    </style:style>
    <style:style style:name="T368" style:family="text">
      <style:text-properties fo:language="cs" fo:country="CZ" fo:font-style="normal" officeooo:rsid="3da28ea6" style:language-asian="cs" style:country-asian="CZ" style:font-style-asian="normal" style:font-style-complex="normal"/>
    </style:style>
    <style:style style:name="T369"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370" style:family="text">
      <style:text-properties fo:language="cs" fo:country="CZ" fo:background-color="transparent" loext:char-shading-value="0"/>
    </style:style>
    <style:style style:name="T371" style:family="text">
      <style:text-properties fo:language="cs" fo:country="CZ" officeooo:rsid="3df6ad35" fo:background-color="transparent" loext:char-shading-value="0"/>
    </style:style>
    <style:style style:name="T372" style:family="text">
      <style:text-properties fo:language="cs" fo:country="CZ" officeooo:rsid="3df7f58c" fo:background-color="transparent" loext:char-shading-value="0"/>
    </style:style>
    <style:style style:name="T373" style:family="text">
      <style:text-properties fo:language="cs" fo:country="CZ" officeooo:rsid="3d831377" fo:background-color="transparent" loext:char-shading-value="0"/>
    </style:style>
    <style:style style:name="T374" style:family="text">
      <style:text-properties fo:language="cs" fo:country="CZ" officeooo:rsid="3d8466f2" fo:background-color="transparent" loext:char-shading-value="0"/>
    </style:style>
    <style:style style:name="T375" style:family="text">
      <style:text-properties fo:language="cs" fo:country="CZ" officeooo:rsid="3d862bd8" fo:background-color="transparent" loext:char-shading-value="0"/>
    </style:style>
    <style:style style:name="T376" style:family="text">
      <style:text-properties fo:language="cs" fo:country="CZ" officeooo:rsid="3d873d0b" fo:background-color="transparent" loext:char-shading-value="0"/>
    </style:style>
    <style:style style:name="T377" style:family="text">
      <style:text-properties fo:language="cs" fo:country="CZ" officeooo:rsid="3dfcfe70" fo:background-color="transparent" loext:char-shading-value="0"/>
    </style:style>
    <style:style style:name="T378" style:family="text">
      <style:text-properties fo:language="cs" fo:country="CZ" officeooo:rsid="285e14fd"/>
    </style:style>
    <style:style style:name="T379" style:family="text">
      <style:text-properties fo:language="cs" fo:country="CZ" officeooo:rsid="2863c99f"/>
    </style:style>
    <style:style style:name="T380" style:family="text">
      <style:text-properties fo:language="cs" fo:country="CZ" officeooo:rsid="3f0ac702"/>
    </style:style>
    <style:style style:name="T381" style:family="text">
      <style:text-properties fo:language="cs" fo:country="CZ" officeooo:rsid="3f0f0aea"/>
    </style:style>
    <style:style style:name="T382" style:family="text">
      <style:text-properties fo:language="cs" fo:country="CZ" officeooo:rsid="3c2a1641"/>
    </style:style>
    <style:style style:name="T383" style:family="text">
      <style:text-properties fo:language="cs" fo:country="CZ" officeooo:rsid="16b81fd2"/>
    </style:style>
    <style:style style:name="T384" style:family="text">
      <style:text-properties fo:language="cs" fo:country="CZ" officeooo:rsid="3c7be508"/>
    </style:style>
    <style:style style:name="T385" style:family="text">
      <style:text-properties fo:language="cs" fo:country="CZ" officeooo:rsid="3d831377"/>
    </style:style>
    <style:style style:name="T386" style:family="text">
      <style:text-properties fo:language="cs" fo:country="CZ" officeooo:rsid="2b54f678"/>
    </style:style>
    <style:style style:name="T387" style:family="text">
      <style:text-properties officeooo:rsid="2e5db156"/>
    </style:style>
    <style:style style:name="T388" style:family="text">
      <style:text-properties officeooo:rsid="2e5bb981"/>
    </style:style>
    <style:style style:name="T389" style:family="text">
      <style:text-properties officeooo:rsid="2e5af593"/>
    </style:style>
    <style:style style:name="T390" style:family="text">
      <style:text-properties officeooo:rsid="3291e142"/>
    </style:style>
    <style:style style:name="T391" style:family="text">
      <style:text-properties officeooo:rsid="21185469"/>
    </style:style>
    <style:style style:name="T392" style:family="text">
      <style:text-properties officeooo:rsid="17b00c43"/>
    </style:style>
    <style:style style:name="T393" style:family="text">
      <style:text-properties officeooo:rsid="2111f746"/>
    </style:style>
    <style:style style:name="T394" style:family="text">
      <style:text-properties officeooo:rsid="2116942b"/>
    </style:style>
    <style:style style:name="T395" style:family="text">
      <style:text-properties officeooo:rsid="17b19a96"/>
    </style:style>
    <style:style style:name="T396" style:family="text">
      <style:text-properties officeooo:rsid="210a360a"/>
    </style:style>
    <style:style style:name="T397" style:family="text">
      <style:text-properties officeooo:rsid="1b305ff0"/>
    </style:style>
    <style:style style:name="T398" style:family="text">
      <style:text-properties officeooo:rsid="212c219f"/>
    </style:style>
    <style:style style:name="T399" style:family="text">
      <style:text-properties officeooo:rsid="212cc2f6"/>
    </style:style>
    <style:style style:name="T400" style:family="text">
      <style:text-properties officeooo:rsid="1b5413ee"/>
    </style:style>
    <style:style style:name="T401" style:family="text">
      <style:text-properties officeooo:rsid="21234565"/>
    </style:style>
    <style:style style:name="T402" style:family="text">
      <style:text-properties officeooo:rsid="17b424d6"/>
    </style:style>
    <style:style style:name="T403" style:family="text">
      <style:text-properties officeooo:rsid="284e03ae"/>
    </style:style>
    <style:style style:name="T404" style:family="text">
      <style:text-properties officeooo:rsid="210d8ae5"/>
    </style:style>
    <style:style style:name="T405" style:family="text">
      <style:text-properties fo:font-style="normal" style:font-style-asian="normal" style:font-style-complex="normal"/>
    </style:style>
    <style:style style:name="T406" style:family="text">
      <style:text-properties fo:font-style="normal" officeooo:rsid="210d8ae5" style:font-style-asian="normal" style:font-style-complex="normal"/>
    </style:style>
    <style:style style:name="T407" style:family="text">
      <style:text-properties fo:font-style="normal" officeooo:rsid="1bc0908c" style:font-style-asian="normal" style:font-style-complex="normal"/>
    </style:style>
    <style:style style:name="T408" style:family="text">
      <style:text-properties fo:font-style="normal" officeooo:rsid="2f9e1928" style:font-style-asian="normal" style:font-style-complex="normal"/>
    </style:style>
    <style:style style:name="T409" style:family="text">
      <style:text-properties fo:font-style="normal" officeooo:rsid="2fa43d9b" style:font-style-asian="normal" style:font-style-complex="normal"/>
    </style:style>
    <style:style style:name="T410" style:family="text">
      <style:text-properties fo:font-style="normal" officeooo:rsid="2f9e40b1" style:font-style-asian="normal" style:font-style-complex="normal"/>
    </style:style>
    <style:style style:name="T411" style:family="text">
      <style:text-properties fo:font-style="normal" officeooo:rsid="2de3a528" style:font-style-asian="normal" style:font-style-complex="normal"/>
    </style:style>
    <style:style style:name="T412" style:family="text">
      <style:text-properties fo:font-style="normal" officeooo:rsid="2f9efcf8" style:font-style-asian="normal" style:font-style-complex="normal"/>
    </style:style>
    <style:style style:name="T413" style:family="text">
      <style:text-properties fo:font-style="normal" officeooo:rsid="373d448c" style:font-style-asian="normal" style:font-style-complex="normal"/>
    </style:style>
    <style:style style:name="T414" style:family="text">
      <style:text-properties fo:font-style="normal" officeooo:rsid="3baa4aa2" style:font-style-asian="normal" style:font-style-complex="normal"/>
    </style:style>
    <style:style style:name="T415" style:family="text">
      <style:text-properties fo:font-style="normal" officeooo:rsid="3ba5979c" style:font-style-asian="normal" style:font-style-complex="normal"/>
    </style:style>
    <style:style style:name="T416" style:family="text">
      <style:text-properties fo:font-style="normal" officeooo:rsid="3bb27a0b" style:font-style-asian="normal" style:font-style-complex="normal"/>
    </style:style>
    <style:style style:name="T417" style:family="text">
      <style:text-properties fo:font-style="normal" officeooo:rsid="3f19aaaa" style:font-style-asian="normal" style:font-style-complex="normal"/>
    </style:style>
    <style:style style:name="T418" style:family="text">
      <style:text-properties fo:font-style="normal" officeooo:rsid="3f1b0eab" style:font-style-asian="normal" style:font-style-complex="normal"/>
    </style:style>
    <style:style style:name="T419" style:family="text">
      <style:text-properties fo:font-style="normal" officeooo:rsid="3f1ca304" style:font-style-asian="normal" style:font-style-complex="normal"/>
    </style:style>
    <style:style style:name="T420" style:family="text">
      <style:text-properties fo:font-style="normal" officeooo:rsid="3f0d4198" style:font-style-asian="normal" style:font-style-complex="normal"/>
    </style:style>
    <style:style style:name="T421" style:family="text">
      <style:text-properties fo:font-style="normal" officeooo:rsid="3f1c77b1" style:font-style-asian="normal" style:font-style-complex="normal"/>
    </style:style>
    <style:style style:name="T422" style:family="text">
      <style:text-properties fo:font-style="normal" officeooo:rsid="3b66f81a" style:font-style-asian="normal" style:font-style-complex="normal"/>
    </style:style>
    <style:style style:name="T423" style:family="text">
      <style:text-properties fo:font-style="normal" officeooo:rsid="3b650830" style:font-style-asian="normal" style:font-style-complex="normal"/>
    </style:style>
    <style:style style:name="T424" style:family="text">
      <style:text-properties fo:font-style="normal" officeooo:rsid="3b745a22" style:font-style-asian="normal" style:font-style-complex="normal"/>
    </style:style>
    <style:style style:name="T425" style:family="text">
      <style:text-properties fo:font-style="normal" officeooo:rsid="265e265c" style:font-style-asian="normal" style:font-style-complex="normal"/>
    </style:style>
    <style:style style:name="T426" style:family="text">
      <style:text-properties fo:font-style="normal" officeooo:rsid="3b6944db" style:font-style-asian="normal" style:font-style-complex="normal"/>
    </style:style>
    <style:style style:name="T427" style:family="text">
      <style:text-properties fo:font-style="normal" officeooo:rsid="2625577c" style:font-style-asian="normal" style:font-style-complex="normal"/>
    </style:style>
    <style:style style:name="T428" style:family="text">
      <style:text-properties fo:font-style="normal" officeooo:rsid="2619167c" style:font-style-asian="normal" style:font-style-complex="normal"/>
    </style:style>
    <style:style style:name="T429" style:family="text">
      <style:text-properties fo:font-style="normal" officeooo:rsid="261d5b91" style:font-style-asian="normal" style:font-style-complex="normal"/>
    </style:style>
    <style:style style:name="T430" style:family="text">
      <style:text-properties fo:font-style="normal" officeooo:rsid="26270f32" style:font-style-asian="normal" style:font-style-complex="normal"/>
    </style:style>
    <style:style style:name="T431" style:family="text">
      <style:text-properties fo:font-style="normal" officeooo:rsid="3f1db19d" style:font-style-asian="normal" style:font-style-complex="normal"/>
    </style:style>
    <style:style style:name="T432" style:family="text">
      <style:text-properties fo:font-style="normal" officeooo:rsid="3f2ae0ed" style:font-style-asian="normal" style:font-style-complex="normal"/>
    </style:style>
    <style:style style:name="T433" style:family="text">
      <style:text-properties fo:font-style="normal" officeooo:rsid="3f2c1347" style:font-style-asian="normal" style:font-style-complex="normal"/>
    </style:style>
    <style:style style:name="T434" style:family="text">
      <style:text-properties fo:font-style="normal" officeooo:rsid="3f1f0bfe" style:font-style-asian="normal" style:font-style-complex="normal"/>
    </style:style>
    <style:style style:name="T435" style:family="text">
      <style:text-properties fo:font-style="normal" officeooo:rsid="3b812b3f" style:font-style-asian="normal" style:font-style-complex="normal"/>
    </style:style>
    <style:style style:name="T436" style:family="text">
      <style:text-properties fo:font-style="normal" officeooo:rsid="3f44d274" style:font-style-asian="normal" style:font-style-complex="normal"/>
    </style:style>
    <style:style style:name="T437" style:family="text">
      <style:text-properties fo:font-style="normal" officeooo:rsid="3f33182c" style:font-style-asian="normal" style:font-style-complex="normal"/>
    </style:style>
    <style:style style:name="T438" style:family="text">
      <style:text-properties fo:font-style="normal" officeooo:rsid="3b69e8b5" style:font-style-asian="normal" style:font-style-complex="normal"/>
    </style:style>
    <style:style style:name="T439" style:family="text">
      <style:text-properties fo:font-style="normal" officeooo:rsid="3f3840e8" style:font-style-asian="normal" style:font-style-complex="normal"/>
    </style:style>
    <style:style style:name="T440" style:family="text">
      <style:text-properties fo:font-style="normal" officeooo:rsid="3b7a0421" style:font-style-asian="normal" style:font-style-complex="normal"/>
    </style:style>
    <style:style style:name="T441" style:family="text">
      <style:text-properties fo:font-style="normal" officeooo:rsid="3b7bf76d" style:font-style-asian="normal" style:font-style-complex="normal"/>
    </style:style>
    <style:style style:name="T442" style:family="text">
      <style:text-properties fo:font-style="normal" officeooo:rsid="3b7e364a" style:font-style-asian="normal" style:font-style-complex="normal"/>
    </style:style>
    <style:style style:name="T443" style:family="text">
      <style:text-properties fo:font-style="normal" officeooo:rsid="3f3a2234" style:font-style-asian="normal" style:font-style-complex="normal"/>
    </style:style>
    <style:style style:name="T444" style:family="text">
      <style:text-properties fo:font-style="normal" officeooo:rsid="3b785e2f" style:font-style-asian="normal" style:font-style-complex="normal"/>
    </style:style>
    <style:style style:name="T445" style:family="text">
      <style:text-properties fo:font-style="normal" officeooo:rsid="3f49a4b5" style:font-style-asian="normal" style:font-style-complex="normal"/>
    </style:style>
    <style:style style:name="T446" style:family="text">
      <style:text-properties fo:font-style="normal" officeooo:rsid="3b78d813" style:font-style-asian="normal" style:font-style-complex="normal"/>
    </style:style>
    <style:style style:name="T447" style:family="text">
      <style:text-properties fo:font-style="normal" officeooo:rsid="3f4c2d30" style:font-style-asian="normal" style:font-style-complex="normal"/>
    </style:style>
    <style:style style:name="T448" style:family="text">
      <style:text-properties fo:font-style="normal" officeooo:rsid="3a9478eb" style:font-style-asian="normal" style:font-style-complex="normal"/>
    </style:style>
    <style:style style:name="T449" style:family="text">
      <style:text-properties fo:font-style="normal" officeooo:rsid="3f594651" style:font-style-asian="normal" style:font-style-complex="normal"/>
    </style:style>
    <style:style style:name="T450" style:family="text">
      <style:text-properties fo:font-style="normal" officeooo:rsid="3b855195" style:font-style-asian="normal" style:font-style-complex="normal"/>
    </style:style>
    <style:style style:name="T451" style:family="text">
      <style:text-properties fo:font-style="normal" officeooo:rsid="39a48878" style:font-style-asian="normal" style:font-style-complex="normal"/>
    </style:style>
    <style:style style:name="T452" style:family="text">
      <style:text-properties fo:font-style="normal" officeooo:rsid="2643a342" style:font-style-asian="normal" style:font-style-complex="normal"/>
    </style:style>
    <style:style style:name="T453" style:family="text">
      <style:text-properties fo:font-style="normal" officeooo:rsid="3a95f2d4" style:font-style-asian="normal" style:font-style-complex="normal"/>
    </style:style>
    <style:style style:name="T454" style:family="text">
      <style:text-properties fo:font-style="normal" officeooo:rsid="3984e131" style:font-style-asian="normal" style:font-style-complex="normal"/>
    </style:style>
    <style:style style:name="T455" style:family="text">
      <style:text-properties fo:font-style="normal" officeooo:rsid="3f59ecf2" style:font-style-asian="normal" style:font-style-complex="normal"/>
    </style:style>
    <style:style style:name="T456" style:family="text">
      <style:text-properties fo:font-style="normal" officeooo:rsid="2640eef9" style:font-style-asian="normal" style:font-style-complex="normal"/>
    </style:style>
    <style:style style:name="T457" style:family="text">
      <style:text-properties fo:font-style="normal" officeooo:rsid="3a920d5a" style:font-style-asian="normal" style:font-style-complex="normal"/>
    </style:style>
    <style:style style:name="T458" style:family="text">
      <style:text-properties fo:font-style="normal" officeooo:rsid="39b8d7fd" style:font-style-asian="normal" style:font-style-complex="normal"/>
    </style:style>
    <style:style style:name="T459" style:family="text">
      <style:text-properties fo:font-style="normal" officeooo:rsid="3a95f584" style:font-style-asian="normal" style:font-style-complex="normal"/>
    </style:style>
    <style:style style:name="T460" style:family="text">
      <style:text-properties fo:font-style="normal" officeooo:rsid="3b930d19" style:font-style-asian="normal" style:font-style-complex="normal"/>
    </style:style>
    <style:style style:name="T461" style:family="text">
      <style:text-properties fo:font-style="normal" officeooo:rsid="3a98b3ec" style:font-style-asian="normal" style:font-style-complex="normal"/>
    </style:style>
    <style:style style:name="T462" style:family="text">
      <style:text-properties fo:font-style="normal" officeooo:rsid="3b86a79e" style:font-style-asian="normal" style:font-style-complex="normal"/>
    </style:style>
    <style:style style:name="T463" style:family="text">
      <style:text-properties fo:font-style="normal" officeooo:rsid="3a99fc7d" style:font-style-asian="normal" style:font-style-complex="normal"/>
    </style:style>
    <style:style style:name="T464" style:family="text">
      <style:text-properties fo:font-style="normal" officeooo:rsid="3f5b62c9" style:font-style-asian="normal" style:font-style-complex="normal"/>
    </style:style>
    <style:style style:name="T465" style:family="text">
      <style:text-properties fo:font-style="normal" officeooo:rsid="3a9a2361" style:font-style-asian="normal" style:font-style-complex="normal"/>
    </style:style>
    <style:style style:name="T466" style:family="text">
      <style:text-properties fo:font-style="normal" officeooo:rsid="39a891b7" style:font-style-asian="normal" style:font-style-complex="normal"/>
    </style:style>
    <style:style style:name="T467" style:family="text">
      <style:text-properties fo:font-style="normal" officeooo:rsid="26d6747e" style:font-style-asian="normal" style:font-style-complex="normal"/>
    </style:style>
    <style:style style:name="T468" style:family="text">
      <style:text-properties fo:font-style="normal" officeooo:rsid="26d67ad6" style:font-style-asian="normal" style:font-style-complex="normal"/>
    </style:style>
    <style:style style:name="T469" style:family="text">
      <style:text-properties fo:font-style="normal" officeooo:rsid="3bb78967" style:font-style-asian="normal" style:font-style-complex="normal"/>
    </style:style>
    <style:style style:name="T470" style:family="text">
      <style:text-properties fo:font-style="normal" officeooo:rsid="3bffcabb" style:font-style-asian="normal" style:font-style-complex="normal"/>
    </style:style>
    <style:style style:name="T471" style:family="text">
      <style:text-properties fo:font-style="normal" officeooo:rsid="3bee5a96" style:font-style-asian="normal" style:font-style-complex="normal"/>
    </style:style>
    <style:style style:name="T472" style:family="text">
      <style:text-properties fo:font-style="normal" officeooo:rsid="3ba6cfa7" style:font-style-asian="normal" style:font-style-complex="normal"/>
    </style:style>
    <style:style style:name="T473" style:family="text">
      <style:text-properties fo:font-style="normal" officeooo:rsid="3c031953" style:font-style-asian="normal" style:font-style-complex="normal"/>
    </style:style>
    <style:style style:name="T474" style:family="text">
      <style:text-properties fo:font-style="normal" officeooo:rsid="3c0164d7" style:font-style-asian="normal" style:font-style-complex="normal"/>
    </style:style>
    <style:style style:name="T475" style:family="text">
      <style:text-properties fo:font-style="normal" officeooo:rsid="3c041781" style:font-style-asian="normal" style:font-style-complex="normal"/>
    </style:style>
    <style:style style:name="T476" style:family="text">
      <style:text-properties fo:font-style="normal" officeooo:rsid="3c044525" style:font-style-asian="normal" style:font-style-complex="normal"/>
    </style:style>
    <style:style style:name="T477" style:family="text">
      <style:text-properties fo:font-style="normal" officeooo:rsid="3bb0c1ce" style:font-style-asian="normal" style:font-style-complex="normal"/>
    </style:style>
    <style:style style:name="T478" style:family="text">
      <style:text-properties fo:font-style="normal" officeooo:rsid="3e9c97a9" style:font-style-asian="normal" style:font-style-complex="normal"/>
    </style:style>
    <style:style style:name="T479" style:family="text">
      <style:text-properties fo:font-style="normal" officeooo:rsid="26ae8a95" style:font-style-asian="normal" style:font-style-complex="normal"/>
    </style:style>
    <style:style style:name="T480" style:family="text">
      <style:text-properties fo:font-style="normal" officeooo:rsid="2684f7d7" style:font-style-asian="normal" style:font-style-complex="normal"/>
    </style:style>
    <style:style style:name="T481" style:family="text">
      <style:text-properties fo:font-style="normal" officeooo:rsid="3cfed208" style:font-style-asian="normal" style:font-style-complex="normal"/>
    </style:style>
    <style:style style:name="T482" style:family="text">
      <style:text-properties fo:font-style="normal" officeooo:rsid="3bb13bbb" style:font-style-asian="normal" style:font-style-complex="normal"/>
    </style:style>
    <style:style style:name="T483" style:family="text">
      <style:text-properties fo:font-style="normal" officeooo:rsid="275149cc" style:font-style-asian="normal" style:font-style-complex="normal"/>
    </style:style>
    <style:style style:name="T484" style:family="text">
      <style:text-properties fo:font-style="normal" officeooo:rsid="3bd0929b" style:font-style-asian="normal" style:font-style-complex="normal"/>
    </style:style>
    <style:style style:name="T485" style:family="text">
      <style:text-properties fo:font-style="normal" officeooo:rsid="3bd35196" style:font-style-asian="normal" style:font-style-complex="normal"/>
    </style:style>
    <style:style style:name="T486" style:family="text">
      <style:text-properties fo:font-style="normal" officeooo:rsid="26f112c4" style:font-style-asian="normal" style:font-style-complex="normal"/>
    </style:style>
    <style:style style:name="T487" style:family="text">
      <style:text-properties fo:font-style="normal" officeooo:rsid="3df40993" style:font-style-asian="normal" style:font-style-complex="normal"/>
    </style:style>
    <style:style style:name="T488" style:family="text">
      <style:text-properties fo:font-style="normal" officeooo:rsid="3df3c486" style:font-style-asian="normal" style:font-style-complex="normal"/>
    </style:style>
    <style:style style:name="T489" style:family="text">
      <style:text-properties fo:font-style="normal" officeooo:rsid="3c3cf434" style:font-style-asian="normal" style:font-style-complex="normal"/>
    </style:style>
    <style:style style:name="T490" style:family="text">
      <style:text-properties fo:font-style="normal" officeooo:rsid="3c40ab6f" style:font-style-asian="normal" style:font-style-complex="normal"/>
    </style:style>
    <style:style style:name="T491" style:family="text">
      <style:text-properties fo:font-style="normal" officeooo:rsid="3c3fc715" style:font-style-asian="normal" style:font-style-complex="normal"/>
    </style:style>
    <style:style style:name="T492" style:family="text">
      <style:text-properties fo:font-style="normal" officeooo:rsid="3c44386f" style:font-style-asian="normal" style:font-style-complex="normal"/>
    </style:style>
    <style:style style:name="T493" style:family="text">
      <style:text-properties fo:font-style="normal" officeooo:rsid="3c41e955" style:font-style-asian="normal" style:font-style-complex="normal"/>
    </style:style>
    <style:style style:name="T494" style:family="text">
      <style:text-properties fo:font-style="normal" officeooo:rsid="3c3d1fef" style:font-style-asian="normal" style:font-style-complex="normal"/>
    </style:style>
    <style:style style:name="T495" style:family="text">
      <style:text-properties fo:font-style="normal" officeooo:rsid="3c4676cc" style:font-style-asian="normal" style:font-style-complex="normal"/>
    </style:style>
    <style:style style:name="T496" style:family="text">
      <style:text-properties fo:font-style="normal" officeooo:rsid="3c888a9f" style:font-style-asian="normal" style:font-style-complex="normal"/>
    </style:style>
    <style:style style:name="T497" style:family="text">
      <style:text-properties fo:font-style="normal" officeooo:rsid="3c89927b" style:font-style-asian="normal" style:font-style-complex="normal"/>
    </style:style>
    <style:style style:name="T498" style:family="text">
      <style:text-properties fo:font-style="normal" officeooo:rsid="3d6f16f0" style:font-style-asian="normal" style:font-style-complex="normal"/>
    </style:style>
    <style:style style:name="T499" style:family="text">
      <style:text-properties fo:font-style="normal" officeooo:rsid="3c8ac36c" style:font-style-asian="normal" style:font-style-complex="normal"/>
    </style:style>
    <style:style style:name="T500" style:family="text">
      <style:text-properties fo:font-style="normal" officeooo:rsid="3c89bb9c" style:font-style-asian="normal" style:font-style-complex="normal"/>
    </style:style>
    <style:style style:name="T501" style:family="text">
      <style:text-properties fo:font-style="normal" officeooo:rsid="3e1d10aa" style:font-style-asian="normal" style:font-style-complex="normal"/>
    </style:style>
    <style:style style:name="T502" style:family="text">
      <style:text-properties fo:font-style="normal" officeooo:rsid="3da38ccc" style:font-style-asian="normal" style:font-style-complex="normal"/>
    </style:style>
    <style:style style:name="T503" style:family="text">
      <style:text-properties fo:font-style="normal" officeooo:rsid="3da43c54" style:font-style-asian="normal" style:font-style-complex="normal"/>
    </style:style>
    <style:style style:name="T504" style:family="text">
      <style:text-properties fo:font-style="normal" officeooo:rsid="3da61201" style:font-style-asian="normal" style:font-style-complex="normal"/>
    </style:style>
    <style:style style:name="T505" style:family="text">
      <style:text-properties fo:font-style="normal" officeooo:rsid="3c8ae207" style:font-style-asian="normal" style:font-style-complex="normal"/>
    </style:style>
    <style:style style:name="T506" style:family="text">
      <style:text-properties fo:font-style="normal" officeooo:rsid="3c38ad3a" style:font-style-asian="normal" style:font-style-complex="normal"/>
    </style:style>
    <style:style style:name="T507" style:family="text">
      <style:text-properties fo:font-style="normal" officeooo:rsid="3c856a5f" style:font-style-asian="normal" style:font-style-complex="normal"/>
    </style:style>
    <style:style style:name="T508" style:family="text">
      <style:text-properties fo:font-style="normal" officeooo:rsid="3c390afc" style:font-style-asian="normal" style:font-style-complex="normal"/>
    </style:style>
    <style:style style:name="T509" style:family="text">
      <style:text-properties fo:font-style="normal" officeooo:rsid="3c392701" style:font-style-asian="normal" style:font-style-complex="normal"/>
    </style:style>
    <style:style style:name="T510" style:family="text">
      <style:text-properties fo:font-style="normal" officeooo:rsid="247aa9fe" style:font-style-asian="normal" style:font-style-complex="normal"/>
    </style:style>
    <style:style style:name="T511" style:family="text">
      <style:text-properties fo:font-style="normal" officeooo:rsid="239f3212" style:font-style-asian="normal" style:font-style-complex="normal"/>
    </style:style>
    <style:style style:name="T512" style:family="text">
      <style:text-properties fo:font-style="normal" officeooo:rsid="42cc630c" style:font-style-asian="normal" style:font-style-complex="normal"/>
    </style:style>
    <style:style style:name="T513" style:family="text">
      <style:text-properties fo:font-style="normal" officeooo:rsid="42cdfeb4" style:font-style-asian="normal" style:font-style-complex="normal"/>
    </style:style>
    <style:style style:name="T514" style:family="text">
      <style:text-properties fo:font-style="normal" officeooo:rsid="4336617c" style:font-style-asian="normal" style:font-style-complex="normal"/>
    </style:style>
    <style:style style:name="T515" style:family="text">
      <style:text-properties fo:font-style="normal" officeooo:rsid="42d2010e" style:font-style-asian="normal" style:font-style-complex="normal"/>
    </style:style>
    <style:style style:name="T516" style:family="text">
      <style:text-properties fo:font-style="normal" officeooo:rsid="4325d4c2" style:font-style-asian="normal" style:font-style-complex="normal"/>
    </style:style>
    <style:style style:name="T517" style:family="text">
      <style:text-properties fo:font-style="normal" officeooo:rsid="42ef6ff1" style:font-style-asian="normal" style:font-style-complex="normal"/>
    </style:style>
    <style:style style:name="T518" style:family="text">
      <style:text-properties fo:font-style="normal" fo:font-weight="normal" style:font-style-asian="normal" style:font-weight-asian="normal" style:font-style-complex="normal" style:font-weight-complex="normal"/>
    </style:style>
    <style:style style:name="T519" style:family="text">
      <style:text-properties fo:font-style="normal" fo:font-weight="normal" officeooo:rsid="2de2908b" style:font-style-asian="normal" style:font-weight-asian="normal" style:font-style-complex="normal" style:font-weight-complex="normal"/>
    </style:style>
    <style:style style:name="T520" style:family="text">
      <style:text-properties fo:font-style="normal" fo:font-weight="normal" officeooo:rsid="2de0ec95" style:font-style-asian="normal" style:font-weight-asian="normal" style:font-style-complex="normal" style:font-weight-complex="normal"/>
    </style:style>
    <style:style style:name="T521" style:family="text">
      <style:text-properties fo:font-style="normal" fo:font-weight="normal" officeooo:rsid="2de28ca0" style:font-style-asian="normal" style:font-weight-asian="normal" style:font-style-complex="normal" style:font-weight-complex="normal"/>
    </style:style>
    <style:style style:name="T522" style:family="text">
      <style:text-properties fo:font-style="normal" fo:font-weight="normal" officeooo:rsid="2ded8653" style:font-style-asian="normal" style:font-weight-asian="normal" style:font-style-complex="normal" style:font-weight-complex="normal"/>
    </style:style>
    <style:style style:name="T523" style:family="text">
      <style:text-properties fo:font-style="normal" fo:font-weight="normal" officeooo:rsid="2ded8bfb" style:font-style-asian="normal" style:font-weight-asian="normal" style:font-style-complex="normal" style:font-weight-complex="normal"/>
    </style:style>
    <style:style style:name="T524" style:family="text">
      <style:text-properties fo:font-style="normal" fo:font-weight="normal" officeooo:rsid="2de35b06" style:font-style-asian="normal" style:font-weight-asian="normal" style:font-style-complex="normal" style:font-weight-complex="normal"/>
    </style:style>
    <style:style style:name="T525" style:family="text">
      <style:text-properties fo:font-style="normal" fo:font-weight="normal" officeooo:rsid="2fa5fa8c" style:font-style-asian="normal" style:font-weight-asian="normal" style:font-style-complex="normal" style:font-weight-complex="normal"/>
    </style:style>
    <style:style style:name="T526" style:family="text">
      <style:text-properties fo:font-style="normal" fo:font-weight="normal" officeooo:rsid="26586c92" style:font-style-asian="normal" style:font-weight-asian="normal" style:font-style-complex="normal" style:font-weight-complex="normal"/>
    </style:style>
    <style:style style:name="T527" style:family="text">
      <style:text-properties fo:font-style="normal" fo:font-weight="normal" officeooo:rsid="1f4c3fae" style:font-style-asian="normal" style:font-weight-asian="normal" style:font-style-complex="normal" style:font-weight-complex="normal"/>
    </style:style>
    <style:style style:name="T528" style:family="text">
      <style:text-properties fo:font-style="normal" fo:font-weight="normal" officeooo:rsid="1f4cbbd5" style:font-style-asian="normal" style:font-weight-asian="normal" style:font-style-complex="normal" style:font-weight-complex="normal"/>
    </style:style>
    <style:style style:name="T529" style:family="text">
      <style:text-properties fo:font-style="normal" fo:font-weight="normal" officeooo:rsid="1f4d0110" style:font-style-asian="normal" style:font-weight-asian="normal" style:font-style-complex="normal" style:font-weight-complex="normal"/>
    </style:style>
    <style:style style:name="T530" style:family="text">
      <style:text-properties fo:font-style="normal" fo:font-weight="normal" officeooo:rsid="3969358b" style:font-style-asian="normal" style:font-weight-asian="normal" style:font-style-complex="normal" style:font-weight-complex="normal"/>
    </style:style>
    <style:style style:name="T531" style:family="text">
      <style:text-properties fo:font-style="normal" fo:font-weight="normal" officeooo:rsid="19865a9c" style:font-style-asian="normal" style:font-weight-asian="normal" style:font-style-complex="normal" style:font-weight-complex="normal"/>
    </style:style>
    <style:style style:name="T532" style:family="text">
      <style:text-properties fo:font-style="normal" fo:font-weight="normal" officeooo:rsid="3ea0cd29" style:font-style-asian="normal" style:font-weight-asian="normal" style:font-style-complex="normal" style:font-weight-complex="normal"/>
    </style:style>
    <style:style style:name="T533" style:family="text">
      <style:text-properties fo:font-style="normal" fo:font-weight="normal" officeooo:rsid="2b0a79aa" style:font-style-asian="normal" style:font-weight-asian="normal" style:font-style-complex="normal" style:font-weight-complex="normal"/>
    </style:style>
    <style:style style:name="T534" style:family="text">
      <style:text-properties fo:font-style="normal" fo:font-weight="normal" officeooo:rsid="2b0b9663" style:font-style-asian="normal" style:font-weight-asian="normal" style:font-style-complex="normal" style:font-weight-complex="normal"/>
    </style:style>
    <style:style style:name="T535" style:family="text">
      <style:text-properties fo:font-style="normal" fo:font-weight="bold" style:font-style-asian="normal" style:font-weight-asian="bold" style:font-style-complex="normal" style:font-weight-complex="bold"/>
    </style:style>
    <style:style style:name="T536" style:family="text">
      <style:text-properties fo:font-style="normal" fo:font-weight="bold" officeooo:rsid="2de0ec95" style:font-style-asian="normal" style:font-weight-asian="bold" style:font-style-complex="normal" style:font-weight-complex="bold"/>
    </style:style>
    <style:style style:name="T537" style:family="text">
      <style:text-properties fo:font-style="normal" fo:font-weight="bold" officeooo:rsid="2de2908b" style:font-style-asian="normal" style:font-weight-asian="bold" style:font-style-complex="normal" style:font-weight-complex="bold"/>
    </style:style>
    <style:style style:name="T538" style:family="text">
      <style:text-properties fo:font-style="normal" fo:font-weight="bold" officeooo:rsid="2def83ce" style:font-style-asian="normal" style:font-weight-asian="bold" style:font-style-complex="normal" style:font-weight-complex="bold"/>
    </style:style>
    <style:style style:name="T539" style:family="text">
      <style:text-properties fo:font-style="normal" fo:font-weight="bold" officeooo:rsid="3c3cf434" style:font-style-asian="normal" style:font-weight-asian="bold" style:font-style-complex="normal" style:font-weight-complex="bold"/>
    </style:style>
    <style:style style:name="T540" style:family="text">
      <style:text-properties fo:font-style="normal" fo:font-weight="bold" officeooo:rsid="3d6df8f5" style:font-style-asian="normal" style:font-weight-asian="bold" style:font-style-complex="normal" style:font-weight-complex="bold"/>
    </style:style>
    <style:style style:name="T541"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542" style:family="text">
      <style:text-properties fo:font-style="normal" fo:background-color="transparent" loext:char-shading-value="0" style:font-style-asian="normal" style:font-style-complex="normal"/>
    </style:style>
    <style:style style:name="T543" style:family="text">
      <style:text-properties fo:font-style="normal" officeooo:rsid="3bb13bbb" fo:background-color="transparent" loext:char-shading-value="0" style:font-style-asian="normal" style:font-style-complex="normal"/>
    </style:style>
    <style:style style:name="T544" style:family="text">
      <style:text-properties fo:font-style="normal" officeooo:rsid="3bd7d974" fo:background-color="transparent" loext:char-shading-value="0" style:font-style-asian="normal" style:font-style-complex="normal"/>
    </style:style>
    <style:style style:name="T545" style:family="text">
      <style:text-properties fo:font-style="normal" officeooo:rsid="217d02ee" fo:background-color="transparent" loext:char-shading-value="0" style:font-style-asian="normal" style:font-style-complex="normal"/>
    </style:style>
    <style:style style:name="T546" style:family="text">
      <style:text-properties fo:font-style="normal" officeooo:rsid="3c4cb20c" fo:background-color="transparent" loext:char-shading-value="0" style:font-style-asian="normal" style:font-style-complex="normal"/>
    </style:style>
    <style:style style:name="T547" style:family="text">
      <style:text-properties fo:font-style="normal" officeooo:rsid="3c90767f" fo:background-color="transparent" loext:char-shading-value="0" style:font-style-asian="normal" style:font-style-complex="normal"/>
    </style:style>
    <style:style style:name="T548" style:family="text">
      <style:text-properties fo:font-style="normal" officeooo:rsid="3de01683" fo:background-color="transparent" loext:char-shading-value="0" style:font-style-asian="normal" style:font-style-complex="normal"/>
    </style:style>
    <style:style style:name="T549" style:family="text">
      <style:text-properties fo:font-style="normal" officeooo:rsid="3def5bfb" fo:background-color="transparent" loext:char-shading-value="0" style:font-style-asian="normal" style:font-style-complex="normal"/>
    </style:style>
    <style:style style:name="T550" style:family="text">
      <style:text-properties fo:font-style="normal" officeooo:rsid="3de1aab8" fo:background-color="transparent" loext:char-shading-value="0" style:font-style-asian="normal" style:font-style-complex="normal"/>
    </style:style>
    <style:style style:name="T551" style:family="text">
      <style:text-properties fo:font-style="normal" officeooo:rsid="3de3a450" fo:background-color="transparent" loext:char-shading-value="0" style:font-style-asian="normal" style:font-style-complex="normal"/>
    </style:style>
    <style:style style:name="T552" style:family="text">
      <style:text-properties officeooo:rsid="210b2273"/>
    </style:style>
    <style:style style:name="T553" style:family="text">
      <style:text-properties officeooo:rsid="1bb8b88b"/>
    </style:style>
    <style:style style:name="T554" style:family="text">
      <style:text-properties officeooo:rsid="1bb9690e"/>
    </style:style>
    <style:style style:name="T555" style:family="text">
      <style:text-properties officeooo:rsid="30987277"/>
    </style:style>
    <style:style style:name="T556" style:family="text">
      <style:text-properties officeooo:rsid="309a3d24"/>
    </style:style>
    <style:style style:name="T557" style:family="text">
      <style:text-properties style:text-line-through-style="solid" style:text-line-through-type="single"/>
    </style:style>
    <style:style style:name="T558" style:family="text">
      <style:text-properties style:text-line-through-style="solid" style:text-line-through-type="single" officeooo:rsid="2415a15d"/>
    </style:style>
    <style:style style:name="T559" style:family="text">
      <style:text-properties style:text-line-through-style="solid" style:text-line-through-type="single" officeooo:rsid="35f3889a"/>
    </style:style>
    <style:style style:name="T560" style:family="text">
      <style:text-properties style:text-line-through-style="solid" style:text-line-through-type="single" officeooo:rsid="2cb90340"/>
    </style:style>
    <style:style style:name="T561" style:family="text">
      <style:text-properties style:text-line-through-style="solid" style:text-line-through-type="single" officeooo:rsid="2cb953f2"/>
    </style:style>
    <style:style style:name="T562" style:family="text">
      <style:text-properties style:text-line-through-style="solid" style:text-line-through-type="single" officeooo:rsid="2cbb1f18"/>
    </style:style>
    <style:style style:name="T563" style:family="text">
      <style:text-properties style:text-line-through-style="solid" style:text-line-through-type="single" officeooo:rsid="2c84e524"/>
    </style:style>
    <style:style style:name="T564" style:family="text">
      <style:text-properties style:text-line-through-style="solid" style:text-line-through-type="single" fo:font-style="normal" officeooo:rsid="3f1db19d" style:font-style-asian="normal" style:font-style-complex="normal"/>
    </style:style>
    <style:style style:name="T565" style:family="text">
      <style:text-properties style:text-line-through-style="solid" style:text-line-through-type="single" fo:font-style="normal" officeooo:rsid="3f2d27ea" style:font-style-asian="normal" style:font-style-complex="normal"/>
    </style:style>
    <style:style style:name="T566" style:family="text">
      <style:text-properties style:text-line-through-style="solid" style:text-line-through-type="single" fo:font-style="normal" officeooo:rsid="3f331eab" style:font-style-asian="normal" style:font-style-complex="normal"/>
    </style:style>
    <style:style style:name="T567" style:family="text">
      <style:text-properties style:text-line-through-style="solid" style:text-line-through-type="single" fo:font-style="normal" officeooo:rsid="3f45113e" style:font-style-asian="normal" style:font-style-complex="normal"/>
    </style:style>
    <style:style style:name="T568" style:family="text">
      <style:text-properties style:text-line-through-style="solid" style:text-line-through-type="single" fo:font-style="normal" officeooo:rsid="3f35b5ac" style:font-style-asian="normal" style:font-style-complex="normal"/>
    </style:style>
    <style:style style:name="T569" style:family="text">
      <style:text-properties style:text-line-through-style="solid" style:text-line-through-type="single" fo:font-style="normal" officeooo:rsid="3f25df45" style:font-style-asian="normal" style:font-style-complex="normal"/>
    </style:style>
    <style:style style:name="T570" style:family="text">
      <style:text-properties style:text-line-through-style="solid" style:text-line-through-type="single" fo:font-style="normal" officeooo:rsid="3e8646a2" style:font-style-asian="normal" style:font-style-complex="normal"/>
    </style:style>
    <style:style style:name="T571" style:family="text">
      <style:text-properties style:text-line-through-style="solid" style:text-line-through-type="single" fo:font-style="normal" officeooo:rsid="3ea8cdd2" style:font-style-asian="normal" style:font-style-complex="normal"/>
    </style:style>
    <style:style style:name="T572" style:family="text">
      <style:text-properties style:text-line-through-style="solid" style:text-line-through-type="single" fo:font-style="normal" officeooo:rsid="3ea523a7" style:font-style-asian="normal" style:font-style-complex="normal"/>
    </style:style>
    <style:style style:name="T573" style:family="text">
      <style:text-properties style:text-line-through-style="solid" style:text-line-through-type="single" fo:font-style="normal" fo:background-color="transparent" loext:char-shading-value="0" style:font-style-asian="normal" style:font-style-complex="normal"/>
    </style:style>
    <style:style style:name="T574" style:family="text">
      <style:text-properties style:text-line-through-style="solid" style:text-line-through-type="single" fo:font-style="normal" officeooo:rsid="3bddd3a7" fo:background-color="transparent" loext:char-shading-value="0" style:font-style-asian="normal" style:font-style-complex="normal"/>
    </style:style>
    <style:style style:name="T575" style:family="text">
      <style:text-properties style:text-line-through-style="solid" style:text-line-through-type="single" fo:font-style="normal" officeooo:rsid="3a84f753" fo:background-color="transparent" loext:char-shading-value="0" style:font-style-asian="normal" style:font-style-complex="normal"/>
    </style:style>
    <style:style style:name="T576" style:family="text">
      <style:text-properties style:text-line-through-style="solid" style:text-line-through-type="single" fo:font-style="normal" officeooo:rsid="3bdeb4cd" fo:background-color="transparent" loext:char-shading-value="0" style:font-style-asian="normal" style:font-style-complex="normal"/>
    </style:style>
    <style:style style:name="T577" style:family="text">
      <style:text-properties style:text-line-through-style="solid" style:text-line-through-type="single" fo:font-style="normal" officeooo:rsid="3e4e6b1e" fo:background-color="transparent" loext:char-shading-value="0" style:font-style-asian="normal" style:font-style-complex="normal"/>
    </style:style>
    <style:style style:name="T578" style:family="text">
      <style:text-properties style:text-line-through-style="solid" style:text-line-through-type="single" fo:font-style="normal" officeooo:rsid="3bdf7925" fo:background-color="transparent" loext:char-shading-value="0" style:font-style-asian="normal" style:font-style-complex="normal"/>
    </style:style>
    <style:style style:name="T579" style:family="text">
      <style:text-properties style:text-line-through-style="solid" style:text-line-through-type="single" fo:font-style="normal" officeooo:rsid="217d02ee" fo:background-color="transparent" loext:char-shading-value="0" style:font-style-asian="normal" style:font-style-complex="normal"/>
    </style:style>
    <style:style style:name="T580" style:family="text">
      <style:text-properties style:text-line-through-style="solid" style:text-line-through-type="single" fo:font-style="normal" officeooo:rsid="3def6177" fo:background-color="transparent" loext:char-shading-value="0" style:font-style-asian="normal" style:font-style-complex="normal"/>
    </style:style>
    <style:style style:name="T581" style:family="text">
      <style:text-properties style:text-line-through-style="solid" style:text-line-through-type="single" fo:font-style="normal" officeooo:rsid="3ea8f8ee" fo:background-color="transparent" loext:char-shading-value="0" style:font-style-asian="normal" style:font-style-complex="normal"/>
    </style:style>
    <style:style style:name="T582" style:family="text">
      <style:text-properties style:text-line-through-style="solid" style:text-line-through-type="single" fo:font-style="normal" officeooo:rsid="3de77420" fo:background-color="transparent" loext:char-shading-value="0" style:font-style-asian="normal" style:font-style-complex="normal"/>
    </style:style>
    <style:style style:name="T583" style:family="text">
      <style:text-properties style:text-line-through-style="solid" style:text-line-through-type="single" officeooo:rsid="39b57652"/>
    </style:style>
    <style:style style:name="T584" style:family="text">
      <style:text-properties style:text-line-through-style="solid" style:text-line-through-type="single" officeooo:rsid="3b97e985"/>
    </style:style>
    <style:style style:name="T585" style:family="text">
      <style:text-properties style:text-line-through-style="solid" style:text-line-through-type="single" fo:language="cs" fo:country="CZ" officeooo:rsid="3c51988c"/>
    </style:style>
    <style:style style:name="T586" style:family="text">
      <style:text-properties style:text-line-through-style="solid" style:text-line-through-type="single" fo:language="cs" fo:country="CZ" fo:background-color="transparent" loext:char-shading-value="0"/>
    </style:style>
    <style:style style:name="T587" style:family="text">
      <style:text-properties style:text-line-through-style="solid" style:text-line-through-type="single" fo:language="cs" fo:country="CZ" officeooo:rsid="27190835" fo:background-color="transparent" loext:char-shading-value="0"/>
    </style:style>
    <style:style style:name="T588" style:family="text">
      <style:text-properties style:text-line-through-style="solid" style:text-line-through-type="single" fo:language="cs" fo:country="CZ" officeooo:rsid="3dfe1e16" fo:background-color="transparent" loext:char-shading-value="0"/>
    </style:style>
    <style:style style:name="T589"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590"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591"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592"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593"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594" style:family="text">
      <style:text-properties style:text-line-through-style="solid" style:text-line-through-type="single" fo:language="cs" fo:country="CZ" fo:font-weight="normal" officeooo:rsid="3e40c4dc" style:font-weight-asian="normal" style:font-weight-complex="normal"/>
    </style:style>
    <style:style style:name="T595" style:family="text">
      <style:text-properties style:text-line-through-style="solid" style:text-line-through-type="single" fo:language="cs" fo:country="CZ" fo:font-weight="normal" officeooo:rsid="3e516603" style:font-weight-asian="normal" style:font-weight-complex="normal"/>
    </style:style>
    <style:style style:name="T596" style:family="text">
      <style:text-properties style:text-line-through-style="solid" style:text-line-through-type="single" fo:language="cs" fo:country="CZ" fo:font-weight="normal" officeooo:rsid="3e51e211" style:font-weight-asian="normal" style:font-weight-complex="normal"/>
    </style:style>
    <style:style style:name="T597" style:family="text">
      <style:text-properties style:text-line-through-style="solid" style:text-line-through-type="single" style:font-weight-asian="normal" style:font-weight-complex="normal"/>
    </style:style>
    <style:style style:name="T598" style:family="text">
      <style:text-properties style:text-line-through-style="solid" style:text-line-through-type="single" officeooo:rsid="39b5d502"/>
    </style:style>
    <style:style style:name="T599" style:family="text">
      <style:text-properties style:text-line-through-style="solid" style:text-line-through-type="single" officeooo:rsid="27166f7c"/>
    </style:style>
    <style:style style:name="T600" style:family="text">
      <style:text-properties style:text-line-through-style="solid" style:text-line-through-type="single" fo:background-color="transparent" loext:char-shading-value="0"/>
    </style:style>
    <style:style style:name="T601" style:family="text">
      <style:text-properties style:text-line-through-style="solid" style:text-line-through-type="single" officeooo:rsid="268c50a4" fo:background-color="transparent" loext:char-shading-value="0"/>
    </style:style>
    <style:style style:name="T602" style:family="text">
      <style:text-properties style:text-line-through-style="solid" style:text-line-through-type="single" officeooo:rsid="27157765" fo:background-color="transparent" loext:char-shading-value="0"/>
    </style:style>
    <style:style style:name="T603" style:family="text">
      <style:text-properties style:text-line-through-style="solid" style:text-line-through-type="single" officeooo:rsid="2683345e" fo:background-color="transparent" loext:char-shading-value="0"/>
    </style:style>
    <style:style style:name="T604" style:family="text">
      <style:text-properties style:text-line-through-style="solid" style:text-line-through-type="single" officeooo:rsid="217d02ee" fo:background-color="transparent" loext:char-shading-value="0"/>
    </style:style>
    <style:style style:name="T605" style:family="text">
      <style:text-properties style:text-line-through-style="solid" style:text-line-through-type="single" officeooo:rsid="23f9895c" fo:background-color="transparent" loext:char-shading-value="0"/>
    </style:style>
    <style:style style:name="T606" style:family="text">
      <style:text-properties style:text-line-through-style="solid" style:text-line-through-type="single" officeooo:rsid="3a84f753" fo:background-color="transparent" loext:char-shading-value="0"/>
    </style:style>
    <style:style style:name="T607" style:family="text">
      <style:text-properties style:text-line-through-style="solid" style:text-line-through-type="single" officeooo:rsid="27657ad4" fo:background-color="transparent" loext:char-shading-value="0"/>
    </style:style>
    <style:style style:name="T608" style:family="text">
      <style:text-properties style:text-line-through-style="solid" style:text-line-through-type="single" officeooo:rsid="23fb23e7" fo:background-color="transparent" loext:char-shading-value="0"/>
    </style:style>
    <style:style style:name="T609" style:family="text">
      <style:text-properties style:text-line-through-style="solid" style:text-line-through-type="single" officeooo:rsid="3bddd3a7" fo:background-color="transparent" loext:char-shading-value="0"/>
    </style:style>
    <style:style style:name="T610" style:family="text">
      <style:text-properties style:text-line-through-style="solid" style:text-line-through-type="single" officeooo:rsid="37139788" fo:background-color="transparent" loext:char-shading-value="0"/>
    </style:style>
    <style:style style:name="T611" style:family="text">
      <style:text-properties style:text-line-through-style="solid" style:text-line-through-type="single" officeooo:rsid="27677566" fo:background-color="transparent" loext:char-shading-value="0"/>
    </style:style>
    <style:style style:name="T612" style:family="text">
      <style:text-properties style:text-line-through-style="solid" style:text-line-through-type="single" fo:background-color="transparent" loext:char-shading-value="0" style:font-weight-asian="normal" style:font-weight-complex="normal"/>
    </style:style>
    <style:style style:name="T613" style:family="text">
      <style:text-properties style:text-line-through-style="solid" style:text-line-through-type="single" officeooo:rsid="3df9f3ef" fo:background-color="transparent" loext:char-shading-value="0"/>
    </style:style>
    <style:style style:name="T614" style:family="text">
      <style:text-properties style:text-line-through-style="solid" style:text-line-through-type="single" officeooo:rsid="3dfb0353" fo:background-color="transparent" loext:char-shading-value="0"/>
    </style:style>
    <style:style style:name="T615" style:family="text">
      <style:text-properties style:text-line-through-style="solid" style:text-line-through-type="single" officeooo:rsid="3dfe1e16" fo:background-color="transparent" loext:char-shading-value="0"/>
    </style:style>
    <style:style style:name="T616" style:family="text">
      <style:text-properties style:text-line-through-style="solid" style:text-line-through-type="single" officeooo:rsid="3eaad9ff" fo:background-color="transparent" loext:char-shading-value="0"/>
    </style:style>
    <style:style style:name="T617" style:family="text">
      <style:text-properties style:text-line-through-style="solid" style:text-line-through-type="single" officeooo:rsid="3eadc97a" fo:background-color="transparent" loext:char-shading-value="0"/>
    </style:style>
    <style:style style:name="T618" style:family="text">
      <style:text-properties style:text-line-through-style="solid" style:text-line-through-type="single" officeooo:rsid="3ead19f0" fo:background-color="transparent" loext:char-shading-value="0"/>
    </style:style>
    <style:style style:name="T619" style:family="text">
      <style:text-properties style:text-line-through-style="solid" style:text-line-through-type="single" officeooo:rsid="3df0502b" fo:background-color="transparent" loext:char-shading-value="0"/>
    </style:style>
    <style:style style:name="T620" style:family="text">
      <style:text-properties style:text-line-through-style="solid" style:text-line-through-type="single" officeooo:rsid="3def6177" fo:background-color="transparent" loext:char-shading-value="0"/>
    </style:style>
    <style:style style:name="T621" style:family="text">
      <style:text-properties style:text-line-through-style="solid" style:text-line-through-type="single" officeooo:rsid="3ea8f8ee" fo:background-color="transparent" loext:char-shading-value="0"/>
    </style:style>
    <style:style style:name="T622" style:family="text">
      <style:text-properties style:text-line-through-style="solid" style:text-line-through-type="single" officeooo:rsid="3eac70f3" fo:background-color="transparent" loext:char-shading-value="0"/>
    </style:style>
    <style:style style:name="T623" style:family="text">
      <style:text-properties style:text-line-through-style="solid" style:text-line-through-type="single" officeooo:rsid="3eae5a29" fo:background-color="transparent" loext:char-shading-value="0"/>
    </style:style>
    <style:style style:name="T624" style:family="text">
      <style:text-properties style:text-line-through-style="solid" style:text-line-through-type="single" officeooo:rsid="280d8053" fo:background-color="transparent" loext:char-shading-value="0"/>
    </style:style>
    <style:style style:name="T625" style:family="text">
      <style:text-properties style:text-line-through-style="solid" style:text-line-through-type="single" officeooo:rsid="3e84aaa8" fo:background-color="transparent" loext:char-shading-value="0"/>
    </style:style>
    <style:style style:name="T626" style:family="text">
      <style:text-properties style:text-line-through-style="solid" style:text-line-through-type="single" fo:font-style="italic" fo:background-color="transparent" loext:char-shading-value="0" style:font-style-asian="italic" style:font-style-complex="italic"/>
    </style:style>
    <style:style style:name="T627" style:family="text">
      <style:text-properties style:text-line-through-style="solid" style:text-line-through-type="single" fo:font-style="italic" officeooo:rsid="3a84f753" fo:background-color="transparent" loext:char-shading-value="0" style:font-style-asian="italic" style:font-style-complex="italic"/>
    </style:style>
    <style:style style:name="T628" style:family="text">
      <style:text-properties style:text-line-through-style="solid" style:text-line-through-type="single" fo:font-style="italic" officeooo:rsid="3dfb0353" fo:background-color="transparent" loext:char-shading-value="0" style:font-style-asian="italic" style:font-style-complex="italic"/>
    </style:style>
    <style:style style:name="T629" style:family="text">
      <style:text-properties style:text-line-through-style="solid" style:text-line-through-type="single" fo:font-style="italic" officeooo:rsid="3eac70f3" fo:background-color="transparent" loext:char-shading-value="0" style:font-style-asian="italic" style:font-style-complex="italic"/>
    </style:style>
    <style:style style:name="T630" style:family="text">
      <style:text-properties style:text-line-through-style="solid" style:text-line-through-type="single" fo:font-style="italic" officeooo:rsid="3eb5997b" fo:background-color="transparent" loext:char-shading-value="0" style:font-style-asian="italic" style:font-style-complex="italic"/>
    </style:style>
    <style:style style:name="T631" style:family="text">
      <style:text-properties style:text-line-through-style="solid" style:text-line-through-type="single" fo:font-style="italic" style:font-style-asian="italic" style:font-style-complex="italic"/>
    </style:style>
    <style:style style:name="T632" style:family="text">
      <style:text-properties style:text-line-through-style="solid" style:text-line-through-type="single" fo:font-style="italic" officeooo:rsid="3ea22f9d" style:font-style-asian="italic" style:font-style-complex="italic"/>
    </style:style>
    <style:style style:name="T633"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634"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635" style:family="text">
      <style:text-properties style:text-line-through-style="solid" style:text-line-through-type="single" fo:font-weight="bold" style:font-weight-asian="bold" style:font-weight-complex="bold"/>
    </style:style>
    <style:style style:name="T636" style:family="text">
      <style:text-properties style:text-line-through-style="solid" style:text-line-through-type="single" fo:font-weight="bold" fo:background-color="transparent" loext:char-shading-value="0" style:font-weight-asian="bold" style:font-weight-complex="bold"/>
    </style:style>
    <style:style style:name="T637" style:family="text">
      <style:text-properties style:text-line-through-style="solid" style:text-line-through-type="single" officeooo:rsid="3cde1668"/>
    </style:style>
    <style:style style:name="T638" style:family="text">
      <style:text-properties style:text-line-through-style="solid" style:text-line-through-type="single" fo:font-weight="normal" style:font-weight-asian="normal" style:font-weight-complex="normal"/>
    </style:style>
    <style:style style:name="T639" style:family="text">
      <style:text-properties style:text-line-through-style="solid" style:text-line-through-type="single" officeooo:rsid="3cde368e"/>
    </style:style>
    <style:style style:name="T640" style:family="text">
      <style:text-properties style:text-line-through-style="solid" style:text-line-through-type="single" officeooo:rsid="3ce6353e"/>
    </style:style>
    <style:style style:name="T641" style:family="text">
      <style:text-properties style:text-line-through-style="solid" style:text-line-through-type="single" officeooo:rsid="3ce5ec36"/>
    </style:style>
    <style:style style:name="T642" style:family="text">
      <style:text-properties style:text-line-through-style="solid" style:text-line-through-type="single" officeooo:rsid="3e4c68b1"/>
    </style:style>
    <style:style style:name="T643" style:family="text">
      <style:text-properties style:text-line-through-style="solid" style:text-line-through-type="single" officeooo:rsid="3df20db0"/>
    </style:style>
    <style:style style:name="T644" style:family="text">
      <style:text-properties style:text-line-through-style="solid" style:text-line-through-type="single" officeooo:rsid="3c970005"/>
    </style:style>
    <style:style style:name="T645" style:family="text">
      <style:text-properties style:text-line-through-style="solid" style:text-line-through-type="single" officeooo:rsid="3f411846"/>
    </style:style>
    <style:style style:name="T646" style:family="text">
      <style:text-properties style:text-line-through-style="solid" style:text-line-through-type="single" officeooo:rsid="3f35b5ac"/>
    </style:style>
    <style:style style:name="T647" style:family="text">
      <style:text-properties style:text-line-through-style="solid" style:text-line-through-type="single" officeooo:rsid="3f431370"/>
    </style:style>
    <style:style style:name="T648" style:family="text">
      <style:text-properties style:text-line-through-style="solid" style:text-line-through-type="single" officeooo:rsid="3f49a4b5"/>
    </style:style>
    <style:style style:name="T649" style:family="text">
      <style:text-properties style:text-line-through-style="solid" style:text-line-through-type="single" officeooo:rsid="3f491f7d"/>
    </style:style>
    <style:style style:name="T650" style:family="text">
      <style:text-properties style:text-line-through-style="solid" style:text-line-through-type="single" style:language-asian="cs" style:country-asian="CZ"/>
    </style:style>
    <style:style style:name="T651" style:family="text">
      <style:text-properties style:text-line-through-style="solid" style:text-line-through-type="single" officeooo:rsid="3e5586f8" style:language-asian="cs" style:country-asian="CZ"/>
    </style:style>
    <style:style style:name="T652" style:family="text">
      <style:text-properties style:text-line-through-style="solid" style:text-line-through-type="single" officeooo:rsid="3e56b45b" style:language-asian="cs" style:country-asian="CZ"/>
    </style:style>
    <style:style style:name="T653" style:family="text">
      <style:text-properties style:text-line-through-style="solid" style:text-line-through-type="single" officeooo:rsid="3db37335"/>
    </style:style>
    <style:style style:name="T654" style:family="text">
      <style:text-properties style:text-line-through-style="solid" style:text-line-through-type="single" officeooo:rsid="3ea22f9d"/>
    </style:style>
    <style:style style:name="T655" style:family="text">
      <style:text-properties style:text-line-through-style="solid" style:text-line-through-type="single" officeooo:rsid="3de55cb2"/>
    </style:style>
    <style:style style:name="T656" style:family="text">
      <style:text-properties style:text-line-through-style="solid" style:text-line-through-type="single" officeooo:rsid="280aa77e"/>
    </style:style>
    <style:style style:name="T657" style:family="text">
      <style:text-properties style:text-line-through-style="solid" style:text-line-through-type="single" officeooo:rsid="3e15d31b"/>
    </style:style>
    <style:style style:name="T658" style:family="text">
      <style:text-properties style:text-line-through-style="solid" style:text-line-through-type="single" officeooo:rsid="27ca0434"/>
    </style:style>
    <style:style style:name="T659" style:family="text">
      <style:text-properties style:text-line-through-style="solid" style:text-line-through-type="single" officeooo:rsid="3e139964"/>
    </style:style>
    <style:style style:name="T660" style:family="text">
      <style:text-properties style:text-line-through-style="solid" style:text-line-through-type="single" officeooo:rsid="281b7f63"/>
    </style:style>
    <style:style style:name="T661" style:family="text">
      <style:text-properties officeooo:rsid="35fc37d9"/>
    </style:style>
    <style:style style:name="T662" style:family="text">
      <style:text-properties officeooo:rsid="240e4950"/>
    </style:style>
    <style:style style:name="T663" style:family="text">
      <style:text-properties officeooo:rsid="2a7bfaa0"/>
    </style:style>
    <style:style style:name="T664" style:family="text">
      <style:text-properties officeooo:rsid="2a48c148"/>
    </style:style>
    <style:style style:name="T665" style:family="text">
      <style:text-properties officeooo:rsid="2a49436d"/>
    </style:style>
    <style:style style:name="T666" style:family="text">
      <style:text-properties officeooo:rsid="35ffcec4"/>
    </style:style>
    <style:style style:name="T667" style:family="text">
      <style:text-properties officeooo:rsid="2415a15d"/>
    </style:style>
    <style:style style:name="T668" style:family="text">
      <style:text-properties officeooo:rsid="35f3889a"/>
    </style:style>
    <style:style style:name="T669" style:family="text">
      <style:text-properties officeooo:rsid="2cb90340"/>
    </style:style>
    <style:style style:name="T670" style:family="text">
      <style:text-properties officeooo:rsid="2cb953f2"/>
    </style:style>
    <style:style style:name="T671" style:family="text">
      <style:text-properties officeooo:rsid="2cbb1f18"/>
    </style:style>
    <style:style style:name="T672" style:family="text">
      <style:text-properties officeooo:rsid="2c84e524"/>
    </style:style>
    <style:style style:name="T673" style:family="text">
      <style:text-properties officeooo:rsid="2c86e1a0"/>
    </style:style>
    <style:style style:name="T674" style:family="text">
      <style:text-properties officeooo:rsid="35ea90b2"/>
    </style:style>
    <style:style style:name="T675" style:family="text">
      <style:text-properties officeooo:rsid="3019cbc9"/>
    </style:style>
    <style:style style:name="T676" style:family="text">
      <style:text-properties officeooo:rsid="301b4787"/>
    </style:style>
    <style:style style:name="T677" style:family="text">
      <style:text-properties officeooo:rsid="2cc6170e"/>
    </style:style>
    <style:style style:name="T678" style:family="text">
      <style:text-properties officeooo:rsid="35305777"/>
    </style:style>
    <style:style style:name="T679" style:family="text">
      <style:text-properties officeooo:rsid="01ca41d0"/>
    </style:style>
    <style:style style:name="T680" style:family="text">
      <style:text-properties officeooo:rsid="28478a4f"/>
    </style:style>
    <style:style style:name="T681" style:family="text">
      <style:text-properties officeooo:rsid="369fbd86"/>
    </style:style>
    <style:style style:name="T682" style:family="text">
      <style:text-properties officeooo:rsid="36a0e87e"/>
    </style:style>
    <style:style style:name="T683" style:family="text">
      <style:text-properties officeooo:rsid="369e9fff"/>
    </style:style>
    <style:style style:name="T684" style:family="text">
      <style:text-properties officeooo:rsid="369f4a73"/>
    </style:style>
    <style:style style:name="T685" style:family="text">
      <style:text-properties officeooo:rsid="36aa7b7a"/>
    </style:style>
    <style:style style:name="T686" style:family="text">
      <style:text-properties officeooo:rsid="36aa183b"/>
    </style:style>
    <style:style style:name="T687" style:family="text">
      <style:text-properties officeooo:rsid="2f3c6483"/>
    </style:style>
    <style:style style:name="T688" style:family="text">
      <style:text-properties officeooo:rsid="373c19c9"/>
    </style:style>
    <style:style style:name="T689" style:family="text">
      <style:text-properties officeooo:rsid="2f35f906"/>
    </style:style>
    <style:style style:name="T690" style:family="text">
      <style:text-properties officeooo:rsid="2f378f03"/>
    </style:style>
    <style:style style:name="T691" style:family="text">
      <style:text-properties officeooo:rsid="2f9d3f26"/>
    </style:style>
    <style:style style:name="T692" style:family="text">
      <style:text-properties officeooo:rsid="2ddf6d9b"/>
    </style:style>
    <style:style style:name="T693" style:family="text">
      <style:text-properties officeooo:rsid="2f9c1d25"/>
    </style:style>
    <style:style style:name="T694" style:family="text">
      <style:text-properties officeooo:rsid="2de0ec95"/>
    </style:style>
    <style:style style:name="T695" style:family="text">
      <style:text-properties officeooo:rsid="2de28ca0"/>
    </style:style>
    <style:style style:name="T696" style:family="text">
      <style:text-properties officeooo:rsid="2faff4bf"/>
    </style:style>
    <style:style style:name="T697" style:family="text">
      <style:text-properties officeooo:rsid="2f9f2ee2"/>
    </style:style>
    <style:style style:name="T698" style:family="text">
      <style:text-properties officeooo:rsid="2fa8f836"/>
    </style:style>
    <style:style style:name="T699" style:family="text">
      <style:text-properties officeooo:rsid="2f94d126"/>
    </style:style>
    <style:style style:name="T700" style:family="text">
      <style:text-properties officeooo:rsid="36b19028"/>
    </style:style>
    <style:style style:name="T701" style:family="text">
      <style:text-properties officeooo:rsid="36a182e7"/>
    </style:style>
    <style:style style:name="T702" style:family="text">
      <style:text-properties officeooo:rsid="21a37882"/>
    </style:style>
    <style:style style:name="T703" style:family="text">
      <style:text-properties officeooo:rsid="36b2f0f2"/>
    </style:style>
    <style:style style:name="T704" style:family="text">
      <style:text-properties officeooo:rsid="36aea4da"/>
    </style:style>
    <style:style style:name="T705" style:family="text">
      <style:text-properties officeooo:rsid="2f26c268"/>
    </style:style>
    <style:style style:name="T706" style:family="text">
      <style:text-properties officeooo:rsid="2f24561a"/>
    </style:style>
    <style:style style:name="T707" style:family="text">
      <style:text-properties officeooo:rsid="2f224864"/>
    </style:style>
    <style:style style:name="T708" style:family="text">
      <style:text-properties officeooo:rsid="2eb94ae6"/>
    </style:style>
    <style:style style:name="T709" style:family="text">
      <style:text-properties officeooo:rsid="374348c7"/>
    </style:style>
    <style:style style:name="T710" style:family="text">
      <style:text-properties officeooo:rsid="373d448c"/>
    </style:style>
    <style:style style:name="T711" style:family="text">
      <style:text-properties officeooo:rsid="2ddf0cae"/>
    </style:style>
    <style:style style:name="T712" style:family="text">
      <style:text-properties officeooo:rsid="37485ba6"/>
    </style:style>
    <style:style style:name="T713" style:family="text">
      <style:text-properties officeooo:rsid="3765afa6"/>
    </style:style>
    <style:style style:name="T714" style:family="text">
      <style:text-properties officeooo:rsid="3b72602f"/>
    </style:style>
    <style:style style:name="T715" style:family="text">
      <style:text-properties officeooo:rsid="3ba5979c"/>
    </style:style>
    <style:style style:name="T716" style:family="text">
      <style:text-properties officeooo:rsid="3baee35d"/>
    </style:style>
    <style:style style:name="T717" style:family="text">
      <style:text-properties officeooo:rsid="3bb49071"/>
    </style:style>
    <style:style style:name="T718" style:family="text">
      <style:text-properties officeooo:rsid="3bb78967"/>
    </style:style>
    <style:style style:name="T719" style:family="text">
      <style:text-properties officeooo:rsid="3bb947b2"/>
    </style:style>
    <style:style style:name="T720" style:family="text">
      <style:text-properties officeooo:rsid="285229a3"/>
    </style:style>
    <style:style style:name="T721" style:family="text">
      <style:text-properties officeooo:rsid="3d0e713e"/>
    </style:style>
    <style:style style:name="T722" style:family="text">
      <style:text-properties officeooo:rsid="3d15603d"/>
    </style:style>
    <style:style style:name="T723" style:family="text">
      <style:text-properties officeooo:rsid="3d173a9b"/>
    </style:style>
    <style:style style:name="T724" style:family="text">
      <style:text-properties officeooo:rsid="3d0f6d1e"/>
    </style:style>
    <style:style style:name="T725" style:family="text">
      <style:text-properties officeooo:rsid="285349eb"/>
    </style:style>
    <style:style style:name="T726" style:family="text">
      <style:text-properties fo:background-color="transparent" loext:char-shading-value="0"/>
    </style:style>
    <style:style style:name="T727" style:family="text">
      <style:text-properties officeooo:rsid="28113e50" fo:background-color="transparent" loext:char-shading-value="0"/>
    </style:style>
    <style:style style:name="T728" style:family="text">
      <style:text-properties officeooo:rsid="3d3989b8" fo:background-color="transparent" loext:char-shading-value="0"/>
    </style:style>
    <style:style style:name="T729" style:family="text">
      <style:text-properties officeooo:rsid="2812b376" fo:background-color="transparent" loext:char-shading-value="0"/>
    </style:style>
    <style:style style:name="T730" style:family="text">
      <style:text-properties officeooo:rsid="273b9497" fo:background-color="transparent" loext:char-shading-value="0"/>
    </style:style>
    <style:style style:name="T731" style:family="text">
      <style:text-properties officeooo:rsid="3df7f58c" fo:background-color="transparent" loext:char-shading-value="0"/>
    </style:style>
    <style:style style:name="T732" style:family="text">
      <style:text-properties officeooo:rsid="2815127c" fo:background-color="transparent" loext:char-shading-value="0"/>
    </style:style>
    <style:style style:name="T733" style:family="text">
      <style:text-properties officeooo:rsid="3e69d5c7" fo:background-color="transparent" loext:char-shading-value="0"/>
    </style:style>
    <style:style style:name="T734" style:family="text">
      <style:text-properties officeooo:rsid="3e84d7f7" fo:background-color="transparent" loext:char-shading-value="0"/>
    </style:style>
    <style:style style:name="T735" style:family="text">
      <style:text-properties officeooo:rsid="3def6177" fo:background-color="transparent" loext:char-shading-value="0"/>
    </style:style>
    <style:style style:name="T736" style:family="text">
      <style:text-properties officeooo:rsid="3e67a789" fo:background-color="transparent" loext:char-shading-value="0"/>
    </style:style>
    <style:style style:name="T737" style:family="text">
      <style:text-properties officeooo:rsid="3e6857a8" fo:background-color="transparent" loext:char-shading-value="0"/>
    </style:style>
    <style:style style:name="T738" style:family="text">
      <style:text-properties officeooo:rsid="28542966" fo:background-color="transparent" loext:char-shading-value="0"/>
    </style:style>
    <style:style style:name="T739" style:family="text">
      <style:text-properties officeooo:rsid="3992ce83" fo:background-color="transparent" loext:char-shading-value="0"/>
    </style:style>
    <style:style style:name="T740" style:family="text">
      <style:text-properties officeooo:rsid="273ba786" fo:background-color="transparent" loext:char-shading-value="0"/>
    </style:style>
    <style:style style:name="T741" style:family="text">
      <style:text-properties officeooo:rsid="25c61070" fo:background-color="transparent" loext:char-shading-value="0"/>
    </style:style>
    <style:style style:name="T742" style:family="text">
      <style:text-properties officeooo:rsid="3f5e7ec8" fo:background-color="transparent" loext:char-shading-value="0"/>
    </style:style>
    <style:style style:name="T743" style:family="text">
      <style:text-properties officeooo:rsid="26dfd7f5" fo:background-color="transparent" loext:char-shading-value="0"/>
    </style:style>
    <style:style style:name="T744" style:family="text">
      <style:text-properties officeooo:rsid="399d523a" fo:background-color="transparent" loext:char-shading-value="0"/>
    </style:style>
    <style:style style:name="T745" style:family="text">
      <style:text-properties officeooo:rsid="268c50a4" fo:background-color="transparent" loext:char-shading-value="0"/>
    </style:style>
    <style:style style:name="T746" style:family="text">
      <style:text-properties officeooo:rsid="268dc65d" fo:background-color="transparent" loext:char-shading-value="0"/>
    </style:style>
    <style:style style:name="T747" style:family="text">
      <style:text-properties officeooo:rsid="27156c24" fo:background-color="transparent" loext:char-shading-value="0"/>
    </style:style>
    <style:style style:name="T748" style:family="text">
      <style:text-properties officeooo:rsid="3b96ae07" fo:background-color="transparent" loext:char-shading-value="0"/>
    </style:style>
    <style:style style:name="T749" style:family="text">
      <style:text-properties officeooo:rsid="272b165f" fo:background-color="transparent" loext:char-shading-value="0"/>
    </style:style>
    <style:style style:name="T750" style:family="text">
      <style:text-properties officeooo:rsid="39b42039" fo:background-color="transparent" loext:char-shading-value="0"/>
    </style:style>
    <style:style style:name="T751" style:family="text">
      <style:text-properties officeooo:rsid="2683345e" fo:background-color="transparent" loext:char-shading-value="0"/>
    </style:style>
    <style:style style:name="T752" style:family="text">
      <style:text-properties officeooo:rsid="24e3898b" fo:background-color="transparent" loext:char-shading-value="0"/>
    </style:style>
    <style:style style:name="T753" style:family="text">
      <style:text-properties officeooo:rsid="25217927" fo:background-color="transparent" loext:char-shading-value="0"/>
    </style:style>
    <style:style style:name="T754" style:family="text">
      <style:text-properties officeooo:rsid="269668ef" fo:background-color="transparent" loext:char-shading-value="0"/>
    </style:style>
    <style:style style:name="T755" style:family="text">
      <style:text-properties officeooo:rsid="3b9c4194" fo:background-color="transparent" loext:char-shading-value="0"/>
    </style:style>
    <style:style style:name="T756" style:family="text">
      <style:text-properties officeooo:rsid="399ae408" fo:background-color="transparent" loext:char-shading-value="0"/>
    </style:style>
    <style:style style:name="T757" style:family="text">
      <style:text-properties officeooo:rsid="25c44266" fo:background-color="transparent" loext:char-shading-value="0"/>
    </style:style>
    <style:style style:name="T758" style:family="text">
      <style:text-properties officeooo:rsid="25c73a8f" fo:background-color="transparent" loext:char-shading-value="0"/>
    </style:style>
    <style:style style:name="T759" style:family="text">
      <style:text-properties officeooo:rsid="3b9c526f" fo:background-color="transparent" loext:char-shading-value="0"/>
    </style:style>
    <style:style style:name="T760" style:family="text">
      <style:text-properties officeooo:rsid="26d8fde5" fo:background-color="transparent" loext:char-shading-value="0"/>
    </style:style>
    <style:style style:name="T761" style:family="text">
      <style:text-properties officeooo:rsid="3b9fc895" fo:background-color="transparent" loext:char-shading-value="0"/>
    </style:style>
    <style:style style:name="T762" style:family="text">
      <style:text-properties officeooo:rsid="217d02ee" fo:background-color="transparent" loext:char-shading-value="0"/>
    </style:style>
    <style:style style:name="T763" style:family="text">
      <style:text-properties officeooo:rsid="27487751" fo:background-color="transparent" loext:char-shading-value="0"/>
    </style:style>
    <style:style style:name="T764" style:family="text">
      <style:text-properties officeooo:rsid="275149cc" fo:background-color="transparent" loext:char-shading-value="0"/>
    </style:style>
    <style:style style:name="T765" style:family="text">
      <style:text-properties officeooo:rsid="37126635" fo:background-color="transparent" loext:char-shading-value="0"/>
    </style:style>
    <style:style style:name="T766" style:family="text">
      <style:text-properties officeooo:rsid="26ae8a95" fo:background-color="transparent" loext:char-shading-value="0"/>
    </style:style>
    <style:style style:name="T767" style:family="text">
      <style:text-properties officeooo:rsid="3bda42d2" fo:background-color="transparent" loext:char-shading-value="0"/>
    </style:style>
    <style:style style:name="T768" style:family="text">
      <style:text-properties officeooo:rsid="3712f270" fo:background-color="transparent" loext:char-shading-value="0"/>
    </style:style>
    <style:style style:name="T769" style:family="text">
      <style:text-properties officeooo:rsid="3bd8944c" fo:background-color="transparent" loext:char-shading-value="0"/>
    </style:style>
    <style:style style:name="T770" style:family="text">
      <style:text-properties officeooo:rsid="3bddd3a7" fo:background-color="transparent" loext:char-shading-value="0"/>
    </style:style>
    <style:style style:name="T771" style:family="text">
      <style:text-properties officeooo:rsid="3bd84bae" fo:background-color="transparent" loext:char-shading-value="0"/>
    </style:style>
    <style:style style:name="T772" style:family="text">
      <style:text-properties officeooo:rsid="3e3da2e6" fo:background-color="transparent" loext:char-shading-value="0"/>
    </style:style>
    <style:style style:name="T773" style:family="text">
      <style:text-properties officeooo:rsid="273eb589" fo:background-color="transparent" loext:char-shading-value="0"/>
    </style:style>
    <style:style style:name="T774" style:family="text">
      <style:text-properties officeooo:rsid="3a843269" fo:background-color="transparent" loext:char-shading-value="0"/>
    </style:style>
    <style:style style:name="T775" style:family="text">
      <style:text-properties officeooo:rsid="3bdc3f72" fo:background-color="transparent" loext:char-shading-value="0"/>
    </style:style>
    <style:style style:name="T776" style:family="text">
      <style:text-properties officeooo:rsid="3bdd1d0c" fo:background-color="transparent" loext:char-shading-value="0"/>
    </style:style>
    <style:style style:name="T777" style:family="text">
      <style:text-properties officeooo:rsid="3a84f753" fo:background-color="transparent" loext:char-shading-value="0"/>
    </style:style>
    <style:style style:name="T778" style:family="text">
      <style:text-properties officeooo:rsid="3be0eaed" fo:background-color="transparent" loext:char-shading-value="0"/>
    </style:style>
    <style:style style:name="T779" style:family="text">
      <style:text-properties officeooo:rsid="274cfdd4" fo:background-color="transparent" loext:char-shading-value="0"/>
    </style:style>
    <style:style style:name="T780" style:family="text">
      <style:text-properties officeooo:rsid="3be2b472" fo:background-color="transparent" loext:char-shading-value="0"/>
    </style:style>
    <style:style style:name="T781" style:family="text">
      <style:text-properties officeooo:rsid="3714b132" fo:background-color="transparent" loext:char-shading-value="0"/>
    </style:style>
    <style:style style:name="T782" style:family="text">
      <style:text-properties officeooo:rsid="274e343c" fo:background-color="transparent" loext:char-shading-value="0"/>
    </style:style>
    <style:style style:name="T783" style:family="text">
      <style:text-properties officeooo:rsid="3df6ad35" fo:background-color="transparent" loext:char-shading-value="0"/>
    </style:style>
    <style:style style:name="T784" style:family="text">
      <style:text-properties officeooo:rsid="3d3c39e9" fo:background-color="transparent" loext:char-shading-value="0"/>
    </style:style>
    <style:style style:name="T785" style:family="text">
      <style:text-properties officeooo:rsid="3d1ba69b" fo:background-color="transparent" loext:char-shading-value="0"/>
    </style:style>
    <style:style style:name="T786" style:family="text">
      <style:text-properties officeooo:rsid="3d1f279f" fo:background-color="transparent" loext:char-shading-value="0"/>
    </style:style>
    <style:style style:name="T787" style:family="text">
      <style:text-properties officeooo:rsid="280d8053" fo:background-color="transparent" loext:char-shading-value="0"/>
    </style:style>
    <style:style style:name="T788" style:family="text">
      <style:text-properties officeooo:rsid="280f0850" fo:background-color="transparent" loext:char-shading-value="0"/>
    </style:style>
    <style:style style:name="T789" style:family="text">
      <style:text-properties officeooo:rsid="24f10ba4" fo:background-color="transparent" loext:char-shading-value="0"/>
    </style:style>
    <style:style style:name="T790" style:family="text">
      <style:text-properties officeooo:rsid="279e46b6" fo:background-color="transparent" loext:char-shading-value="0"/>
    </style:style>
    <style:style style:name="T791" style:family="text">
      <style:text-properties officeooo:rsid="3da9bc98" fo:background-color="transparent" loext:char-shading-value="0"/>
    </style:style>
    <style:style style:name="T792" style:family="text">
      <style:text-properties officeooo:rsid="3da9897b" fo:background-color="transparent" loext:char-shading-value="0"/>
    </style:style>
    <style:style style:name="T793" style:family="text">
      <style:text-properties officeooo:rsid="3ca455b2" fo:background-color="transparent" loext:char-shading-value="0"/>
    </style:style>
    <style:style style:name="T794" style:family="text">
      <style:text-properties officeooo:rsid="3ca31e09" fo:background-color="transparent" loext:char-shading-value="0"/>
    </style:style>
    <style:style style:name="T795" style:family="text">
      <style:text-properties officeooo:rsid="27a804db" fo:background-color="transparent" loext:char-shading-value="0"/>
    </style:style>
    <style:style style:name="T796" style:family="text">
      <style:text-properties officeooo:rsid="3c9bb79f" fo:background-color="transparent" loext:char-shading-value="0"/>
    </style:style>
    <style:style style:name="T797" style:family="text">
      <style:text-properties officeooo:rsid="3ca59537" fo:background-color="transparent" loext:char-shading-value="0"/>
    </style:style>
    <style:style style:name="T798" style:family="text">
      <style:text-properties officeooo:rsid="3db72564" fo:background-color="transparent" loext:char-shading-value="0"/>
    </style:style>
    <style:style style:name="T799" style:family="text">
      <style:text-properties officeooo:rsid="3cb1c1c3" fo:background-color="transparent" loext:char-shading-value="0"/>
    </style:style>
    <style:style style:name="T800" style:family="text">
      <style:text-properties officeooo:rsid="3d4d0785" fo:background-color="transparent" loext:char-shading-value="0"/>
    </style:style>
    <style:style style:name="T801" style:family="text">
      <style:text-properties officeooo:rsid="3d4c65b1" fo:background-color="transparent" loext:char-shading-value="0"/>
    </style:style>
    <style:style style:name="T802" style:family="text">
      <style:text-properties officeooo:rsid="3cc6acd9" fo:background-color="transparent" loext:char-shading-value="0"/>
    </style:style>
    <style:style style:name="T803" style:family="text">
      <style:text-properties officeooo:rsid="3cc4e990" fo:background-color="transparent" loext:char-shading-value="0"/>
    </style:style>
    <style:style style:name="T804" style:family="text">
      <style:text-properties officeooo:rsid="3cc3b606" fo:background-color="transparent" loext:char-shading-value="0"/>
    </style:style>
    <style:style style:name="T805" style:family="text">
      <style:text-properties officeooo:rsid="3d065dea" fo:background-color="transparent" loext:char-shading-value="0"/>
    </style:style>
    <style:style style:name="T806" style:family="text">
      <style:text-properties officeooo:rsid="3d08a0fe" fo:background-color="transparent" loext:char-shading-value="0"/>
    </style:style>
    <style:style style:name="T807" style:family="text">
      <style:text-properties officeooo:rsid="3dbbd41b" fo:background-color="transparent" loext:char-shading-value="0"/>
    </style:style>
    <style:style style:name="T808" style:family="text">
      <style:text-properties officeooo:rsid="3d06cd32" fo:background-color="transparent" loext:char-shading-value="0"/>
    </style:style>
    <style:style style:name="T809" style:family="text">
      <style:text-properties officeooo:rsid="3de01683" fo:background-color="transparent" loext:char-shading-value="0"/>
    </style:style>
    <style:style style:name="T810" style:family="text">
      <style:text-properties officeooo:rsid="3d58d886" fo:background-color="transparent" loext:char-shading-value="0"/>
    </style:style>
    <style:style style:name="T811" style:family="text">
      <style:text-properties officeooo:rsid="3def5bfb" fo:background-color="transparent" loext:char-shading-value="0"/>
    </style:style>
    <style:style style:name="T812" style:family="text">
      <style:text-properties officeooo:rsid="3ddbeb9f" fo:background-color="transparent" loext:char-shading-value="0"/>
    </style:style>
    <style:style style:name="T813" style:family="text">
      <style:text-properties officeooo:rsid="3d50d147" fo:background-color="transparent" loext:char-shading-value="0"/>
    </style:style>
    <style:style style:name="T814" style:family="text">
      <style:text-properties officeooo:rsid="3d5693bf" fo:background-color="transparent" loext:char-shading-value="0"/>
    </style:style>
    <style:style style:name="T815" style:family="text">
      <style:text-properties officeooo:rsid="3ddd7fa6" fo:background-color="transparent" loext:char-shading-value="0"/>
    </style:style>
    <style:style style:name="T816" style:family="text">
      <style:text-properties officeooo:rsid="3dce3982" fo:background-color="transparent" loext:char-shading-value="0"/>
    </style:style>
    <style:style style:name="T817" style:family="text">
      <style:text-properties officeooo:rsid="3eaad9ff" fo:background-color="transparent" loext:char-shading-value="0"/>
    </style:style>
    <style:style style:name="T818" style:family="text">
      <style:text-properties officeooo:rsid="3eadc97a" fo:background-color="transparent" loext:char-shading-value="0"/>
    </style:style>
    <style:style style:name="T819" style:family="text">
      <style:text-properties officeooo:rsid="3ead19f0" fo:background-color="transparent" loext:char-shading-value="0"/>
    </style:style>
    <style:style style:name="T820" style:family="text">
      <style:text-properties officeooo:rsid="3df0502b" fo:background-color="transparent" loext:char-shading-value="0"/>
    </style:style>
    <style:style style:name="T821" style:family="text">
      <style:text-properties officeooo:rsid="3dbd3c47" fo:background-color="transparent" loext:char-shading-value="0"/>
    </style:style>
    <style:style style:name="T822" style:family="text">
      <style:text-properties officeooo:rsid="3d547df7" fo:background-color="transparent" loext:char-shading-value="0"/>
    </style:style>
    <style:style style:name="T823" style:family="text">
      <style:text-properties officeooo:rsid="3d09b08d"/>
    </style:style>
    <style:style style:name="T824" style:family="text">
      <style:text-properties officeooo:rsid="28542966"/>
    </style:style>
    <style:style style:name="T825" style:family="text">
      <style:text-properties officeooo:rsid="3ccd28bc"/>
    </style:style>
    <style:style style:name="T826" style:family="text">
      <style:text-properties officeooo:rsid="2805168e"/>
    </style:style>
    <style:style style:name="T827" style:family="text">
      <style:text-properties officeooo:rsid="3d54dba5"/>
    </style:style>
    <style:style style:name="T828" style:family="text">
      <style:text-properties officeooo:rsid="3ddd7fa6"/>
    </style:style>
    <style:style style:name="T829" style:family="text">
      <style:text-properties officeooo:rsid="3dcad630"/>
    </style:style>
    <style:style style:name="T830" style:family="text">
      <style:text-properties officeooo:rsid="3d5b0a39"/>
    </style:style>
    <style:style style:name="T831" style:family="text">
      <style:text-properties officeooo:rsid="3df7f58c"/>
    </style:style>
    <style:style style:name="T832" style:family="text">
      <style:text-properties officeooo:rsid="3d873d0b"/>
    </style:style>
    <style:style style:name="T833" style:family="text">
      <style:text-properties officeooo:rsid="35322024"/>
    </style:style>
    <style:style style:name="T834" style:family="text">
      <style:text-properties officeooo:rsid="00184b0e"/>
    </style:style>
    <style:style style:name="T835" style:family="text">
      <style:text-properties officeooo:rsid="023a7fbc"/>
    </style:style>
    <style:style style:name="T836" style:family="text">
      <style:text-properties officeooo:rsid="023ac2b7"/>
    </style:style>
    <style:style style:name="T837" style:family="text">
      <style:text-properties officeooo:rsid="023d1f5a"/>
    </style:style>
    <style:style style:name="T838" style:family="text">
      <style:text-properties officeooo:rsid="02f9773d"/>
    </style:style>
    <style:style style:name="T839" style:family="text">
      <style:text-properties officeooo:rsid="023e936f"/>
    </style:style>
    <style:style style:name="T840" style:family="text">
      <style:text-properties officeooo:rsid="02f99f62"/>
    </style:style>
    <style:style style:name="T841" style:family="text">
      <style:text-properties officeooo:rsid="3e19e1f4"/>
    </style:style>
    <style:style style:name="T842" style:family="text">
      <style:text-properties officeooo:rsid="3e184dd6"/>
    </style:style>
    <style:style style:name="T843" style:family="text">
      <style:text-properties officeooo:rsid="3e5c3c65"/>
    </style:style>
    <style:style style:name="T844" style:family="text">
      <style:text-properties officeooo:rsid="3e5cf2c5"/>
    </style:style>
    <style:style style:name="T845" style:family="text">
      <style:text-properties officeooo:rsid="3d2c1e67"/>
    </style:style>
    <style:style style:name="T846" style:family="text">
      <style:text-properties officeooo:rsid="37b1dde5"/>
    </style:style>
    <style:style style:name="T847" style:family="text">
      <style:text-properties officeooo:rsid="36e92b1f"/>
    </style:style>
    <style:style style:name="T848" style:family="text">
      <style:text-properties officeooo:rsid="341ae9f8"/>
    </style:style>
    <style:style style:name="T849" style:family="text">
      <style:text-properties officeooo:rsid="3f17b487"/>
    </style:style>
    <style:style style:name="T850" style:family="text">
      <style:text-properties officeooo:rsid="3f08eabc"/>
    </style:style>
    <style:style style:name="T851" style:family="text">
      <style:text-properties officeooo:rsid="3f1db19d"/>
    </style:style>
    <style:style style:name="T852" style:family="text">
      <style:text-properties officeooo:rsid="3f0ac702"/>
    </style:style>
    <style:style style:name="T853" style:family="text">
      <style:text-properties officeooo:rsid="3f0dcab6"/>
    </style:style>
    <style:style style:name="T854" style:family="text">
      <style:text-properties officeooo:rsid="3f0b90c1"/>
    </style:style>
    <style:style style:name="T855" style:family="text">
      <style:text-properties officeooo:rsid="3f0f0aea"/>
    </style:style>
    <style:style style:name="T856" style:family="text">
      <style:text-properties officeooo:rsid="3f061e9f"/>
    </style:style>
    <style:style style:name="T857" style:family="text">
      <style:text-properties fo:font-variant="normal" fo:text-transform="none" fo:color="#333333" style:font-name="CharisSILW" fo:font-size="6.44999980926514pt" fo:letter-spacing="normal" fo:font-style="normal" fo:font-weight="normal"/>
    </style:style>
    <style:style style:name="T858" style:family="text">
      <style:text-properties fo:font-variant="normal" fo:text-transform="none" fo:color="#333333" style:font-name="CharisSILW" fo:font-size="6.44999980926514pt" fo:letter-spacing="normal" fo:font-style="normal" fo:font-weight="bold"/>
    </style:style>
    <style:style style:name="T859" style:family="text">
      <style:text-properties fo:font-variant="normal" fo:text-transform="none" fo:color="#333333" fo:letter-spacing="normal"/>
    </style:style>
    <style:style style:name="T860" style:family="text">
      <style:text-properties fo:color="#333333" style:font-name="CharisSILW" fo:font-size="6.44999980926514pt" fo:letter-spacing="normal" fo:font-style="italic" fo:font-weight="normal"/>
    </style:style>
    <style:style style:name="T861" style:family="text">
      <style:text-properties officeooo:rsid="3b622c67"/>
    </style:style>
    <style:style style:name="T862" style:family="text">
      <style:text-properties officeooo:rsid="265a28b6"/>
    </style:style>
    <style:style style:name="T863" style:family="text">
      <style:text-properties officeooo:rsid="2668bbe5"/>
    </style:style>
    <style:style style:name="T864" style:family="text">
      <style:text-properties officeooo:rsid="1f4b2485"/>
    </style:style>
    <style:style style:name="T865" style:family="text">
      <style:text-properties officeooo:rsid="2605fe73"/>
    </style:style>
    <style:style style:name="T866" style:family="text">
      <style:text-properties officeooo:rsid="26080d49"/>
    </style:style>
    <style:style style:name="T867" style:family="text">
      <style:text-properties officeooo:rsid="26066da8"/>
    </style:style>
    <style:style style:name="T868" style:family="text">
      <style:text-properties officeooo:rsid="265df33b"/>
    </style:style>
    <style:style style:name="T869" style:family="text">
      <style:text-properties officeooo:rsid="3b670f2d"/>
    </style:style>
    <style:style style:name="T870" style:family="text">
      <style:text-properties officeooo:rsid="260bd706"/>
    </style:style>
    <style:style style:name="T871" style:family="text">
      <style:text-properties officeooo:rsid="3a9bf8bd"/>
    </style:style>
    <style:style style:name="T872" style:family="text">
      <style:text-properties officeooo:rsid="3c07a878"/>
    </style:style>
    <style:style style:name="T873" style:family="text">
      <style:text-properties officeooo:rsid="260dddd8"/>
    </style:style>
    <style:style style:name="T874" style:family="text">
      <style:text-properties officeooo:rsid="3b74fb2a"/>
    </style:style>
    <style:style style:name="T875" style:family="text">
      <style:text-properties officeooo:rsid="2619167c"/>
    </style:style>
    <style:style style:name="T876" style:family="text">
      <style:text-properties officeooo:rsid="3e8fecb2"/>
    </style:style>
    <style:style style:name="T877" style:family="text">
      <style:text-properties officeooo:rsid="3f1f0bfe"/>
    </style:style>
    <style:style style:name="T878" style:family="text">
      <style:text-properties officeooo:rsid="3f2595ab"/>
    </style:style>
    <style:style style:name="T879" style:family="text">
      <style:text-properties officeooo:rsid="3f1b0eab"/>
    </style:style>
    <style:style style:name="T880" style:family="text">
      <style:text-properties officeooo:rsid="3b7f5305"/>
    </style:style>
    <style:style style:name="T881" style:family="text">
      <style:text-properties officeooo:rsid="263f1733"/>
    </style:style>
    <style:style style:name="T882" style:family="text">
      <style:text-properties officeooo:rsid="26270f32"/>
    </style:style>
    <style:style style:name="T883" style:family="text">
      <style:text-properties officeooo:rsid="3b6dd9c0"/>
    </style:style>
    <style:style style:name="T884" style:family="text">
      <style:text-properties officeooo:rsid="3d9377ea"/>
    </style:style>
    <style:style style:name="T885" style:family="text">
      <style:text-properties officeooo:rsid="25e1b87e"/>
    </style:style>
    <style:style style:name="T886" style:family="text">
      <style:text-properties officeooo:rsid="25f765f3"/>
    </style:style>
    <style:style style:name="T887" style:family="text">
      <style:text-properties officeooo:rsid="26ca9064"/>
    </style:style>
    <style:style style:name="T888" style:family="text">
      <style:text-properties officeooo:rsid="27142c5c"/>
    </style:style>
    <style:style style:name="T889" style:family="text">
      <style:text-properties officeooo:rsid="3e0307de"/>
    </style:style>
    <style:style style:name="T890" style:family="text">
      <style:text-properties officeooo:rsid="3d25b406"/>
    </style:style>
    <style:style style:name="T891" style:family="text">
      <style:text-properties officeooo:rsid="3e0540a2"/>
    </style:style>
    <style:style style:name="T892" style:family="text">
      <style:text-properties officeooo:rsid="3e07541a"/>
    </style:style>
    <style:style style:name="T893" style:family="text">
      <style:text-properties officeooo:rsid="3f9e5366"/>
    </style:style>
    <style:style style:name="T894" style:family="text">
      <style:text-properties officeooo:rsid="1cd8d774"/>
    </style:style>
    <style:style style:name="T895" style:family="text">
      <style:text-properties officeooo:rsid="39638aff"/>
    </style:style>
    <style:style style:name="T896" style:family="text">
      <style:text-properties officeooo:rsid="2603a14f"/>
    </style:style>
    <style:style style:name="T897" style:family="text">
      <style:text-properties officeooo:rsid="396465fa"/>
    </style:style>
    <style:style style:name="T898" style:family="text">
      <style:text-properties officeooo:rsid="39639755"/>
    </style:style>
    <style:style style:name="T899" style:family="text">
      <style:text-properties officeooo:rsid="1f3ed1fc"/>
    </style:style>
    <style:style style:name="T900" style:family="text">
      <style:text-properties officeooo:rsid="2538c7b4"/>
    </style:style>
    <style:style style:name="T901" style:family="text">
      <style:text-properties officeooo:rsid="397d6d7e"/>
    </style:style>
    <style:style style:name="T902" style:family="text">
      <style:text-properties officeooo:rsid="3b650830"/>
    </style:style>
    <style:style style:name="T903" style:family="text">
      <style:text-properties officeooo:rsid="3f2f946e"/>
    </style:style>
    <style:style style:name="T904" style:family="text">
      <style:text-properties officeooo:rsid="3f2d27ea"/>
    </style:style>
    <style:style style:name="T905" style:family="text">
      <style:text-properties officeooo:rsid="3f31534e"/>
    </style:style>
    <style:style style:name="T906" style:family="text">
      <style:text-properties officeooo:rsid="3f331eab"/>
    </style:style>
    <style:style style:name="T907" style:family="text">
      <style:text-properties officeooo:rsid="3f45113e"/>
    </style:style>
    <style:style style:name="T908" style:family="text">
      <style:text-properties officeooo:rsid="3f2ef4d0"/>
    </style:style>
    <style:style style:name="T909" style:family="text">
      <style:text-properties officeooo:rsid="3f4f0b52"/>
    </style:style>
    <style:style style:name="T910" style:family="text">
      <style:text-properties officeooo:rsid="3f2e59a4"/>
    </style:style>
    <style:style style:name="T911" style:family="text">
      <style:text-properties officeooo:rsid="3f36d8c3"/>
    </style:style>
    <style:style style:name="T912" style:family="text">
      <style:text-properties officeooo:rsid="3a936985"/>
    </style:style>
    <style:style style:name="T913" style:family="text">
      <style:text-properties officeooo:rsid="398044f2"/>
    </style:style>
    <style:style style:name="T914" style:family="text">
      <style:text-properties officeooo:rsid="39bc3bf1"/>
    </style:style>
    <style:style style:name="T915" style:family="text">
      <style:text-properties officeooo:rsid="3b8776fb"/>
    </style:style>
    <style:style style:name="T916" style:family="text">
      <style:text-properties officeooo:rsid="3e2e5b47"/>
    </style:style>
    <style:style style:name="T917" style:family="text">
      <style:text-properties officeooo:rsid="398bdeda"/>
    </style:style>
    <style:style style:name="T918" style:family="text">
      <style:text-properties officeooo:rsid="3989dc07"/>
    </style:style>
    <style:style style:name="T919" style:family="text">
      <style:text-properties officeooo:rsid="3e1c2c6c"/>
    </style:style>
    <style:style style:name="T920" style:family="text">
      <style:text-properties officeooo:rsid="1f9cbe3e"/>
    </style:style>
    <style:style style:name="T921" style:family="text">
      <style:text-properties officeooo:rsid="398dd07b"/>
    </style:style>
    <style:style style:name="T922" style:family="text">
      <style:text-properties officeooo:rsid="39946da1"/>
    </style:style>
    <style:style style:name="T923" style:family="text">
      <style:text-properties officeooo:rsid="3f5d4a7d"/>
    </style:style>
    <style:style style:name="T924" style:family="text">
      <style:text-properties officeooo:rsid="1fa9862b"/>
    </style:style>
    <style:style style:name="T925" style:family="text">
      <style:text-properties officeooo:rsid="26776c49"/>
    </style:style>
    <style:style style:name="T926" style:family="text">
      <style:text-properties officeooo:rsid="1fade0ed"/>
    </style:style>
    <style:style style:name="T927" style:family="text">
      <style:text-properties officeooo:rsid="267b3a1f"/>
    </style:style>
    <style:style style:name="T928" style:family="text">
      <style:text-properties officeooo:rsid="1faf23fb"/>
    </style:style>
    <style:style style:name="T929" style:family="text">
      <style:text-properties officeooo:rsid="39a7486e"/>
    </style:style>
    <style:style style:name="T930" style:family="text">
      <style:text-properties officeooo:rsid="1fa5f3ed"/>
    </style:style>
    <style:style style:name="T931" style:family="text">
      <style:text-properties officeooo:rsid="39a76602"/>
    </style:style>
    <style:style style:name="T932" style:family="text">
      <style:text-properties officeooo:rsid="39a7921b"/>
    </style:style>
    <style:style style:name="T933" style:family="text">
      <style:text-properties officeooo:rsid="3b8afba3"/>
    </style:style>
    <style:style style:name="T934" style:family="text">
      <style:text-properties officeooo:rsid="3e33c3aa"/>
    </style:style>
    <style:style style:name="T935" style:family="text">
      <style:text-properties officeooo:rsid="2676798e"/>
    </style:style>
    <style:style style:name="T936" style:family="text">
      <style:text-properties officeooo:rsid="3f5f37a5"/>
    </style:style>
    <style:style style:name="T937" style:family="text">
      <style:text-properties officeooo:rsid="2725b06c"/>
    </style:style>
    <style:style style:name="T938" style:family="text">
      <style:text-properties officeooo:rsid="266fc3c7"/>
    </style:style>
    <style:style style:name="T939" style:family="text">
      <style:text-properties officeooo:rsid="26dac5ef"/>
    </style:style>
    <style:style style:name="T940" style:family="text">
      <style:text-properties officeooo:rsid="39aae868"/>
    </style:style>
    <style:style style:name="T941" style:family="text">
      <style:text-properties officeooo:rsid="3f5f9609"/>
    </style:style>
    <style:style style:name="T942" style:family="text">
      <style:text-properties officeooo:rsid="39ab598e"/>
    </style:style>
    <style:style style:name="T943" style:family="text">
      <style:text-properties officeooo:rsid="26e5fbb8"/>
    </style:style>
    <style:style style:name="T944" style:family="text">
      <style:text-properties officeooo:rsid="1fc23eee"/>
    </style:style>
    <style:style style:name="T945" style:family="text">
      <style:text-properties officeooo:rsid="3f620290"/>
    </style:style>
    <style:style style:name="T946" style:family="text">
      <style:text-properties officeooo:rsid="269668ef"/>
    </style:style>
    <style:style style:name="T947" style:family="text">
      <style:text-properties officeooo:rsid="247bd336"/>
    </style:style>
    <style:style style:name="T948" style:family="text">
      <style:text-properties officeooo:rsid="39b57652"/>
    </style:style>
    <style:style style:name="T949" style:family="text">
      <style:text-properties officeooo:rsid="2719e06b"/>
    </style:style>
    <style:style style:name="T950" style:family="text">
      <style:text-properties officeooo:rsid="3c0cf6c5"/>
    </style:style>
    <style:style style:name="T951" style:family="text">
      <style:text-properties officeooo:rsid="3f695849"/>
    </style:style>
    <style:style style:name="T952" style:family="text">
      <style:text-properties officeooo:rsid="3bc4a2d5"/>
    </style:style>
    <style:style style:name="T953" style:family="text">
      <style:text-properties officeooo:rsid="3a9ce382"/>
    </style:style>
    <style:style style:name="T954" style:family="text">
      <style:text-properties officeooo:rsid="3b9c4194"/>
    </style:style>
    <style:style style:name="T955" style:family="text">
      <style:text-properties officeooo:rsid="3999438f"/>
    </style:style>
    <style:style style:name="T956" style:family="text">
      <style:text-properties officeooo:rsid="399e531b"/>
    </style:style>
    <style:style style:name="T957" style:family="text">
      <style:text-properties officeooo:rsid="39a03c77"/>
    </style:style>
    <style:style style:name="T958" style:family="text">
      <style:text-properties officeooo:rsid="39a16f27"/>
    </style:style>
    <style:style style:name="T959" style:family="text">
      <style:text-properties officeooo:rsid="3b9d8bf6"/>
    </style:style>
    <style:style style:name="T960" style:family="text">
      <style:text-properties officeooo:rsid="3b5c055a"/>
    </style:style>
    <style:style style:name="T961" style:family="text">
      <style:text-properties officeooo:rsid="39b79876"/>
    </style:style>
    <style:style style:name="T962" style:family="text">
      <style:text-properties officeooo:rsid="3ba13eeb"/>
    </style:style>
    <style:style style:name="T963" style:family="text">
      <style:text-properties officeooo:rsid="3bc57ad0"/>
    </style:style>
    <style:style style:name="T964" style:family="text">
      <style:text-properties officeooo:rsid="3ba1f626"/>
    </style:style>
    <style:style style:name="T965" style:family="text">
      <style:text-properties officeooo:rsid="19deae58"/>
    </style:style>
    <style:style style:name="T966" style:family="text">
      <style:text-properties officeooo:rsid="397ba404"/>
    </style:style>
    <style:style style:name="T967" style:family="text">
      <style:text-properties officeooo:rsid="39a2aa3f"/>
    </style:style>
    <style:style style:name="T968" style:family="text">
      <style:text-properties officeooo:rsid="3bff2c40"/>
    </style:style>
    <style:style style:name="T969" style:family="text">
      <style:text-properties officeooo:rsid="3f6af6a0"/>
    </style:style>
    <style:style style:name="T970" style:family="text">
      <style:text-properties officeooo:rsid="3f751469"/>
    </style:style>
    <style:style style:name="T971" style:family="text">
      <style:text-properties officeooo:rsid="3c0e6b2d"/>
    </style:style>
    <style:style style:name="T972" style:family="text">
      <style:text-properties officeooo:rsid="3bec0793"/>
    </style:style>
    <style:style style:name="T973" style:family="text">
      <style:text-properties officeooo:rsid="3bed2d2d"/>
    </style:style>
    <style:style style:name="T974" style:family="text">
      <style:text-properties officeooo:rsid="25e5fd83"/>
    </style:style>
    <style:style style:name="T975" style:family="text">
      <style:text-properties officeooo:rsid="2683345e"/>
    </style:style>
    <style:style style:name="T976" style:family="text">
      <style:text-properties officeooo:rsid="3cfed208"/>
    </style:style>
    <style:style style:name="T977" style:family="text">
      <style:text-properties officeooo:rsid="3bd0929b"/>
    </style:style>
    <style:style style:name="T978" style:family="text">
      <style:text-properties officeooo:rsid="3bd0e386"/>
    </style:style>
    <style:style style:name="T979" style:family="text">
      <style:text-properties officeooo:rsid="3bb97fca"/>
    </style:style>
    <style:style style:name="T980" style:family="text">
      <style:text-properties officeooo:rsid="3bcf4542"/>
    </style:style>
    <style:style style:name="T981" style:family="text">
      <style:text-properties officeooo:rsid="275149cc"/>
    </style:style>
    <style:style style:name="T982" style:family="text">
      <style:text-properties officeooo:rsid="3e3aa502"/>
    </style:style>
    <style:style style:name="T983" style:family="text">
      <style:text-properties officeooo:rsid="3e3adeff"/>
    </style:style>
    <style:style style:name="T984" style:family="text">
      <style:text-properties officeooo:rsid="3e36bf2a"/>
    </style:style>
    <style:style style:name="T985" style:family="text">
      <style:text-properties officeooo:rsid="3e38ce50"/>
    </style:style>
    <style:style style:name="T986" style:family="text">
      <style:text-properties officeooo:rsid="3a85c4c9"/>
    </style:style>
    <style:style style:name="T987" style:family="text">
      <style:text-properties officeooo:rsid="3a9e7256"/>
    </style:style>
    <style:style style:name="T988" style:family="text">
      <style:text-properties officeooo:rsid="3a873266"/>
    </style:style>
    <style:style style:name="T989" style:family="text">
      <style:text-properties officeooo:rsid="3a8089af"/>
    </style:style>
    <style:style style:name="T990" style:family="text">
      <style:text-properties officeooo:rsid="37126635"/>
    </style:style>
    <style:style style:name="T991" style:family="text">
      <style:text-properties officeooo:rsid="275960e8"/>
    </style:style>
    <style:style style:name="T992" style:family="text">
      <style:text-properties officeooo:rsid="273eb589"/>
    </style:style>
    <style:style style:name="T993" style:family="text">
      <style:text-properties officeooo:rsid="3bcce293"/>
    </style:style>
    <style:style style:name="T994" style:family="text">
      <style:text-properties officeooo:rsid="3bcebff5"/>
    </style:style>
    <style:style style:name="T995" style:family="text">
      <style:text-properties officeooo:rsid="3ce5ec36"/>
    </style:style>
    <style:style style:name="T996" style:family="text">
      <style:text-properties officeooo:rsid="3cd84649"/>
    </style:style>
    <style:style style:name="T997" style:family="text">
      <style:text-properties officeooo:rsid="3cd85ef5"/>
    </style:style>
    <style:style style:name="T998" style:family="text">
      <style:text-properties officeooo:rsid="3ce6353e"/>
    </style:style>
    <style:style style:name="T999" style:family="text">
      <style:text-properties officeooo:rsid="3cdf5dc0"/>
    </style:style>
    <style:style style:name="T1000" style:family="text">
      <style:text-properties officeooo:rsid="3cdf7725"/>
    </style:style>
    <style:style style:name="T1001" style:family="text">
      <style:text-properties officeooo:rsid="3ce13f19"/>
    </style:style>
    <style:style style:name="T1002" style:family="text">
      <style:text-properties officeooo:rsid="3cda7b4c"/>
    </style:style>
    <style:style style:name="T1003" style:family="text">
      <style:text-properties officeooo:rsid="3cf5f2a2"/>
    </style:style>
    <style:style style:name="T1004" style:family="text">
      <style:text-properties officeooo:rsid="3ce918d6"/>
    </style:style>
    <style:style style:name="T1005" style:family="text">
      <style:text-properties officeooo:rsid="3ce4f03b"/>
    </style:style>
    <style:style style:name="T1006" style:family="text">
      <style:text-properties officeooo:rsid="3ce52fac"/>
    </style:style>
    <style:style style:name="T1007" style:family="text">
      <style:text-properties officeooo:rsid="3cf65b9a"/>
    </style:style>
    <style:style style:name="T1008" style:family="text">
      <style:text-properties officeooo:rsid="3cf71b61"/>
    </style:style>
    <style:style style:name="T1009" style:family="text">
      <style:text-properties officeooo:rsid="26989c8b"/>
    </style:style>
    <style:style style:name="T1010" style:family="text">
      <style:text-properties officeooo:rsid="3c763339"/>
    </style:style>
    <style:style style:name="T1011" style:family="text">
      <style:text-properties officeooo:rsid="26a0a888"/>
    </style:style>
    <style:style style:name="T1012" style:family="text">
      <style:text-properties officeooo:rsid="26a0d4ee"/>
    </style:style>
    <style:style style:name="T1013" style:family="text">
      <style:text-properties officeooo:rsid="3e436bc5"/>
    </style:style>
    <style:style style:name="T1014" style:family="text">
      <style:text-properties officeooo:rsid="3e4a15c7"/>
    </style:style>
    <style:style style:name="T1015" style:family="text">
      <style:text-properties officeooo:rsid="3e4fdd82"/>
    </style:style>
    <style:style style:name="T1016" style:family="text">
      <style:text-properties officeooo:rsid="3d5c058b"/>
    </style:style>
    <style:style style:name="T1017" style:family="text">
      <style:text-properties officeooo:rsid="3d8a3313"/>
    </style:style>
    <style:style style:name="T1018" style:family="text">
      <style:text-properties officeooo:rsid="3d8bd2d0"/>
    </style:style>
    <style:style style:name="T1019" style:family="text">
      <style:text-properties officeooo:rsid="277393fc"/>
    </style:style>
    <style:style style:name="T1020" style:family="text">
      <style:text-properties officeooo:rsid="2773a9d1"/>
    </style:style>
    <style:style style:name="T1021" style:family="text">
      <style:text-properties officeooo:rsid="3df20db0"/>
    </style:style>
    <style:style style:name="T1022" style:family="text">
      <style:text-properties officeooo:rsid="3df3c486"/>
    </style:style>
    <style:style style:name="T1023" style:family="text">
      <style:text-properties officeooo:rsid="3e5fc83a"/>
    </style:style>
    <style:style style:name="T1024" style:family="text">
      <style:text-properties officeooo:rsid="3be5107e"/>
    </style:style>
    <style:style style:name="T1025" style:family="text">
      <style:text-properties officeooo:rsid="26c8ee92"/>
    </style:style>
    <style:style style:name="T1026" style:family="text">
      <style:text-properties officeooo:rsid="26ef4d1b"/>
    </style:style>
    <style:style style:name="T1027" style:family="text">
      <style:text-properties officeooo:rsid="277a00f7"/>
    </style:style>
    <style:style style:name="T1028" style:family="text">
      <style:text-properties officeooo:rsid="3d8e5741"/>
    </style:style>
    <style:style style:name="T1029" style:family="text">
      <style:text-properties officeooo:rsid="3df40993"/>
    </style:style>
    <style:style style:name="T1030" style:family="text">
      <style:text-properties officeooo:rsid="27be212f"/>
    </style:style>
    <style:style style:name="T1031" style:family="text">
      <style:text-properties officeooo:rsid="2780a676"/>
    </style:style>
    <style:style style:name="T1032" style:family="text">
      <style:text-properties officeooo:rsid="27811011"/>
    </style:style>
    <style:style style:name="T1033" style:family="text">
      <style:text-properties officeooo:rsid="277f84d2"/>
    </style:style>
    <style:style style:name="T1034" style:family="text">
      <style:text-properties officeooo:rsid="3df48dff"/>
    </style:style>
    <style:style style:name="T1035" style:family="text">
      <style:text-properties officeooo:rsid="3c98558e"/>
    </style:style>
    <style:style style:name="T1036" style:family="text">
      <style:text-properties officeooo:rsid="3c220128"/>
    </style:style>
    <style:style style:name="T1037" style:family="text">
      <style:text-properties officeooo:rsid="27dce3bb"/>
    </style:style>
    <style:style style:name="T1038" style:family="text">
      <style:text-properties officeooo:rsid="3c7bc5cc"/>
    </style:style>
    <style:style style:name="T1039" style:family="text">
      <style:text-properties officeooo:rsid="3c125817"/>
    </style:style>
    <style:style style:name="T1040" style:family="text">
      <style:text-properties officeooo:rsid="27ddf15f"/>
    </style:style>
    <style:style style:name="T1041" style:family="text">
      <style:text-properties officeooo:rsid="27c281d0"/>
    </style:style>
    <style:style style:name="T1042" style:family="text">
      <style:text-properties officeooo:rsid="3c2968e5"/>
    </style:style>
    <style:style style:name="T1043" style:family="text">
      <style:text-properties officeooo:rsid="27dfeaae"/>
    </style:style>
    <style:style style:name="T1044" style:family="text">
      <style:text-properties officeooo:rsid="27de6c88"/>
    </style:style>
    <style:style style:name="T1045" style:family="text">
      <style:text-properties fo:color="#6482ff" fo:language="cs" fo:country="CZ"/>
    </style:style>
    <style:style style:name="T1046" style:family="text">
      <style:text-properties fo:color="#6482ff" fo:language="cs" fo:country="CZ" officeooo:rsid="1a1cdfe0" style:language-asian="cs" style:country-asian="CZ"/>
    </style:style>
    <style:style style:name="T1047" style:family="text">
      <style:text-properties fo:color="#6482ff" fo:language="cs" fo:country="CZ" fo:font-style="normal" officeooo:rsid="1a1cdfe0" style:language-asian="cs" style:country-asian="CZ" style:font-style-asian="normal" style:font-style-complex="normal"/>
    </style:style>
    <style:style style:name="T1048" style:family="text">
      <style:text-properties fo:color="#6482ff" fo:language="cs" fo:country="CZ" fo:font-style="normal" officeooo:rsid="3d9e4135" style:language-asian="cs" style:country-asian="CZ" style:font-style-asian="normal" style:font-style-complex="normal"/>
    </style:style>
    <style:style style:name="T1049" style:family="text">
      <style:text-properties fo:color="#6482ff" fo:language="cs" fo:country="CZ" fo:font-style="normal" officeooo:rsid="27925bf3" style:language-asian="cs" style:country-asian="CZ" style:font-style-asian="normal" style:font-style-complex="normal"/>
    </style:style>
    <style:style style:name="T1050" style:family="text">
      <style:text-properties fo:color="#faa61a" fo:language="cs" fo:country="CZ" fo:font-style="normal" officeooo:rsid="3d9377ea" style:language-asian="cs" style:country-asian="CZ" style:font-style-asian="normal" style:font-style-complex="normal"/>
    </style:style>
    <style:style style:name="T1051" style:family="text">
      <style:text-properties officeooo:rsid="3d9f166b"/>
    </style:style>
    <style:style style:name="T1052" style:family="text">
      <style:text-properties officeooo:rsid="3c7f8eb6"/>
    </style:style>
    <style:style style:name="T1053" style:family="text">
      <style:text-properties officeooo:rsid="3c2d95a2"/>
    </style:style>
    <style:style style:name="T1054" style:family="text">
      <style:text-properties officeooo:rsid="1b1aed4f"/>
    </style:style>
    <style:style style:name="T1055" style:family="text">
      <style:text-properties officeooo:rsid="3c31cd8f"/>
    </style:style>
    <style:style style:name="T1056" style:family="text">
      <style:text-properties officeooo:rsid="27fe4e02"/>
    </style:style>
    <style:style style:name="T1057" style:family="text">
      <style:text-properties officeooo:rsid="3c826b87"/>
    </style:style>
    <style:style style:name="T1058" style:family="text">
      <style:text-properties officeooo:rsid="3c8498cf"/>
    </style:style>
    <style:style style:name="T1059" style:family="text">
      <style:text-properties officeooo:rsid="3c3cf434"/>
    </style:style>
    <style:style style:name="T1060" style:family="text">
      <style:text-properties officeooo:rsid="3c8f0b14"/>
    </style:style>
    <style:style style:name="T1061" style:family="text">
      <style:text-properties officeooo:rsid="3c8defb5"/>
    </style:style>
    <style:style style:name="T1062" style:family="text">
      <style:text-properties officeooo:rsid="3c9370bd"/>
    </style:style>
    <style:style style:name="T1063" style:family="text">
      <style:text-properties officeooo:rsid="3c8e38ae"/>
    </style:style>
    <style:style style:name="T1064" style:family="text">
      <style:text-properties officeooo:rsid="3c90767f"/>
    </style:style>
    <style:style style:name="T1065" style:family="text">
      <style:text-properties officeooo:rsid="27f3cab3"/>
    </style:style>
    <style:style style:name="T1066" style:family="text">
      <style:text-properties officeooo:rsid="27d96928"/>
    </style:style>
    <style:style style:name="T1067" style:family="text">
      <style:text-properties officeooo:rsid="27c4ff00"/>
    </style:style>
    <style:style style:name="T1068" style:family="text">
      <style:text-properties style:language-asian="cs" style:country-asian="CZ"/>
    </style:style>
    <style:style style:name="T1069" style:family="text">
      <style:text-properties officeooo:rsid="3c248610" style:language-asian="cs" style:country-asian="CZ"/>
    </style:style>
    <style:style style:name="T1070" style:family="text">
      <style:text-properties officeooo:rsid="3c4cb20c" style:language-asian="cs" style:country-asian="CZ"/>
    </style:style>
    <style:style style:name="T1071" style:family="text">
      <style:text-properties officeooo:rsid="3e53e1ea" style:language-asian="cs" style:country-asian="CZ"/>
    </style:style>
    <style:style style:name="T1072" style:family="text">
      <style:text-properties officeooo:rsid="3e731095" style:language-asian="cs" style:country-asian="CZ"/>
    </style:style>
    <style:style style:name="T1073" style:family="text">
      <style:text-properties officeooo:rsid="42ac2bf6" style:language-asian="cs" style:country-asian="CZ"/>
    </style:style>
    <style:style style:name="T1074" style:family="text">
      <style:text-properties officeooo:rsid="42ad5530" style:language-asian="cs" style:country-asian="CZ"/>
    </style:style>
    <style:style style:name="T1075" style:family="text">
      <style:text-properties fo:font-weight="normal" style:font-weight-asian="normal" style:font-weight-complex="normal"/>
    </style:style>
    <style:style style:name="T1076" style:family="text">
      <style:text-properties fo:font-weight="normal" officeooo:rsid="3d7acb3a" style:font-weight-asian="normal" style:font-weight-complex="normal"/>
    </style:style>
    <style:style style:name="T1077" style:family="text">
      <style:text-properties fo:font-weight="normal" officeooo:rsid="3c392701" style:font-weight-asian="normal" style:font-weight-complex="normal"/>
    </style:style>
    <style:style style:name="T1078" style:family="text">
      <style:text-properties fo:font-weight="normal" officeooo:rsid="3c4923d5" style:font-weight-asian="normal" style:font-weight-complex="normal"/>
    </style:style>
    <style:style style:name="T1079" style:family="text">
      <style:text-properties fo:font-weight="normal" officeooo:rsid="3c98b14d" style:font-weight-asian="normal" style:font-weight-complex="normal"/>
    </style:style>
    <style:style style:name="T1080" style:family="text">
      <style:text-properties fo:font-weight="normal" officeooo:rsid="3cbb3047" style:font-weight-asian="normal" style:font-weight-complex="normal"/>
    </style:style>
    <style:style style:name="T1081" style:family="text">
      <style:text-properties fo:font-weight="normal" officeooo:rsid="2799384d" style:font-weight-asian="normal" style:font-weight-complex="normal"/>
    </style:style>
    <style:style style:name="T1082" style:family="text">
      <style:text-properties fo:font-weight="normal" officeooo:rsid="390ffbd8" style:font-weight-asian="normal" style:font-weight-complex="normal"/>
    </style:style>
    <style:style style:name="T1083" style:family="text">
      <style:text-properties fo:font-weight="normal" officeooo:rsid="27fa3184" style:font-weight-asian="normal" style:font-weight-complex="normal"/>
    </style:style>
    <style:style style:name="T1084" style:family="text">
      <style:text-properties fo:font-weight="normal" officeooo:rsid="3cbdc74b" style:font-weight-asian="normal" style:font-weight-complex="normal"/>
    </style:style>
    <style:style style:name="T1085" style:family="text">
      <style:text-properties officeooo:rsid="3e731095"/>
    </style:style>
    <style:style style:name="T1086" style:family="text">
      <style:text-properties officeooo:rsid="27ff85eb"/>
    </style:style>
    <style:style style:name="T1087" style:family="text">
      <style:text-properties officeooo:rsid="27b9f7ba"/>
    </style:style>
    <style:style style:name="T1088" style:family="text">
      <style:text-properties officeooo:rsid="3c9a9bec"/>
    </style:style>
    <style:style style:name="T1089" style:family="text">
      <style:text-properties officeooo:rsid="3e61474e"/>
    </style:style>
    <style:style style:name="T1090" style:family="text">
      <style:text-properties officeooo:rsid="279e46b6"/>
    </style:style>
    <style:style style:name="T1091" style:family="text">
      <style:text-properties officeooo:rsid="3dad10a7"/>
    </style:style>
    <style:style style:name="T1092" style:family="text">
      <style:text-properties officeooo:rsid="3d5dedc5"/>
    </style:style>
    <style:style style:name="T1093" style:family="text">
      <style:text-properties officeooo:rsid="3d61e468"/>
    </style:style>
    <style:style style:name="T1094" style:family="text">
      <style:text-properties officeooo:rsid="3d63b303"/>
    </style:style>
    <style:style style:name="T1095" style:family="text">
      <style:text-properties officeooo:rsid="3d6acaa7"/>
    </style:style>
    <style:style style:name="T1096" style:family="text">
      <style:text-properties officeooo:rsid="3d6b929a"/>
    </style:style>
    <style:style style:name="T1097" style:family="text">
      <style:text-properties officeooo:rsid="3d65febd"/>
    </style:style>
    <style:style style:name="T1098" style:family="text">
      <style:text-properties officeooo:rsid="3dafc571"/>
    </style:style>
    <style:style style:name="T1099" style:family="text">
      <style:text-properties officeooo:rsid="3db22067"/>
    </style:style>
    <style:style style:name="T1100" style:family="text">
      <style:text-properties officeooo:rsid="3db06970"/>
    </style:style>
    <style:style style:name="T1101" style:family="text">
      <style:text-properties officeooo:rsid="3d68fce3"/>
    </style:style>
    <style:style style:name="T1102" style:family="text">
      <style:text-properties officeooo:rsid="3d6df8f5"/>
    </style:style>
    <style:style style:name="T1103" style:family="text">
      <style:text-properties officeooo:rsid="3db3fe1a"/>
    </style:style>
    <style:style style:name="T1104" style:family="text">
      <style:text-properties officeooo:rsid="3ea00737"/>
    </style:style>
    <style:style style:name="T1105" style:family="text">
      <style:text-properties officeooo:rsid="3db5f0b3"/>
    </style:style>
    <style:style style:name="T1106" style:family="text">
      <style:text-properties officeooo:rsid="3db60ad5"/>
    </style:style>
    <style:style style:name="T1107" style:family="text">
      <style:text-properties officeooo:rsid="3dfb0353"/>
    </style:style>
    <style:style style:name="T1108" style:family="text">
      <style:text-properties officeooo:rsid="3cf8f95e"/>
    </style:style>
    <style:style style:name="T1109" style:family="text">
      <style:text-properties officeooo:rsid="3ca76f92"/>
    </style:style>
    <style:style style:name="T1110" style:family="text">
      <style:text-properties officeooo:rsid="3ca79f67"/>
    </style:style>
    <style:style style:name="T1111" style:family="text">
      <style:text-properties officeooo:rsid="3d48b390"/>
    </style:style>
    <style:style style:name="T1112" style:family="text">
      <style:text-properties officeooo:rsid="3cafbbbc"/>
    </style:style>
    <style:style style:name="T1113" style:family="text">
      <style:text-properties officeooo:rsid="3ca8d6e9"/>
    </style:style>
    <style:style style:name="T1114" style:family="text">
      <style:text-properties officeooo:rsid="3d4b037c"/>
    </style:style>
    <style:style style:name="T1115" style:family="text">
      <style:text-properties officeooo:rsid="3caad3ba"/>
    </style:style>
    <style:style style:name="T1116" style:family="text">
      <style:text-properties officeooo:rsid="3caf88a6"/>
    </style:style>
    <style:style style:name="T1117" style:family="text">
      <style:text-properties officeooo:rsid="3db72564"/>
    </style:style>
    <style:style style:name="T1118" style:family="text">
      <style:text-properties officeooo:rsid="3dc40439"/>
    </style:style>
    <style:style style:name="T1119" style:family="text">
      <style:text-properties officeooo:rsid="3dba2500"/>
    </style:style>
    <style:style style:name="T1120" style:family="text">
      <style:text-properties officeooo:rsid="3dbbd41b"/>
    </style:style>
    <style:style style:name="T1121" style:family="text">
      <style:text-properties officeooo:rsid="3d0529db"/>
    </style:style>
    <style:style style:name="T1122" style:family="text">
      <style:text-properties officeooo:rsid="3d07c9a3"/>
    </style:style>
    <style:style style:name="T1123" style:family="text">
      <style:text-properties officeooo:rsid="280aa77e"/>
    </style:style>
    <style:style style:name="T1124" style:family="text">
      <style:text-properties officeooo:rsid="3d1ba69b"/>
    </style:style>
    <style:style style:name="T1125" style:family="text">
      <style:text-properties officeooo:rsid="3d1c6ea5"/>
    </style:style>
    <style:style style:name="T1126" style:family="text">
      <style:text-properties officeooo:rsid="3d22d8e2"/>
    </style:style>
    <style:style style:name="T1127" style:family="text">
      <style:text-properties officeooo:rsid="3d74dc7d"/>
    </style:style>
    <style:style style:name="T1128" style:family="text">
      <style:text-properties officeooo:rsid="3d7647a0"/>
    </style:style>
    <style:style style:name="T1129" style:family="text">
      <style:text-properties officeooo:rsid="3e00ffe7"/>
    </style:style>
    <style:style style:name="T1130" style:family="text">
      <style:text-properties officeooo:rsid="3d7c227c"/>
    </style:style>
    <style:style style:name="T1131" style:family="text">
      <style:text-properties officeooo:rsid="3e69d5c7"/>
    </style:style>
    <style:style style:name="T1132" style:family="text">
      <style:text-properties officeooo:rsid="3e15d31b"/>
    </style:style>
    <style:style style:name="T1133" style:family="text">
      <style:text-properties officeooo:rsid="3e139964"/>
    </style:style>
    <style:style style:name="T1134" style:family="text">
      <style:text-properties officeooo:rsid="3e018bbc"/>
    </style:style>
    <style:style style:name="T1135" style:family="text">
      <style:text-properties officeooo:rsid="27c703fc"/>
    </style:style>
    <style:style style:name="T1136" style:family="text">
      <style:text-properties officeooo:rsid="27c9fd73"/>
    </style:style>
    <style:style style:name="T1137" style:family="text">
      <style:text-properties officeooo:rsid="27c86e38"/>
    </style:style>
    <style:style style:name="T1138" style:family="text">
      <style:text-properties officeooo:rsid="3d28f127"/>
    </style:style>
    <style:style style:name="T1139" style:family="text">
      <style:text-properties officeooo:rsid="3d3edd38"/>
    </style:style>
    <style:style style:name="T1140" style:family="text">
      <style:text-properties officeooo:rsid="4020a67b"/>
    </style:style>
    <style:style style:name="T1141" style:family="text">
      <style:text-properties officeooo:rsid="3fece03e"/>
    </style:style>
    <style:style style:name="T1142" style:family="text">
      <style:text-properties officeooo:rsid="247ab094"/>
    </style:style>
    <style:style style:name="T1143" style:family="text">
      <style:text-properties officeooo:rsid="3c392701"/>
    </style:style>
    <style:style style:name="T1144" style:family="text">
      <style:text-properties officeooo:rsid="27f58c0f"/>
    </style:style>
    <style:style style:name="T1145" style:family="text">
      <style:text-properties officeooo:rsid="3c37376a"/>
    </style:style>
    <style:style style:name="T1146" style:family="text">
      <style:text-properties officeooo:rsid="3da7ebdc"/>
    </style:style>
    <style:style style:name="T1147" style:family="text">
      <style:text-properties officeooo:rsid="3cbb3047"/>
    </style:style>
    <style:style style:name="T1148" style:family="text">
      <style:text-properties officeooo:rsid="2795358b"/>
    </style:style>
    <style:style style:name="T1149" style:family="text">
      <style:text-properties officeooo:rsid="247aa9fe"/>
    </style:style>
    <style:style style:name="T1150" style:family="text">
      <style:text-properties officeooo:rsid="2797f29e"/>
    </style:style>
    <style:style style:name="T1151" style:family="text">
      <style:text-properties officeooo:rsid="2796ff13"/>
    </style:style>
    <style:style style:name="T1152" style:family="text">
      <style:text-properties officeooo:rsid="27b7fd17"/>
    </style:style>
    <style:style style:name="T1153" style:family="text">
      <style:text-properties officeooo:rsid="279f02ea"/>
    </style:style>
    <style:style style:name="T1154" style:family="text">
      <style:text-properties officeooo:rsid="3e716e99"/>
    </style:style>
    <style:style style:name="T1155" style:family="text">
      <style:text-properties officeooo:rsid="3cbfb1cd"/>
    </style:style>
    <style:style style:name="T1156" style:family="text">
      <style:text-properties officeooo:rsid="3df9f3ef"/>
    </style:style>
    <style:style style:name="T1157" style:family="text">
      <style:text-properties officeooo:rsid="3cb597d8"/>
    </style:style>
    <style:style style:name="T1158" style:family="text">
      <style:text-properties officeooo:rsid="3d43d541"/>
    </style:style>
    <style:style style:name="T1159" style:family="text">
      <style:text-properties officeooo:rsid="1ac6f16f"/>
    </style:style>
    <style:style style:name="T1160" style:family="text">
      <style:text-properties officeooo:rsid="10a95430"/>
    </style:style>
    <style:style style:name="T1161" style:family="text">
      <style:text-properties officeooo:rsid="10aa56af"/>
    </style:style>
    <style:style style:name="T1162" style:family="text">
      <style:text-properties officeooo:rsid="12e923c4"/>
    </style:style>
    <style:style style:name="T1163" style:family="text">
      <style:text-properties officeooo:rsid="15dce0d2"/>
    </style:style>
    <style:style style:name="T1164" style:family="text">
      <style:text-properties officeooo:rsid="1aca85a4"/>
    </style:style>
    <style:style style:name="T1165" style:family="text">
      <style:text-properties officeooo:rsid="12dbf0b7"/>
    </style:style>
    <style:style style:name="T1166" style:family="text">
      <style:text-properties officeooo:rsid="1acb326a"/>
    </style:style>
    <style:style style:name="T1167" style:family="text">
      <style:text-properties officeooo:rsid="17c4e1f7"/>
    </style:style>
    <style:style style:name="T1168" style:family="text">
      <style:text-properties officeooo:rsid="1ac8ae52"/>
    </style:style>
    <style:style style:name="T1169" style:family="text">
      <style:text-properties officeooo:rsid="12e74283"/>
    </style:style>
    <style:style style:name="T1170" style:family="text">
      <style:text-properties officeooo:rsid="1ac54bc5"/>
    </style:style>
    <style:style style:name="T1171" style:family="text">
      <style:text-properties officeooo:rsid="296594e6"/>
    </style:style>
    <style:style style:name="T1172" style:family="text">
      <style:text-properties officeooo:rsid="10a7e4d4"/>
    </style:style>
    <style:style style:name="T1173" style:family="text">
      <style:text-properties officeooo:rsid="282d6ef1"/>
    </style:style>
    <style:style style:name="T1174" style:family="text">
      <style:text-properties officeooo:rsid="281b7f63"/>
    </style:style>
    <style:style style:name="T1175" style:family="text">
      <style:text-properties officeooo:rsid="281cc27a"/>
    </style:style>
    <style:style style:name="T1176" style:family="text">
      <style:text-properties officeooo:rsid="28291887"/>
    </style:style>
    <style:style style:name="T1177" style:family="text">
      <style:text-properties officeooo:rsid="2820053f"/>
    </style:style>
    <style:style style:name="T1178" style:family="text">
      <style:text-properties officeooo:rsid="2820152a"/>
    </style:style>
    <style:style style:name="T1179" style:family="text">
      <style:text-properties officeooo:rsid="2826cb94"/>
    </style:style>
    <style:style style:name="T1180" style:family="text">
      <style:text-properties officeooo:rsid="28283694"/>
    </style:style>
    <style:style style:name="T1181" style:family="text">
      <style:text-properties officeooo:rsid="2829c726"/>
    </style:style>
    <style:style style:name="T1182" style:family="text">
      <style:text-properties officeooo:rsid="282b36cc"/>
    </style:style>
    <style:style style:name="T1183" style:family="text">
      <style:text-properties officeooo:rsid="2824814a"/>
    </style:style>
    <style:style style:name="T1184" style:family="text">
      <style:text-properties officeooo:rsid="1a269de7"/>
    </style:style>
    <style:style style:name="T1185" style:family="text">
      <style:text-properties officeooo:rsid="17803e14"/>
    </style:style>
    <style:style style:name="T1186" style:family="text">
      <style:text-properties officeooo:rsid="177977b7"/>
    </style:style>
    <style:style style:name="T1187" style:family="text">
      <style:text-properties officeooo:rsid="176cb349"/>
    </style:style>
    <style:style style:name="T1188" style:family="text">
      <style:text-properties officeooo:rsid="1a29dc0b"/>
    </style:style>
    <style:style style:name="T1189" style:family="text">
      <style:text-properties officeooo:rsid="17797c87"/>
    </style:style>
    <style:style style:name="T1190" style:family="text">
      <style:text-properties officeooo:rsid="1a2b313c"/>
    </style:style>
    <style:style style:name="T1191" style:family="text">
      <style:text-properties officeooo:rsid="1abf290e"/>
    </style:style>
    <style:style style:name="T1192" style:family="text">
      <style:text-properties officeooo:rsid="1abad9a5"/>
    </style:style>
    <style:style style:name="T1193" style:family="text">
      <style:text-properties officeooo:rsid="1abba150"/>
    </style:style>
    <style:style style:name="T1194" style:family="text">
      <style:text-properties officeooo:rsid="1abc08d4"/>
    </style:style>
    <style:style style:name="T1195" style:family="text">
      <style:text-properties officeooo:rsid="1ac0b799"/>
    </style:style>
    <style:style style:name="T1196" style:family="text">
      <style:text-properties officeooo:rsid="1abca89e"/>
    </style:style>
    <style:style style:name="T1197" style:family="text">
      <style:text-properties officeooo:rsid="1ac04dff"/>
    </style:style>
    <style:style style:name="T1198" style:family="text">
      <style:text-properties officeooo:rsid="28809e70"/>
    </style:style>
    <style:style style:name="T1199" style:family="text">
      <style:text-properties officeooo:rsid="20889469"/>
    </style:style>
    <style:style style:name="T1200" style:family="text">
      <style:text-properties officeooo:rsid="42b8f607"/>
    </style:style>
    <style:style style:name="T1201" style:family="text">
      <style:text-properties fo:font-size="9.5pt" fo:letter-spacing="0.009cm" fo:language="cs" fo:country="CZ" style:font-size-asian="9.5pt" style:language-asian="cs" style:country-asian="CZ"/>
    </style:style>
    <style:style style:name="T1202" style:family="text">
      <style:text-properties fo:font-size="9.5pt" fo:letter-spacing="0.009cm" fo:language="cs" fo:country="CZ" officeooo:rsid="43480eff" style:font-size-asian="9.5pt" style:language-asian="cs" style:country-asian="CZ"/>
    </style:style>
    <style:style style:name="T1203" style:family="text">
      <style:text-properties fo:font-size="9.5pt" fo:letter-spacing="0.009cm" fo:language="cs" fo:country="CZ" officeooo:rsid="20c1c0ac" style:font-size-asian="9.5pt" style:language-asian="cs" style:country-asian="CZ"/>
    </style:style>
    <style:style style:name="T1204" style:family="text">
      <style:text-properties fo:font-size="9.5pt" fo:letter-spacing="0.009cm" fo:language="cs" fo:country="CZ" officeooo:rsid="4346579d" style:font-size-asian="9.5pt" style:language-asian="cs" style:country-asian="CZ"/>
    </style:style>
    <style:style style:name="T1205" style:family="text">
      <style:text-properties fo:font-size="9.5pt" fo:letter-spacing="0.009cm" fo:language="cs" fo:country="CZ" officeooo:rsid="20c7ab34" style:font-size-asian="9.5pt" style:language-asian="cs" style:country-asian="CZ"/>
    </style:style>
    <style:style style:name="T1206" style:family="text">
      <style:text-properties fo:font-size="9.5pt" fo:letter-spacing="0.009cm" fo:language="cs" fo:country="CZ" officeooo:rsid="3ecd1329" style:font-size-asian="9.5pt" style:language-asian="cs" style:country-asian="CZ"/>
    </style:style>
    <style:style style:name="T1207" style:family="text">
      <style:text-properties fo:font-size="9.5pt" fo:letter-spacing="0.009cm" fo:language="cs" fo:country="CZ" officeooo:rsid="434660bd" style:font-size-asian="9.5pt" style:language-asian="cs" style:country-asian="CZ"/>
    </style:style>
    <style:style style:name="T1208" style:family="text">
      <style:text-properties fo:font-size="9.5pt" fo:letter-spacing="0.009cm" fo:language="cs" fo:country="CZ" officeooo:rsid="1f9cf616" style:font-size-asian="9.5pt" style:language-asian="cs" style:country-asian="CZ"/>
    </style:style>
    <style:style style:name="T1209" style:family="text">
      <style:text-properties fo:font-size="9.5pt" fo:letter-spacing="0.009cm" fo:language="cs" fo:country="CZ" officeooo:rsid="2511aac7" style:font-size-asian="9.5pt" style:language-asian="cs" style:country-asian="CZ"/>
    </style:style>
    <style:style style:name="T1210" style:family="text">
      <style:text-properties fo:font-size="9.5pt" fo:letter-spacing="0.009cm" fo:language="cs" fo:country="CZ" officeooo:rsid="4349d1d3" style:font-size-asian="9.5pt" style:language-asian="cs" style:country-asian="CZ"/>
    </style:style>
    <style:style style:name="T1211" style:family="text">
      <style:text-properties fo:font-size="9.5pt" fo:letter-spacing="0.009cm" fo:language="cs" fo:country="CZ" officeooo:rsid="28819680" style:font-size-asian="9.5pt" style:language-asian="cs" style:country-asian="CZ"/>
    </style:style>
    <style:style style:name="T1212" style:family="text">
      <style:text-properties fo:font-size="9.5pt" fo:letter-spacing="0.009cm" fo:language="cs" fo:country="CZ" officeooo:rsid="20ca50b1" style:font-size-asian="9.5pt" style:language-asian="cs" style:country-asian="CZ"/>
    </style:style>
    <style:style style:name="T1213" style:family="text">
      <style:text-properties fo:font-size="9.5pt" fo:letter-spacing="0.009cm" fo:language="cs" fo:country="CZ" officeooo:rsid="438569bc" style:font-size-asian="9.5pt" style:language-asian="cs" style:country-asian="CZ"/>
    </style:style>
    <style:style style:name="T1214" style:family="text">
      <style:text-properties fo:font-size="9.5pt" fo:letter-spacing="0.009cm" fo:language="cs" fo:country="CZ" officeooo:rsid="20caf294" style:font-size-asian="9.5pt" style:language-asian="cs" style:country-asian="CZ"/>
    </style:style>
    <style:style style:name="T1215" style:family="text">
      <style:text-properties fo:font-size="9.5pt" fo:letter-spacing="0.009cm" fo:language="cs" fo:country="CZ" officeooo:rsid="20a75113" style:font-size-asian="9.5pt" style:language-asian="cs" style:country-asian="CZ"/>
    </style:style>
    <style:style style:name="T1216" style:family="text">
      <style:text-properties fo:font-size="9.5pt" fo:letter-spacing="0.009cm" fo:language="cs" fo:country="CZ" officeooo:rsid="434f4046" style:font-size-asian="9.5pt" style:language-asian="cs" style:country-asian="CZ"/>
    </style:style>
    <style:style style:name="T1217" style:family="text">
      <style:text-properties fo:font-size="9.5pt" fo:letter-spacing="0.009cm" fo:language="cs" fo:country="CZ" officeooo:rsid="20aac5d0" style:font-size-asian="9.5pt" style:language-asian="cs" style:country-asian="CZ"/>
    </style:style>
    <style:style style:name="T1218" style:family="text">
      <style:text-properties fo:font-size="9.5pt" fo:letter-spacing="0.009cm" fo:language="cs" fo:country="CZ" officeooo:rsid="2b06eaf6" style:font-size-asian="9.5pt" style:language-asian="cs" style:country-asian="CZ"/>
    </style:style>
    <style:style style:name="T1219" style:family="text">
      <style:text-properties fo:font-size="9.5pt" fo:letter-spacing="0.009cm" fo:language="cs" fo:country="CZ" officeooo:rsid="2b4e1284" style:font-size-asian="9.5pt" style:language-asian="cs" style:country-asian="CZ"/>
    </style:style>
    <style:style style:name="T1220" style:family="text">
      <style:text-properties fo:font-size="9.5pt" fo:letter-spacing="0.009cm" fo:language="cs" fo:country="CZ" officeooo:rsid="2b13cc28" style:font-size-asian="9.5pt" style:language-asian="cs" style:country-asian="CZ"/>
    </style:style>
    <style:style style:name="T1221" style:family="text">
      <style:text-properties fo:font-size="9.5pt" fo:letter-spacing="0.009cm" fo:language="cs" fo:country="CZ" officeooo:rsid="2b5134e3" style:font-size-asian="9.5pt" style:language-asian="cs" style:country-asian="CZ"/>
    </style:style>
    <style:style style:name="T1222" style:family="text">
      <style:text-properties fo:font-size="9.5pt" fo:letter-spacing="0.009cm" fo:language="cs" fo:country="CZ" officeooo:rsid="2b4ec87f" style:font-size-asian="9.5pt" style:language-asian="cs" style:country-asian="CZ"/>
    </style:style>
    <style:style style:name="T1223" style:family="text">
      <style:text-properties fo:font-size="9.5pt" fo:letter-spacing="0.009cm" fo:language="cs" fo:country="CZ" officeooo:rsid="2b088f1e" style:font-size-asian="9.5pt" style:language-asian="cs" style:country-asian="CZ"/>
    </style:style>
    <style:style style:name="T1224" style:family="text">
      <style:text-properties fo:font-size="9.5pt" fo:letter-spacing="0.009cm" fo:language="cs" fo:country="CZ" officeooo:rsid="2b05b4e8" style:font-size-asian="9.5pt" style:language-asian="cs" style:country-asian="CZ"/>
    </style:style>
    <style:style style:name="T1225" style:family="text">
      <style:text-properties fo:font-size="9.5pt" fo:letter-spacing="0.009cm" fo:language="cs" fo:country="CZ" officeooo:rsid="2b089e62" style:font-size-asian="9.5pt" style:language-asian="cs" style:country-asian="CZ"/>
    </style:style>
    <style:style style:name="T1226" style:family="text">
      <style:text-properties fo:font-size="9.5pt" fo:letter-spacing="0.009cm" fo:language="cs" fo:country="CZ" officeooo:rsid="2b1179df" style:font-size-asian="9.5pt" style:language-asian="cs" style:country-asian="CZ"/>
    </style:style>
    <style:style style:name="T1227" style:family="text">
      <style:text-properties fo:font-size="9.5pt" fo:letter-spacing="0.009cm" fo:language="cs" fo:country="CZ" officeooo:rsid="36eeb930" style:font-size-asian="9.5pt" style:language-asian="cs" style:country-asian="CZ"/>
    </style:style>
    <style:style style:name="T1228" style:family="text">
      <style:text-properties fo:font-size="9.5pt" fo:letter-spacing="0.009cm" fo:language="cs" fo:country="CZ" officeooo:rsid="2bbfd1e0" style:font-size-asian="9.5pt" style:language-asian="cs" style:country-asian="CZ"/>
    </style:style>
    <style:style style:name="T1229" style:family="text">
      <style:text-properties fo:font-size="9.5pt" fo:letter-spacing="0.009cm" fo:language="cs" fo:country="CZ" officeooo:rsid="2b09058d" style:font-size-asian="9.5pt" style:language-asian="cs" style:country-asian="CZ"/>
    </style:style>
    <style:style style:name="T1230" style:family="text">
      <style:text-properties fo:font-size="9.5pt" fo:letter-spacing="0.009cm" fo:language="cs" fo:country="CZ" fo:font-style="italic" style:font-size-asian="9.5pt" style:language-asian="cs" style:country-asian="CZ" style:font-style-asian="italic" style:font-style-complex="italic"/>
    </style:style>
    <style:style style:name="T1231" style:family="text">
      <style:text-properties fo:font-size="9.5pt" fo:letter-spacing="0.009cm" fo:language="cs" fo:country="CZ" fo:font-style="italic" officeooo:rsid="43480eff" style:font-size-asian="9.5pt" style:language-asian="cs" style:country-asian="CZ" style:font-style-asian="italic" style:font-style-complex="italic"/>
    </style:style>
    <style:style style:name="T1232"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233"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234"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235"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236" style:family="text">
      <style:text-properties fo:font-size="9.5pt" fo:letter-spacing="0.009cm" fo:language="cs" fo:country="CZ" fo:font-style="italic" officeooo:rsid="4346579d" style:font-size-asian="9.5pt" style:language-asian="cs" style:country-asian="CZ" style:font-style-asian="italic" style:font-style-complex="italic"/>
    </style:style>
    <style:style style:name="T1237"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23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23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240"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241" style:family="text">
      <style:text-properties fo:font-size="9.5pt" fo:letter-spacing="0.009cm" fo:language="cs" fo:country="CZ" fo:font-style="normal" style:font-size-asian="9.5pt" style:language-asian="cs" style:country-asian="CZ" style:font-style-asian="normal" style:font-style-complex="normal"/>
    </style:style>
    <style:style style:name="T1242"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243" style:family="text">
      <style:text-properties fo:font-size="9.5pt" fo:letter-spacing="0.009cm" fo:language="cs" fo:country="CZ" fo:font-style="normal" officeooo:rsid="4346579d" style:font-size-asian="9.5pt" style:language-asian="cs" style:country-asian="CZ" style:font-style-asian="normal" style:font-style-complex="normal"/>
    </style:style>
    <style:style style:name="T1244"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245"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246"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247"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248" style:family="text">
      <style:text-properties officeooo:rsid="4346579d"/>
    </style:style>
    <style:style style:name="T1249" style:family="text">
      <style:text-properties officeooo:rsid="438bd7e7"/>
    </style:style>
    <style:style style:name="T1250" style:family="text">
      <style:text-properties officeooo:rsid="20a19e91"/>
    </style:style>
    <style:style style:name="T1251" style:family="text">
      <style:text-properties officeooo:rsid="2b0497dc"/>
    </style:style>
    <style:style style:name="T1252" style:family="text">
      <style:text-properties officeooo:rsid="2b5c6e39"/>
    </style:style>
    <style:style style:name="T1253" style:family="text">
      <style:text-properties officeooo:rsid="2b5e5ac4"/>
    </style:style>
    <style:style style:name="T1254" style:family="text">
      <style:text-properties officeooo:rsid="4381f37f"/>
    </style:style>
    <style:style style:name="T1255" style:family="text">
      <style:text-properties officeooo:rsid="42f7d376"/>
    </style:style>
    <style:style style:name="T1256" style:family="text">
      <style:text-properties officeooo:rsid="430639e7"/>
    </style:style>
    <style:style style:name="T1257" style:family="text">
      <style:text-properties officeooo:rsid="2888d10a"/>
    </style:style>
    <style:style style:name="T1258" style:family="text">
      <style:text-properties officeooo:rsid="431990c9"/>
    </style:style>
    <style:style style:name="T1259" style:family="text">
      <style:text-properties officeooo:rsid="42e83296"/>
    </style:style>
    <style:style style:name="T1260" style:family="text">
      <style:text-properties officeooo:rsid="288af912"/>
    </style:style>
    <style:style style:name="T1261" style:family="text">
      <style:text-properties officeooo:rsid="42d2010e"/>
    </style:style>
    <style:style style:name="T1262" style:family="text">
      <style:text-properties officeooo:rsid="4401880c"/>
    </style:style>
    <style:style style:name="T1263" style:family="text">
      <style:text-properties officeooo:rsid="44034e10"/>
    </style:style>
    <style:style style:name="T1264" style:family="text">
      <style:text-properties officeooo:rsid="42d495e5"/>
    </style:style>
    <style:style style:name="T1265" style:family="text">
      <style:text-properties officeooo:rsid="4400fe3a"/>
    </style:style>
    <style:style style:name="T1266"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267" style:family="text">
      <style:text-properties officeooo:rsid="2b53750b"/>
    </style:style>
    <style:style style:name="T1268" style:family="text">
      <style:text-properties officeooo:rsid="2b577a10"/>
    </style:style>
    <style:style style:name="T1269" style:family="text">
      <style:text-properties officeooo:rsid="2b110e78"/>
    </style:style>
    <style:style style:name="T1270" style:family="text">
      <style:text-properties officeooo:rsid="2b06eaf6"/>
    </style:style>
    <style:style style:name="T1271" style:family="text">
      <style:text-properties officeooo:rsid="2b0f127b"/>
    </style:style>
    <style:style style:name="T1272" style:family="text">
      <style:text-properties officeooo:rsid="36f08bf9"/>
    </style:style>
    <style:style style:name="T1273" style:family="text">
      <style:text-properties style:text-underline-style="none" fo:font-weight="normal" style:font-weight-asian="normal" style:font-weight-complex="normal"/>
    </style:style>
    <style:style style:name="T1274" style:family="text">
      <style:text-properties style:text-underline-style="none" fo:font-weight="normal" officeooo:rsid="43b42693" style:font-weight-asian="normal" style:font-weight-complex="normal"/>
    </style:style>
    <style:style style:name="T1275" style:family="text">
      <style:text-properties officeooo:rsid="43b5982b"/>
    </style:style>
    <style:style style:name="T1276"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6" text:outline-level="1">TODO:</text:h>
      <text:p text:style-name="P5">Volitelné pravidlo pro házecí maniaky /<text:span text:style-name="T170">* Na tohle asi kašlat */</text:span>:</text:p>
      <text:list xml:id="list2059763849" text:style-name="L1">
        <text:list-item>
          <text:p text:style-name="P402">Když máš vyšší stupeň dovednosti než obtížnost, automaticky uspěješ.</text:p>
        </text:list-item>
        <text:list-item>
          <text:p text:style-name="P402">Když máš stejný stupeň dovednosti jako obtížnost, hází se.</text:p>
        </text:list-item>
        <text:list-item>
          <text:p text:style-name="P402">Když máš nižší stupeň dovednosti než obtížnost, nemůžeš uspět, pokud <text:span text:style-name="T169">něčím</text:span> obtížnost nesnížíš.</text:p>
        </text:list-item>
      </text:list>
      <text:p text:style-name="P6">TODO: Ještě jednou zrevidovat znalosti podle povolání<text:line-break/>/<text:span text:style-name="T171">* Znalosti povolání zmiňuju, ale bez poznámky o tom, jak rostou. */</text:span></text:p>
      <text:list xml:id="list145215611792156" text:continue-numbering="true" text:style-name="L1">
        <text:list-item>
          <text:p text:style-name="P403">(co třeba zná takový druid?)</text:p>
        </text:list-item>
        <text:list-item>
          <text:p text:style-name="P404">TODO: Možná by to měly bejt dovednosti, aby se hraničářské znalosti mohl naučit kdokoliv?</text:p>
        </text:list-item>
        <text:list-item>
          <text:p text:style-name="P403">TODO: Pokud je nechám, tak napsat příklad, ze kterého bude jasně vidět, že znalosti povolání rostou automaticky s úrovní, ale dovednosti získané díky classe si musí hráč zvedat sám.</text:p>
        </text:list-item>
        <text:list-item>
          <text:p text:style-name="P405">Nebo možná zmínku o levelování classových znalostí úplně vyhodit</text:p>
        </text:list-item>
        <text:list-item>
          <text:p text:style-name="P406">TODO: Zvážit, jestli by dovednosti, které se používají proti sobě, neměly vše<text:span text:style-name="T388">c</text:span>hny fungovat jako stealth: Tzn. při rovnosti stupně dovednosti se hází, při nerovnosti vyhrává ten, kdo má vyšší stupeň.</text:p>
        </text:list-item>
        <text:list-item>
          <text:p text:style-name="P407">TODO: Zvážit dovednost běh <text:span text:style-name="T389">(fungovala by stejně jako stealth) /* běh nebude */</text:span></text:p>
        </text:list-item>
        <text:list-item>
          <text:p text:style-name="P408"><text:soft-page-break/>TODO: Jak <text:span text:style-name="T301">říkat dvěma seznamům dovedností: Hlavní a vedlejší dovednosti?</text:span></text:p>
          <text:list>
            <text:list-item>
              <text:p text:style-name="P409">Doplňkové dovednosti se odvozují z minulosti, takže už nejsou potřeba.</text:p>
            </text:list-item>
          </text:list>
        </text:list-item>
        <text:list-item>
          <text:p text:style-name="P421">TODO: Citlivá témata</text:p>
          <text:list>
            <text:list-item>
              <text:p text:style-name="P421">Kdykoliv <text:span text:style-name="T555">je ti nepříjemné</text:span> to, co se děje ve hře nebo při ní, ať <text:s/>už z jakýchkoliv důvodů, máš právo říct, že to ve hře nechceš. Nemusíš to <text:span text:style-name="T556">obhajovat</text:span> ani vysvětlovat.</text:p>
              <text:list>
                <text:list-item>
                  <text:p text:style-name="P410">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2442647141" text:style-name="L2">
        <text:list-item>
          <text:p text:style-name="P411">TODO: Stupně jsou Základní (nikoliv Začátečnický), Pokročilý a Mistrovský</text:p>
        </text:list-item>
      </text:list>
      <text:p text:style-name="P107">Kapitoly:</text:p>
      <text:list xml:id="list145215433182689" text:continue-numbering="true" text:style-name="L2">
        <text:list-item>
          <text:p text:style-name="P412">Herní postupy</text:p>
          <text:list>
            <text:list-item>
              <text:p text:style-name="P413">Boj</text:p>
              <text:list>
                <text:list-item>
                  <text:p text:style-name="P422"><text:span text:style-name="T297">[</text:span><text:span text:style-name="T378">zrušeno</text:span><text:span text:style-name="T297">]</text:span>: Příklad s vnucením stylu boje</text:p>
                  <text:list>
                    <text:list-item>
                      <text:p text:style-name="P424"><text:span text:style-name="T845">Je napsaný, ale </text:span>TODO: V těch příkladech by chtělo explicitně zmínit, že zlobr potřebuje úspěch na to, aby Nariu chytil (což je problém, protože co jsou úspěchy se hráč dozví až o pár kapitol dál).</text:p>
                    </text:list-item>
                    <text:list-item>
                      <text:p text:style-name="P423">Buď celou tu kapitolu hodit dál (ovšem ke kapitole o tom, jaké vlastnosti se kdy počítají, se docela hodí), nebo se možná k tomuhle příkladu ještě vrátit.</text:p>
                    </text:list-item>
                    <text:list-item>
                      <text:p text:style-name="P423"><text:soft-page-break/>Nebo tam prostě natvrdo uvést příklad s použitím úspěchu a hodit tam odkaz na kapitolu, kde jsou úspěchy vysvětlené (to se mi moc nelíbí).</text:p>
                    </text:list-item>
                    <text:list-item>
                      <text:p text:style-name="P425">Možná bude přece jen nejlepší to nechat na úrovni práce s fikcí.</text:p>
                    </text:list-item>
                  </text:list>
                </text:list-item>
                <text:list-item>
                  <text:p text:style-name="P426"><text:span text:style-name="T298">[</text:span><text:span text:style-name="T379">pravidlo je zrušeno</text:span><text:span text:style-name="T298">]</text:span> Když si všechny postihy a bonusy počítá hráč, tak pravidlo „nejhorší možná obrana je nulová“ není úplně dobré, <text:span text:style-name="T848">protože funguje jinak pro postavy a pro protivníky</text:span>.</text:p>
                  <text:list>
                    <text:list-item>
                      <text:p text:style-name="P427">Ee, je to v pohodě, jen je to potřeba jinak formulovat:</text:p>
                      <text:list>
                        <text:list-item>
                          <text:p text:style-name="P414"><text:span text:style-name="T846">TODO: </text:span>Když se protivník nebrání, nevztahujou se na něj nevýhody (<text:span text:style-name="T847">a </text:span>obránce si může <text:span text:style-name="T847">vždycky</text:span> vybrat, že se vůbec nebude bránit).</text:p>
                        </text:list-item>
                      </text:list>
                    </text:list-item>
                  </text:list>
                </text:list-item>
              </text:list>
            </text:list-item>
          </text:list>
        </text:list-item>
      </text:list>
      <text:h text:style-name="P640" text:outline-level="1">úvod</text:h>
      <text:h text:style-name="P604" text:outline-level="3"><text:span text:style-name="T73">Základní</text:span><text:span text:style-name="T74"> svět Dračáku</text:span></text:h>
      <text:p text:style-name="P43"><text:span text:style-name="T75">S</text:span><text:span text:style-name="T1">vůj herní svět si můžete vytvořit, jakkoliv se vám bude líbit. </text:span><text:span text:style-name="T73">Můžete si vymyslet vlastní rasy, kouzla, historii, božstva a všechno ostatní. Existují ale dva důvody, proč může být užitečné držet se herního světa, jehož obrysy se nachází v pravidlech:</text:span></text:p>
      <text:list xml:id="list1249081630" text:style-name="L3">
        <text:list-item>
          <text:p text:style-name="P428"><text:span text:style-name="T1">Jsou do něj zasazen</text:span><text:span text:style-name="T76">a</text:span><text:span text:style-name="T77"> </text:span><text:span text:style-name="T76">vydávaná</text:span><text:span text:style-name="T1"> dobrodružstv</text:span><text:span text:style-name="T76">í</text:span><text:span text:style-name="T1">.</text:span></text:p>
        </text:list-item>
        <text:list-item>
          <text:p text:style-name="P429">Můžete pak s vašimi postavami hrát na různých conech a herních akcích a prožité příběhy začlenit do vaší kampaně.</text:p>
        </text:list-item>
      </text:list>
      <text:p text:style-name="P44"><text:span text:style-name="T68">V z</text:span><text:span text:style-name="T69">ákladní</text:span><text:span text:style-name="T68">m</text:span><text:span text:style-name="T69"> svět</text:span><text:span text:style-name="T68">ě</text:span><text:span text:style-name="T69"> Dračáku může hrát </text:span><text:span text:style-name="T68">mnoho</text:span><text:span text:style-name="T69"> hráčských skupin, každá na jiném místě. </text:span><text:span text:style-name="T70">Pokud se tedy rozhodnete hrát v něm, měli byste </text:span><text:span text:style-name="T71">vytvořit</text:span><text:span text:style-name="T72"> a zmapovat jen jeho malou část</text:span><text:span text:style-name="T70"> – </text:span><text:span text:style-name="T72">zbytek prozkoumávají a mapují</text:span><text:span text:style-name="T70"> ostatní skupiny.</text:span></text:p>
      <text:h text:style-name="P605" text:outline-level="3"><text:span text:style-name="T69">S</text:span><text:span text:style-name="T70">dílený svět Dračáku</text:span></text:h>
      <text:p text:style-name="P45"><text:span text:style-name="T78">Základní geografie </text:span><text:span text:style-name="T79">sdíleného</text:span><text:span text:style-name="T78"> světa odpovídá zhruba Evropě a severu Afriky: </text:span><text:span text:style-name="T80">N</text:span><text:span text:style-name="T78">a severu je </text:span><text:span text:style-name="T80">tedy</text:span><text:span text:style-name="T78"> zima, na jihu jsou pouště a za nimi džungle a mezi tím je mírný a subtropický pás. </text:span><text:span text:style-name="T81">Tomu také zhruba odpovídá, jaká zde žijí zvířata a rostou rostliny. </text:span><text:span text:style-name="T82">T</text:span><text:span text:style-name="T81">aké obloha se od té naší moc neliší – je na ní jedno Slunce a jeden Měsíc </text:span><text:span text:style-name="T83">a</text:span><text:span text:style-name="T81"> na severu je jasná hvězda, podle které se nejčastěji naviguje. Souhvězdím </text:span><text:span text:style-name="T83">však</text:span><text:span text:style-name="T81"> mohou různé národy říkat různě.<text:line-break/><text:tab/></text:span><text:span text:style-name="T84">Všechno ostatní, tedy jakou bude mít vaše oblast historii, božstva, kulturu, státní zřízení a tak dále, je na vás.</text:span></text:p>
      <text:h text:style-name="P641" text:outline-level="1">Rozdělení <text:span text:style-name="T164">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606"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607"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608" text:outline-level="3"><text:soft-page-break/>Domluva o příběhové imunitě</text:h>
      <text:p text:style-name="P46"><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85">&lt;</text:span><text:span text:style-name="T88">ODKAZ</text:span><text:span text:style-name="T85">&gt;</text:span><text:span text:style-name="T28"> a </text:span><text:span text:style-name="T7">Hraní bez příběhové imunity</text:span><text:span text:style-name="T28"> </text:span><text:span text:style-name="T85">&lt;</text:span><text:span text:style-name="T88">ODKAZ</text:span><text:span text:style-name="T85">&gt;</text:span><text:span text:style-name="T28">.<text:line-break/><text:tab/>Pokud nevíte, co si máte vybrat, nebo se nemůžete dohodnout, hrajte s příběhovou imunitou.</text:span></text:p>
      <text:h text:style-name="P566" text:outline-level="2">Hraní s příběhovou imunitou</text:h>
      <text:p text:style-name="P49"><text:span text:style-name="T558">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557"> </text:span><text:span text:style-name="T559">Třeba když jsi z nějakých závažných důvodů vědomě dal svůj život v sázku, když se chceš</text:span><text:span text:style-name="T557"> obět</text:span><text:span text:style-name="T559">ovat</text:span><text:span text:style-name="T557"> za ostatní a podobně.</text:span><text:line-break/><text:tab/><text:span text:style-name="T559">Při hře s příběhovou imunitou</text:span><text:span text:style-name="T557"> je </text:span><text:span text:style-name="T560">na vás a na</text:span><text:span text:style-name="T557"> Pán</text:span><text:span text:style-name="T560">ovi</text:span><text:span text:style-name="T557"> jeskyně, aby se vaše postavy nikdy nedostaly do situace, kdy by jejich přežití nedávalo smysl. Pán jeskyně tedy do hry </text:span><text:span text:style-name="T561">nemůže</text:span><text:span text:style-name="T557"> dávat pasti jako „padající několikatunový kamenný kvádr“, a</text:span><text:span text:style-name="T562">le ty se stejně tak</text:span><text:span text:style-name="T557"> </text:span><text:span text:style-name="T561">nesmíš</text:span><text:span text:style-name="T557"> pouštět se do nesmyslného rizika </text:span><text:span text:style-name="T563">s tím, že se ti přece nemůže nic stát</text:span><text:span text:style-name="T557">. Mějte prostě na paměti, že postavy o vaší hráčské dohodě nic nevědí a nebezpečí je pro ně skutečné.</text:span><text:line-break/><text:tab/><text:span text:style-name="T661">Pokud jsou protivníci inteligentní, tak je to poměrně jedno</text:span><text:soft-page-break/><text:span text:style-name="T661">duché: Vždycky se mohou rozhodnout postavy zajmout, třeba aby je mohli vyslechnout nebo postavit před soud. Když ale postava spustí past, nebo když jsou protivníci divoké šelmy či nemyslící zombie, může se vám stát, že b</text:span>udete muset <text:span text:style-name="T661">situaci</text:span> trochu přiohnout.</text:p>
      <text:p text:style-name="P359">Příklad:</text:p>
      <text:p text:style-name="P267">Gorondar je vyřazen při boji se smečkou vlků. Nedává smysl, aby ho vlci zajali – chtějí ho roztrhat a sežrat. Pán jeskyně ale může<text:span text:style-name="T662"> například říct, že se mezi sebou začali rvát o právo na kořist, nebo popsat jiné, větší nebezpečí, které </text:span>je<text:span text:style-name="T662"> zažene a dá </text:span>Kaře s Nariou<text:span text:style-name="T662"> možnost </text:span>Gorondara<text:span text:style-name="T662"> zachránit.</text:span></text:p>
      <text:p text:style-name="P47">Příběhová imunita se vztahuje také na různé společníky, kteří postavy provází: zvíře, se kterým má hraničář pouto a podobně.</text:p>
      <text:p text:style-name="P47">/* TODO: Pokud bude mít kouzelník přítele, tak to tady zmínit taky */</text:p>
      <text:h text:style-name="P567" text:outline-level="2">Hraní bez příběhové imunity</text:h>
      <text:p text:style-name="P50"><text:span text:style-name="T664">Pokud chcete mít ve hře reálné riziko smrti</text:span>, <text:span text:style-name="T664">hrajte bez příběhové imunity. Ani v tomto případě ale o smrti nerozhodují pravidla – postava zemře, pouze když to jednoznačně vyplývá ze situace.</text:span></text:p>
      <text:p text:style-name="P360">Příklady:</text:p>
      <text:list xml:id="list3613184289" text:style-name="L4">
        <text:list-item>
          <text:p text:style-name="P553">Rozdrtil <text:span text:style-name="T665">tě</text:span> několikatunový kamenný blok.</text:p>
        </text:list-item>
        <text:list-item>
          <text:p text:style-name="P553">Spadl jsi do lávového jezírka.</text:p>
        </text:list-item>
        <text:list-item>
          <text:p text:style-name="P553">Zřítil ses do <text:span text:style-name="T666">bezedné</text:span> propasti.</text:p>
        </text:list-item>
        <text:list-item>
          <text:p text:style-name="P555">Roztrhala tě smečka vlků.</text:p>
        </text:list-item>
      </text:list>
      <text:p text:style-name="P52"><text:span text:style-name="T101">I když hrajete bez příběhové imunity, j</text:span><text:span text:style-name="T28">e </text:span><text:span text:style-name="T101">vhodné</text:span><text:span text:style-name="T28">, </text:span><text:span text:style-name="T101">aby postavy umíraly</text:span><text:span text:style-name="T28"> co nejméně. </text:span><text:span text:style-name="T101">K</text:span><text:span text:style-name="T28">dyby </text:span><text:span text:style-name="T101">se to totiž stávalo</text:span><text:span text:style-name="T28"> často, přestalo by vám na nich záležet a zmizel by tím pocit reálného nebezpečí, kvůli kterému možnost smrti postav do hry dáváte.</text:span></text:p>
      <text:h text:style-name="P642" text:outline-level="1">Tvoje postava</text:h>
      <text:h text:style-name="P610" text:outline-level="3">Známosti</text:h>
      <text:p text:style-name="P60">/<text:span text:style-name="T680">* Zatím jsem je z tvorby postavy úplně vyhodil. Byly na konci Minulosti. */</text:span></text:p>
      <text:p text:style-name="P60">/<text:span text:style-name="T678">* Známosti plynou z minulosti */</text:span></text:p>
      <text:p text:style-name="P59">TODO</text:p>
      <text:p text:style-name="P398">Známosti jsou konkrétní lidé. Když chceš někoho z nich požádat o pomoc, radu či informaci, je zapotřebí vymyslet, kdo to vlastně je.</text:p>
      <text:p text:style-name="P57">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679">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57"><text:soft-page-break/><text:tab/><text:span text:style-name="T173">„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568"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358"><text:span text:style-name="T24">P</text:span><text:span text:style-name="T1">říklad:</text:span></text:p>
      <text:p text:style-name="P266">Se <text:span text:style-name="T172">základní</text:span> znalostí <text:span text:style-name="T173">Otevírání zámků</text:span> dokážeš otevřít jen jednoduché <text:span text:style-name="T260">z</text:span>ámky. K otevření <text:span text:style-name="T260">složitého zámku potřebuješ pokročilou dovednost a k otevření</text:span> mistrovského zámku mistrovskou.</text:p>
      <text:p text:style-name="P358"><text:span text:style-name="T261">P</text:span>říklad:</text:p>
      <text:p text:style-name="P266">Se základní znalostí jazyka se lámaně domluvíš. S pokročilou hovoříš plynně. S mistrovskou znalostí jazyka perfektně ovládáš jeho gramatiku, dokážeš skládat eposy a<text:span text:style-name="T262">td</text:span>.</text:p>
      <text:h text:style-name="P611" text:outline-level="3"><text:span text:style-name="T263">Seznam</text:span> <text:span text:style-name="T264">dovedností</text:span></text:h>
      <text:p text:style-name="P8">Následující seznam dovedností je zde uvedený proto, abyste<text:span text:style-name="T265">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266">budete například </text:span><text:soft-page-break/>všichni <text:span text:style-name="T266">umět</text:span> otevírat zámky.<text:line-break/><text:tab/>Až si ale budeš vybírat dovednosti, nemusíš <text:span text:style-name="T267">se vracet</text:span> sem – v kapitole <text:span text:style-name="T268">Schopnosti podle povolání</text:span> <text:span text:style-name="T289">&lt;ODKAZ&gt; </text:span><text:span text:style-name="T290">j</text:span><text:span text:style-name="T302">sou u každého povolání vyjmenované znovu</text:span><text:span text:style-name="T301">.</text:span></text:p>
      <table:table table:name="Tabulka1" table:style-name="Tabulka1">
        <table:table-column table:style-name="Tabulka1.A"/>
        <table:table-column table:style-name="Tabulka1.B"/>
        <table:table-row>
          <table:table-cell table:style-name="Tabulka1.A1" office:value-type="string">
            <text:p text:style-name="P263">Dovednost</text:p>
          </table:table-cell>
          <table:table-cell table:style-name="Tabulka1.B1" office:value-type="string">
            <text:p text:style-name="P263"><text:span text:style-name="T387">Základy a</text:span>utomaticky umí:</text:p>
          </table:table-cell>
        </table:table-row>
        <table:table-row>
          <table:table-cell table:style-name="Tabulka1.A2" office:value-type="string">
            <text:p text:style-name="P265">Cizí jazyk (každý je samostatná dovednost)</text:p>
          </table:table-cell>
          <table:table-cell table:style-name="Tabulka1.B2" office:value-type="string">
            <text:p text:style-name="P265"/>
          </table:table-cell>
        </table:table-row>
        <table:table-row>
          <table:table-cell table:style-name="Tabulka1.A2" office:value-type="string">
            <text:p text:style-name="P265">Čtení a psaní</text:p>
          </table:table-cell>
          <table:table-cell table:style-name="Tabulka1.B2" office:value-type="string">
            <text:p text:style-name="P265">alchymista, kouzelník</text:p>
          </table:table-cell>
        </table:table-row>
        <table:table-row>
          <table:table-cell table:style-name="Tabulka1.A2" office:value-type="string">
            <text:p text:style-name="P265">Lov a stopování</text:p>
          </table:table-cell>
          <table:table-cell table:style-name="Tabulka1.B2" office:value-type="string">
            <text:p text:style-name="P265">hraničář</text:p>
          </table:table-cell>
        </table:table-row>
        <table:table-row>
          <table:table-cell table:style-name="Tabulka1.A2" office:value-type="string">
            <text:p text:style-name="P265">Orientace a přežití v divočině</text:p>
          </table:table-cell>
          <table:table-cell table:style-name="Tabulka1.B2" office:value-type="string">
            <text:p text:style-name="P265">hraničář, druid</text:p>
          </table:table-cell>
        </table:table-row>
        <table:table-row>
          <table:table-cell table:style-name="Tabulka1.A2" office:value-type="string">
            <text:p text:style-name="P264">Ostražitost a plížení</text:p>
          </table:table-cell>
          <table:table-cell table:style-name="Tabulka1.B2" office:value-type="string">
            <text:p text:style-name="P264">hraničář, zloděj</text:p>
          </table:table-cell>
        </table:table-row>
        <table:table-row>
          <table:table-cell table:style-name="Tabulka1.A2" office:value-type="string">
            <text:p text:style-name="P265">Ošetřování zranění</text:p>
          </table:table-cell>
          <table:table-cell table:style-name="Tabulka1.B2" office:value-type="string">
            <text:p text:style-name="P265">válečník, hraničář, druid</text:p>
          </table:table-cell>
        </table:table-row>
        <table:table-row>
          <table:table-cell table:style-name="Tabulka1.A2" office:value-type="string">
            <text:p text:style-name="P265">Otevírání zámků</text:p>
          </table:table-cell>
          <table:table-cell table:style-name="Tabulka1.B2" office:value-type="string">
            <text:p text:style-name="P265">zloděj</text:p>
          </table:table-cell>
        </table:table-row>
        <table:table-row>
          <table:table-cell table:style-name="Tabulka1.A2" office:value-type="string">
            <text:p text:style-name="P265">Plavání</text:p>
          </table:table-cell>
          <table:table-cell table:style-name="Tabulka1.B2" office:value-type="string">
            <text:p text:style-name="P265"/>
          </table:table-cell>
        </table:table-row>
        <table:table-row>
          <table:table-cell table:style-name="Tabulka1.A2" office:value-type="string">
            <text:p text:style-name="P265">Přetvářka a převleky</text:p>
          </table:table-cell>
          <table:table-cell table:style-name="Tabulka1.B2" office:value-type="string">
            <text:p text:style-name="P265">zloděj</text:p>
          </table:table-cell>
        </table:table-row>
        <table:table-row>
          <table:table-cell table:style-name="Tabulka1.A2" office:value-type="string">
            <text:p text:style-name="P265">Starý jazyk (každý je samostatná dovednost)</text:p>
          </table:table-cell>
          <table:table-cell table:style-name="Tabulka1.B2" office:value-type="string">
            <text:p text:style-name="P265">alchymista, kouzelník</text:p>
          </table:table-cell>
        </table:table-row>
        <table:table-row>
          <table:table-cell table:style-name="Tabulka1.A2" office:value-type="string">
            <text:p text:style-name="P265"><text:span text:style-name="T301">Š</text:span>plhání</text:p>
          </table:table-cell>
          <table:table-cell table:style-name="Tabulka1.B2" office:value-type="string">
            <text:p text:style-name="P265">zloděj</text:p>
          </table:table-cell>
        </table:table-row>
        <table:table-row>
          <table:table-cell table:style-name="Tabulka1.A2" office:value-type="string">
            <text:p text:style-name="P265"><text:span text:style-name="T301">Výroba a o</text:span><text:span text:style-name="T289">dstra</text:span><text:span text:style-name="T301">ňování</text:span> pastí</text:p>
          </table:table-cell>
          <table:table-cell table:style-name="Tabulka1.B2" office:value-type="string">
            <text:p text:style-name="P265">zloděj</text:p>
          </table:table-cell>
        </table:table-row>
        <table:table-row>
          <table:table-cell table:style-name="Tabulka1.A2" office:value-type="string">
            <text:p text:style-name="P265">Znalost jedů</text:p>
          </table:table-cell>
          <table:table-cell table:style-name="Tabulka1.B2" office:value-type="string">
            <text:p text:style-name="P265">alchymista, zloděj</text:p>
          </table:table-cell>
        </table:table-row>
      </table:table>
      <text:p text:style-name="P10"/>
      <text:h text:style-name="P571" text:outline-level="2"><text:span text:style-name="T3">Jméno </text:span><text:span text:style-name="T22">nebo přezdívka</text:span></text:h>
      <text:p text:style-name="P4">/<text:span text:style-name="T165">*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166">é</text:span>, přesto je ale důležité, aby ostatní mohli tvé postavě nějak říkat. Pokud tě <text:span text:style-name="T167">nic</text:span> nenapadá, nech si poradit od spoluhráčů.<text:line-break/><text:tab/><text:span text:style-name="T168">Jména obvykle prozrazují, odkud jsi. Proberte společně, jestli </text:span><text:soft-page-break/><text:span text:style-name="T168">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61"><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62">Schopnosti ti umožní dělat různé věci: <text:span text:style-name="T681">s</text:span>esílat kouzla, míchat léčivé lektvary, šplhat na příkré stěny, číst texty v dávno zapomenutých jazycích, chovat se jako urozený pán, přestože jím nejsi a podobně.</text:p>
      <text:list xml:id="list3265082280" text:style-name="L5">
        <text:list-item>
          <text:p text:style-name="P435">Jednu schopnost získáš výběrem své rasy – všichni elfové například mají velmi dobrý zrak.</text:p>
        </text:list-item>
      </text:list>
      <text:list xml:id="list3684055372" text:style-name="L6">
        <text:list-item>
          <text:p text:style-name="P436">Další schopnosti, jako třeba sesílání kouzel, získáš díky svému povolání.</text:p>
        </text:list-item>
        <text:list-item>
          <text:p text:style-name="P436"><text:span text:style-name="T682">Ze</text:span> studi<text:span text:style-name="T682">a</text:span> povolání také <text:span text:style-name="T682">plynou související</text:span> znalosti: kouzelník pozná různá kouzla, válečník se vyzná ve zbraních a podobně.</text:p>
        </text:list-item>
        <text:list-item>
          <text:p text:style-name="P436"><text:span text:style-name="T683">Dále se můžeš</text:span> učit <text:span text:style-name="T684">různé</text:span> dovednosti, které se hodí při dobrodružných výpravách: například lovit, stopovat, otevírat zámky pomocí paklíčů a podobně. <text:span text:style-name="T685">Některé</text:span> získáš díky svému povolání, <text:span text:style-name="T686">další si</text:span> budeš moci vybrat.</text:p>
        </text:list-item>
        <text:list-item>
          <text:p text:style-name="P437"><text:span text:style-name="T1">Poslední část schopností máš z doby předtím, než jsi začal studovat své dobrodružné povolání: Pokud jsi například byl </text:span><text:span text:style-name="T103">kovářem</text:span><text:span text:style-name="T1">, tak umíš </text:span><text:span text:style-name="T103">pracovat se železem</text:span><text:span text:style-name="T1">.</text:span></text:p>
        </text:list-item>
      </text:list>
      <text:h text:style-name="P612" text:outline-level="3"><text:soft-page-break/><text:span text:style-name="T700">Výběr s</text:span>chopnosti povolání</text:h>
      <text:p text:style-name="P76">Většinu schopností získáš v rámci studia svého povolání. <text:span text:style-name="T701">Z jakých </text:span><text:span text:style-name="T319">si můžeš vybírat a n</text:span><text:span text:style-name="T320">a kterých úrovních se </text:span><text:span text:style-name="T319">je</text:span><text:span text:style-name="T320"> můžeš učit, zjistíš v </text:span><text:span text:style-name="T321">kapitole</text:span><text:span text:style-name="T320"> </text:span><text:span text:style-name="T328">Schopnosti povolání </text:span><text:span text:style-name="T291">&lt;ODKAZ&gt;</text:span><text:span text:style-name="T292">.</text:span></text:p>
      <text:h text:style-name="P612" text:outline-level="3"><text:bookmark-start text:name="__RefHeading___Toc17048_4210766435"/><text:span text:style-name="T700">Výběr d</text:span>ovednost<text:span text:style-name="T700">í</text:span><text:bookmark-end text:name="__RefHeading___Toc17048_4210766435"/></text:h>
      <text:p text:style-name="P76"><text:span text:style-name="T331">Dovednosti se od schopností liší tím, že se </text:span><text:span text:style-name="T332">se je může naučit kdokoliv</text:span><text:span text:style-name="T702">. Výběrem povolání ale získáš některé z nich automaticky – všichni kouzelníci například umí číst a psát.</text:span><text:span text:style-name="T90"><text:line-break/><text:tab/></text:span><text:span text:style-name="T91">Na první úrovni si můžeš vybrat dvě dovednosti z</text:span><text:span text:style-name="T92">e</text:span><text:span text:style-name="T91"> seznamu </text:span><text:span text:style-name="T92">v kapitole </text:span><text:span text:style-name="T97">Dovednosti</text:span><text:span text:style-name="T92"> </text:span><text:span text:style-name="T86">&lt;</text:span><text:span text:style-name="T93">ODKAZ</text:span><text:span text:style-name="T86">&gt;</text:span><text:span text:style-name="T92"> </text:span><text:span text:style-name="T91"><text:s/>(navíc k těm, které umíš automaticky díky svému povolání). </text:span><text:span text:style-name="T93">V kapitole </text:span><text:span text:style-name="T98">Schopnosti povolání</text:span><text:span text:style-name="T94"> </text:span><text:span text:style-name="T86">&lt;</text:span><text:span text:style-name="T93">ODKAZ</text:span><text:span text:style-name="T86">&gt; </text:span><text:span text:style-name="T93">najdeš, na kterých úrovních se můžeš učit </text:span><text:span text:style-name="T95">další</text:span><text:span text:style-name="T93">.</text:span></text:p>
      <text:p text:style-name="P73"><text:span text:style-name="T93">/</text:span><text:span text:style-name="T96">* </text:span><text:span text:style-name="T93">T</text:span><text:span text:style-name="T89">ODO: Pokud se budou všichni určit dovednosti stejně, tak to sem můžu rovnou vypsat. </text:span><text:span text:style-name="T96">*/</text:span></text:p>
      <text:h text:style-name="P612" text:outline-level="3"><text:span text:style-name="T703">Schopnosti</text:span> podle tvé minulosti</text:h>
      <text:p text:style-name="P74"><text:span text:style-name="T704">Některé věci ses naučil ještě před tím, než jsi začal studovat své povolání</text:span>. <text:span text:style-name="T705">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706">konkrétní znalosti či</text:span> dovednosti jsi takto získal. <text:span text:style-name="T707">Když ve hře nastane situace, kde budeš moci něco ze své minulosti využít, hrajte to prostě tak, že se v těchto věcech vyznáš. Neplatí to ale pro schopnosti povolání a dovednosti uvedené v kapitole </text:span><text:span text:style-name="T271">Dovednosti</text:span><text:span text:style-name="T707"> </text:span><text:span text:style-name="T293">&lt;TODO&gt;</text:span><text:span text:style-name="T707"> – ty si musíš vždy pořídit podle pravidel, přestože vyplývají z tvé minulosti.</text:span></text:p>
      <text:p text:style-name="P363"><text:soft-page-break/>Příklad:</text:p>
      <text:p text:style-name="P277">Když chceš být námořník a umět plavat, tak si <text:span text:style-name="T708">kromě námořnické minulosti</text:span> musíš vzít dovednost <text:span text:style-name="T173">plavání</text:span> jako jednu z těch, které máš na výběr na první úrovni.</text:p>
      <text:p text:style-name="P75">Jak jsme si řekli v kapitole <text:span text:style-name="T268">Minulost</text:span> <text:span text:style-name="T289">&lt;ODKAZ&gt;, </text:span><text:span text:style-name="T301">svou historii nemusíš promýšlet hned celou, místo toho ji můžeš postupně dotvářet v průběhu hry. Při tom samozřejmě získáš také znalosti a dovednosti, které z nové, doplněné minulosti plynou.<text:line-break/><text:tab/></text:span><text:span text:style-name="T333">Kolik toho</text:span><text:span text:style-name="T334"> můžeš díky své minulosti umět, není pevně omezeno – snažte se ale dodržet, aby všechny hráčské postavy měly podobně široké možnosti.</text:span></text:p>
      <text:h text:style-name="P612" text:outline-level="3">Jazyky</text:h>
      <text:p text:style-name="P72"><text:span text:style-name="T1">Všechny postavy se domluví obecnou řečí – </text:span><text:span text:style-name="T104">n</text:span><text:span text:style-name="T1">emusíte tedy nutně vymýšlet, jaké jazyky ve vašem světě existují. Pokud se do toho </text:span><text:span text:style-name="T105">přece jen</text:span><text:span text:style-name="T1"> pustíte, tak se domluvte, který z nich je nejrozšířenější – to bude vaše obecná řeč.<text:line-break/><text:tab/></text:span><text:span text:style-name="T106">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643" text:outline-level="1"><text:span text:style-name="T30">D</text:span><text:span text:style-name="T1">ovednosti</text:span></text:h>
      <text:p text:style-name="P77"><text:span text:style-name="T709">Znalost dovednosti neznamená, že něco umíš líp a máš tedy větší šanci na úspěch</text:span>. <text:span text:style-name="T709">Umožňuje ti dělat věci, které bys bez ní dělat nemohl.</text:span></text:p>
      <text:p text:style-name="P364">Příklad:</text:p>
      <text:p text:style-name="P354"><text:span text:style-name="T99">Když neumíš plavat, tak se v hluboké vodě utopíš. Když </text:span><text:span text:style-name="T100">to</text:span><text:span text:style-name="T99"> umíš, tak ji přeplaveš.</text:span></text:p>
      <text:h text:style-name="Heading_20_1" text:outline-level="1"><text:span text:style-name="T99">S</text:span><text:span text:style-name="T87">chopnosti povolání</text:span></text:h>
      <text:h text:style-name="Heading_20_2" text:outline-level="2">Hraničář</text:h>
      <text:h text:style-name="P579" text:outline-level="4">Najdi pachovou stopu</text:h>
      <text:p text:style-name="P24"><text:span text:style-name="T1068">Po dobu </text:span><text:span text:style-name="T259">soustředění</text:span><text:span text:style-name="T1068"> dokážeš stopovat čichem jako pes.</text:span></text:p>
      <text:p text:style-name="P24"><text:span text:style-name="T1068">/</text:span><text:span text:style-name="T1073">* Tohle asi nebrat – čich nejspíš bude mít hobit. </text:span><text:span text:style-name="T1074">Navíc hraničář může mít vlastního psa, tohle by to zbytečně duplikovalo</text:span><text:span text:style-name="T1073"> */</text:span></text:p>
      <text:h text:style-name="P579" text:outline-level="4">Uzdrav nemocného</text:h>
      <text:p text:style-name="P25"><text:span text:style-name="T173">Dosah:</text:span> kontaktní<text:line-break/><text:span text:style-name="T239">Sesílání:</text:span><text:span text:style-name="T1199"> 10 minut</text:span></text:p>
      <text:p text:style-name="P13">Vyléčí většinu běžných (nemagických) nemocí. Smrtelné nemoci pouze zmírní natolik, že pacient přežije.</text:p>
      <text:p text:style-name="P13">/<text:span text:style-name="T1198">* Na to kašlat. Když bych to dal do pravidel, tak tím implikuju, že by se ve hře měly řešit nemoci – což by určitě neměly. */</text:span></text:p>
      <text:h text:style-name="P580" text:outline-level="4"><text:span text:style-name="T324">N</text:span><text:span text:style-name="T318">ajdi zvíře</text:span></text:h>
      <text:p text:style-name="P27"><text:span text:style-name="T325">/</text:span><text:span text:style-name="T327">* Tohle je divný a ne moc užitečný, asi zrušit */</text:span></text:p>
      <text:p text:style-name="P26"><text:span text:style-name="T315">Dosah:</text:span><text:span text:style-name="T325"> </text:span><text:span text:style-name="T326">několik</text:span><text:span text:style-name="T325"> hodin cesty.</text:span></text:p>
      <text:p text:style-name="P15">Vycítíš směr k nejbližšímu zvířeti druhu, na který pomyslíš.</text:p>
      <text:h text:style-name="P589" text:outline-level="4">Odstranění únavy</text:h>
      <text:p text:style-name="P253">/<text:span text:style-name="T1257">* Deprecated varianta */</text:span></text:p>
      <text:p text:style-name="P252"><text:soft-page-break/>Když v ruce rozemneš aromatické byliny, <text:span text:style-name="T1255">všem</text:span>, kdo <text:span text:style-name="T1256">k nim přivoní</text:span>, <text:span text:style-name="T1255">zmizí</text:span> fyzické vyčerpání jako po několika hodinách odpočinku. <text:span text:style-name="T1256">Spát ale potřebují normálně.</text:span></text:p>
      <text:p text:style-name="P396">Příklad:</text:p>
      <text:p text:style-name="P355">Družina pronásleduje oddíl skřetů.</text:p>
      <text:p text:style-name="P355"><text:span text:style-name="T268">Pán jeskyně:</text:span> „Skřeti jsou <text:span text:style-name="T1254">stejně</text:span> rychlí <text:span text:style-name="T1254">jak vy</text:span>, drží si náskok.“</text:p>
      <text:p text:style-name="P355"><text:span text:style-name="T268">Katka:</text:span> „To nevadí. Doženeme je, až půjdou spát.“</text:p>
      <text:p text:style-name="P355"><text:span text:style-name="T268">Pán jeskyně:</text:span> „Zhruba hodinu po setmění jste <text:span text:style-name="T1254">před sebou</text:span> zahlédli světlo.“</text:p>
      <text:p text:style-name="P355"><text:span text:style-name="T268">Katka:</text:span> „<text:span text:style-name="T241">‚To jsou určitě oni. Počkejte chvíli.</text:span><text:span text:style-name="T173">‘</text:span> <text:s/><text:span text:style-name="T1254">Vyndám z brašny špetku bylin, rozemnu je a dám všem přivonět.“</text:span></text:p>
      <text:p text:style-name="P280"><text:span text:style-name="T268">Pán jeskyně:</text:span> „<text:span text:style-name="T1254">Dobře. Skřeti budou mít v nadcházejícím boji nevýhodu, protože jsou vyčerpaní celodenním pochodem a z vás teď únava spadla.“</text:span></text:p>
      <text:h text:style-name="P581" text:outline-level="4">Zapůjčení zvířecího společníka</text:h>
      <text:p text:style-name="P16">/<text:span text:style-name="T1260">* Sloučeno se </text:span><text:span text:style-name="T242">zapůjčením</text:span><text:span text:style-name="T1260"> */</text:span></text:p>
      <text:p text:style-name="P16">Když pomyslíš na svého <text:span text:style-name="T173">zvířecího společníka</text:span>, tvoje mysl splyne s jeho <text:span text:style-name="T1258">myslí</text:span>, nehledě na to, jak je od tebe daleko. <text:span text:style-name="T1259">V tomto stavu </text:span><text:span text:style-name="T511">vidíš, slyšíš a cítíš vše, co</text:span><text:span text:style-name="T405"> on, a můžeš rozhodovat, co bude dělat. N</text:span><text:span text:style-name="T512">evnímáš </text:span><text:span text:style-name="T405">při tom</text:span><text:span text:style-name="T512"> vlastními smysly (nevidíš, neslyšíš, necítíš </text:span><text:span text:style-name="T513">pachy</text:span><text:span text:style-name="T512">), </text:span><text:span text:style-name="T405">s</text:span><text:span text:style-name="T512">tále ale cítíš vlastní bolest – když tě tedy někdo zraní, dá ti facku a podobně, můžeš na to reagovat.</text:span></text:p>
      <text:h text:style-name="P582" text:outline-level="4"><text:span text:style-name="T1261">Zmírnění</text:span> jedu</text:h>
      <text:p text:style-name="P254">/<text:span text:style-name="T1262">* Nezní to moc jako mistrovská schopnost. */</text:span></text:p>
      <text:p text:style-name="P254">/<text:span text:style-name="T1263">* IDEA: Převzetí jedu (nasaješ ho do sebe, znovu začne latence). */</text:span></text:p>
      <text:p text:style-name="P17"><text:span text:style-name="T512">Když se dotkneš otráveného v průběhu doby latence, můžeš snížit Sílu jedu o 3. </text:span><text:span text:style-name="T514">Slabé toxické substance, jako třeba alkohol, neutralizuješ kompletně.</text:span><text:span text:style-name="T512"> </text:span><text:span text:style-name="T515">Každou otravu jde zmírnit jen jednou.</text:span></text:p>
      <text:h text:style-name="P582" text:outline-level="4"><text:soft-page-break/>Ochrana před <text:span text:style-name="T1264">divou zvěří</text:span></text:h>
      <text:p text:style-name="P255">/<text:span text:style-name="T1265">* TODO: Asi zrušit? Nebo rozšířit na divoké tvory? */</text:span></text:p>
      <text:p text:style-name="P18"><text:span text:style-name="T515">Když kolem tábořiště rozmístíš ochranné </text:span><text:span text:style-name="T516">značky a</text:span><text:span text:style-name="T515"> amulety, nevstoupí dovnitř žádná divá zvěř. </text:span><text:span text:style-name="T517">Ochrana trvá, dokud je tábor obývaný.</text:span></text:p>
      <text:h text:style-name="P569" text:outline-level="2">Zloděj</text:h>
      <text:h text:style-name="P583" text:outline-level="4">Obrazová paměť</text:h>
      <text:p text:style-name="P242">/<text:span text:style-name="T1200">* Tohle se asi do Dračáku nehodí... */</text:span></text:p>
      <text:p text:style-name="P14">Máš perfektní paměť na cokoliv vizuálního. Vždycky poznáš každého, koho jsi byť jen letmo zahlédl, dokážeš si zapamatovat celé stránky textu najednou a podobně.</text:p>
      <text:h text:style-name="P570" text:outline-level="2">Alchymista</text:h>
      <text:h text:style-name="P578" text:outline-level="4">Vl<text:span text:style-name="T1248">kodlačí</text:span> <text:span text:style-name="T1248">zhouba</text:span></text:h>
      <text:p text:style-name="P198"><text:span text:style-name="T1232">Suroviny:</text:span><text:span text:style-name="T1242"> 1 mag, </text:span><text:span text:style-name="T1243">vlčí mor (jed)</text:span><text:span text:style-name="T1242"><text:line-break/></text:span><text:span text:style-name="T1233">S</text:span><text:span text:style-name="T1234">íla jedu:</text:span><text:span text:style-name="T1203"> </text:span><text:span text:style-name="T1204">10</text:span><text:span text:style-name="T1203"><text:line-break/></text:span><text:span text:style-name="T1235">Latence:</text:span><text:span text:style-name="T1205"> </text:span><text:span text:style-name="T1204">1 minuta<text:line-break/></text:span><text:span text:style-name="T1236">Příznaky:</text:span><text:span text:style-name="T1204"> </text:span><text:span text:style-name="T1206">p</text:span><text:span text:style-name="T1204">ocit znecitlivění a⁠ mravenčení zasažené části </text:span><text:span text:style-name="T1207">těla</text:span><text:span text:style-name="T1204">, pocení, průjem, silné zvracení, úzkost, zimnice, později </text:span><text:span text:style-name="T1208">případně</text:span><text:span text:style-name="T1204"> smrt zástavou srdce nebo udušením</text:span></text:p>
      <text:p text:style-name="P199"><text:span text:style-name="T1209">T</text:span><text:span text:style-name="T1201">ento magicky upravený jed se vyrábí z vlčího moru, což je </text:span><text:span text:style-name="T1210">přírodní jed rostlinného původu</text:span><text:span text:style-name="T1201">. </text:span><text:span text:style-name="T1230">Vlkodlačí zhouba</text:span><text:span text:style-name="T1201"> účinkuje pouze na vlkodlaky a jiné lykantropy.</text:span></text:p>
      <text:p text:style-name="P199"><text:span text:style-name="T1211">/</text:span><text:span text:style-name="T1202">* TODO: Do bestiáře: Lykantropové jsou proti běžným jedům immuní. Působí na ně pouze </text:span><text:span text:style-name="T1231">vlkodlačí zhouba</text:span><text:span text:style-name="T1202">, což je alchymistou upravený vlčí mor. */</text:span></text:p>
      <text:p text:style-name="P243"><text:soft-page-break/><text:span text:style-name="T134">/</text:span><text:span text:style-name="T133">* </text:span><text:span text:style-name="T134">M</text:span><text:span text:style-name="T133">oc to komplikuju – na vlkodlaky může účinkovat rov</text:span><text:span text:style-name="T135">n</text:span><text:span text:style-name="T133">ou vlčí mor, je to ostatně common knowledge. */</text:span></text:p>
      <text:h text:style-name="P578" text:outline-level="4">Melenova pomsta</text:h>
      <text:p text:style-name="P249"><text:span text:style-name="T1212">/</text:span><text:span text:style-name="T1213">* Názvy s vlastními jmény nebrat */</text:span></text:p>
      <text:p text:style-name="P244"><text:span text:style-name="T1233">S</text:span><text:span text:style-name="T1234">íla jedu:</text:span><text:span text:style-name="T1203"> </text:span><text:span text:style-name="T1214">7</text:span><text:span text:style-name="T1203"><text:line-break/></text:span><text:span text:style-name="T1235">Latence:</text:span><text:span text:style-name="T1205"> </text:span><text:span text:style-name="T1214">1</text:span><text:span text:style-name="T1205"> </text:span><text:span text:style-name="T1214">hodina</text:span></text:p>
      <text:p text:style-name="P248"><text:span text:style-name="T1214">J</text:span><text:span text:style-name="T1201">ed do nápojů.</text:span></text:p>
      <text:p text:style-name="P431">TODO: Magické jedy by měly dělat něco zajímavého.</text:p>
      <text:h text:style-name="P603" text:outline-level="4"><text:span text:style-name="T1275">+</text:span>Falešná smrt</text:h>
      <text:p text:style-name="P550">Magický jed rostlinného původu</text:p>
      <text:p text:style-name="P551"><text:span text:style-name="T42">s</text:span><text:span text:style-name="T43">uroviny:</text:span><text:span text:style-name="T67"> 1 mag</text:span><text:span text:style-name="T151"><text:line-break/></text:span><text:span text:style-name="T144">s</text:span><text:span text:style-name="T145">íla jedu:</text:span><text:span text:style-name="T152"> </text:span><text:span text:style-name="T153">12</text:span><text:span text:style-name="T161"><text:line-break/></text:span><text:span text:style-name="T146">aplikace:</text:span><text:span text:style-name="T162"> </text:span><text:span text:style-name="T163">konzumací</text:span><text:span text:style-name="T152"><text:line-break/></text:span><text:span text:style-name="T144">l</text:span><text:span text:style-name="T145">atence:</text:span><text:span text:style-name="T152"> </text:span><text:span text:style-name="T153">1 hodina</text:span><text:span text:style-name="T152"><text:line-break/></text:span><text:span text:style-name="T147">působení</text:span><text:span text:style-name="T148">: </text:span><text:span text:style-name="T154">1 </text:span><text:span text:style-name="T153">den</text:span><text:span text:style-name="T152"><text:line-break/></text:span><text:span text:style-name="T144">p</text:span><text:span text:style-name="T145">říznaky:</text:span><text:span text:style-name="T152"> </text:span><text:span text:style-name="T153">zpomalení dechu, neznatelný tep</text:span></text:p>
      <text:p text:style-name="P552"><text:span text:style-name="T155">T</text:span><text:span text:style-name="T153">ento jed zpoma</text:span><text:span text:style-name="T156">luje</text:span><text:span text:style-name="T153"> metabolismus. </text:span><text:span text:style-name="T156">Pokud dotyčného vyřadí (klesnou mu životy na </text:span><text:span text:style-name="T157">nulu</text:span><text:span text:style-name="T156"> nebo níž),</text:span><text:span text:style-name="T153"> nebude možné poznat, zda je živý </text:span><text:span text:style-name="T156">nebo mrtvý </text:span><text:span text:style-name="T158">a</text:span><text:span text:style-name="T159"> za</text:span><text:span text:style-name="T160">s</text:span><text:span text:style-name="T159">taví </text:span><text:span text:style-name="T158">se</text:span><text:span text:style-name="T159"> </text:span><text:span text:style-name="T149">působení jedů, </text:span><text:span text:style-name="T159">lektvarů a dalších substancí </text:span><text:span text:style-name="T158">na jeho tělo</text:span><text:span text:style-name="T149">. </text:span><text:span text:style-name="T150">Po skončení působení jedů se ztracené životy vrátí a všechny příznaky odezní.</text:span></text:p>
      <text:p text:style-name="P432"><text:span text:style-name="T1274">I</text:span><text:span text:style-name="T1273">DEA: Není to jed. Začne fungovat až ve chvíli, kdy dotyčný usne.</text:span></text:p>
      <text:h text:style-name="Heading_20_4" text:outline-level="4"><text:span text:style-name="T1249">+</text:span>Antigravitační cloumák</text:h>
      <text:p text:style-name="P245"><text:span text:style-name="T240">Trvání:</text:span><text:span text:style-name="T1250"> několik minut</text:span></text:p>
      <text:p text:style-name="P251"><text:soft-page-break/><text:span text:style-name="T1251">P</text:span>o dobu působení <text:span text:style-name="T1251">lektvaru</text:span> <text:span text:style-name="T1251">budeš</text:span> pociťovat slabší gravitaci <text:span text:style-name="T1251">(</text:span>zhruba jako na M<text:span text:style-name="T1251">arsu</text:span>). <text:span text:style-name="T1251">Budeš při tom skákat dvakrát tak vysoko a daleko jako normálně.</text:span></text:p>
      <text:p text:style-name="P251">/<text:span text:style-name="T1249">* TODO: Vyhodit zmínku o Marsu. */</text:span></text:p>
      <text:p text:style-name="P251">/<text:span text:style-name="T1252">*</text:span></text:p>
      <text:p text:style-name="P250">K výšce skoků a proč to přirovnávám ke gravitaci na Marsu a ne třeba na Měsíci: dohledal jsem to a na Marsu se skutečně skáče zhruba do dvojnásobné výšky. Na Měsíci by to bylo zhruba 6x výš, to <text:span text:style-name="T1253">by bylo </text:span>asi moc <text:span text:style-name="T1253">silný</text:span>.</text:p>
      <text:p text:style-name="P28">*/</text:p>
      <text:h text:style-name="P590" text:outline-level="4">.Dýmovnice</text:h>
      <text:p text:style-name="P246"><text:span text:style-name="T1232">Suroviny:</text:span><text:span text:style-name="T1242"> 1 mag<text:line-break/></text:span><text:span text:style-name="T1232">Trvání:</text:span><text:span text:style-name="T1215"> </text:span><text:span text:style-name="T1216">n</text:span><text:span text:style-name="T1217">ěkolik minut</text:span></text:p>
      <text:p text:style-name="P549"><text:span text:style-name="T1217">D</text:span><text:span text:style-name="T1201">ýmovnice je velká asi jako vlašský ořech. Po nárazu </text:span><text:span text:style-name="T133">z ní budou několik minut vycházet oblaka řídkého dýmu – je v něm vidět zhruba na střední vzdálenost, </text:span><text:span text:style-name="T142">infravidění</text:span><text:span text:style-name="T136"> ani </text:span><text:span text:style-name="T142">ultrasluch</text:span><text:span text:style-name="T136"> ale nijak neomezuje</text:span><text:span text:style-name="T133">. Malou místnost zaplní za jedno kolo, velký sál nebo jeskyni </text:span><text:span text:style-name="T137">za několik minut</text:span><text:span text:style-name="T133">. </text:span><text:span text:style-name="T138">Pokud jej vítr nerozfouká dříve, rozplyne se za několik hodin.</text:span><text:span text:style-name="T133"><text:line-break/><text:tab/>Když dýmovnici před použití</text:span><text:span text:style-name="T139">m</text:span><text:span text:style-name="T133"> promneš v rukou nebo jinak zahřeješ (1 kolo), dým </text:span><text:span text:style-name="T140">bude</text:span><text:span text:style-name="T133"> tak hustý, že v něm bude vidět jen na kontaktní vzdálenost </text:span><text:span text:style-name="T141">a bude bránit i v </text:span><text:span text:style-name="T143">infravidění</text:span><text:span text:style-name="T133"> </text:span><text:span text:style-name="T136">(</text:span><text:span text:style-name="T142">ultrasluch</text:span><text:span text:style-name="T136"> stále funguje bez omezení).</text:span></text:p>
      <text:h text:style-name="P591" text:outline-level="4">?Bomba</text:h>
      <text:p text:style-name="P32"><text:span text:style-name="T1218">/</text:span><text:span text:style-name="T1201">* </text:span><text:span text:style-name="T1218">T</text:span><text:span text:style-name="T1201">ODO: Šíleně dlouhé, zkrátit a zjednodušit */</text:span></text:p>
      <text:p text:style-name="P247"><text:span text:style-name="T1232">Suroviny:</text:span><text:span text:style-name="T1242"> 1 mag<text:line-break/></text:span><text:span text:style-name="T1237">Síla výbuchu:</text:span><text:span text:style-name="T1244"> 6<text:line-break/></text:span><text:span text:style-name="T1238">Zranění:</text:span><text:span text:style-name="T1245"> </text:span><text:span text:style-name="T1244">4kz (</text:span><text:span text:style-name="T1266">drtivé</text:span><text:span text:style-name="T1244">)</text:span></text:p>
      <text:p text:style-name="P260"><text:soft-page-break/><text:span text:style-name="T1239">Bomba </text:span><text:span text:style-name="T1246">je kovová koule o velikosti </text:span><text:span text:style-name="T1241">kokosového</text:span><text:span text:style-name="T1246"> ořechu. </text:span><text:span text:style-name="T1247">Železný základ</text:span><text:span text:style-name="T1201"> </text:span><text:span text:style-name="T1219">dokážeš</text:span><text:span text:style-name="T1201"> vyrobit sám, ale potřebuješ na to na několik hodin </text:span><text:span text:style-name="T1220">přístup do</text:span><text:span text:style-name="T1201"> plně vybaven</text:span><text:span text:style-name="T1220">é</text:span><text:span text:style-name="T1201"> kovárn</text:span><text:span text:style-name="T1220">y</text:span><text:span text:style-name="T1201">. Můžeš si ho také nechat vyrobit od kováře.<text:line-break/><text:tab/></text:span><text:span text:style-name="T1221">P</text:span><text:span text:style-name="T1222">lášť</text:span><text:span text:style-name="T1223"> je možné vyrobit dvěma možnými způsoby a tomu pak odpovídají dvě varianty bomby: tlaková nebo střepinová. </text:span><text:span text:style-name="T1224">Síla bomby je v obou případech rovna tvé Finese + 2, </text:span><text:span text:style-name="T1225">liší se velikost zasažené oblasti a zranění.<text:line-break/><text:tab/></text:span><text:span text:style-name="T1223">Tlaková bomba zraňuje tlakovou vlnou – má menší dosah, ale větší zranění </text:span><text:span text:style-name="T1226">a dá se také použít na vyrážení dveří, prorážení slabých stěn a podobně</text:span><text:span text:style-name="T1223">. Střepinová bomba zraňuje drobnými střepinami, na které se při výbuchu rozpadne kovový plášť. Střepiny létají na delší vzdálenost, ale mají menší zranění než přímá tlaková vlna.</text:span></text:p>
      <text:p text:style-name="P257">Tlaková bomba:</text:p>
      <text:list xml:id="list2658010959" text:style-name="L7">
        <text:list-item>
          <text:p text:style-name="P438"><text:span text:style-name="T1227">Výbuch:</text:span><text:span text:style-name="T1228"> t</text:span><text:span text:style-name="T1229">voje Finesa + 2, </text:span><text:span text:style-name="T1227">zranění</text:span><text:span text:style-name="T1224"> 4kz </text:span><text:span text:style-name="T1227">(drtivé)</text:span><text:span text:style-name="T1224">.</text:span></text:p>
        </text:list-item>
        <text:list-item>
          <text:p text:style-name="P439">Zasažení se brání Finesou.</text:p>
        </text:list-item>
        <text:list-item>
          <text:p text:style-name="P438"><text:span text:style-name="T1229">Z</text:span><text:span text:style-name="T1224">asáhne všechno v </text:span><text:span text:style-name="T1239">kontaktní</text:span><text:span text:style-name="T1224"> vzdálenosti od místa výbuchu kromě cílů skrytých za masivní překážkou (kamenná stěna, kmen stromu a podobně)</text:span></text:p>
        </text:list-item>
      </text:list>
      <text:p text:style-name="P257">Střepinová bomba:</text:p>
      <text:list xml:id="list1472294882" text:style-name="L8">
        <text:list-item>
          <text:p text:style-name="P441"><text:span text:style-name="T1240">Výbuch:</text:span><text:span text:style-name="T1201"> </text:span><text:span text:style-name="T1228">t</text:span><text:span text:style-name="T1201">voje Finesa + 2, </text:span><text:span text:style-name="T1227">zranění 0 (sečné).</text:span></text:p>
        </text:list-item>
        <text:list-item>
          <text:p text:style-name="P440">Zasažení se brání Finesou.</text:p>
        </text:list-item>
        <text:list-item>
          <text:p text:style-name="P442"><text:span text:style-name="T1229">Z</text:span><text:span text:style-name="T1201">asáhne všechno v </text:span><text:span text:style-name="T1230">krátké</text:span><text:span text:style-name="T1201"> vzdálenosti od místa výbuchu kromě cílů skrytých za pevnou překážkou (střepiny zastaví i tenká dřevěná stěna).</text:span></text:p>
        </text:list-item>
      </text:list>
      <text:p text:style-name="P261"><text:span text:style-name="T533">Bomba se odpaluje doutnákem. Ten můžeš snadno vyrobit ze svých surovin a kusu provazu, nepotřebuješ na to magenergii. </text:span><text:span text:style-name="T534">Délka doutnáku určuje, jak dlouho bude hořet a tedy za jak dlouho bomba exploduje. Nejmenší bezpečná délka hoří 1 kolo – bomba pak vybuch</text:span><text:soft-page-break/><text:span text:style-name="T534">ne v příštím kole po zapálení. Na výbuch bomby se vždy hází hned na začátku kola a do hodu se nepočítá vlastnost toho, kdo bombu umístil, vrhnul či koulel, ale vždy Finesa alchymisty, který ji vyrobil, zvýšená o +2.</text:span></text:p>
      <text:p text:style-name="P397">Příklad:</text:p>
      <text:p text:style-name="P356">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267">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300">&lt;TODO: Opravit podle </text:span><text:span text:style-name="T386">statů zlobra v bestiáři, až budou</text:span><text:span text:style-name="T300">&gt;</text:span><text:span text:style-name="T1267">.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357"><text:span text:style-name="T268">Pán jeskyně:</text:span> „<text:span text:style-name="T1268">Zlobr blízké setkání s explodující bombou kupodivu přežil, ale není z toho o nic moudřejší. Výrazně se potácí, zřejmě se mu z toho pořádně motá hlava – bude teď mít několik minut nevýhodu, než to přejde.</text:span>“</text:p>
      <text:p text:style-name="P262"><text:soft-page-break/>Hotová bomba váží i s obalem zhruba 10 kg. <text:span text:style-name="T1269">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258">/<text:span text:style-name="T1270">*</text:span></text:p>
      <text:p text:style-name="P259">Výpočet hmotnosti:</text:p>
      <text:p text:style-name="P259">Průměr 25 cm. Z toho vychází objem 0,008 m3, což je 8 litrů. Střelný prach má hustotu zhruba jako voda, takže prachová náplň váží 8 kg. <text:span text:style-name="T1271">K tomu 2kg obal (železo má hustotu zhruba 9x vyšší), dohromady 10 kg.</text:span></text:p>
      <text:p text:style-name="P259">*/</text:p>
      <text:p text:style-name="P259">/<text:span text:style-name="T1272">*</text:span></text:p>
      <text:p text:style-name="P256">IDEA: Uneseš tolik bomb, kolik je tvoje Síla? (Kůň samozřejmě víc).</text:p>
      <text:p text:style-name="P430">*/</text:p>
      <text:h text:style-name="P644" text:outline-level="1"><text:span text:style-name="T30">H</text:span><text:span text:style-name="T23">raní </text:span><text:span text:style-name="T31">D</text:span><text:span text:style-name="T23">račáku</text:span></text:h>
      <text:h text:style-name="P572" text:outline-level="2">Umírání hráčských postav</text:h>
      <text:p text:style-name="P54"><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573" text:outline-level="2">Hraní s příběhovou imunitou</text:h>
      <text:p text:style-name="P51"><text:span text:style-name="T667">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668">Třeba když jsi z nějakých závažných důvodů </text:span><text:soft-page-break/><text:span text:style-name="T668">vědomě dal svůj život v sázku, když se chceš</text:span> obět<text:span text:style-name="T668">ovat</text:span> za ostatní a podobně.<text:line-break/><text:tab/><text:span text:style-name="T668">Při hře s příběhovou imunitou</text:span> je <text:span text:style-name="T669">na vás a na</text:span> Pán<text:span text:style-name="T669">ovi</text:span> jeskyně, aby se vaše postavy nikdy nedostaly do situace, kdy by jejich přežití nedávalo smysl. Pán jeskyně tedy do hry <text:span text:style-name="T670">nemůže</text:span> dávat pasti jako „padající několikatunový kamenný kvádr“, a<text:span text:style-name="T671">le ty se stejně tak</text:span> <text:span text:style-name="T670">nesmíš</text:span> pouštět se do nesmyslného rizika <text:span text:style-name="T672">s tím, že se ti přece nemůže nic stát</text:span>. Mějte prostě na paměti, že postavy o vaší hráčské dohodě nic nevědí a nebezpečí je pro ně skutečné.<text:line-break/><text:tab/><text:span text:style-name="T661">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661">situaci</text:span> trochu přiohnout.</text:p>
      <text:p text:style-name="P361">Příklad:</text:p>
      <text:p text:style-name="P268">Gorondar je vyřazen při boji se smečkou vlků. Nedává smysl, aby ho vlci zajali – chtějí ho roztrhat a sežrat. Pán jeskyně ale může<text:span text:style-name="T662"> například říct, že se mezi sebou začali rvát o právo na kořist, nebo popsat jiné, větší nebezpečí, které </text:span>je<text:span text:style-name="T662"> zažene a dá </text:span>Kaře s Nariou<text:span text:style-name="T662"> možnost </text:span>Gorondara<text:span text:style-name="T662"> zachránit.</text:span></text:p>
      <text:p text:style-name="P48">Příběhová imunita se vztahuje také na různé společníky, kteří postavy provází: zvíře, se kterým má hraničář pouto a podobně.</text:p>
      <text:p text:style-name="P48">/* TODO: Pokud bude mít kouzelník přítele, tak to tady zmínit taky */</text:p>
      <text:h text:style-name="P573" text:outline-level="2"><text:bookmark-start text:name="__RefHeading___Toc12820_4230435934"/>Hraní bez příběhové imunity<text:bookmark-end text:name="__RefHeading___Toc12820_4230435934"/></text:h>
      <text:p text:style-name="P51"><text:span text:style-name="T664">Pokud chcete mít ve hře reálné riziko smrti</text:span>, <text:span text:style-name="T664">hrajte bez příběhové imunity. Ani v tomto případě ale o smrti nerozhodují pravidla – postava zemře, pouze když to jednoznačně vyplývá ze situace.</text:span></text:p>
      <text:p text:style-name="P361">Příklady:</text:p>
      <text:list xml:id="list145215165328851" text:continue-list="list3613184289" text:style-name="L4">
        <text:list-item>
          <text:p text:style-name="P554">Rozdrtil <text:span text:style-name="T665">tě</text:span> několikatunový kamenný blok.</text:p>
        </text:list-item>
        <text:list-item>
          <text:p text:style-name="P554"><text:soft-page-break/>Spadl jsi do lávového jezírka.</text:p>
        </text:list-item>
        <text:list-item>
          <text:p text:style-name="P554">Zřítil ses do <text:span text:style-name="T666">bezedné</text:span> propasti.</text:p>
        </text:list-item>
        <text:list-item>
          <text:p text:style-name="P556">Roztrhala tě smečka vlků.</text:p>
        </text:list-item>
      </text:list>
      <text:p text:style-name="P53"><text:span text:style-name="T663">I když hrajete bez příběhové imunity, j</text:span>e <text:span text:style-name="T663">vhodné</text:span>, <text:span text:style-name="T663">aby postavy umíraly</text:span> co nejméně. <text:span text:style-name="T663">K</text:span>dyby <text:span text:style-name="T663">se to totiž stávalo</text:span> často, přestalo by vám na nich záležet a zmizel by tím pocit reálného nebezpečí, kvůli kterému možnost smrti postav do hry dáváte.</text:p>
      <text:h text:style-name="P613" text:outline-level="3"><text:span text:style-name="T673">Když zemře</text:span> hráčská postava</text:h>
      <text:p text:style-name="P55">Když se rozhodnete hrát bez příběhové imunity, není od věci se rovnou domluvit, jak budete řešit, když někomu <text:span text:style-name="T674">ze</text:span>mře postava:</text:p>
      <text:list xml:id="list1311200989" text:style-name="L9">
        <text:list-item>
          <text:p text:style-name="P443">Každý hráč si může například hned na začátku vytvořit víc postav a rovnou je zapojit do společné minulosti. Když mu pak postava <text:span text:style-name="T674">zemře</text:span>, nová snáze zapadne do rozehraného příběhu.</text:p>
        </text:list-item>
        <text:list-item>
          <text:p text:style-name="P443">Dobře také <text:span text:style-name="T675">funguje</text:span>, když hráč převezme nějakou nehráčskou postavu. Opět to má výhodu v tom, že <text:span text:style-name="T676">je</text:span> rovnou zapojený do děje.</text:p>
        </text:list-item>
      </text:list>
      <text:p text:style-name="P56">Pokud se nedohodnete jinak, <text:span text:style-name="T677">nová postava</text:span> bude na stejné úrovni jako ta <text:span text:style-name="T677">předchozí</text:span>.</text:p>
      <text:list xml:id="list53573502" text:style-name="L10">
        <text:list-item>
          <text:p text:style-name="P444"><text:span text:style-name="T29">V zásadě sice můžete mít v jedné družině postavy na různých úrovních, </text:span><text:span text:style-name="T102">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574" text:outline-level="2"><text:soft-page-break/>Použití dovedností</text:h>
      <text:p text:style-name="P63">Když chceš použít nějakou dovednost, společně proberte, jestli to dává smysl. <text:span text:style-name="T687">Pán jeskyně pak na základě jejího popisu v kapitole </text:span><text:span text:style-name="T268">Tvoje postava</text:span> <text:span text:style-name="T289">&lt;ODKAZ&gt;</text:span><text:span text:style-name="T687"> určí,</text:span> jak to dopadne.</text:p>
      <text:p text:style-name="P362">Příklad:</text:p>
      <text:p text:style-name="P276"><text:span text:style-name="T268">Jana:</text:span> „Říkal jsi, že je nad vstupem do chodby nějaký nápis v neznámém jazyce. Není to náhodou staro<text:span text:style-name="T688">trpaslič</text:span>tina? <text:span text:style-name="T688">Tu totiž umím.</text:span>“</text:p>
      <text:p text:style-name="P276"><text:span text:style-name="T268">Pán jeskyně:</text:span> „<text:span text:style-name="T688">Je to starotrpasličtina. Píše se tam: ‚Chodba je nestabilní, hrozí nebezpečí zřícení!‘“.</text:span></text:p>
      <text:p text:style-name="P71"><text:span text:style-name="T689">Jak je vidět z tohoto příkladu, při použití dovedností se nehází. Pán jeskyně výsledek odvodil čistě z toho, že u</text:span><text:span text:style-name="T303"> </text:span><text:span text:style-name="T304">základního stupně</text:span><text:span text:style-name="T303"> </text:span><text:span text:style-name="T306">starého jazyka</text:span><text:span text:style-name="T303"> je </text:span><text:span text:style-name="T316">na</text:span><text:span text:style-name="T317">psáno</text:span><text:span text:style-name="T303">:</text:span><text:span text:style-name="T689"> </text:span><text:span text:style-name="T179">Pochopíš smysl sdělení</text:span><text:span text:style-name="T180">. </text:span><text:span text:style-name="T690">Nedal tedy Janě přesný překlad staroelfského textu, na to by potřebovala pokročilý stupeň, ale řekl jí, co z něj pochopila.</text:span></text:p>
      <text:h text:style-name="P614" text:outline-level="3">Obtížnost <text:span text:style-name="T691">při</text:span> použití dovednosti</text:h>
      <text:p text:style-name="P64">Některé dovednosti neříkají, jak dobrý výsledek dostaneš, ale jak obtížnou překážku dokážeš překonat. <text:span text:style-name="T692">Jak už bylo řečeno, dovednosti mají tři stupně: Základní, pokročilý a mistrovský. Tomu odpovídají tři stupně obtížnosti překážek.</text:span></text:p>
      <text:p text:style-name="P362">Příklad:</text:p>
      <text:p text:style-name="P276"><text:span text:style-name="T692">Když nemáš vůbec dovednost </text:span><text:span text:style-name="T181">šplhání</text:span><text:span text:style-name="T692">, dokážeš vylézt na žebřík nebo na strom, který má větve už od země. S pokročilým </text:span><text:span text:style-name="T181">šplháním</text:span><text:span text:style-name="T692"> vylezeš po holém kmeni. S mistrovským </text:span><text:span text:style-name="T181">šplháním</text:span><text:span text:style-name="T692"> zdoláš i převislou skálu.</text:span></text:p>
      <text:p text:style-name="P66">Obtížnost překážek určuje Pán jeskyně <text:span text:style-name="T693">s ohledem na to, co je napsáno v popisu dovedností v kapitole </text:span><text:span text:style-name="T269">Tvoje postava</text:span>, může se vás ale zeptat na názor.</text:p>
      <text:p text:style-name="P362"><text:soft-page-break/>Příklad:</text:p>
      <text:p text:style-name="P269"><text:span text:style-name="T268">Katka:</text:span><text:span text:style-name="T518"> „Chtěl</text:span><text:span text:style-name="T519">a</text:span><text:span text:style-name="T518"> bych vyšplhat do okna ve druhém patře domu, zvládnu to?“</text:span></text:p>
      <text:p text:style-name="P272"><text:span text:style-name="T270">Pán jeskyně:</text:span><text:span text:style-name="T694"> „Stěna je omítnutá a kromě oken vysoko nahoře prakticky holá. Jak těžký to podle vás bude?“</text:span></text:p>
      <text:p text:style-name="P269"><text:span text:style-name="T268">Jana:</text:span><text:span text:style-name="T518"> „To zní jako výzva pro mistra.“</text:span></text:p>
      <text:p text:style-name="P272"><text:span text:style-name="T536">Pán jeskyně:</text:span><text:span text:style-name="T520"> „</text:span><text:span text:style-name="T521">Taky si myslím. V tom případě to, Katko, nezvládneš. Musela by sis to nějak usnadnit.“</text:span></text:p>
      <text:h text:style-name="P614" text:outline-level="3">Obtížnost<text:span text:style-name="T695"> můžeš snížit</text:span></text:h>
      <text:p text:style-name="P71"><text:span text:style-name="T408">Když je překážka nad tvoje síly, můžeš si nějak pomoci: použít nějakou schopnost, něco </text:span><text:span text:style-name="T409">z okolí či</text:span><text:span text:style-name="T408"> ze své výbav</text:span><text:span text:style-name="T410">y</text:span><text:span text:style-name="T408"> a podobně</text:span><text:span text:style-name="T411">. </text:span><text:span text:style-name="T412">Překážka pak bude méně obtížná, takže ji budeš moci překonat i s nižším stupněm dovednosti.</text:span></text:p>
      <text:p text:style-name="P362">Příklad:</text:p>
      <text:p text:style-name="P269"><text:span text:style-name="T268">Katka:</text:span><text:span text:style-name="T518"> „</text:span><text:span text:style-name="T519">Vedle ve dvoře byl žebřík. </text:span><text:span text:style-name="T522">Je</text:span><text:span text:style-name="T519"> sice moc krátký, ale když m</text:span><text:span text:style-name="T523">ě</text:span><text:span text:style-name="T519"> někdo po</text:span><text:span text:style-name="T523">drží</text:span><text:span text:style-name="T519">, dosáhnu z něj na parapet.“</text:span></text:p>
      <text:p text:style-name="P272"><text:span text:style-name="T536">Pán je</text:span><text:span text:style-name="T537">skyně:</text:span><text:span text:style-name="T519"> „To by šlo. V tom případě ti stačí základy šplhání.“</text:span></text:p>
      <text:p text:style-name="P269"><text:span text:style-name="T537">Katka:</text:span><text:span text:style-name="T519"> „</text:span><text:span text:style-name="T524">Prima. Tak to tak uděláme.“ „</text:span><text:span text:style-name="T244">Karo, podržíš mě?</text:span><text:span text:style-name="T524">“</text:span></text:p>
      <text:p text:style-name="P269"><text:span text:style-name="T538">Jana</text:span><text:span text:style-name="T537">:</text:span><text:span text:style-name="T519"> </text:span><text:span text:style-name="T245">„</text:span><text:span text:style-name="T244">Jasně.“</text:span></text:p>
      <text:p text:style-name="P68"><text:span text:style-name="T696">Každou</text:span> překážku je možné překonat, když vymyslíš, jak na to. To je vlastně důsledek tohoto pravidla – když snížíš obtížnost natolik, aby byla překážka triviální, překonáš i ji bez dovednosti.</text:p>
      <text:p text:style-name="P362">Příklad:</text:p>
      <text:p text:style-name="P275"><text:span text:style-name="T519">K</text:span><text:span text:style-name="T518">dyby žebřík z předchozího příkladu dosáhl až do horního okna, mohl by po něm vylézt </text:span><text:span text:style-name="T525">i někdo, kdo šplhat neumí</text:span><text:span text:style-name="T518">.<text:line-break/><text:tab/></text:span><text:span text:style-name="T525">Obdobně když nejdřív Naria vyleze po krátkém žebříku a pak se vykloní ven z okna a pomůže ostatním, dostanou se všichni nahoru, přestože jen Naria umí šplhat.</text:span></text:p>
      <text:h text:style-name="P614" text:outline-level="3"><text:soft-page-break/>Výhody a nevýhody při použití dovedností</text:h>
      <text:p text:style-name="P70"><text:span text:style-name="T697">Když používáš dovednost proti někomu jinému, tak je obtížnost rovna jeho stupni dovednosti. Tuto obtížnost můžeš snížit</text:span>, když se ti podaří <text:span text:style-name="T698">proti němu</text:span> získat nějakou výhodu. <text:span text:style-name="T699">Když bude mít naopak výhodu on, tak se ti obtížnost zvýší.</text:span></text:p>
      <text:p text:style-name="P362">Příklad:</text:p>
      <text:p text:style-name="P276">Když máš <text:span text:style-name="T173">mistrovský stupeň</text:span> ostražitosti a plížení, tak tě za normálních okolností někdo jiný s mistrovským stupněm této dovednosti odhalí. Když ale na sebe necháš seslat kouzlo <text:span text:style-name="T173">neviditelnost</text:span>, tak budeš mít proti němu výhodu a nevšimne si tě.</text:p>
      <text:p text:style-name="P12">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615" text:outline-level="3">Obtížnost <text:span text:style-name="T710">překážek</text:span></text:h>
      <text:p text:style-name="P78">/* TODO: Stupně dovedností jsou zrušené, takže už nedává smysl mluvit o <text:span text:style-name="T268">Obtížnosti použití dovedností</text:span> (což byl nadpis tohoto odstavce), ale pořád dává smysl mluvit o obtížnosti překážek. */</text:p>
      <text:p text:style-name="P65">Některé dovednosti neříkají, jak dobrý výsledek dostaneš, ale jak obtížnou překážku dokážeš překonat. <text:span text:style-name="T692">Jak už bylo řečeno, dovednosti mají tři stupně: Základní, pokročilý a mistrovský. Tomu odpovídají tři stupně obtížnosti překážek.</text:span></text:p>
      <text:p text:style-name="P365">Příklad:</text:p>
      <text:p text:style-name="P284"><text:span text:style-name="T692">Když nemáš vůbec dovednost </text:span><text:span text:style-name="T181">šplhání</text:span><text:span text:style-name="T692">, dokážeš vylézt na žebřík nebo na strom, který má větve už od země. S pokročilým </text:span><text:span text:style-name="T181">šplháním</text:span><text:span text:style-name="T692"> vylezeš po holém kmeni. S mistrovským </text:span><text:span text:style-name="T181">šplháním</text:span><text:span text:style-name="T692"> zdoláš i převislou skálu.</text:span></text:p>
      <text:p text:style-name="P67"><text:soft-page-break/>Obtížnost překážek určuje Pán jeskyně <text:span text:style-name="T693">s ohledem na to, co je napsáno v popisu dovedností v kapitole </text:span><text:span text:style-name="T269">Tvoje postava</text:span>, může se vás ale zeptat na názor.</text:p>
      <text:p text:style-name="P365">Příklad:</text:p>
      <text:p text:style-name="P270"><text:span text:style-name="T268">Katka:</text:span><text:span text:style-name="T518"> „Chtěl</text:span><text:span text:style-name="T519">a</text:span><text:span text:style-name="T518"> bych vyšplhat do okna ve druhém patře domu, zvládnu to?“</text:span></text:p>
      <text:p text:style-name="P273"><text:span text:style-name="T270">Pán jeskyně:</text:span><text:span text:style-name="T694"> „Stěna je omítnutá a kromě oken vysoko nahoře prakticky holá. Jak těžký to podle vás bude?“</text:span></text:p>
      <text:p text:style-name="P270"><text:span text:style-name="T268">Jana:</text:span><text:span text:style-name="T518"> „To zní jako výzva pro mistra.“</text:span></text:p>
      <text:p text:style-name="P278"><text:span text:style-name="T536">Pán jeskyně:</text:span><text:span text:style-name="T520"> „</text:span><text:span text:style-name="T521">Taky si myslím. V tom případě to, Katko, nezvládneš. Musela by sis to nějak usnadnit.“</text:span></text:p>
      <text:h text:style-name="P592" text:outline-level="4">Kvalita nástrojů</text:h>
      <text:p text:style-name="P79">- na otevření složitého zámku potřebuješ pořádné paklíče</text:p>
      <text:p text:style-name="P79">/* to už je možná spíš do Hraní dračáku? */</text:p>
      <text:p text:style-name="P79"><text:span text:style-name="T711">/* a asi to taky můžu dát spíš k překonávání překážek a nezakládat vůbec kapitolu </text:span><text:span text:style-name="T272">Použití dovedností</text:span><text:span text:style-name="T712"> */</text:span></text:p>
      <text:p text:style-name="P19">/<text:span text:style-name="T713">* V popisu otevírání zámků kvalitu paklíčů vs zámku zmiňuju. */</text:span></text:p>
      <text:h text:style-name="P592" text:outline-level="4">Obtížnost<text:span text:style-name="T695"> můžeš snížit</text:span></text:h>
      <text:p text:style-name="P79"><text:span text:style-name="T408">/</text:span><text:span text:style-name="T413">* TODO: P</text:span><text:span text:style-name="T335">řepsat – už nejsou stupně dovedností */</text:span></text:p>
      <text:p text:style-name="P79"><text:span text:style-name="T408">Když je překážka nad tvoje síly, můžeš si nějak pomoci: použít nějakou schopnost, něco </text:span><text:span text:style-name="T409">z okolí či</text:span><text:span text:style-name="T408"> ze své výbav</text:span><text:span text:style-name="T410">y</text:span><text:span text:style-name="T408"> a podobně</text:span><text:span text:style-name="T411">. </text:span><text:span text:style-name="T412">Překážka pak bude méně obtížná, takže ji budeš moci překonat i s nižším stupněm dovednosti.</text:span></text:p>
      <text:p text:style-name="P366">Příklad:</text:p>
      <text:p text:style-name="P271"><text:span text:style-name="T268">Katka:</text:span><text:span text:style-name="T518"> „</text:span><text:span text:style-name="T519">Vedle ve dvoře byl žebřík. </text:span><text:span text:style-name="T522">Je</text:span><text:span text:style-name="T519"> sice moc krátký, ale když m</text:span><text:span text:style-name="T523">ě</text:span><text:span text:style-name="T519"> někdo po</text:span><text:span text:style-name="T523">drží</text:span><text:span text:style-name="T519">, dosáhnu z něj na parapet.“</text:span></text:p>
      <text:p text:style-name="P274"><text:soft-page-break/><text:span text:style-name="T536">Pán je</text:span><text:span text:style-name="T537">skyně:</text:span><text:span text:style-name="T519"> „To by šlo. V tom případě ti stačí základy šplhání.“</text:span></text:p>
      <text:p text:style-name="P271"><text:span text:style-name="T537">Katka:</text:span><text:span text:style-name="T519"> „</text:span><text:span text:style-name="T524">Prima. Tak to tak uděláme.“ „</text:span><text:span text:style-name="T244">Karo, podržíš mě?</text:span><text:span text:style-name="T524">“</text:span></text:p>
      <text:p text:style-name="P271"><text:span text:style-name="T538">Jana</text:span><text:span text:style-name="T537">:</text:span><text:span text:style-name="T519"> </text:span><text:span text:style-name="T245">„</text:span><text:span text:style-name="T244">Jasně.“</text:span></text:p>
      <text:p text:style-name="P69"><text:span text:style-name="T696">Každou</text:span> překážku je možné překonat, když vymyslíš, jak na to. To je vlastně důsledek tohoto pravidla – když snížíš obtížnost natolik, aby byla překážka triviální, překonáš i ji bez dovednosti.</text:p>
      <text:p text:style-name="P366">Příklad:</text:p>
      <text:p text:style-name="P279"><text:span text:style-name="T294">K</text:span><text:span text:style-name="T295">dyby žebřík z předchozího příkladu dosáhl až do horního okna, mohl by po něm vylézt </text:span><text:span text:style-name="T296">i někdo, kdo šplhat neumí</text:span><text:span text:style-name="T295">.<text:line-break/><text:tab/></text:span><text:span text:style-name="T296">Obdobně když nejdřív Naria vyleze po krátkém žebříku a pak se vykloní ven z okna a pomůže ostatním, dostanou se všichni nahoru, přestože jen Naria umí šplhat.</text:span></text:p>
      <text:h text:style-name="P645" text:outline-level="1"><text:span text:style-name="T29">H</text:span><text:span text:style-name="T1">erní postupy</text:span></text:h>
      <text:h text:style-name="Heading_20_2" text:outline-level="2"><text:span text:style-name="T107">B</text:span><text:span text:style-name="T1">oj</text:span></text:h>
      <text:h text:style-name="P593" text:outline-level="4">Rozptýlení protivníka</text:h>
      <text:p text:style-name="P241"><text:span text:style-name="T981">Když se snažíš soupeře rozptýlit, rozhodit či odvést jeho pozornost, tak neházíš </text:span><text:span text:style-name="T224">na úspěch</text:span><text:span text:style-name="T981">, </text:span><text:span text:style-name="T482">protože nikoho neohrožuješ</text:span><text:span text:style-name="T483">. </text:span><text:span text:style-name="T484">Pokud ti v tom n</text:span><text:span text:style-name="T485">ě</text:span><text:span text:style-name="T484">kdo nezabrání, protivník bude mít v tomto kole nevýhodu.</text:span></text:p>
      <text:p text:style-name="P395">Příklad:</text:p>
      <text:p text:style-name="P353">Naria <text:span text:style-name="T977">přiběhla Gorondarovi na pomoc s rozzuřeným zlobrem</text:span>. <text:span text:style-name="T977">P</text:span>řišla <text:span text:style-name="T977">ale</text:span> o luk a má jen svou dýku, takže místo aby se <text:span text:style-name="T977">na zlobra vrhla</text:span>, rozhodne <text:span text:style-name="T977">se</text:span> pomáhat Gorondarovi <text:span text:style-name="T977">jinak</text:span>. Začne sbírat kameny a házet je zlobrovi na hlavu. <text:span text:style-name="T977">Nesnaží se mu tím ublížit, chce pouze rozptýlit jeho pozornost</text:span>. <text:span text:style-name="T977">Katka si tedy nehází </text:span><text:span text:style-name="T225">na úspěch</text:span><text:span text:style-name="T977"> a zlobr si proti Gorondarovi počítá nevýhodu.</text:span></text:p>
      <text:h text:style-name="P616" text:outline-level="3">Útok ze zálohy</text:h>
      <text:p text:style-name="P81">/<text:span text:style-name="T969">* TODO: Tohle je špatně pojmenované – zloděj má bonus ke zranění, i když se protivník hýbe. Tak ne, zloděj to má popsaný jinak. I tak by to ale asi chtělo lepší název. Překvapivý útok?</text:span></text:p>
      <text:p text:style-name="P236">- nebo říct, že to má dvě varianty:</text:p>
      <text:p text:style-name="P81">/<text:span text:style-name="T970">*</text:span></text:p>
      <text:p text:style-name="P237">O překvapivý útok se jedná, když o tobě útočník celou dobu věděl, ale nečekal, že na něj zaútočíš (např. mimik).<text:line-break/>- máš výhodu za překvapení</text:p>
      <text:p text:style-name="P237"><text:soft-page-break/>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237">IDEA: Možná rozlišovat výhodu za překvapení (překvapivý útok) a za to, že protivníka nevidím (to by mohlo bejt stejný jako neviditelný útočník).</text:p>
      <text:p text:style-name="P22">*/</text:p>
      <text:h text:style-name="P594" text:outline-level="4">Obrana při kouzlení</text:h>
      <text:p text:style-name="P215"><text:span text:style-name="T1">Když na někoho sesíláš kouzlo a musíš se bránit proti někomu dalšímu, házíš si proti němu </text:span><text:span text:style-name="T32">na obranu</text:span><text:span text:style-name="T44">. </text:span><text:span text:style-name="T48">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49"> </text:span><text:span text:style-name="T50">(</text:span><text:span text:style-name="T49">viz </text:span><text:span text:style-name="T48">kapitola</text:span><text:span text:style-name="T49"> </text:span><text:span text:style-name="Odkaz_20_na_20_kapitolu"><text:span text:style-name="T1"><text:bookmark-ref text:reference-format="text" text:ref-name="__RefHeading___Toc30647_3256600271">Zranění</text:bookmark-ref></text:span></text:span><text:span text:style-name="T51">).</text:span></text:p>
      <text:h text:style-name="P595" text:outline-level="4">Obrana při soustředění na udržování kouzla</text:h>
      <text:p text:style-name="P216"><text:span text:style-name="T51">Když </text:span><text:span text:style-name="T34">soustředěním</text:span><text:span text:style-name="T51"> udržuješ nějaké kouzlo, třeba </text:span><text:span text:style-name="T34">neviditelnost</text:span><text:span text:style-name="T51">, tak při tom nemůžeš sesílat jiná kouzla, ale můžeš dělat cokoliv jiného. Bráníš se tedy Silou nebo Finesou podle toho, čím </text:span><text:span text:style-name="T52">a jak </text:span><text:span text:style-name="T51">bojuješ, a můžeš si počítat štít. Nemůžeš se ale bránit obranným kouzlem, jako je třeba </text:span><text:span text:style-name="T34">magický štít</text:span><text:span text:style-name="T51">, protože při </text:span><text:span text:style-name="T34">soustředění</text:span><text:span text:style-name="T51"> nemůžeš kouzlit.</text:span></text:p>
      <text:h text:style-name="P596" text:outline-level="4">Obrana proti kouzlům</text:h>
      <text:p text:style-name="P218">U kouzel je vždy uvedeno, jakou vlastností s<text:span text:style-name="T880">e cíle brání</text:span>. Platí to ale pouze <text:span text:style-name="T881">pro</text:span> <text:span text:style-name="T173">hod na obranu</text:span> – pokud kouzelníka v tomto kole ohrožuješ, neházíš si <text:span text:style-name="T173">na obranu</text:span>, ale <text:span text:style-name="T173">na úspěch</text:span>, a přičítáš si tedy vlastnost podle toho, co děláš, nikoliv podle toho, proti čemu se bráníš.</text:p>
      <text:p text:style-name="P393"><text:soft-page-break/>Příklad:</text:p>
      <text:p text:style-name="P350"><text:span text:style-name="T882">Pokud se </text:span>Gorondar <text:span text:style-name="T883">ubrání před orkem, dostane se ke goblinovi a bude si tedy proti němu házet </text:span><text:span text:style-name="T200">na úspěch</text:span><text:span text:style-name="T435"> (Silou, protože bojuje v těžké zbroji)</text:span><text:span text:style-name="T883">. V opačném případě ale nebude moci goblina ohrozit, protože protože se k němu přes orka nedostane, a bude si muset házet </text:span><text:span text:style-name="T200">na obranu</text:span><text:span text:style-name="T883">. Jakou vlastností si bude házet se dozvíme z popisu šamanova kouzla:</text:span></text:p>
      <text:p text:style-name="P350"><text:span text:style-name="T201">Duševní úder:</text:span><text:span text:style-name="T884"> 3 + k6 proti Duši</text:span></text:p>
      <text:p text:style-name="P350"><text:span text:style-name="T53">Pavel si tedy </text:span><text:span text:style-name="T54">bude </text:span><text:span text:style-name="T35">na obranu</text:span><text:span text:style-name="T53"> </text:span><text:span text:style-name="T54">h</text:span><text:span text:style-name="T55">ázet</text:span><text:span text:style-name="T54"> Duší</text:span><text:span text:style-name="T56">.</text:span></text:p>
      <text:h text:style-name="Heading_20_4" text:outline-level="4">Hod na útok a na obranu</text:h>
      <text:list xml:id="list1080705502" text:style-name="L11">
        <text:list-item>
          <text:p text:style-name="P445"><text:span text:style-name="T431">Když střílíš z libovolné střelné zbraně, </text:span><text:span text:style-name="T417">hází</text:span><text:span text:style-name="T431">š </text:span><text:span text:style-name="T197">na úspěch</text:span><text:span text:style-name="T417"> Finesou.</text:span></text:p>
        </text:list-item>
        <text:list-item>
          <text:p text:style-name="P445"><text:span text:style-name="T417">Když bojuješ </text:span><text:span text:style-name="T432">s těžkou zbraní nebo v</text:span><text:span text:style-name="T417"> těžké zbroji, </text:span><text:span text:style-name="T432">házíš si </text:span><text:span text:style-name="T198">na úspěch</text:span><text:span text:style-name="T433"> i </text:span><text:span text:style-name="T198">na obranu</text:span><text:span text:style-name="T433"> </text:span><text:span text:style-name="T432">Fyzičkou</text:span><text:span text:style-name="T417">. </text:span><text:span text:style-name="T432">Platí to i pro těžké vrhací zbraně a když bojuješ se dvěma zbraněmi a jedna z nich je těžká.</text:span></text:p>
        </text:list-item>
        <text:list-item>
          <text:p text:style-name="P446">Když útočíš nebo se bráníš kouzlem, ať už ho sesíláš sám, nebo pomocí svitku či jiného magického předmětu, házíš Duší.</text:p>
        </text:list-item>
        <text:list-item>
          <text:p text:style-name="P453"><text:span text:style-name="T431">K</text:span><text:span text:style-name="T405">dyž se bráníš něčím jiným než kouzlem</text:span></text:p>
        </text:list-item>
        <text:list-item>
          <text:p text:style-name="P455"><text:span text:style-name="T431">K</text:span><text:span text:style-name="T405">dyž sesíláš kouzlo, kterým se nedá bránit, tak si </text:span><text:span text:style-name="T173">na obranu</text:span><text:span text:style-name="T405"> házíš Finesou (v těžké zbroji Fyzičkou).</text:span></text:p>
        </text:list-item>
        <text:list-item>
          <text:p text:style-name="P445"><text:span text:style-name="T431">Když si házíš </text:span><text:span text:style-name="T199">na obranu</text:span><text:span text:style-name="T431"> proti kouzlu, počítáš si vlastnost, která je uvedena v jeho popisu </text:span><text:span text:style-name="T432">(i když máš těžkou zbroj)</text:span><text:span text:style-name="T431">.</text:span></text:p>
        </text:list-item>
      </text:list>
      <text:p text:style-name="P31"/>
      <text:list xml:id="list145214783419493" text:continue-numbering="true" text:style-name="L11">
        <text:list-item>
          <text:p text:style-name="P456"><text:span text:style-name="T417">K</text:span><text:span text:style-name="T405">dyž si <text:s/>házíš </text:span><text:span text:style-name="T173">na obranu</text:span><text:span text:style-name="T405"> proti útoku z dálky, házíš Finesou.</text:span></text:p>
        </text:list-item>
        <text:list-item>
          <text:p text:style-name="P445"/>
        </text:list-item>
        <text:list-item>
          <text:p text:style-name="P456"><text:soft-page-break/>Pokud se při sesílání útočného kouzla musíš bránit </text:p>
        </text:list-item>
        <text:list-item>
          <text:p text:style-name="P445"><text:span text:style-name="T851">Když si házíš </text:span><text:span text:style-name="T199">na obranu</text:span><text:span text:style-name="T851"> proti kouzlu, počítáš si vlastnost, která je uvedena v jeho popisu.</text:span></text:p>
        </text:list-item>
        <text:list-item>
          <text:p text:style-name="P456">Když bojuješ na blízko v těžké zbroji, počítáš si Fyzičku nehledě na to, jakou zbraní bojuješ. Neplatí to při střelbě nebo když házíš <text:span text:style-name="T173">na obranu</text:span> proti útoku z dálky, na to se hází Finesou.</text:p>
        </text:list-item>
        <text:list-item>
          <text:p text:style-name="P456">Když se snažíš někam doběhnout rychleji než tvůj protivník nebo když odoláváš jedu, počítáš si <text:span text:style-name="T851">Fyzičku.</text:span></text:p>
        </text:list-item>
      </text:list>
      <text:p text:style-name="P214">V ostatních případech, tedy například když bojuješ na blízko, uhýbáš před střelbou, házíš vrhací zbraň a podobně, si můžeš vybrat mezi Fyzičkou a Finesou. Musí to ale dávat smysl a musí to odpovídat tvému popisu:</text:p>
      <text:list xml:id="list3116248956" text:style-name="L12">
        <text:list-item>
          <text:p text:style-name="P457">Když chceš využít svou fyzickou převahu, házíš Fyzičkou</text:p>
        </text:list-item>
        <text:list-item>
          <text:p text:style-name="P457">Když na to jdeš přes přesnost nebo techniku, házíš Finesou</text:p>
        </text:list-item>
      </text:list>
      <text:p text:style-name="P392">Příklad:</text:p>
      <text:p text:style-name="P349"><text:span text:style-name="T877">K</text:span>dyž chceš někomu podrazit nohy, hodíš si Finesou. <text:span text:style-name="T878">K</text:span>dyž ho chceš povalit, hodíš si Fyzičkou.</text:p>
      <text:p text:style-name="P214">Kromě toho platí následující omezení: </text:p>
      <text:list xml:id="list3430211479" text:style-name="L13">
        <text:list-item>
          <text:p text:style-name="P459"><text:span text:style-name="T417">Těžké zbraně nejsou vhodné na technický styl boj</text:span><text:span text:style-name="T434">e</text:span><text:span text:style-name="T417">, proto </text:span><text:span text:style-name="T418">k</text:span><text:span text:style-name="T417">dyž bojuješ </text:span><text:span text:style-name="T419">nebo vrháš</text:span><text:span text:style-name="T417"> těžkou zbraní a chceš si hodit Finesou, musíš si započítat postih -1 ke zranění </text:span><text:span text:style-name="T418">(</text:span><text:span text:style-name="T420">počítá </text:span><text:span text:style-name="T418">se</text:span><text:span text:style-name="T420"> až v případě zásahu, viz kapitola </text:span><text:span text:style-name="Odkaz_20_na_20_kapitolu"><text:bookmark-ref text:reference-format="text" text:ref-name="__RefHeading___Toc30647_3256600271">Zranění</text:bookmark-ref></text:span><text:span text:style-name="T418">)</text:span></text:p>
        </text:list-item>
        <text:list-item>
          <text:p text:style-name="P459"><text:span text:style-name="T852">Těžká zbroj sice dobře chrání před zraněním, ale hůř se v ní pohybuje. </text:span><text:span text:style-name="T418">Když </text:span><text:span text:style-name="T421">tedy</text:span><text:span text:style-name="T418"> máš na sobě těžkou zbroj</text:span><text:span text:style-name="T421">,</text:span><text:span text:style-name="T418"> házíš </text:span><text:span text:style-name="T421">si</text:span><text:span text:style-name="T418"> Fyzičkou</text:span></text:p>
        </text:list-item>
      </text:list>
      <text:p text:style-name="P213"><text:span text:style-name="T879">T</text:span>ODO: Síla se přičítá, když:</text:p>
      <text:p text:style-name="P213"><text:soft-page-break/><text:s text:c="4"/>• Snažíš se někam doběhnout rychleji než tvůj protivník</text:p>
      <text:p text:style-name="P213"><text:s text:c="4"/>• S někým se přetlačuješ nebo přetahuješ</text:p>
      <text:p text:style-name="P213"><text:s text:c="4"/>• Snažíš se protivníka někam zatlačit nebo ho povalit na zem</text:p>
      <text:p text:style-name="P213"><text:s text:c="4"/>• Bojuješ na blízko v těžké zbroji (s libovolnou zbraní)</text:p>
      <text:p text:style-name="P213"><text:s text:c="4"/>• Bojuješ beze zbraně</text:p>
      <text:p text:style-name="P213"><text:s text:c="4"/>• Bojuješ nebo házíš těžkou zbraní</text:p>
      <text:p text:style-name="P213"><text:s text:c="4"/>• Bojuješ nebo házíš lehkou zbraní a spoléháš se spíš na hrubou sílu než na techniku</text:p>
      <text:p text:style-name="P213">Finesa se přičítá, když:</text:p>
      <text:p text:style-name="P213"><text:s text:c="4"/>• Střílíš libovolnou zbraní</text:p>
      <text:p text:style-name="P213"><text:s text:c="4"/>• Snažíš se někomu podrazit nohy</text:p>
      <text:p text:style-name="P213"><text:s text:c="4"/>• Při útěku kličkuješ nebo využíváš překážky</text:p>
      <text:p text:style-name="P213"><text:s text:c="4"/>• Chceš se kolem někoho prosmýknout, nebo vyklouznout z nevýhodné pozice</text:p>
      <text:p text:style-name="P213"><text:s text:c="4"/>• Bojuješ nebo házíš lehkou zbraní a spoléháš se na rychlost, techniku a přesnost</text:p>
      <text:p text:style-name="P213">Duše se počítá, když:</text:p>
      <text:p text:style-name="P21"><text:s text:c="4"/>• Sesíláš kouzlo (je jedno jestli ze svitku, z hůlky nebo z čehokoliv jiného)</text:p>
      <text:p text:style-name="P9"/>
      <text:h text:style-name="P597" text:outline-level="4">Když bojuješ <text:span text:style-name="T849">na blízko nebo vrhací zbraní</text:span></text:h>
      <text:p text:style-name="P201">V boji na blízko <text:span text:style-name="T851">nebo když házíš vrhací zbraň</text:span> si můžeš vybrat mezi Fyzičkou a Finesou, a to při hodu <text:span text:style-name="T173">na útok</text:span> i <text:span text:style-name="T173">na obranu</text:span>:</text:p>
      <text:list xml:id="list3911333145" text:style-name="L14">
        <text:list-item>
          <text:p text:style-name="P458"><text:soft-page-break/>Když chceš využít svou fyzickou převahu, házíš Fyzičkou</text:p>
        </text:list-item>
        <text:list-item>
          <text:p text:style-name="P458">Když na to jdeš přes mrštnost, přesnost a techniku, házíš Finesou</text:p>
        </text:list-item>
      </text:list>
      <text:p text:style-name="P201">Neplatí to v následujících případech:</text:p>
      <text:list xml:id="list2891967064" text:style-name="L15">
        <text:list-item>
          <text:p text:style-name="P460"><text:span text:style-name="T417">Těžké zbraně nejsou na technický styl boje vhodné, proto </text:span><text:span text:style-name="T418">k</text:span><text:span text:style-name="T417">dyž bojuješ </text:span><text:span text:style-name="T419">nebo vrháš</text:span><text:span text:style-name="T417"> těžkou zbraní a chceš si hodit Finesou, musíš si započítat postih -1 ke zranění </text:span><text:span text:style-name="T418">(</text:span><text:span text:style-name="T420">počítá </text:span><text:span text:style-name="T418">se</text:span><text:span text:style-name="T420"> až v případě zásahu, viz kapitola </text:span><text:span text:style-name="Odkaz_20_na_20_kapitolu"><text:bookmark-ref text:reference-format="text" text:ref-name="__RefHeading___Toc30647_3256600271">Zranění</text:bookmark-ref></text:span><text:span text:style-name="T418">)</text:span></text:p>
        </text:list-item>
        <text:list-item>
          <text:p text:style-name="P460"><text:span text:style-name="T852">Těžká zbroj sice dobře chrání před zraněním, ale hůř se v ní pohybuje. </text:span><text:span text:style-name="T418">Když </text:span><text:span text:style-name="T421">tedy</text:span><text:span text:style-name="T418"> máš na sobě těžkou zbroj</text:span><text:span text:style-name="T421">,</text:span><text:span text:style-name="T418"> házíš </text:span><text:span text:style-name="T421">si vždycky</text:span><text:span text:style-name="T418"> Fyzičkou</text:span></text:p>
        </text:list-item>
      </text:list>
      <text:h text:style-name="P598" text:outline-level="4"><text:bookmark-start text:name="__RefHeading___Toc27964_437046713"/>Když bojuješ zbraní pro boj zblízka<text:bookmark-end text:name="__RefHeading___Toc27964_437046713"/></text:h>
      <text:p text:style-name="P203"><text:span text:style-name="T301">Stejně jako při boji beze zbraně, i při boji se zbraní házíš podle toho, jakým stylem bojuješ. </text:span><text:span text:style-name="T380">Těžké zbraně </text:span><text:span text:style-name="T301">ovšem</text:span><text:span text:style-name="T380"> </text:span><text:span text:style-name="T301">nejsou vhodné</text:span><text:span text:style-name="T380"> pro technický </text:span><text:span text:style-name="T301">styl boje</text:span><text:span text:style-name="T380">, </text:span><text:span text:style-name="T301">takže když bojuješ těžkou zbraní a rozhodneš se počítat si Finesu, musíš si započítat postih -1 ke zranění. </text:span><text:span text:style-name="T381">Platí to i v případě, že máš dvě jednoruční zbraně a alespoň jedna z nich je těžká.</text:span></text:p>
      <text:list xml:id="list4035526366" text:style-name="L16">
        <text:list-item>
          <text:p text:style-name="P461"><text:span text:style-name="T850">Při boji na blízko </text:span><text:span text:style-name="T275">s lehkou zbraní</text:span><text:span text:style-name="T850"> můžeš </text:span><text:span text:style-name="T188">na úspěch</text:span><text:span text:style-name="T850"> i </text:span><text:span text:style-name="T188">na obranu</text:span><text:span text:style-name="T850"> házet Finesou nebo Fyzičkou</text:span></text:p>
        </text:list-item>
        <text:list-item>
          <text:p text:style-name="P461"><text:span text:style-name="T850">Při boji na blízko </text:span><text:span text:style-name="T275">s těžkou zbraní</text:span><text:span text:style-name="T850"> </text:span><text:span text:style-name="T188">na úspěch</text:span><text:span text:style-name="T850"> i </text:span><text:span text:style-name="T188">na obranu</text:span><text:span text:style-name="T850"> házíš buď Fyzičkou bez postihu nebo Finesou s postihem -1 ke zranění</text:span></text:p>
        </text:list-item>
      </text:list>
      <text:p text:style-name="P204">Postih <text:span text:style-name="T853">ke zranění</text:span> se počítá až v případě zásahu, viz kapitola <text:span text:style-name="Odkaz_20_na_20_kapitolu"><text:bookmark-ref text:reference-format="text" text:ref-name="__RefHeading___Toc30647_3256600271">Zranění</text:bookmark-ref></text:span>.</text:p>
      <text:h text:style-name="P598" text:outline-level="4"><text:soft-page-break/>Když bojuješ v těžké zbroji</text:h>
      <text:p text:style-name="P205">Těžká zbroj sice dobře chrání před zraněním, <text:span text:style-name="T854">ale nejde dohromady s technickým stylem boje.</text:span></text:p>
      <text:list xml:id="list1659819610" text:style-name="L17">
        <text:list-item>
          <text:p text:style-name="P462">Když máš na sobě těžkou zbroj, <text:span text:style-name="T188">na úspěch</text:span><text:span text:style-name="T850"> i </text:span><text:span text:style-name="T188">na obranu</text:span> <text:span text:style-name="T854">při</text:span> boji zblízka házíš Fyzičkou <text:span text:style-name="T854">nehledě na to, jakou máš zbraň</text:span></text:p>
        </text:list-item>
      </text:list>
      <text:h text:style-name="P598" text:outline-level="4">Když se bráníš proti útoku z dálky</text:h>
      <text:p text:style-name="P206">Pokud nemáš štít, nezbývá ti, před útokem z dálky můžeš jen uhýbat, případně manévrovat tak, abys střelci ztížil zásah.</text:p>
      <text:list xml:id="list749877567" text:style-name="L18">
        <text:list-item>
          <text:p text:style-name="P463"><text:span text:style-name="T855">Když uhýbáš</text:span> proti útok<text:span text:style-name="T855">u </text:span>z dálky, <text:span text:style-name="T189">na obranu</text:span><text:span text:style-name="T855"> si</text:span> vždy hází<text:span text:style-name="T855">š</text:span> Finesou, <text:span text:style-name="T855">a to i když bojuješ v těžké zbroji</text:span></text:p>
        </text:list-item>
        <text:list-item>
          <text:p text:style-name="P463">Pokud máš štít, můžeš si <text:span text:style-name="T189">na obranu</text:span><text:span text:style-name="T855"> proti útoku z dálky</text:span> hodit Fyzičkou nebo Finesou</text:p>
        </text:list-item>
      </text:list>
      <text:h text:style-name="P598" text:outline-level="4">Když střílíš</text:h>
      <text:p text:style-name="P207">Střelnou zbraní se dost dobře nedají krýt útoky, ať už zblízka nebo z dálky, takže ti nezbývá, než uhýbat.</text:p>
      <text:list xml:id="list4200442268" text:style-name="L19">
        <text:list-item>
          <text:p text:style-name="P464"><text:span text:style-name="T855">Při střelbě si k hodu </text:span><text:span text:style-name="T189">na úspěch</text:span><text:span text:style-name="T855"> vždy počítáš Finesu</text:span></text:p>
        </text:list-item>
        <text:list-item>
          <text:p text:style-name="P465">Se střelnou zbraní si <text:span text:style-name="T173">na obranu</text:span> házíš vždy Finesou</text:p>
        </text:list-item>
      </text:list>
      <text:h text:style-name="P598" text:outline-level="4">Když házíš vrhací zbraň</text:h>
      <text:p text:style-name="P208">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598" text:outline-level="4">Když se bráníš proti útoku z dálky</text:h>
      <text:p text:style-name="P209"/>
      <text:p text:style-name="P209">-<text:span text:style-name="T856">new text-</text:span></text:p>
      <text:p text:style-name="P209"><text:span text:style-name="T857">když máš na sobě těžkou zbroj, před střelbou se bráníš Fyzičkou nebo Finesou podle toho, co máš menší</text:span> </text:p>
      <text:p text:style-name="P209"><text:soft-page-break/><text:span text:style-name="Strong_20_Emphasis"><text:span text:style-name="T858">Při boji v těžké zbroji</text:span></text:span><text:line-break/><text:span text:style-name="T857">Když bojuješ v těžké zbroji, tak nehledě na to, jakou máš zbraň, si při hodu </text:span><text:span text:style-name="Emphasis"><text:span text:style-name="T860">na úspěch</text:span></text:span><text:span text:style-name="T859"> </text:span><text:span text:style-name="T857">počítáš Fyzičku a nemůžeš ani použít pravidlo na započítání Finesy výměnou za postih ke zranění. Při hodu </text:span><text:span text:style-name="Emphasis"><text:span text:style-name="T860">na obranu</text:span></text:span><text:span text:style-name="T859"> </text:span><text:span text:style-name="T857">si Finesu započítat můžeš (a při obraně proti střelbě bez štítu dokonce musíš).</text:span></text:p>
      <text:p text:style-name="P209"/>
      <text:p text:style-name="P209"/>
      <text:p text:style-name="P209"><text:span text:style-name="T857">Jakou vlastnost si k hodu přičteš v boji, závisí na tom, čím bojuješ, případně proti čemu se bráníš.</text:span><text:line-break/><text:line-break/><text:span text:style-name="Strong_20_Emphasis"><text:span text:style-name="T858">Při boji beze zbraně</text:span></text:span><text:line-break/><text:span text:style-name="T857">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858">Při boji se zbraní na blízko</text:span></text:span><text:line-break/><text:span text:style-name="T857">V boji na blízko si počítáš vlastnost podle toho, jakou zbraní bojuješ:</text:span><text:line-break/><text:line-break/><text:span text:style-name="T859">• </text:span><text:span text:style-name="T857">S těžkými zbraněmi Fyzičku, s lehkými Finesu</text:span><text:line-break/><text:span text:style-name="T859">• </text:span><text:span text:style-name="T857">Volitelně si můžeš s lehkou zbraní počítat i Fyzičku nebo s těžkou Finesou, ale máš pak -1 ke zranění</text:span><text:line-break/><text:line-break/><text:span text:style-name="T857">Jelikož zbraněmi na blízko můžeš nejen útočit, ale také se s nimi krýt, tak stejnou vlastnost si počítáš jak jak v útoku (tedy při hodu </text:span><text:span text:style-name="Emphasis"><text:span text:style-name="T860">na úspěch</text:span></text:span><text:span text:style-name="T857">) tak v obraně (při hodu </text:span><text:span text:style-name="Emphasis"><text:span text:style-name="T860">na obranu</text:span></text:span><text:span text:style-name="T857">). Neplatí to pouze v případě, že se zbraní dost dobře krýt nemůžeš - třeba když tě nepřátelé obestoupí a někteří z nich ti útočí do zad.</text:span><text:line-break/><text:line-break/><text:line-break/><text:span text:style-name="Strong_20_Emphasis"><text:span text:style-name="T858">Při útoku vrhací zbraní</text:span></text:span><text:line-break/><text:span text:style-name="T857">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858">Při střelbě</text:span></text:span><text:line-break/><text:span text:style-name="T857">Při střelbě si vždycky počítáš Finesu.</text:span><text:line-break/><text:line-break/><text:line-break/><text:span text:style-name="Strong_20_Emphasis"><text:span text:style-name="T858">Při obraně před útokem na dálku</text:span></text:span><text:line-break/><text:span text:style-name="T857">Pokud máš velký štít, můžeš s ním útok z dálky krýt a házet si proti nim </text:span><text:span text:style-name="Emphasis"><text:span text:style-name="T860">na obranu</text:span></text:span><text:span text:style-name="T859"> </text:span><text:span text:style-name="T857">Fyzičkou. Když velký štít nemáš, můžeš jen uhýbat a házíš si tedy </text:span><text:span text:style-name="Emphasis"><text:span text:style-name="T860">na obranu</text:span></text:span><text:span text:style-name="T859"> </text:span><text:span text:style-name="T857">Finesou (i když bojuješ v těžké zbroji).</text:span><text:line-break/><text:line-break/><text:line-break/><text:soft-page-break/><text:span text:style-name="Strong_20_Emphasis"><text:span text:style-name="T858">Při boji s velkým štítem nebo v těžké zbroji</text:span></text:span><text:line-break/><text:span text:style-name="T857">Když bojuješ s velkým štítem nebo v těžké zbroji, tak nehledě na to, jakou máš zbraň, si při hodu </text:span><text:span text:style-name="Emphasis"><text:span text:style-name="T860">na úspěch</text:span></text:span><text:span text:style-name="T859"> </text:span><text:span text:style-name="T857">počítáš Fyzičku a nemůžeš ani použít pravidlo na započítání Finesy výměnou za postih ke zranění. Při hodu </text:span><text:span text:style-name="Emphasis"><text:span text:style-name="T860">na obranu</text:span></text:span><text:span text:style-name="T859"> </text:span><text:span text:style-name="T857">si Finesu započítat můžeš (a při obraně proti střelbě bez velkého štítu dokonce musíš).</text:span><text:line-break/><text:line-break/><text:line-break/><text:span text:style-name="Strong_20_Emphasis"><text:span text:style-name="T858">Při sesílání kouzel</text:span></text:span><text:line-break/><text:span text:style-name="T857">Když sesíláš kouzlo, ať už sám, nebo pomocí kouzelného předmětu (hůlky, prstenu...), </text:span><text:span text:style-name="Emphasis"><text:span text:style-name="T860">na úspěch</text:span></text:span><text:span text:style-name="T859"> </text:span><text:span text:style-name="T857">si vždy házíš Duší.</text:span><text:line-break/><text:line-break/><text:span text:style-name="T857">Když je kouzlo určeno k obraně (třeba </text:span><text:span text:style-name="Emphasis"><text:span text:style-name="T860">magický štít</text:span></text:span><text:span text:style-name="T857">) nebo dává smysl, že se jeho sesláním ubráníš (třeba když tě kouzlo </text:span><text:span text:style-name="Emphasis"><text:span text:style-name="T860">návrat</text:span></text:span><text:span text:style-name="T859"> </text:span><text:span text:style-name="T857">přemístí někam jinam, takže útočníci zasáhnou jen prázdný prostor), tak si </text:span><text:span text:style-name="Emphasis"><text:span text:style-name="T860">na obranu</text:span></text:span><text:span text:style-name="T859"> </text:span><text:span text:style-name="T857">házíš také Duší. Pokud ale sesíláš útočné kouzlo (třeba </text:span><text:span text:style-name="Emphasis"><text:span text:style-name="T860">modrý blesk</text:span></text:span><text:span text:style-name="T857">) a musíš se bránit proti někomu dalšímu, můžeš jedině uhýbat a házíš si tedy </text:span><text:span text:style-name="Emphasis"><text:span text:style-name="T860">na obranu</text:span></text:span><text:span text:style-name="T859"> </text:span><text:span text:style-name="T857">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858">Při obraně před kouzly</text:span></text:span><text:line-break/><text:span text:style-name="T857">U každého kouzla je napsáno, jakou vlastností se proti němu hází </text:span><text:span text:style-name="Emphasis"><text:span text:style-name="T860">na obranu</text:span></text:span><text:span text:style-name="T857">. Obecný princip je následující:</text:span><text:line-break/><text:line-break/><text:span text:style-name="T859">• </text:span><text:span text:style-name="T857">Pokud kouzlo vyčaruje něco, před čím jde uhýbat, třeba nějaký projektil, hází se proti němu </text:span><text:span text:style-name="Emphasis"><text:span text:style-name="T860">na obranu</text:span></text:span><text:span text:style-name="T859"> </text:span><text:span text:style-name="T857">Finesou.</text:span><text:line-break/><text:span text:style-name="T859">• </text:span><text:span text:style-name="T857">Když se před kouzlem nedá uhýbat, třeba proto, že ovlivňují přímo cíl, nebo na cíl přeskočí okamžitě (třeba </text:span><text:span text:style-name="Emphasis"><text:span text:style-name="T860">modrý blesk</text:span></text:span><text:span text:style-name="T857">), hází se proti němu </text:span><text:span text:style-name="Emphasis"><text:span text:style-name="T860">na obranu</text:span></text:span><text:span text:style-name="T859"> </text:span><text:span text:style-name="T857">Fyzičkou.</text:span><text:line-break/><text:span text:style-name="T859">• </text:span><text:span text:style-name="T857">Když kouzlo ovlivňuje mysl nebo útočí na duši, hází se proti němu </text:span><text:span text:style-name="Emphasis"><text:span text:style-name="T860">na obranu</text:span></text:span><text:span text:style-name="T859"> </text:span><text:span text:style-name="T857">Duší.</text:span><text:line-break/><text:line-break/><text:span text:style-name="T857">Když ale kouzelníka ohrožuješ, ať už na blízko nebo třeba lukem, neházíš si proti němu </text:span><text:span text:style-name="Emphasis"><text:span text:style-name="T860">na obranu</text:span></text:span><text:span text:style-name="T857">, ale </text:span><text:span text:style-name="Emphasis"><text:span text:style-name="T860">na úspěch</text:span></text:span><text:span text:style-name="T857">, a nepočítáš si tedy vlastnost uvedenou u kouzla, ale podle toho, čím a jak ho ohrožuješ (s lehkou zbraní Finesu, s těžkou Fyzičku a podobně).</text:span><text:line-break/><text:line-break/><text:line-break/><text:span text:style-name="Strong_20_Emphasis"><text:span text:style-name="T858">Při odolávání jedům</text:span></text:span><text:line-break/><text:span text:style-name="T857">Jakmile jsi jednou otrávený, jedu už neuhneš. Proti účinkům jedu se tedy vždy hází Fyzičkou.</text:span><text:line-break/><text:line-break/><text:span text:style-name="Emphasis"><text:span text:style-name="T860">/*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858">Když někoho škrtíš, nebo se do něj zakousneš a trháš</text:span></text:span><text:line-break/><text:span text:style-name="T857">Když někoho chytíš pod krkem a začneš ho škrtit, nebo se do něj zakousneš a začneš trhat, házíš si Fyzičkou.</text:span> </text:p>
      <text:p text:style-name="P209">-<text:span text:style-name="T856">original text-</text:span></text:p>
      <text:h text:style-name="P617" text:outline-level="3"><text:soft-page-break/>Použití vlastností v boji</text:h>
      <text:p text:style-name="P210"><text:span text:style-name="T518">Síla se přičítá</text:span><text:span text:style-name="T526">, když</text:span><text:span text:style-name="T518">:</text:span></text:p>
      <text:list xml:id="list2870149857" text:style-name="L20">
        <text:list-item>
          <text:p text:style-name="P448">Snažíš se něk<text:span text:style-name="T861">am doběhnout rychleji než tvůj protivník</text:span></text:p>
        </text:list-item>
        <text:list-item>
          <text:p text:style-name="P448">S někým se přetlačuješ nebo přetahuješ</text:p>
        </text:list-item>
        <text:list-item>
          <text:p text:style-name="P448">Snažíš se protivníka někam zatlačit nebo ho <text:span text:style-name="T861">povalit na zem</text:span></text:p>
        </text:list-item>
        <text:list-item>
          <text:p text:style-name="P450">Bojuješ <text:span text:style-name="T862">na blízko</text:span> v těžké zbroji <text:span text:style-name="T863">(s libovolnou zbraní)</text:span></text:p>
        </text:list-item>
        <text:list-item>
          <text:p text:style-name="P448">Bojuješ beze zbraně</text:p>
        </text:list-item>
        <text:list-item>
          <text:p text:style-name="P448">Bojuješ <text:span text:style-name="T864">nebo házíš</text:span> těžkou zbraní</text:p>
        </text:list-item>
        <text:list-item>
          <text:p text:style-name="P466"><text:span text:style-name="T518">Bojuješ </text:span><text:span text:style-name="T527">nebo házíš</text:span><text:span text:style-name="T518"> lehkou zbraní a spoléháš se spíš na hrubou sílu než na techniku</text:span></text:p>
        </text:list-item>
      </text:list>
      <text:p text:style-name="P33">Finesa se přičítá, když:</text:p>
      <text:list xml:id="list1181422393" text:style-name="L21">
        <text:list-item>
          <text:p text:style-name="P449">Střílíš libovolnou zbraní</text:p>
        </text:list-item>
        <text:list-item>
          <text:p text:style-name="P449">Snažíš se někomu podrazit nohy</text:p>
        </text:list-item>
        <text:list-item>
          <text:p text:style-name="P451">Při útěku kličkuješ nebo využíváš překážky</text:p>
        </text:list-item>
        <text:list-item>
          <text:p text:style-name="P452">Chceš se kolem někoho prosmýknout, nebo vyklouznout z nevýhodné pozice</text:p>
        </text:list-item>
        <text:list-item>
          <text:p text:style-name="P467"><text:span text:style-name="T518">Bojuješ </text:span><text:span text:style-name="T528">nebo házíš</text:span><text:span text:style-name="T518"> lehkou zbraní a spoléháš se na rychlost, technik</text:span><text:span text:style-name="T529">u </text:span><text:span text:style-name="T530">a</text:span><text:span text:style-name="T529"> přesnost</text:span></text:p>
        </text:list-item>
      </text:list>
      <text:p text:style-name="P33">Duše se počítá, když:</text:p>
      <text:list xml:id="list145215062728926" text:continue-numbering="true" text:style-name="L21">
        <text:list-item>
          <text:p text:style-name="P449">Sesíláš kouzlo (je jedno jestli ze svitku, z hůlky nebo z čehokoliv jiného)</text:p>
        </text:list-item>
      </text:list>
      <text:p text:style-name="P399"><text:soft-page-break/><text:span text:style-name="T531">N</text:span><text:span text:style-name="T518">ěkteré věci, třeba boj s lehkou zbraní, jsou uvedené jak pod Silou, tak pod Finesou. Znamená to, že si můžeš vybrat – obvykle tu vlastnost, kterou máš vyšší. Musí tomu ale odpovídat popis.</text:span></text:p>
      <text:p text:style-name="P391">Příklad:</text:p>
      <text:p text:style-name="P347">Když chceš protivníka <text:span text:style-name="T865">po</text:span>valit, h<text:span text:style-name="T866">áz</text:span>íš si Silou. Když mu chceš podrazit nohy, h<text:span text:style-name="T866">áz</text:span>íš si Finesou. <text:span text:style-name="T867">V obou případech ho v případě úspěchu dostaneš na zem. Rozdíl je jen v tom, jak to uděláš.</text:span></text:p>
      <text:p text:style-name="P200">Když chceš udělat něco, co není v předchozím seznamu, použij vlastnost, která nejlépe odpovídá tomu, jak to chceš udělat.</text:p>
      <text:h text:style-name="P617" text:outline-level="3">Hod na obranu</text:h>
      <text:p text:style-name="P211"><text:span text:style-name="T173">Na obranu</text:span> se hází stejně jako <text:span text:style-name="T173">na úspěch</text:span><text:span text:style-name="T405">, </text:span><text:span text:style-name="T422">tedy:</text:span></text:p>
      <text:list xml:id="list932790943" text:style-name="L22">
        <text:list-item>
          <text:p text:style-name="P468"><text:span text:style-name="T190">Hod na </text:span><text:span text:style-name="T191">obranu</text:span><text:span text:style-name="T190">:</text:span><text:span text:style-name="T423"> k6 </text:span><text:span text:style-name="T424">+ </text:span><text:span text:style-name="T423">vlastnost + postihy a bonusy</text:span></text:p>
        </text:list-item>
      </text:list>
      <text:p text:style-name="P211">Rozdíl je v tom, jakou vlastnost si přič<text:span text:style-name="T868">ítáš:</text:span></text:p>
      <text:list xml:id="list793636286" text:style-name="L23">
        <text:list-item>
          <text:p text:style-name="P469">Když před něčím uhýbáš, ať už před střelbou, před ránou mečem, nebo třeba před letící <text:span text:style-name="T173">ohnivou koulí</text:span>, házíš si na obranu Finesou.</text:p>
        </text:list-item>
        <text:list-item>
          <text:p text:style-name="P469"><text:span text:style-name="T869">Když</text:span> odoláváš jedu <text:span text:style-name="T869">nebo se bráníš</text:span> před něčím, čemu nejde uhnout, <text:span text:style-name="T869">například před kouzlem </text:span><text:span text:style-name="T192">modrý blesk</text:span><text:span text:style-name="T869">,</text:span> házíš si na obranu Silou.</text:p>
        </text:list-item>
        <text:list-item>
          <text:p text:style-name="P469">Když se bráníš zbraní <text:span text:style-name="T870">nebo štítem</text:span>, tak si házíš stejn<text:span text:style-name="T871">ě</text:span> jako <text:span text:style-name="T173">na </text:span><text:span text:style-name="T193">úspěch</text:span><text:span text:style-name="T425">, </text:span><text:span text:style-name="T426">tedy Silou nebo Finesou podle toho, jakou máš zbraň, případně zbroj</text:span><text:span text:style-name="T405">.</text:span></text:p>
        </text:list-item>
        <text:list-item>
          <text:p text:style-name="P469">Když odoláváš psychickému nebo duševnímu kouzlu nebo <text:span text:style-name="T872">schopnosti</text:span>, házíš si na obranu Duší.</text:p>
        </text:list-item>
      </text:list>
      <text:p text:style-name="P211"><text:soft-page-break/><text:span text:style-name="T427">Mysli na to</text:span>, že <text:span text:style-name="T173">na obranu</text:span> si házíš pouze proti útočníkům, které v tomto <text:span text:style-name="T873">kole</text:span> neohrožuješ. Když se s někým přetlačuješ, <text:span text:style-name="T874">snažíš se ho zranit</text:span>, sesíláš na něj kouzlo a podobně, házíš si proti němu <text:span text:style-name="T173">na úspěch</text:span>.</text:p>
      <text:p text:style-name="P391">Příklad:</text:p>
      <text:p text:style-name="P348"><text:span text:style-name="T875">Gorondar chce proběhnout kolem orka, aby se dostal ke goblinovi. Pavel si tedy proti orkovi bude házet </text:span><text:span text:style-name="T194">na obranu</text:span><text:span text:style-name="T428">, </text:span><text:span text:style-name="T429">protože chce ohrozit goblina, nikoliv orka. </text:span><text:span text:style-name="T430">Když se mu podaří proběhnout kolem orka, tak si proti goblinovi bude házet </text:span><text:span text:style-name="T195">na úspěch</text:span><text:span text:style-name="T430">.</text:span></text:p>
      <text:h text:style-name="P599" text:outline-level="4">Obrana zbraní nebo štítem</text:h>
      <text:p text:style-name="P212">Sílu si můžeš počítat do hodu na obranu, pouze pokud se bráníš zbraní nebo štítem. Když máš tedy útočníka v zádech, musíš si proti němu hodit Finesou.</text:p>
      <text:p text:style-name="P391">Příklad:</text:p>
      <text:p text:style-name="P347">Gorondar bojuje se dvěma skřety.</text:p>
      <text:p text:style-name="P347"><text:span text:style-name="T268">Pavel:</text:span> „Soustředím se na toho levého, pravému se jen bráním.“</text:p>
      <text:p text:style-name="P347"><text:span text:style-name="T268">Pán jeskyně:</text:span> „Pravý se tě snaží obejít a dostat se ti do zad. Bude za to mít výhodu a navíc se nebudeš moci bránit zbraní ani štítem, takže si budeš muset hodit Finesou.“</text:p>
      <text:p text:style-name="P347"><text:span text:style-name="T268">Pavel:</text:span> „Aha, sakra. No co, teď už to měnit nebudu, ale v příštím kole je radši ohrozím oba.“</text:p>
      <text:p text:style-name="P347"><text:span text:style-name="T268">Pán jeskyně:</text:span> „Klidně to změnit můžeš. Zatím jen říkáme záměry, ty se <text:span text:style-name="T876">dají </text:span>upravovat.“</text:p>
      <text:p text:style-name="P347"><text:span text:style-name="T268">Pavel:</text:span> „Já vím. Beru to tak, že chybu udělala i moje postava. A stejně jako já se z toho poučí.“</text:p>
      <text:p text:style-name="P347"><text:span text:style-name="T268">Jana:</text:span> „Víš o tom, že máš <text:span text:style-name="T196">rychlý boj</text:span>, takže můžeš <text:span text:style-name="T876">ohrozit</text:span> ob<text:span text:style-name="T876">a</text:span> naráz bez postihu?“</text:p>
      <text:p text:style-name="P347"><text:span text:style-name="T268">Pavel:</text:span> „A jo! Dneska vážně nemám dobrej den.“</text:p>
      <text:p text:style-name="P202"><text:soft-page-break/></text:p>
      <text:h text:style-name="P618" text:outline-level="3">Výhody a nevýhody</text:h>
      <text:h text:style-name="P600" text:outline-level="4">Druhy výhod a nevýhod</text:h>
      <text:list xml:id="list2912030526" text:style-name="L24">
        <text:list-header>
          <text:p text:style-name="P470">Střelba na <text:span text:style-name="T888">útočníka zblízka</text:span></text:p>
          <text:list>
            <text:list-header>
              <text:p text:style-name="P557">Když <text:span text:style-name="T887">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619" text:outline-level="3">Vynucení stylu boje</text:h>
      <text:p text:style-name="P86">/<text:span text:style-name="T725">* Nově: </text:span><text:span text:style-name="T273">Vynucení stylu boje nemůže existovat, protože by to obcházelo pravidlo, že s těžkou zbraní se počítá vždycky Finesa, což by rozbilo rovnováhu zbraní.</text:span><text:span text:style-name="T725"> */</text:span></text:p>
      <text:p text:style-name="P86">/* TODO: V těch příkladech by chtělo explicitně zmínit, že zlobr potřebuje úspěch na to, aby Nariu chytil (což je problém, protože co jsou úspěchy se hráč dozví až o pár kapitol dál). */</text:p>
      <text:p text:style-name="P87">Když se v boji střetnou dva protivníci za běžných podmínek, tak si oba hází vlastností odpovídající tomu, čím bojují.</text:p>
      <text:p text:style-name="P371">Příklad:</text:p>
      <text:p text:style-name="P290"><text:span text:style-name="T721">Zlobr</text:span> s těžkým kyjem si bude házet Silou, protože bojuje těžkou zbraní, Naria s dýkou si proti němu bude házet Finesou, protože při boji s lehkou zbraní si může vybrat a Finesa je pro ni výhodnější.</text:p>
      <text:p text:style-name="P87">Když to ale umožňuje situace, tak můžeš soupeři svůj styl boje vnutit.</text:p>
      <text:p text:style-name="P371"><text:soft-page-break/>Příklad:</text:p>
      <text:p text:style-name="P289">Když by Naria měla místo dýky dlouhé kopí a bojovala se zlobrem na volném prostranství, mohla by si od něj držet odstup a ohrožovat ho rychlými body. <text:span text:style-name="T722">Proti tomu</text:span> Síla zlobrovi moc nepomůže a bude si <text:span text:style-name="T723">tedy</text:span> muset házet Finesou.<text:line-break/><text:tab/>Když se ale zlobrovi podaří Nariu chytit <text:span text:style-name="T724">za krk a začne ji škrtit</text:span>, tanečkům a uskakování bude konec. Z jeho ocelového sevření se <text:span text:style-name="T724">jen tak nevykroutí, takže si ona naopak bude muset házet Silou.</text:span></text:p>
      <text:p text:style-name="P85">Boj Finesou můžeš soupeři vnutit, například když:</text:p>
      <text:list xml:id="list304177437" text:style-name="L25">
        <text:list-item>
          <text:p text:style-name="P471">Máš delší zbraň a dost prostoru.</text:p>
        </text:list-item>
        <text:list-item>
          <text:p text:style-name="P471">Bojuješ v hodně členitém terénu, kde můžeš za něco uskakovat, například v hustém lese.</text:p>
        </text:list-item>
      </text:list>
      <text:p text:style-name="P85">Boj Silou můžeš soupeři vnutit například tím, že:</text:p>
      <text:list xml:id="list190595939" text:style-name="L26">
        <text:list-item>
          <text:p text:style-name="P472">Srazíš ho na zem, chytíš ho, zakousneš se do něj nebo ho jinak dostaneš do zápasu.</text:p>
        </text:list-item>
      </text:list>
      <text:h text:style-name="P620" text:outline-level="3">Útok ze zálohy</text:h>
      <text:p text:style-name="P30">/<text:span text:style-name="T720">* Varianta jako útok na nehybného protivníka */</text:span></text:p>
      <text:p text:style-name="P80">O nehybného obránce se jedná <text:span text:style-name="T714">také</text:span> v případě, že o útočníkovi nevěděl a zrovna dělal něco, při čem se prakticky nehýbal, třeba stál na hlídce, ležel, nebo pomalu šel a s někým se bavil.</text:p>
      <text:p text:style-name="P367">Příklad:</text:p>
      <text:p text:style-name="P285">Postavy chtějí zlikvidovat skřetí hlídku, aniž by zavolala na poplach.</text:p>
      <text:p text:style-name="P287"><text:span text:style-name="T268">Katka:</text:span> <text:span text:style-name="T173">„Můžu se k němu připlížit a zkusit ho zastřelit ze zálohy. Stojí na hlídce, takže je výborný cíl, ale i tak si nejsem jistá, že jedna rána bude stačit.“</text:span></text:p>
      <text:p text:style-name="P287"><text:span text:style-name="T268">Pavel:</text:span><text:span text:style-name="T173"> „Já mám kuši, takže můžu střílet taky, ale neumím se plížit.“</text:span></text:p>
      <text:p text:style-name="P287"><text:soft-page-break/><text:span text:style-name="T268">Jana:</text:span> <text:span text:style-name="T173">„Já vám s tím moc nepomůžu. </text:span><text:span text:style-name="T182">P</text:span><text:span text:style-name="T173">ři kouzlení musím vyslovit zaklínací formuli, takže nikoho nepřekvapím. Můžu ale předem seslat </text:span>neviditelnost<text:span text:style-name="T173"> na Gorondara.“</text:span></text:p>
      <text:p text:style-name="P287"><text:span text:style-name="T268">Pavel:</text:span><text:span text:style-name="T173"> „To by šlo. Ve dvou ho snad dáme. Nario, ty vystřel první. Já nebudu vidět, takže by sis nemusela včas všimnout, že už jsem vystřelil.“</text:span></text:p>
      <text:p text:style-name="P287"><text:span text:style-name="T268">Katka:</text:span><text:span text:style-name="T173"> „Dobře.“</text:span></text:p>
      <text:p text:style-name="P287"><text:span text:style-name="T268">Pán jeskyně:</text:span> „<text:span text:style-name="T715">P</text:span>řiplížili <text:span text:style-name="T715">jste se</text:span> ke skřetovi tak, abyste na něj mohli střílet. Nevšimnul si vás. Oba si zamíříte, předpokládám?“</text:p>
      <text:p text:style-name="P287"><text:span text:style-name="T268">Pavel:</text:span> „Samozřejmě.“</text:p>
      <text:p text:style-name="P287"><text:span text:style-name="T405">Pán jeskyně si teď bude za skřeta dvakrát házet </text:span><text:span text:style-name="T173">na obranu</text:span><text:span text:style-name="T405">. Jednou proti Katce, podruhé proti Pavlovi. V obou případech hází </text:span><text:span text:style-name="T414">0 +</text:span><text:span text:style-name="T405"> k6, protože jde o útoky ze zálohy. </text:span><text:span text:style-name="T415">Jak Pavel, tak Katka mají výhodu za zamíření a za překvapení, takže si ke svým hodům </text:span><text:span text:style-name="T182">na úspěch</text:span><text:span text:style-name="T415"> přičítají +2.</text:span></text:p>
      <text:p text:style-name="P82">/* TODO: Vyřešit, zda počítat jak +1 za překvapení, tak +1 za neviditelnost<text:span text:style-name="T716">. */</text:span></text:p>
      <text:p text:style-name="P83"><text:span text:style-name="T715">O útok ze zálohy se nejedná, </text:span>když protivník běží, bojuje, nebo nějak jinak svým pohybem ztěžuje útočníkovi zásah.</text:p>
      <text:p text:style-name="P367">Příklad:</text:p>
      <text:p text:style-name="P281">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621" text:outline-level="3">Útok ze zálohy</text:h>
      <text:p text:style-name="P30">/<text:span text:style-name="T720">* Varianta čistě s bonusama za výhody */</text:span></text:p>
      <text:p text:style-name="P369"><text:soft-page-break/>Pro útok ze zálohy není potřeba další pravidlo. Ukážeme si ale, jaké výhody a nevýhody si při tom kdo počítá.</text:p>
      <text:p text:style-name="P368">Příklad:</text:p>
      <text:p text:style-name="P286">Postavy chtějí zlikvidovat skřetí hlídku, aniž by zavolala na poplach.</text:p>
      <text:p text:style-name="P288"><text:span text:style-name="T268">Katka:</text:span> <text:span text:style-name="T173">„Můžu se k němu připlížit a zkusit ho zastřelit ze zálohy. </text:span><text:span text:style-name="T184">N</text:span><text:span text:style-name="T173">ejsem </text:span><text:span text:style-name="T184">si ale </text:span><text:span text:style-name="T173">jistá, že jedna rána bude stačit.“</text:span></text:p>
      <text:p text:style-name="P288"><text:span text:style-name="T268">Pavel:</text:span><text:span text:style-name="T173"> „Já mám kuši, takže můžu střílet taky, ale neumím se plížit.“</text:span></text:p>
      <text:p text:style-name="P288"><text:span text:style-name="T268">Jana:</text:span> <text:span text:style-name="T173">„Já vám s tím moc nepomůžu. </text:span><text:span text:style-name="T182">P</text:span><text:span text:style-name="T173">ři kouzlení musím vyslovit zaklínací formuli, takže nikoho nepřekvapím. Můžu ale předem seslat </text:span>neviditelnost<text:span text:style-name="T173"> na Gorondara.“</text:span></text:p>
      <text:p text:style-name="P288"><text:span text:style-name="T268">Pavel:</text:span><text:span text:style-name="T173"> „To by šlo. Ve dvou ho snad dáme. Nario, </text:span><text:span text:style-name="T185">střílej</text:span><text:span text:style-name="T173"> první. Já nebudu vidět, takže by sis nemusela včas všimnout, že už jsem vystřelil.“</text:span></text:p>
      <text:p text:style-name="P288"><text:span text:style-name="T268">Katka:</text:span><text:span text:style-name="T173"> „Dobře.“</text:span></text:p>
      <text:p text:style-name="P288"><text:span text:style-name="T268">Pán jeskyně:</text:span> „<text:span text:style-name="T718">Bez problémů jste se ke skřetovi p</text:span>řiplížili <text:span text:style-name="T718">až na krátkou vzdálenost</text:span>. Oba si zamíříte, předpokládám?“</text:p>
      <text:p text:style-name="P288"><text:span text:style-name="T268">Pavel:</text:span> „Samozřejmě.“</text:p>
      <text:p text:style-name="P288"><text:span text:style-name="T415">Jak Pavel, tak Katka mají výhodu za míření a za překvapení. </text:span><text:span text:style-name="T416">Oba také mají výhodu za to, že je skřet nevidí: Gorondar díky tomu, že je neviditelný, Naria za to, že se do střelecké pozice připlížila a skřet o ní neví. Oba si tedy ke</text:span><text:span text:style-name="T415"> svým hodům </text:span><text:span text:style-name="T182">na úspěch</text:span><text:span text:style-name="T415"> přičítají +</text:span><text:span text:style-name="T416">3</text:span><text:span text:style-name="T415">. </text:span><text:span text:style-name="T416">Pán jeskyně bude za skřeta proti každému z nich házet </text:span><text:span text:style-name="T185">na obranu</text:span><text:span text:style-name="T416"> Finesou.</text:span></text:p>
      <text:p text:style-name="P84">V dalším příkladě se podíváme, jak by to vypadalo, kdyby skřet <text:span text:style-name="T719">nějakým zázrakem </text:span>první kolo přežil <text:span text:style-name="T717">a nedostal při tom vážné zranění ani jinou nevýhodu</text:span>.</text:p>
      <text:p text:style-name="P368">Příklad:</text:p>
      <text:p text:style-name="P282">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717">Skřet si ovšem bude počítat výhodu za plnou obranu – nikoho neohrožuje a soustředí se na to, aby nebyl zasažen</text:span>. <text:span text:style-name="T717">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183">plnou obranu</text:span><text:span text:style-name="T717"> a -1 za to, že skřet zabíhá dovnitř).</text:span></text:p>
      <text:h text:style-name="P577" text:outline-level="5"><text:span text:style-name="T727">P</text:span><text:span text:style-name="T726">ronásledování</text:span></text:h>
      <text:p text:style-name="P88"><text:span text:style-name="T726">/</text:span><text:span text:style-name="T728">* TODO: Tohle zrušit a dát odkaz na kapitolu Pronásledování */</text:span></text:p>
      <text:p text:style-name="P88"><text:span text:style-name="T726">Když je jedna strana výrazně rychlejší, třeba když na koni pronásleduješ běžícího, a on se ti nemá kde ztratit, výsledek je zřejmý a jde jen o to, kdy ho dojedeš.<text:line-break/><text:tab/>Když jste oba srovnatelně rychlí, tak </text:span><text:span text:style-name="T729"><text:s/>popisujte, co děláte, stejně jako v boji. Pokud </text:span><text:span text:style-name="T726">výsledek vyplyne</text:span><text:span text:style-name="T729"> z prostředí a situace, nemusíte házet. V opačném případě záleží na tom, o co se bude prchající snažit:</text:span></text:p>
      <text:list xml:id="list3648283440" text:style-name="L27">
        <text:list-item>
          <text:p text:style-name="P473"><text:span text:style-name="T729">Pokud se ti snaží z</text:span><text:span text:style-name="T726">trat</text:span><text:span text:style-name="T729">it</text:span><text:span text:style-name="T726"> z dohledu nebo ut</text:span><text:span text:style-name="T729">éct</text:span><text:span text:style-name="T726"> někam, kam ty nemůžeš, </text:span><text:span text:style-name="T729">házíte si oba Finesou.</text:span></text:p>
        </text:list-item>
        <text:list-item>
          <text:p text:style-name="P473"><text:span text:style-name="T729">Když takovou možnost nemá, jde o to, komu dřív dojdou síly. V tom případě házíte oba Silou</text:span><text:span text:style-name="T726">.</text:span></text:p>
        </text:list-item>
      </text:list>
      <text:p text:style-name="P20">Pokud do honičky zasahuje někdo jiný, třeba po někom z vás střílí, házejte každé kolo. Ten, kdo hodí víc, upraví náskok o jedno kolo běhu ve svůj prospěch. Když vám do toho nikdo nezasahuje, tak jeden hod rozhodne výsledek celé honičky.</text:p>
      <text:h text:style-name="P609" text:outline-level="3"><text:soft-page-break/><text:span text:style-name="T823">+Zab</text:span>ránění v mluvení <text:span text:style-name="T824">nebo seslání kouzla</text:span></text:h>
      <text:p text:style-name="P373">Příklad:</text:p>
      <text:p text:style-name="P291">Když by se v úvodním příkladu boje Gorondar dostal přes orka k mumlajícímu goblinovi, házel by si <text:span text:style-name="T825">Pavel</text:span> proti němu <text:span text:style-name="T173">na úspěch</text:span>. <text:span text:style-name="T825">Pokud by získal dva úspěchy, mohl by to popsat například takto:</text:span></text:p>
      <text:p text:style-name="P291"><text:span text:style-name="T274">Pavel:</text:span><text:span text:style-name="T826"> „Levou rukou chytnu goblina pod krkem, pravou pustím meč, seberu ze stolu svazek bylin a nacpu mu ho do pusy.“</text:span></text:p>
      <text:p text:style-name="P89">Stejně jako u bránění v útoku nemusíš nutně protivníkovi zabránit ve vyslovení sesílací formule, aby ses ubránil kouzlu – stačí, aby proti tobě neměl žádné úspěchy.</text:p>
      <text:p text:style-name="P372">Příklad:</text:p>
      <text:p text:style-name="P291"><text:span text:style-name="T109">Kdyby </text:span><text:span text:style-name="T110">měl</text:span><text:span text:style-name="T109"> </text:span><text:span text:style-name="T111">Gorondar proti goblinovi jen </text:span><text:span text:style-name="T109">jeden úspěch, tak by </text:span><text:span text:style-name="T111">mu nemohl zabránit v mumlání a</text:span><text:span text:style-name="T109"> goblin </text:span><text:span text:style-name="T112">by tedy</text:span><text:span text:style-name="T109"> zaklínadlo vyslovil. </text:span><text:span text:style-name="T110">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09">.</text:span></text:p>
      <text:h text:style-name="P622" text:outline-level="3"><text:span text:style-name="T827">+</text:span>Zabránění v kouzlení</text:h>
      <text:p text:style-name="P91">/*</text:p>
      <text:p text:style-name="P91">TODO: To jsem si zase naběhl....</text:p>
      <text:p text:style-name="P91">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91"><text:soft-page-break/>=<text:span text:style-name="T289">&gt; </text:span><text:span text:style-name="T301">Asi bude nejlepší, když <text:s/>se na celé soustředění při kouzlení vykašlu. Musí se prostě vyslovit zaklínací formule a zabránit v kouzlení znamená zabránit v mluvení.</text:span></text:p>
      <text:p text:style-name="P58">- pravidlo pro přerušení soustředění pořád potřebuju, protože některá kouzla se udržují (třeba neviditelnost – ha, to silně omezí nividitelné krolly kouzleníky! (což je asi dobře)).</text:p>
      <text:p text:style-name="P58">TODO: Předělat to tak.</text:p>
      <text:p text:style-name="P91">*/</text:p>
      <text:p text:style-name="P92">Při sesílání kouzla se musíš soustředit a vyslovit zaklínací formuli. Jsou tedy v zásadě dva způsoby, jak <text:span text:style-name="T827">ti v tom může někdo zabránit</text:span>:</text:p>
      <text:list xml:id="list247237703" text:style-name="L28">
        <text:list-item>
          <text:p text:style-name="P474">Znemožní <text:span text:style-name="T827">ti</text:span> mluvit</text:p>
        </text:list-item>
        <text:list-item>
          <text:p text:style-name="P474">Rozhodí <text:span text:style-name="T827">tě</text:span>, aby se<text:span text:style-name="T827">s</text:span> nemohl soustředit</text:p>
        </text:list-item>
      </text:list>
      <text:p text:style-name="P90"><text:span text:style-name="T113">Z</text:span><text:span text:style-name="T116">abránit </text:span><text:span text:style-name="T117">někomu</text:span><text:span text:style-name="T116"> ve vyslovení zaklínací formule je obtížnější, viz </text:span><text:span text:style-name="Odkaz_20_na_20_kapitolu"><text:span text:style-name="T108"><text:bookmark-ref text:reference-format="text" text:ref-name="__RefHeading___Toc27343_1494735933">Zabránění v mluvení</text:bookmark-ref></text:span></text:span><text:span text:style-name="T116">. </text:span><text:span text:style-name="T118">Přesto ale může mít smysl </text:span><text:span text:style-name="T108">kouzelníkovi</text:span><text:span text:style-name="T118"> ústa zacpat.</text:span></text:p>
      <text:p text:style-name="P374">Příklad:</text:p>
      <text:p text:style-name="P292"><text:span text:style-name="T8">Pavel:</text:span><text:span text:style-name="T108"> „</text:span><text:span text:style-name="T119">C</text:span><text:span text:style-name="T120">hytnu </text:span><text:span text:style-name="T119">zezadu</text:span><text:span text:style-name="T120"> goblina levou rukou pod krkem a </text:span><text:span text:style-name="T108">pravou mu zacpu pusu.“</text:span></text:p>
      <text:p text:style-name="P292"><text:span text:style-name="T108">Goblin teď nebude moc kouzlit ani v dalším kole, protože nebude mocit vyslovit zaklínací formuli. </text:span><text:span text:style-name="T120">Aby si ústa uvolnil, </text:span><text:span text:style-name="T108">bude </text:span><text:span text:style-name="T121">si</text:span><text:span text:style-name="T108"> muset Gorondar</text:span><text:span text:style-name="T122">a</text:span><text:span text:style-name="T57"> </text:span><text:span text:style-name="T58">pře</text:span><text:span text:style-name="T59">hodit</text:span><text:span text:style-name="T57"> </text:span><text:span text:style-name="T108">Silou a </text:span><text:span text:style-name="T120">použít </text:span><text:span text:style-name="T121">na to</text:span><text:span text:style-name="T120"> </text:span><text:span text:style-name="T121">jeden úspěch</text:span><text:span text:style-name="T108">.<text:line-break/><text:tab/>Když by mu Gorondar </text:span><text:span text:style-name="T122">v prvním kole</text:span><text:span text:style-name="T108"> místo zacpání pusy </text:span><text:span text:style-name="T122">jen</text:span><text:span text:style-name="T108"> přerušil soustředění, zabránil by mu v kouzlení, ale v dalším </text:span><text:span text:style-name="T122">kole</text:span><text:span text:style-name="T108"> by to mohl goblin zkoušet znovu.</text:span></text:p>
      <text:p text:style-name="P90"><text:span text:style-name="T113">T</text:span><text:span text:style-name="T114">oto pravidlo platí jak pro</text:span><text:span text:style-name="T109"> kouzl</text:span><text:span text:style-name="T114">a</text:span><text:span text:style-name="T109"> sesílan</text:span><text:span text:style-name="T114">á</text:span><text:span text:style-name="T109"> přímo kouzelníkem, tak sesílan</text:span><text:span text:style-name="T114">á</text:span><text:span text:style-name="T109"> z magických předmětů. </text:span><text:span text:style-name="T114">Zabránit zloději v seslání </text:span><text:span text:style-name="T37">ohnivé střely</text:span><text:span text:style-name="T114"> z kouzelné hůlky tedy</text:span><text:span text:style-name="T109"> můžeš tím, že do něj za jeden úspěch vrazíš, </text:span><text:span text:style-name="T114">nebo </text:span><text:span text:style-name="T115">třeba</text:span><text:span text:style-name="T114"> že mu dáš roubík</text:span><text:span text:style-name="T109">.</text:span></text:p>
      <text:p text:style-name="P108"><text:soft-page-break/><text:span text:style-name="T735">P</text:span><text:span text:style-name="T736">řestože jsme si řekli, že při seslání kouzla se je třeba </text:span><text:span text:style-name="T248">soustředit</text:span><text:span text:style-name="T736">, není možné někomu zabránit </text:span><text:span text:style-name="T737">v kouzlení</text:span><text:span text:style-name="T736"> přerušením </text:span><text:span text:style-name="T248">soustředění</text:span><text:span text:style-name="T736">.</text:span></text:p>
      <text:p text:style-name="P379"><text:span text:style-name="T736">P</text:span><text:span text:style-name="T726">oznámka:</text:span></text:p>
      <text:p text:style-name="P302"><text:span text:style-name="T738">Důvod pro toto pravidlo je čistě herní. Kdyby </text:span><text:span text:style-name="T733">to</text:span><text:span text:style-name="T738"> totiž šlo, tak by </text:span><text:span text:style-name="T734">kouzlení přerušilo</text:span><text:span text:style-name="T738"> jakékoliv utrpěné zranění. Kouzelníci by se pak nemohli účinně bránit plošnými kouzly proti přesile nepřátel a bylo by také neúměrně komplikované vyhodnotit například seslání </text:span><text:span text:style-name="T249">ohnivé koule</text:span><text:span text:style-name="T738"> na skupinu skřetů, kteří všichni <text:s/>na kouzelníka střílí.</text:span></text:p>
      <text:h text:style-name="P623" text:outline-level="3"><text:span text:style-name="T830">+</text:span>Přerušení soustředění</text:h>
      <text:p text:style-name="P94"><text:span text:style-name="T37">Soustředění</text:span><text:span text:style-name="T60"> </text:span><text:span text:style-name="T61">souvisí s kouzly a magickými schopnostmi: </text:span><text:span text:style-name="T62">s</text:span><text:span text:style-name="T61">oustředit se musíš pokaždé, když sesíláš kouzlo, ať už přímo nebo z předmětu, nebo když používáš schopnost, která </text:span><text:span text:style-name="T62">h</text:span><text:span text:style-name="T61">o vyžaduje. Účinek některých kouzel a schopností také trvá po dobu </text:span><text:span text:style-name="T40">soustředění</text:span><text:span text:style-name="T61"> toho, kdo </text:span><text:span text:style-name="T63">ho</text:span><text:span text:style-name="T61"> seslal, nebo kdo </text:span><text:span text:style-name="T63">ji</text:span><text:span text:style-name="T61"> aktivoval. Když tedy kouzelníkovi </text:span><text:span text:style-name="T40">soustředění</text:span><text:span text:style-name="T61"> přeruší</text:span><text:span text:style-name="T64">š</text:span><text:span text:style-name="T61">, jeho kouzlo přestane působit.<text:line-break/><text:tab/></text:span><text:span text:style-name="T125">Přerušit někomu </text:span><text:span text:style-name="T40">soustředění</text:span><text:span text:style-name="T125"> </text:span><text:span text:style-name="T114">můžeš například tím, že to něj vrazíš, srazíš ho na zem </text:span><text:span text:style-name="T126">a</text:span><text:span text:style-name="T114"> podobně</text:span><text:span text:style-name="T116">.</text:span></text:p>
      <text:p text:style-name="P375">Příklad:</text:p>
      <text:p text:style-name="P293"><text:span text:style-name="T127">S</text:span><text:span text:style-name="T108">křetí šaman oslepil Nariu kouzlem. Gorondar se jí v dalším kole rozhodne pomoct.</text:span></text:p>
      <text:p text:style-name="P293"><text:span text:style-name="T8">Pavel:</text:span><text:span text:style-name="T108"> „Rozběhnu se k šamanovi. Chci do něj vrazit, abych mu přerušil soustředění.“</text:span></text:p>
      <text:p text:style-name="P293"><text:span text:style-name="T8">Pán jeskyně:</text:span><text:span text:style-name="T108"> „Šaman se ti bude bránit nožem. Hoď si na úspěch.“</text:span></text:p>
      <text:p text:style-name="P283">Pavel hodí víc a získá proti šamanovi jeden úspěch. Popíše to:</text:p>
      <text:p text:style-name="P294"><text:span text:style-name="T9">Pavel:</text:span><text:span text:style-name="T126"> „</text:span><text:span text:style-name="T123">Z rozběhu do něj vrazím, povalím ho na zem a zalehnu ho.</text:span><text:span text:style-name="T126">“</text:span></text:p>
      <text:p text:style-name="P295"><text:span text:style-name="T126">G</text:span><text:span text:style-name="T108">oblin tedy teď bude proti Gorondarovi v nevýhodě, jelikož leží pod ním. Náraz a pád mu také určitě přerušil </text:span><text:span text:style-name="T36">soustředění</text:span><text:span text:style-name="T57">, </text:span><text:span text:style-name="T65">takže kouzlo přestane působit a Naria zase uvidí</text:span><text:span text:style-name="T57">.</text:span></text:p>
      <text:p text:style-name="P94"><text:soft-page-break/><text:span text:style-name="T41">Soustředění</text:span><text:span text:style-name="T128"> také přeruší jakékoliv zranění.</text:span></text:p>
      <text:p text:style-name="P375">Příklad:</text:p>
      <text:p text:style-name="P294">Kara seslala <text:span text:style-name="T173">neviditenost</text:span> na Gorondara a společně teď bojují proti skřetům. <text:span text:style-name="T829">Když bude zraněn Gorondar, kouzlo se tím nezruší – seslala ho totiž Kara, takže ta se teď musí soustředit. Když se ale jednomu ze skřetích lučištníků podaří zasáhnout Karu, přeruší jí tím </text:span><text:span text:style-name="T186">soustředění</text:span><text:span text:style-name="T829">, kouzlo pomine a Gorondar přestane být neviditelný.</text:span></text:p>
      <text:p text:style-name="P93"><text:span text:style-name="T828">Když ránu zastaví zbroj, štít nebo odolnost proti zranění, </text:span><text:span text:style-name="T187">soustředění</text:span><text:span text:style-name="T828"> nepřeruší</text:span>.</text:p>
      <text:p text:style-name="P375">Příklad:</text:p>
      <text:p text:style-name="P296"><text:span text:style-name="T109">Pokud by Kara </text:span><text:span text:style-name="T123">zrovna měla na sobě zbroj a skřet</text:span><text:span text:style-name="T109"> </text:span><text:span text:style-name="T123">na ni útočil dýkou se zraněním 0 a</text:span><text:span text:style-name="T109"> přehodil </text:span><text:span text:style-name="T123">ji</text:span><text:span text:style-name="T109"> o 1, </text:span><text:span text:style-name="T38">soustředění</text:span><text:span text:style-name="T109"> by jí nepřerušil, </text:span><text:span text:style-name="T123">protože Kařina zbroj by zranění snížila na 0</text:span><text:span text:style-name="T109">.<text:line-break/><text:tab/></text:span><text:span text:style-name="T123">Udělal by tedy lépe, kdyby do ní třeba vrazil, podrazil jí nohy a podobně – tím by jí sice také nezranil, ale </text:span><text:span text:style-name="T39">soustředění</text:span><text:span text:style-name="T124"> by jí přerušil.</text:span></text:p>
      <text:h text:style-name="P624" text:outline-level="3"><text:span text:style-name="T730">Ú</text:span><text:span text:style-name="T726">těk </text:span><text:span text:style-name="T728">z boje zblízka</text:span></text:h>
      <text:p text:style-name="P102">TODO: Všechno špatně, všechno vylejt. Protivník mi přece v útěku nebrání pasivně, takže já žádnej úspěch nepotřebuju. Naopak on musí mít úspěch, aby mi v útěku zabránil.</text:p>
      <text:p text:style-name="P95"><text:span text:style-name="T726">TODO: Při útěku nemůžeš použít </text:span><text:span text:style-name="T246">plnou obranu</text:span><text:span text:style-name="T726">.</text:span></text:p>
      <text:p text:style-name="P96"><text:span text:style-name="T726">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726"><text:bookmark-ref text:reference-format="text" text:ref-name="__RefHeading___Toc24958_4068460501">Únik z nevýhodné situace</text:bookmark-ref></text:span></text:span><text:span text:style-name="T726">.<text:line-break/></text:span><text:span text:style-name="T731"><text:tab/>Když máš volnou cestu a nikdo tě nehrožuje, tak prostě utečeš. Když ti někdo c</text:span><text:span text:style-name="T371">hce v útěku zabránit, zranit tě, nebo tě nějak jinak ohrozit, </text:span><text:span text:style-name="T372">tak si proti němu normálně házíš </text:span><text:span text:style-name="T307">na úspěch</text:span><text:span text:style-name="T372"> nebo </text:span><text:span text:style-name="T307">na obranu</text:span><text:span text:style-name="T372">, podle toho, jestli ho chceš také ohrozit. Na útěk potřebuješ jen jeden úspěch, takže si klidně můžeš proti svému soupeři hodit </text:span><text:soft-page-break/><text:span text:style-name="T372">na úspěch a když ti padne víc úspěchů, tak za jeden od něj utečeš a za ty další mu před tím můžeš ještě něco udělat.</text:span><text:span text:style-name="T373"><text:line-break/><text:tab/></text:span><text:span text:style-name="T372">Pokud tě ohrožuje ten, od koho utíkáš, tak si proti němu každopádně počítáš nevýhodu za to, že mu vystavíš záda.</text:span></text:p>
      <text:p text:style-name="P376">Příklad:</text:p>
      <text:p text:style-name="P299">Gorondar bojuje s orkským šampiónem. Zjistil, že poněkud přecenil své síly a chtěl by utéct.<text:span text:style-name="T370"> </text:span><text:span text:style-name="T372">Pavel se rozhodne, že si proti orkovi hodí </text:span><text:span text:style-name="T307">na úspěch</text:span><text:span text:style-name="T372">. Může si díky tomu hodit Silou, kterou má vyšší. Bude si každopádně počítat nevýhodu, protože orkovi vystaví záda. I s nevýhodou se mu podaří získat</text:span> dva úspěchy <text:span text:style-name="T831">a p</text:span>opíše to následovně:</text:p>
      <text:p text:style-name="P299"><text:span text:style-name="T329">Pavel:</text:span><text:span text:style-name="T370"> </text:span><text:span text:style-name="T374">„Narazil jsem do něj ramenem a srazil jsem ho na zem. Pak zdrhám.“</text:span></text:p>
      <text:p text:style-name="P299"><text:span text:style-name="T370">Mohl by ho také za první úspěch zranit. Tím, že ho srazil na zem, si ale </text:span><text:span text:style-name="T372">zvětšil</text:span><text:span text:style-name="T370"> náskok v následné honičce. </text:span><text:span text:style-name="T375">Kdyby měl jen jeden úspěch, mohl by říct například:</text:span></text:p>
      <text:p text:style-name="P299"><text:span text:style-name="T330">Pavel:</text:span><text:span text:style-name="T375"> </text:span><text:span text:style-name="T374">„</text:span><text:span text:style-name="T375">Odstrčil jsem ho od sebe a zdrhám.“</text:span></text:p>
      <text:p text:style-name="P299">Odstrčení orka mu v tomto případě nedá náskok, vyjadřuje pouze to, že se Gorondar rozhodl z boje dostat <text:span text:style-name="T832">S</text:span>ilou.</text:p>
      <text:p text:style-name="P98"><text:span text:style-name="T370">Když při pokusu o útěk oběma padne stejně, </text:span><text:span text:style-name="T376">myslete na pravidlo </text:span><text:span text:style-name="Odkaz_20_na_20_kapitolu"><text:span text:style-name="T726"><text:bookmark-ref text:reference-format="text" text:ref-name="__RefHeading___Toc30276_554067906">Při remíze nemůžeš zrušit akci protivníka</text:bookmark-ref></text:span></text:span><text:span text:style-name="T376">. Utíkající chtěl utéct co nejdál a to se mu tedy podaří. Pronásledující má ale také jeden úspěch, takže pokud chce, může říct, že je prchajícímu v patách.</text:span></text:p>
      <text:p text:style-name="P376">Příklad:</text:p>
      <text:p text:style-name="P297">Když by v předchozím příkladě Pavel hodil stejně jako Pán jeskyně, mohlo by to dopadnout například takto:</text:p>
      <text:p text:style-name="P298"><text:span text:style-name="T330">Pavel:</text:span><text:span text:style-name="T375"> </text:span><text:span text:style-name="T374">„</text:span><text:span text:style-name="T375">Odstrčil jsem ho od sebe a zdrhám.“</text:span></text:p>
      <text:p text:style-name="P298"><text:span text:style-name="T330">P</text:span><text:span text:style-name="T329">án jeskyně</text:span><text:span text:style-name="T330">:</text:span><text:span text:style-name="T375"> </text:span><text:span text:style-name="T374">„</text:span><text:span text:style-name="T370">Ork ale zaváhal jen chviličku. Vyrazil za tebou a je ti v patách.</text:span></text:p>
      <text:p text:style-name="P299"><text:soft-page-break/>Znamená to, že Pavel uběhl krátkou vzdálenost (tj. vzdálenost, kterou urazí za jedno kolo), ale ork také. V dalším kole budou opět v kontaktní vzdálenosti a ork ho tedy bude moci opět ohrozit zblízka.</text:p>
      <text:p text:style-name="P101">...</text:p>
      <text:p text:style-name="P99"><text:span text:style-name="T726">TODO: Následující text je pozůstatek z původního stavu. Nějak je ale třeba navázat </text:span><text:span text:style-name="T282">Pronásledováním</text:span><text:span text:style-name="T726">.</text:span></text:p>
      <text:p text:style-name="P100"><text:span text:style-name="T726">Utéct z boje nemusí být vždy jednoduché. Když se protivník rozhodne běžet za tebou a je rychlejší než ty, akorát mu tím vystavíš záda (bude mít proti tobě výhodu).<text:line-break/><text:tab/></text:span><text:span text:style-name="T727">Když ho přehodíš a použiješ jeden úspěch na útěk, může to znamenat, třeba že jsi do něj strčil, využil jsi vhodné chvíle </text:span><text:span text:style-name="T732">k útěku</text:span><text:span text:style-name="T727">, nebo jsi nějak jinak získal malý náskok.<text:line-break/><text:tab/>V řeči pravidel to znamená, že na konci kola mezi vámi bude </text:span><text:span text:style-name="T247">krátká vzdálenost</text:span><text:span text:style-name="T727">. Protivník tě stále může pronásledovat, ale nebude tě moci hned v příštím kole ohrozit z blízka, protože to jde jen na </text:span><text:span text:style-name="T247">kontaktní vzdálenost</text:span><text:span text:style-name="T727">.</text:span></text:p>
      <text:p text:style-name="P104"><text:span text:style-name="T129">T</text:span><text:span text:style-name="T124">ODO: Kapitolu Pronásledování jsem zrušil, místo toho je nová. Buď se na ní tady odkázat, nebo ji přesunout sem.</text:span></text:p>
      <text:h text:style-name="P625" text:outline-level="3">Únava v boji</text:h>
      <text:p text:style-name="P105">Boj je fyzicky velice náročný. <text:span text:style-name="T841">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841">ale budete chvíli bojovat a</text:span> skřetů<text:span text:style-name="T841">m</text:span> <text:span text:style-name="T841">pak</text:span> přijdou posily, budou oproti vám čerstv<text:span text:style-name="T841">é</text:span> a budou si tedy počítat výhodu. Když naopak vy přijdete někomu na pomoc, výhoda bude na vaší straně. Pokud ale do boje budete muset doběhnout, budete zadýchaní stejně jako ti, kdo už nějaký čas bojují a výhodu nebude mít nikdo. <text:span text:style-name="T842">Při určování, kdo bude vyčerpaný, můžete brát v potaz Sílu postav a kolik toho nesou.</text:span></text:p>
      <text:p text:style-name="P377"><text:soft-page-break/>Příklad:</text:p>
      <text:p text:style-name="P300"><text:span text:style-name="Strong_20_Emphasis">Pán jeskyně:</text:span> „Druhý den cesty divočinou jste v dálce zaslechli zvuky boje. Co děláte?“</text:p>
      <text:p text:style-name="P300"><text:span text:style-name="Strong_20_Emphasis">Pavel:</text:span> „Rozběhnu se tam.“</text:p>
      <text:p text:style-name="P300"><text:span text:style-name="Strong_20_Emphasis">Jana:</text:span> <text:span text:style-name="Emphasis">„Gorondare, počkej! Vůbec nevíme, kdo s kým bojuje a proč. Třeba se nás to vůbec netýká.“</text:span></text:p>
      <text:p text:style-name="P300"><text:span text:style-name="Strong_20_Emphasis">Pavel:</text:span> „<text:span text:style-name="Emphasis">‚Možná někdo potřebuje naši pomoc!‘</text:span> Běžím dál.“</text:p>
      <text:p text:style-name="P300"><text:span text:style-name="Strong_20_Emphasis">Katka:</text:span> „<text:span text:style-name="Emphasis">‚Gorondar má pravdu. Cestujeme divočinou, kdo by tu asi tak mohl bojovat? Nejspíš to bude přepadení.‘</text:span> Rozběhnu se za ním.“</text:p>
      <text:p text:style-name="P300"><text:span text:style-name="Strong_20_Emphasis">Jana:</text:span> <text:span text:style-name="Emphasis">„No tak dobře, co mám s váma dělat...“</text:span></text:p>
      <text:p text:style-name="P300"><text:span text:style-name="Strong_20_Emphasis">Pán jeskyně:</text:span> „Pavle, máš sice vysokou Sílu a není to moc daleko, ale máš těžkou zbroj a na zádech tornu, takže pokud tam chceš doběhnout co nejrychleji, budeš pak pořádně zadýchaný."</text:p>
      <text:p text:style-name="P300"><text:span text:style-name="Strong_20_Emphasis">Pavel:</text:span> „Pomůže, když tornu odhodím?"</text:p>
      <text:p text:style-name="P300"><text:span text:style-name="Strong_20_Emphasis">Pán jeskyně:</text:span> „Určitě."</text:p>
      <text:p text:style-name="P300"><text:span text:style-name="Strong_20_Emphasis">Pavel:</text:span> „Tak to udělám."</text:p>
      <text:p text:style-name="P300"><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300"><text:span text:style-name="Strong_20_Emphasis">Katka:</text:span> „Stejně nejspíš budu střílet, takže si klidně dám na čas.“</text:p>
      <text:p text:style-name="P300"><text:span text:style-name="Strong_20_Emphasis">Pán jeskyně:</text:span> „Ok. Jedno kolo běhu je krátká vzdálenost, takže budeš s rezevou ve středním dostřelu."</text:p>
      <text:p text:style-name="P300"><text:span text:style-name="Strong_20_Emphasis">Jana:</text:span> „Já raději budu držet krok s Gorondarem.“</text:p>
      <text:p text:style-name="P300"><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601" text:outline-level="4"><text:span text:style-name="T843">T</text:span>řetí úspěch může <text:span text:style-name="T844">představovat náhodu</text:span></text:h>
      <text:p text:style-name="P106">První dva úspěchy by měly vyjadřovat to, co jsi protivníkovi cíleně způsobil. Za třetí úspěch můžeš popsat i něco, co jsi nejspíš přímo nezamýšlel, ale hraje to ve tvůj prospěch.</text:p>
      <text:p text:style-name="P378"><text:span text:style-name="T130">P</text:span><text:span text:style-name="T1">říklad:</text:span></text:p>
      <text:p text:style-name="P301"><text:span text:style-name="T66">Katka:</text:span><text:span text:style-name="T45"> „</text:span><text:span text:style-name="T47">Střelila jsem skřeta do čela. Je to vážné zranění (za první úspěch zranění, za druhý vážné) a krev z rány mu teče do očí, takže nevidí (třetí úspěch).</text:span><text:span text:style-name="T45">“</text:span></text:p>
      <text:h text:style-name="P626" text:outline-level="3">Příklady bojových akcí</text:h>
      <text:p text:style-name="P370">/<text:span text:style-name="T833">* Tohle je jen nápad, možná ne moc dobrý. Alternativa by byla, rozstrkat to do příkladů v průběhu boje (asi jo). */</text:span></text:p>
      <text:p text:style-name="P370"><text:span text:style-name="T834">T</text:span>ODO: Ke každému bodu napsat, jak se to vyhodnocuje.</text:p>
      <text:list xml:id="list2084461996" text:style-name="L29">
        <text:list-item>
          <text:p text:style-name="P415"><text:span text:style-name="T835">Při boji </text:span>v sevřené formaci <text:span text:style-name="T835">si </text:span>počkáš na útok spolubojovníka a využiješ toho, že je protivník odkrytý</text:p>
        </text:list-item>
        <text:list-item>
          <text:p text:style-name="P416">Při boji s protivníkem s delší zbraní se přesuneš do jeho těsné blízkosti</text:p>
        </text:list-item>
        <text:list-item>
          <text:p text:style-name="P415"><text:span text:style-name="T836">M</text:span>ísto útoku zbraní rozhodíš protivníka kopem. <text:span text:style-name="T836">Následně toho využiješ</text:span></text:p>
        </text:list-item>
        <text:list-item>
          <text:p text:style-name="P415"><text:span text:style-name="T837">P</text:span>očkáš si, až se protivník odkryje svým vlastním útokem</text:p>
        </text:list-item>
        <text:list-item>
          <text:p text:style-name="P415">Přeho<text:span text:style-name="T837">díš si protivníka</text:span> přes rameno a následné využi<text:span text:style-name="T837">ješ</text:span> toho, že je vyvedený z rovnováhy</text:p>
        </text:list-item>
        <text:list-item>
          <text:p text:style-name="P417"><text:soft-page-break/>Přidržíš protivníkovi ruku nebo zbraň</text:p>
        </text:list-item>
        <text:list-item>
          <text:p text:style-name="P417">Zaútočíš <text:span text:style-name="T838">nejprve</text:span> štítem, čímž protivníka odkryješ</text:p>
        </text:list-item>
        <text:list-item>
          <text:p text:style-name="P415"><text:span text:style-name="T839">Kopneš protivníkovi</text:span> do ruky se zbraní</text:p>
        </text:list-item>
        <text:list-item>
          <text:p text:style-name="P415">Přesun<text:span text:style-name="T839">eš</text:span> do výhodné pozice</text:p>
        </text:list-item>
        <text:list-item>
          <text:p text:style-name="P415">Skřípn<text:span text:style-name="T839">eš soupeři</text:span> ruk<text:span text:style-name="T839">u svou</text:span> čepelí</text:p>
        </text:list-item>
        <text:list-item>
          <text:p text:style-name="P415"><text:span text:style-name="T839">Při útoku s</text:span>kry<text:span text:style-name="T839">ješ svou zbraň</text:span> za pláštěm</text:p>
        </text:list-item>
        <text:list-item>
          <text:p text:style-name="P415">Zachy<text:span text:style-name="T839">tíš</text:span> <text:span text:style-name="T839">svým </text:span>pláštěm <text:span text:style-name="T839">protivníkovu zbraň</text:span></text:p>
        </text:list-item>
        <text:list-item>
          <text:p text:style-name="P418">Využiješ protivníkova zranění</text:p>
        </text:list-item>
        <text:list-item>
          <text:p text:style-name="P418">Zapůsobíš emotivně – pokusíš se v protivníkovi vzbudit strach nebo třeba soucit</text:p>
        </text:list-item>
        <text:list-item>
          <text:p text:style-name="P415"><text:span text:style-name="T839">Využiješ nějakou nebojovou dovednost, třeba Fyzickou zdatnost, abys vyběhnul po stěně,</text:span> zhoupnu<text:span text:style-name="T839">l</text:span> se na lustru, <text:span text:style-name="T839">uhnul pomocí salta či přemetu</text:span>, atd.</text:p>
        </text:list-item>
        <text:list-item>
          <text:p text:style-name="P418">Využiješ výhodnou pozici, například ke skoku na protivníka z výšky</text:p>
        </text:list-item>
        <text:list-item>
          <text:p text:style-name="P418">Zaútočíš z rozeběhu</text:p>
        </text:list-item>
        <text:list-item>
          <text:p text:style-name="P418">Rozeběhneš se a srazíš protivníka kopem z výskoku</text:p>
        </text:list-item>
        <text:list-item>
          <text:p text:style-name="P418">Předstíráš útok, abys rozhodil protivníkovu obranu</text:p>
        </text:list-item>
        <text:list-item>
          <text:p text:style-name="P418">Necháš zbraň sklouznout po krytu protivníka, abys jej následně ohrozil bodem</text:p>
        </text:list-item>
        <text:list-item>
          <text:p text:style-name="P418">Odrazíš protivníkovu zbraň nebo štít, aby s ním nestihnul krýt tvou další ránu</text:p>
        </text:list-item>
        <text:list-item>
          <text:p text:style-name="P415">Vyvede<text:span text:style-name="T840">š</text:span> protivníka z rovnováhy (například zatlačením štítem) a násled<text:span text:style-name="T840">ně toho využiješ</text:span></text:p>
        </text:list-item>
        <text:list-item>
          <text:p text:style-name="P415"><text:soft-page-break/>Zatlač<text:span text:style-name="T840">íš</text:span> protivníka do stísněného prostoru</text:p>
        </text:list-item>
        <text:list-item>
          <text:p text:style-name="P419"><text:span text:style-name="T839">Oběhneš</text:span> přečísleného protivníka <text:span text:style-name="T839">a zaútočíš mu do zad</text:span></text:p>
        </text:list-item>
        <text:list-item>
          <text:p text:style-name="P420"><text:span text:style-name="T839">Převrhneš</text:span> protivníkovi <text:span text:style-name="T839">do cesty stůl, židli nebo jiný vhodný předmět</text:span></text:p>
        </text:list-item>
        <text:list-item>
          <text:p text:style-name="P418">Rozhodíš soupeře hozením menšího předmětu do tváře</text:p>
        </text:list-item>
        <text:list-item>
          <text:p text:style-name="P433">Zamíříš střelnou nebo vrhací zbraní</text:p>
        </text:list-item>
      </text:list>
      <text:h text:style-name="Heading_20_2" text:outline-level="2">Boj – před změnou struktury podle učení se pravidel</text:h>
      <text:h text:style-name="P627" text:outline-level="3">Váš první souboj</text:h>
      <text:p text:style-name="P234"><text:span text:style-name="T1140">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233">na úspěch</text:span><text:span text:style-name="T1141"> a kdy </text:span><text:span text:style-name="T233">na obranu</text:span><text:span text:style-name="T1141">,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1141">než on a cokoliv dalšího tě napadne. Jak se to všechno vyhodnotí se dozvíš v kapitole Úspěchy /* TODO: Odkaz */. Předtím si ale ještě řekneme, jak určit pořadí házení a jak zohlednit různé okolnosti, které mají na výsledek vliv.</text:span></text:p>
      <text:p text:style-name="P220"/>
      <text:p text:style-name="P235"/>
      <text:p text:style-name="P219">-<text:span text:style-name="T893">old text-</text:span></text:p>
      <text:p text:style-name="P219">Proti tomu, na koho útočíš, si házíš na úspěch. Proti všem ostatním si házíš na obranu.</text:p>
      <text:p text:style-name="P233"/>
      <text:list xml:id="list3995053757" text:style-name="L30">
        <text:list-item>
          <text:p text:style-name="P475"><text:span text:style-name="T894">Když chceš někoho zranit, srazit k zemi, vyrazit mu zbraň, v něčem mu zabránit, ovlivnit ho kouzlem, nebo jej jakkoliv jinak ohrozit nebo omezit, házíš si proti němu </text:span><text:span text:style-name="T202">na úspěch</text:span><text:span text:style-name="T894">.</text:span></text:p>
          <text:list>
            <text:list-item>
              <text:p text:style-name="P476">Když tě <text:span text:style-name="T895">on</text:span> chce také ohrozit,<text:span text:style-name="T896"> tvůj </text:span><text:span text:style-name="T203">hod na úspěch</text:span><text:span text:style-name="T896"> se porovná s jeho </text:span><text:span text:style-name="T203">hodem</text:span><text:span text:style-name="T173"> na úspěch</text:span>.</text:p>
            </text:list-item>
            <text:list-item>
              <text:p text:style-name="P476">Pokud tě v tomto kole ohrozit nechce, třeba proto, že útočí na někoho jiného, hází si proti tobě <text:span text:style-name="T173">na obranu</text:span>.</text:p>
            </text:list-item>
          </text:list>
        </text:list-item>
        <text:list-item>
          <text:p text:style-name="P477">Když v tomto kole nikoho neohrožuješ, <text:span text:style-name="T173">na úspěch</text:span> si <text:span text:style-name="T897">neházíš. Budeš si ale házet </text:span><text:span text:style-name="T204">na obranu</text:span><text:span text:style-name="T898">, pokud chce někdo ohrozit tebe – třeba když ti chce zabránit v tom, co děláš.</text:span></text:p>
        </text:list-item>
      </text:list>
      <text:p text:style-name="P222">Takto se postupně hází za všechny účastníky boje. Za hráčské postavy a jejich pomocníky hází hráči postav, za nestvůry a protivníky Pán jeskyně.</text:p>
      <text:p text:style-name="P221"/>
      <text:p text:style-name="P221"/>
      <text:p text:style-name="P221"/>
      <text:h text:style-name="P628" text:outline-level="3"><text:soft-page-break/>Vyhodnocení</text:h>
      <text:p text:style-name="P221"><text:span text:style-name="T899">Když je jasné, co kdo chce udělat, je třeba určit, jak to dopadne</text:span>.</text:p>
      <text:list xml:id="list145215565742971" text:continue-numbering="true" text:style-name="L30">
        <text:list-item>
          <text:p text:style-name="P475"><text:span text:style-name="T894">Když chceš někoho zranit, srazit k zemi, vyrazit mu zbraň, v něčem mu zabránit, ovlivnit ho kouzlem, nebo jej jakkoliv jinak ohrozit nebo omezit, házíš si proti němu </text:span><text:span text:style-name="T202">na úspěch</text:span><text:span text:style-name="T894">.</text:span></text:p>
          <text:list>
            <text:list-item>
              <text:p text:style-name="P476">Když tě <text:span text:style-name="T895">on</text:span> chce také ohrozit,<text:span text:style-name="T896"> tvůj </text:span><text:span text:style-name="T203">hod na úspěch</text:span><text:span text:style-name="T896"> se porovná s jeho </text:span><text:span text:style-name="T203">hodem</text:span><text:span text:style-name="T173"> na úspěch</text:span>.</text:p>
            </text:list-item>
            <text:list-item>
              <text:p text:style-name="P476">Pokud tě v tomto kole ohrozit nechce, třeba proto, že útočí na někoho jiného, hází si proti tobě <text:span text:style-name="T173">na obranu</text:span>.</text:p>
            </text:list-item>
          </text:list>
        </text:list-item>
        <text:list-item>
          <text:p text:style-name="P477">Když v tomto kole nikoho neohrožuješ, <text:span text:style-name="T173">na úspěch</text:span> si <text:span text:style-name="T897">neházíš. Budeš si ale házet </text:span><text:span text:style-name="T204">na obranu</text:span><text:span text:style-name="T898">, pokud chce někdo ohrozit tebe – třeba když ti chce zabránit v tom, co děláš.</text:span></text:p>
        </text:list-item>
      </text:list>
      <text:p text:style-name="P222">Takto se postupně hází za všechny účastníky boje. Za hráčské postavy a jejich pomocníky hází hráči postav, za nestvůry a protivníky Pán jeskyně.</text:p>
      <text:h text:style-name="P629" text:outline-level="3">Hod <text:span text:style-name="T900">na úspěch a na obranu</text:span></text:h>
      <text:p text:style-name="P109"><text:span text:style-name="T173">Na úspěch</text:span> <text:span text:style-name="T850">i </text:span><text:span text:style-name="T188">na obranu</text:span><text:span text:style-name="T850"> se hází stejně: k tomu, co ti padne na šestistěnné kostce, přičteš jednu z vlastností (Fyzičku, Finesu nebo Duši) a</text:span> bonusy a postihy <text:span text:style-name="T901">za případné výhody, nevýhody či jiné okolnosti:</text:span></text:p>
      <text:list xml:id="list1591208740" text:style-name="L31">
        <text:list-item>
          <text:p text:style-name="P478"><text:span text:style-name="T423">k6 </text:span><text:span text:style-name="T424">+ </text:span><text:span text:style-name="T902">vlastnost + bonusy a postihy</text:span></text:p>
        </text:list-item>
      </text:list>
      <text:p text:style-name="P109">Čím více ti v součtu padne, tím lépe.</text:p>
      <text:h text:style-name="P584" text:outline-level="4">Vlastnost při hodu na úspěch</text:h>
      <text:list xml:id="list2731864739" text:style-name="L32">
        <text:list-item>
          <text:p text:style-name="P479">Když bojuješ beze zbraně, házíš Fyzičkou.</text:p>
        </text:list-item>
        <text:list-item>
          <text:p text:style-name="P480"><text:soft-page-break/>Když bojuješ s těžkou zbraní nebo v těžké zbroji (s libovolnou zbraní na blízko), házíš<text:span text:style-name="T433"> </text:span><text:span text:style-name="T432">Fyzičkou</text:span><text:span text:style-name="T417">. </text:span><text:span text:style-name="T432">Platí to i p</text:span><text:span text:style-name="T436">ro</text:span><text:span text:style-name="T437"> </text:span><text:span text:style-name="T436">těžké</text:span><text:span text:style-name="T432"> vrhací zbran</text:span><text:span text:style-name="T436">ě</text:span><text:span text:style-name="T432"> </text:span><text:span text:style-name="T437">nebo</text:span><text:span text:style-name="T432"> když bojuješ se dvěma zbraněmi a </text:span><text:span text:style-name="T437">jen</text:span><text:span text:style-name="T432"> jedna z nich je těžká.</text:span></text:p>
        </text:list-item>
        <text:list-item>
          <text:p text:style-name="P481">Když střílíš z libovolné zbraně, házíš Finesou.</text:p>
        </text:list-item>
        <text:list-item>
          <text:p text:style-name="P527"><text:span text:style-name="T564">Když sesíláš </text:span><text:span text:style-name="T565">kouzlo, ať už</text:span><text:span text:style-name="T564"> sám nebo pomocí svitku či jiného magického předmětu, házíš Duší </text:span><text:span text:style-name="T566">a počítáš si postih za zbroj </text:span><text:span text:style-name="T567">(viz </text:span><text:span text:style-name="Odkaz_20_na_20_kapitolu"><text:span text:style-name="T557"><text:bookmark-ref text:reference-format="text" text:ref-name="__RefHeading___Toc57834_3886453158">Kouzlení ve zbroji</text:bookmark-ref></text:span></text:span><text:span text:style-name="T567">)</text:span><text:span text:style-name="T566">.</text:span></text:p>
        </text:list-item>
        <text:list-item>
          <text:p text:style-name="P482">Když se snažíš někam doběhnout rychleji než tvůj protivník, <text:span text:style-name="T903">nebo když se s někým přetlačuješ nebo přetahuješ,</text:span> <text:span text:style-name="T904">házíš</text:span> <text:span text:style-name="T851">Fyzičkou.</text:span></text:p>
        </text:list-item>
      </text:list>
      <text:p text:style-name="P142"><text:span text:style-name="T905">V ostatních případech, tedy když se například snažíš někoho srazit na zem, když bojuješ lehkou zbraní nebo házíš lehkou vrhací zbraň, když se chceš dostat z nevýhodné pozice a podobně, si můžeš </text:span><text:span text:style-name="T205">na úspěch</text:span><text:span text:style-name="T906"> hodit Fyzičkou nebo Finesou podle toho, co je pro tebe lepší. Měl bys to ale náležitě popsat.</text:span></text:p>
      <text:p text:style-name="P385">Příklad:</text:p>
      <text:p text:style-name="P303">Když <text:span text:style-name="T907">si chceš při boji nožem hodit Fyzičkou, můžeš například říct, že se při tom na</text:span> protivníka navalíš nebo <text:span text:style-name="T907">že</text:span> do něj vrazíš. <text:span text:style-name="T907">Když si chceš hodit Finesou, popíšeš to třeba tak, že tancuješ kolem něj</text:span>, uhýb<text:span text:style-name="T907">áš</text:span> před jeho výpady a zasa<text:span text:style-name="T907">zuješ</text:span> mu přesné rány, <text:span text:style-name="T907">když se odkryje</text:span>.</text:p>
      <text:h text:style-name="P584" text:outline-level="4"><text:span text:style-name="T908">Vlastnost při hodu n</text:span>a obranu</text:h>
      <text:list xml:id="list45708950" text:style-name="L33">
        <text:list-item>
          <text:p text:style-name="P483">Když se bráníš proti kouzlu <text:span text:style-name="T909">nebo odoláváš nějaké schopnosti</text:span>, házíš vlastností, která je uvedená v jeho <text:span text:style-name="T909">nebo jejím</text:span> popisu.</text:p>
        </text:list-item>
        <text:list-item>
          <text:p text:style-name="P454"><text:span text:style-name="T557">Když se bráníš kouzlem, házíš Duší</text:span><text:span text:style-name="T564"> </text:span><text:span text:style-name="T566">a počítáš si postih za zbroj </text:span><text:span text:style-name="T567">(viz </text:span><text:span text:style-name="Odkaz_20_na_20_kapitolu"><text:span text:style-name="T557"><text:bookmark-ref text:reference-format="text" text:ref-name="__RefHeading___Toc57834_3886453158">Kouzlení ve zbroji</text:bookmark-ref></text:span></text:span><text:span text:style-name="T567">)</text:span><text:span text:style-name="T568">.</text:span></text:p>
        </text:list-item>
        <text:list-item>
          <text:p text:style-name="P484">Když odoláváš jedu, házíš Fyzičkou.</text:p>
        </text:list-item>
        <text:list-item>
          <text:p text:style-name="P484"><text:soft-page-break/>Když se bráníš proti čemukoliv jinému <text:span text:style-name="T910">a máš na sobě těžkou zbroj, házíš Fyzičkou. Když těžkou zbroj nemáš, házíš Finesou.</text:span></text:p>
        </text:list-item>
      </text:list>
      <text:h text:style-name="P584" text:outline-level="4"><text:bookmark-start text:name="__RefHeading___Toc51382_3886453158"/>Obrana útokem<text:bookmark-end text:name="__RefHeading___Toc51382_3886453158"/></text:h>
      <text:p text:style-name="P223"><text:span text:style-name="T557">Jak jsme si řekli </text:span><text:span text:style-name="T645">v kapitole </text:span><text:span text:style-name="Odkaz_20_na_20_kapitolu"><text:span text:style-name="T557"><text:bookmark-ref text:reference-format="text" text:ref-name="__RefHeading___Toc12864_4230435934">Chyba: zdroj odkazu nenalezen</text:bookmark-ref></text:span></text:span><text:span text:style-name="T557">, když tě například skřet chce </text:span><text:span text:style-name="T646">praštit kyjem</text:span><text:span text:style-name="T557"> a </text:span><text:span text:style-name="T646">ty</text:span><text:span text:style-name="T557"> ho chceš usmažit </text:span><text:span text:style-name="T631">modrým bleskem</text:span><text:span text:style-name="T557">, nehází</text:span><text:span text:style-name="T646">š</text:span><text:span text:style-name="T557"> si </text:span><text:span text:style-name="T631">na obranu</text:span><text:span text:style-name="T557">, </text:span><text:span text:style-name="T647">ale</text:span><text:span text:style-name="T557"> </text:span><text:span text:style-name="T631">na úspěch</text:span><text:span text:style-name="T557">. </text:span><text:span text:style-name="T646">Když hodíš víc, tak ho zasáhneš svým bleskem a současně se ubráníš před jeho útokem. Když hodí víc on, tak naopak zasáhnul on tebe a vyhnul se tvému blesku.</text:span></text:p>
      <text:h text:style-name="P585" text:outline-level="4"><text:bookmark-start text:name="__RefHeading___Toc57834_3886453158"/>Kouzlení ve zbroji<text:bookmark-end text:name="__RefHeading___Toc57834_3886453158"/></text:h>
      <text:p text:style-name="P155">Když máš na sobě lehkou zbroj, k hodům Duší při sesílání kouzla si počítáš postih -1, s těžkou zbrojí dokonce -2. Týká se to hodů <text:span text:style-name="T173">na úspěch</text:span> i <text:span text:style-name="T173">na obranu</text:span> a platí to pro všechna kouzla, ať už je sesíláš sám nebo ze svitku či jiného kouzleného předmětu.</text:p>
      <text:h text:style-name="P584" text:outline-level="4">Obrana <text:span text:style-name="T911">při kouzlení</text:span></text:h>
      <text:p text:style-name="P224"><text:span text:style-name="T557">Když na někoho sesíláš útočné kouzlo, házíš si proti němu </text:span><text:span text:style-name="T631">na úspěch</text:span><text:span text:style-name="T557"> Duší, viz </text:span><text:span text:style-name="Odkaz_20_na_20_kapitolu"><text:span text:style-name="T557"><text:bookmark-ref text:reference-format="text" text:ref-name="__RefHeading___Toc51382_3886453158">Obrana útokem</text:bookmark-ref></text:span></text:span><text:span text:style-name="T557">. Když tě ale při tom ohrožuje někdo další, koho tvé kouzlo nezasáhne, </text:span><text:span text:style-name="T648">proti němu si</text:span><text:span text:style-name="T557"> </text:span><text:span text:style-name="T649">Duší hodit nemůžeš. Pokud máš těžkou zbroj, házíš Fyzičkou, jinak Finesou.</text:span></text:p>
      <text:p text:style-name="P385">Příklad:</text:p>
      <text:p text:style-name="P319"><text:span text:style-name="T438">K</text:span><text:span text:style-name="T405">ara bojuje se </text:span><text:span text:style-name="T439">třemi</text:span><text:span text:style-name="T405"> skřety </text:span><text:span text:style-name="T440">a</text:span><text:span text:style-name="T405"> </text:span><text:span text:style-name="T440">r</text:span><text:span text:style-name="T405">ozhodne se na </text:span><text:span text:style-name="T439">dva</text:span><text:span text:style-name="T405"> z nich seslat </text:span><text:span text:style-name="T206">zelený</text:span><text:span text:style-name="T173"> blesk</text:span><text:span text:style-name="T405">. Proti </text:span><text:span text:style-name="T439">nim</text:span><text:span text:style-name="T405"> si </text:span><text:span text:style-name="T441">tedy</text:span><text:span text:style-name="T405"> hází </text:span><text:span text:style-name="T173">na úspěch</text:span><text:span text:style-name="T405"> Duší. </text:span><text:span text:style-name="T441">Proti </text:span><text:span text:style-name="T439">třetímu</text:span><text:span text:style-name="T441"> si ovšem Duší hodit nemůže, protože její blesk jej neohrožuje a ani ji před ním </text:span><text:span text:style-name="T442">nijak</text:span><text:span text:style-name="T441"> nebrání. </text:span><text:span text:style-name="T443">Kara nemá těžkou zbroj, hodí</text:span><text:span text:style-name="T439"> si tedy proti němu</text:span><text:span text:style-name="T441"> </text:span><text:span text:style-name="T207">na obranu</text:span><text:span text:style-name="T405"> Finesou.</text:span></text:p>
      <text:p text:style-name="P156"><text:span text:style-name="T444">Obrannými kouzly, jako je třeba </text:span><text:span text:style-name="T208">magický štít</text:span><text:span text:style-name="T444">, se naopak nedá útočit a dají se použít pouze při </text:span><text:span text:style-name="T208">hodu na obranu</text:span><text:span text:style-name="T444">. Ostatními kouzly se můžeš bránit, když to dává smysl.</text:span></text:p>
      <text:p text:style-name="P385"><text:soft-page-break/>Příklad:</text:p>
      <text:p text:style-name="P322"><text:span text:style-name="T438">K</text:span><text:span text:style-name="T405">ara usoudí, že </text:span><text:span text:style-name="T445">tři</text:span><text:span text:style-name="T405"> skřeti jsou nad její síly, takže se v dalším kole rozhodne </text:span><text:span text:style-name="T446">seslat kouzlo</text:span><text:span text:style-name="T405"> </text:span><text:span text:style-name="T173">návrat</text:span><text:span text:style-name="T405"> a </text:span><text:span text:style-name="T446">přemístit se tak z jejich dosahu</text:span><text:span text:style-name="T405">. </text:span><text:span text:style-name="T446">Když z ničeho nic zmizí, tak ji skřeti nebudou moci zasáhnout – v tomto případě tedy obrana kouzlem dává smysl a Jana si proti oběma hodí </text:span><text:span text:style-name="T209">na obranu</text:span><text:span text:style-name="T446"> Duší.</text:span></text:p>
      <text:p text:style-name="P157"><text:span text:style-name="T405">Hod Duší při obraně kouzlem má přednost před pravidlem, že proti kouzlu </text:span><text:span text:style-name="T447">nebo schopnosti</text:span><text:span text:style-name="T405"> se brání vlastností, která je u něj </text:span><text:span text:style-name="T447">nebo u ní</text:span><text:span text:style-name="T405"> uvedena.</text:span></text:p>
      <text:p text:style-name="P385">Příklad:</text:p>
      <text:p text:style-name="P323"><text:span text:style-name="T443">Nepřátelský</text:span><text:span text:style-name="T405"> čaroděj sesílá na Karu </text:span><text:span text:style-name="T173">modrý blesk</text:span><text:span text:style-name="T405">. Kaře už došla útočná kouzla a rozhodne se bránit kouzlem </text:span><text:span text:style-name="T173">magický štít</text:span><text:span text:style-name="T405">. Normálně by s</text:span><text:span text:style-name="T443">i</text:span><text:span text:style-name="T405"> proti modrému blesku musela </text:span><text:span text:style-name="T210">na obranu</text:span><text:span text:style-name="T443"> hodit</text:span><text:span text:style-name="T405"> Fyzičkou, protože to je uvedeno v jeho popisu. Jelikož se ale brání kouzlem, hodí si Duší.</text:span></text:p>
      <text:p text:style-name="P217"><text:span text:style-name="T569">Při sesílání kouzla se nemůžeš bránit štítem, protože rukama musíš provádět potřebná gesta. Od případného zranění si tedy nemůžeš odečíst štít</text:span><text:span text:style-name="T570"> </text:span><text:span text:style-name="T571">(</text:span><text:span text:style-name="T570">viz </text:span><text:span text:style-name="T569">kapitola</text:span><text:span text:style-name="T570"> </text:span><text:span text:style-name="Odkaz_20_na_20_kapitolu"><text:span text:style-name="T557"><text:bookmark-ref text:reference-format="text" text:ref-name="__RefHeading___Toc30647_3256600271">Zranění</text:bookmark-ref></text:span></text:span><text:span text:style-name="T572">).</text:span></text:p>
      <text:h text:style-name="P629" text:outline-level="3">Pořadí házení</text:h>
      <text:p text:style-name="P111"><text:span text:style-name="T912">Pokud na sebe z</text:span>áměry logicky navazují, <text:span text:style-name="T912">záleží na pořadí házení</text:span>.</text:p>
      <text:p text:style-name="P385">Příklad:</text:p>
      <text:p text:style-name="P319"><text:span text:style-name="T913">Abychom mohli určit, co Gorondar udělá goblinovi, musíme nejdřív zjistit, jestli se mu podaří proběhnout kolem orka. Na to má ovšem vliv ještě Naria, která na orka střílí. </text:span><text:span text:style-name="T405">Když </text:span><text:span text:style-name="T448">ho </text:span><text:span text:style-name="T449">totiž</text:span><text:span text:style-name="T448"> vyřadí, </text:span><text:span text:style-name="T449">Gorondarovi v cestě ke goblinovi nebude nikdo bránit</text:span><text:span text:style-name="T448">.</text:span></text:p>
      <text:p text:style-name="P142"><text:span text:style-name="T450">Z toho důvodu se </text:span><text:span text:style-name="T211">n</text:span><text:span text:style-name="T212">a úspěch</text:span><text:span text:style-name="T451"> hází</text:span><text:span text:style-name="T452"> v pořadí, v jakém </text:span><text:span text:style-name="T453">jsou záměry zřetězené</text:span><text:span text:style-name="T452">.</text:span></text:p>
      <text:p text:style-name="P385"><text:soft-page-break/>Příklad:</text:p>
      <text:p text:style-name="P319"><text:span text:style-name="T452">Nejdřív si musí hodit Katka </text:span><text:span text:style-name="T454">proti orkovi</text:span><text:span text:style-name="T452">, jestli se jí </text:span><text:span text:style-name="T454">ho </text:span><text:span text:style-name="T452">podaří vyřadit, nebo alespoň </text:span><text:span text:style-name="T455">nějak</text:span><text:span text:style-name="T452"> </text:span><text:span text:style-name="T456">znevýhodnit</text:span><text:span text:style-name="T452">. Pokud orka nevyřadí, bude </text:span><text:span text:style-name="T457">se házet,</text:span><text:span text:style-name="T452"> </text:span><text:span text:style-name="T457">jestli</text:span><text:span text:style-name="T458"> ork</text:span><text:span text:style-name="T452"> zastav</text:span><text:span text:style-name="T458">í</text:span><text:span text:style-name="T452"> Gorondara. Když se </text:span><text:span text:style-name="T458">mu</text:span><text:span text:style-name="T452"> to nepodaří, bude si teprve Pavel moci hodit, </text:span><text:span text:style-name="T458">zda</text:span><text:span text:style-name="T452"> zabrán</text:span><text:span text:style-name="T458">í</text:span><text:span text:style-name="T452"> goblinovi v mumlání.</text:span></text:p>
      <text:p text:style-name="P400"><text:span text:style-name="T459">Když </text:span><text:span text:style-name="T460">vás několik</text:span><text:span text:style-name="T459"> ohrožuje stejného protivníka, tak</text:span><text:span text:style-name="T461"> se na pořadí házení můžete domluvit. </text:span><text:span text:style-name="T462">O</text:span><text:span text:style-name="T461">bvykle je výhodné, aby nejdřív házeli ti, </text:span><text:span text:style-name="T463">kdo nejsou ohroženi</text:span><text:span text:style-name="T461">. Je to ale každopádně na vás, můžete se </text:span><text:span text:style-name="T462">rozhodnout</text:span><text:span text:style-name="T461"> i jinak.</text:span></text:p>
      <text:p text:style-name="P385">Příklad:</text:p>
      <text:p text:style-name="P319">Naria střílí na skřeta, se kterým bojuje Gorondar.</text:p>
      <text:p text:style-name="P319"><text:span text:style-name="T535">Pavel:</text:span><text:span text:style-name="T405"> „Katko, házej první. Když ho vyřadíš, </text:span><text:span text:style-name="T464">tak nebudu muset riskovat, že mě zraní.</text:span><text:span text:style-name="T405">“</text:span></text:p>
      <text:p text:style-name="P112"><text:span text:style-name="T462">Když více protivníků</text:span><text:span text:style-name="T463"> oh</text:span><text:span text:style-name="T465">r</text:span><text:span text:style-name="T463">ožuje stejnou postavu, </text:span><text:span text:style-name="T462">o pořadí, v jakém budou házet,</text:span><text:span text:style-name="T463"> rozhoduje Pán jeskyně.</text:span></text:p>
      <text:h text:style-name="P584" text:outline-level="4">Pořadí podle výsledků hodů</text:h>
      <text:p text:style-name="P113">Výjimečně se vám může stát, že <text:span text:style-name="T914">se </text:span>záměry <text:span text:style-name="T914">zacyklí</text:span>. V tom případě se samozřejmě nedá rozplést, v jakém pořadí se má házet. Místo toho použijte následující pravidlo:</text:p>
      <text:list xml:id="list2248520200" text:style-name="L34">
        <text:list-item>
          <text:p text:style-name="P485">Nejdříve si všichni hodí na úspěch. Výsledky si zapamatujte nebo zapište. Zatím ale neurčujte, co se stalo.</text:p>
        </text:list-item>
        <text:list-item>
          <text:p text:style-name="P485"><text:span text:style-name="T915">Vyhodnoťte je v pořadí </text:span>od nejvyššího <text:span text:style-name="T916">součtu</text:span> po nejnižší. V případě rovnosti buď <text:span text:style-name="T917">proběhnou</text:span> současně (pokud to dává smysl), nebo to rozhodněte <text:span text:style-name="T918">zopakováním hodu</text:span>.</text:p>
        </text:list-item>
      </text:list>
      <text:p text:style-name="P112">Takto také postupujte, <text:span text:style-name="T919">pokud</text:span> se na pořadí házení nedokážete dohodnout.</text:p>
      <text:h text:style-name="P629" text:outline-level="3"><text:soft-page-break/><text:span text:style-name="T885">V</text:span>ýhod<text:span text:style-name="T885">y</text:span> a nevýhod<text:span text:style-name="T886">y</text:span></text:h>
      <text:p text:style-name="P114"><text:span text:style-name="T920">Podmínky při boji nejsou vždy vyrovnané</text:span>. <text:span text:style-name="T920">Když například ležíš a tvůj protivník stojí, budeš mít proti němu nevýhodu.</text:span></text:p>
      <text:list xml:id="list2678098693" text:style-name="L35">
        <text:list-item>
          <text:p text:style-name="P486">Za každou výhodu <text:span text:style-name="T921">máš</text:span> <text:span text:style-name="T921">+</text:span>1 <text:span text:style-name="T921">k hodu,</text:span> za každou nevýhodu naopak -<text:span text:style-name="T921">1</text:span>.</text:p>
        </text:list-item>
      </text:list>
      <text:p text:style-name="P142"><text:span text:style-name="T739">Výhody a nevýhody si počítáš, i když se do nich dostaneš v průběhu kola</text:span><text:span text:style-name="T740">.</text:span></text:p>
      <text:p text:style-name="P385">Příklad:</text:p>
      <text:p text:style-name="P304">Gorondar chytil skřeta pod krkem a přimáčk<text:span text:style-name="T922">nul</text:span> ho ke stěně. Naria na skřeta střílí z luku. <text:span text:style-name="T923">Když bude</text:span> Katka ház<text:span text:style-name="T923">et</text:span> po Pavlovi, přičte si k hodu bonus za výhodu, protože skřet už je Gorondarem přitisknutý ke zdi. <text:span text:style-name="T923">Kdyby házela před ním, přičíst by si ho nemohla.</text:span></text:p>
      <text:p text:style-name="P115"><text:span text:style-name="T924">Když se na tebe něco vztahuje stejně jako na tvého protivníka, výhodu za to nebude mít žádný z vás</text:span>.</text:p>
      <text:p text:style-name="P385">Příklad:</text:p>
      <text:p text:style-name="P319"><text:span text:style-name="T741">Když </text:span><text:span text:style-name="T742">ty i tvůj protivník bojujete po pás ve vodě, omezuje vás to oba stejně a</text:span><text:span text:style-name="T743"> </text:span><text:span text:style-name="T742">žádný z vás</text:span><text:span text:style-name="T744"> </text:span><text:span text:style-name="T742">si tedy za to nebude počítat</text:span><text:span text:style-name="T744"> výhodu</text:span><text:span text:style-name="T741">.</text:span></text:p>
      <text:h text:style-name="P584" text:outline-level="4">Druhy výhod a nevýhod</text:h>
      <text:p text:style-name="P119">Nejčastější druhy <text:span text:style-name="T925">výhod a</text:span> nevýhod <text:span text:style-name="T925">v boji</text:span> jsou:</text:p>
      <text:list xml:id="list2728869535" text:style-name="L36">
        <text:list-header>
          <text:p text:style-name="P487"><text:span text:style-name="T926">Ztížení</text:span> pohybu</text:p>
          <text:list>
            <text:list-header>
              <text:p text:style-name="P558">Jsi zalehnutý, jsi zatlačený do rohu nebo přimáčknutý ke stěně, jsi po pás ve vodě, brodíš se v bahně, <text:span text:style-name="T927">balancuješ na hraně propasti,</text:span> <text:span text:style-name="T928">máš vážně zraněnou nohu.</text:span></text:p>
            </text:list-header>
          </text:list>
          <text:p text:style-name="P488"><text:span text:style-name="T926">Ztížení</text:span> viditelnosti</text:p>
          <text:list text:continue-numbering="true">
            <text:list-header>
              <text:p text:style-name="P558">Bojuješ se zavázanýma očima, <text:span text:style-name="T929">jsi poblíž pochodně a někdo na tebe střílí ze tmy</text:span>, <text:span text:style-name="T930">máš písek v očích, protivník je neviditelný, cíl je schovaný v křoví.</text:span></text:p>
            </text:list-header>
          </text:list>
          <text:p text:style-name="P489"><text:soft-page-break/>Nevhodná zbraň</text:p>
          <text:list text:continue-numbering="true">
            <text:list-header>
              <text:p text:style-name="P558">Bojuješ <text:span text:style-name="T931">dlouhou zbraní</text:span> v<text:span text:style-name="T931">e stísněném</text:span> prostoru <text:span text:style-name="T932">nebo</text:span> při zápasení na zemi.</text:p>
            </text:list-header>
          </text:list>
          <text:p text:style-name="P490">Nadměrný náklad</text:p>
          <text:list text:continue-numbering="true">
            <text:list-header>
              <text:p text:style-name="P558"><text:span text:style-name="T933">Vlečeš</text:span> těžkou truhlu, táhneš vyřazeného spolubojovníka, neseš několik velkých zbraní.</text:p>
            </text:list-header>
          </text:list>
          <text:p text:style-name="P491">Kryt</text:p>
          <text:list text:continue-numbering="true">
            <text:list-header>
              <text:p text:style-name="P558"><text:span text:style-name="T934">Střílíš zpoza rohu</text:span>, bráníš hradby před ztečí.</text:p>
            </text:list-header>
          </text:list>
          <text:p text:style-name="P492">Dezorientace</text:p>
          <text:list text:continue-numbering="true">
            <text:list-header>
              <text:p text:style-name="P558"><text:span text:style-name="T927">Máš vážné zranění hlavy, kouzlo ti způsobuje halucinace, zmatení nebo ztrátu paměti</text:span>.</text:p>
            </text:list-header>
          </text:list>
          <text:p text:style-name="P493">Strach</text:p>
          <text:list text:continue-numbering="true">
            <text:list-header>
              <text:p text:style-name="P559">Působí na tebe kouzlo nebo schopnost způsobující magický <text:span text:style-name="T173">strach</text:span><text:span text:style-name="T405"> </text:span><text:span text:style-name="T466">a ty přesto útočíš na to, čeho se bojíš</text:span>.</text:p>
            </text:list-header>
          </text:list>
          <text:p text:style-name="P494">Vyvedení z rovnováhy</text:p>
          <text:list text:continue-numbering="true">
            <text:list-header>
              <text:p text:style-name="P558">Dostal jsi těžký zásah, někdo do tebe narazil.</text:p>
            </text:list-header>
          </text:list>
          <text:p text:style-name="P495">Překvapení</text:p>
          <text:list text:continue-numbering="true">
            <text:list-header>
              <text:p text:style-name="P558">O útočníkovi jsi nevěděl a útok jsi nečekal.</text:p>
            </text:list-header>
          </text:list>
          <text:p text:style-name="P496">Střelba na běžící cíl</text:p>
          <text:list text:continue-numbering="true">
            <text:list-header>
              <text:p text:style-name="P560">Běžící cíl se hůře zasahuje, střelec má tedy nevýhodu. Platí to i pro útoky vrhací zbraní nebo kouzlem, <text:span text:style-name="T933">proti kterému</text:span> se brání Finesou (jde tedy před ním uhýbat).</text:p>
            </text:list-header>
          </text:list>
          <text:p text:style-name="P497">Útok <text:span text:style-name="T935">do zad</text:span></text:p>
          <text:list text:continue-numbering="true">
            <text:list-header>
              <text:p text:style-name="P558">Protivník utíká z boje nebo probíhá kolem tebe. <text:span text:style-name="T936">P</text:span>rotivník je obklíčený, v tomto kole tě neohrožuje a máš dost prostoru, aby ses mu dostal do zad.</text:p>
            </text:list-header>
          </text:list>
          <text:p text:style-name="P498"><text:soft-page-break/>Vyčerpání</text:p>
          <text:list text:continue-numbering="true">
            <text:list-header>
              <text:p text:style-name="P561">V noci jsi nespal, bez odpočinku ses pustil do boje po běhu nebo po celodenním pochodu, nepřátelům v průběhu boje dorazily čerstvé posily.</text:p>
            </text:list-header>
          </text:list>
        </text:list-header>
      </text:list>
      <text:h text:style-name="P584" text:outline-level="4">Sčítání výhod a nevýhod</text:h>
      <text:p text:style-name="P116"><text:span text:style-name="T937">Postihy a bonusy za v</text:span>ýhody <text:span text:style-name="T937">nebo</text:span> nevýhody stejného druhu se nesčítají.</text:p>
      <text:p text:style-name="P385">Příklad:</text:p>
      <text:p text:style-name="P319"><text:span text:style-name="T938">Když</text:span> tě někdo zatlačí do rohu místnosti a pak tě <text:span text:style-name="T939">přitiskne ke zdi</text:span>, tak si počítáš jen -1, protože obojí ti omezuje pohyb.</text:p>
      <text:p text:style-name="P120"><text:span text:style-name="T940">K</text:span>aždá <text:span text:style-name="T940">nevýhoda ale omezuje, co můžeš dělat.</text:span></text:p>
      <text:p text:style-name="P385">Příklad:</text:p>
      <text:p text:style-name="P305">Gorondar sraz<text:span text:style-name="T941">il</text:span> goblina k zemi a zalehn<text:span text:style-name="T941">ul</text:span> ho. <text:span text:style-name="T942">Má teď proti němu výhodu (+1) a současně to znamená, že se goblin nemůže zvednout a utéct, dokud na něm Gorondar leží. P</text:span>ořád <text:span text:style-name="T943">má ale</text:span> volné obě ruce a může s nimi něco dělat.<text:line-break/><text:tab/><text:span text:style-name="T944">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584" text:outline-level="4">Trvání výhod a nevýhod</text:h>
      <text:p text:style-name="P121">Výhody a nevýhody jsou <text:span text:style-name="T945">vždy</text:span> spojené <text:span text:style-name="T946">s nějakým stavem nebo situací</text:span> ve hře. <text:span text:style-name="T947">Jakmile tato situace skončí, zmizí i s ní spojená výhoda či nevýhoda.</text:span></text:p>
      <text:list xml:id="list263765462" text:style-name="L37">
        <text:list-item>
          <text:p text:style-name="P499"><text:span text:style-name="T745">J</text:span><text:span text:style-name="T746">ednorázové výhody a nevýhody, jako třeba překvapení, vyvedení z rovnováhy </text:span><text:span text:style-name="T747">nebo útok do zad </text:span><text:span text:style-name="T748">trvají</text:span><text:span text:style-name="T746"> pouze</text:span><text:span text:style-name="T749"> jed</text:span><text:span text:style-name="T750">no</text:span><text:span text:style-name="T749"> </text:span><text:span text:style-name="T750">kolo</text:span><text:span text:style-name="T746">.</text:span></text:p>
        </text:list-item>
        <text:list-item>
          <text:p text:style-name="P500"><text:soft-page-break/>Situační výhody a nevýhody, jako třeba ztížení pohybu, tma, kryt, nevhodná zbraň, střelba na <text:span text:style-name="T948">běžící</text:span> cíl, střelba na útočníka zblízka a podobně trvají, dokud trvá příslušná situace.</text:p>
        </text:list-item>
        <text:list-item>
          <text:p text:style-name="P528"><text:span text:style-name="T583">K</text:span><text:span text:style-name="T557">dyž tě </text:span><text:span text:style-name="T583">protivník drží v nevýhodné situaci, například tě</text:span><text:span text:style-name="T557"> zatlačil do rohu, </text:span><text:span text:style-name="T583">nevýhoda trvá</text:span><text:span text:style-name="T557">, dokud </text:span><text:span text:style-name="T584">se z ní nedostaneš</text:span><text:span text:style-name="T557"> (viz </text:span><text:span text:style-name="T585">kapitola</text:span><text:span text:style-name="T557"> </text:span><text:span text:style-name="Odkaz_20_na_20_kapitolu"><text:span text:style-name="T597"><text:bookmark-ref text:reference-format="text" text:ref-name="__RefHeading___Toc23289_831167585">Prolomení nevýhody</text:bookmark-ref></text:span></text:span><text:span text:style-name="T557">). </text:span><text:span text:style-name="T598">Automaticky také pomine, když tě v ní přestane držet – třeba protože se jde věnovat někomu jinému.</text:span></text:p>
        </text:list-item>
        <text:list-item>
          <text:p text:style-name="P501">Krátkodobá omezení, třeba když ti někdo hodí písek nebo bahno do očí, trvají do té doby, než se jich zbavíš. <text:span text:style-name="T949">To</text:span> obvykle zabere jedno kolo.</text:p>
        </text:list-item>
        <text:list-item>
          <text:p text:style-name="P502">Výhody a nevýhody plynoucí z účinků kouzel trvají po dobu působení kouzla.</text:p>
        </text:list-item>
        <text:list-item>
          <text:p text:style-name="P529"><text:span text:style-name="T557">Nevýhody plynoucí z působení jedů trvají po dobu působení jedu (</text:span><text:span text:style-name="T599">viz kapitola</text:span><text:span text:style-name="T557"> </text:span><text:span text:style-name="Odkaz_20_na_20_kapitolu"><text:span text:style-name="T557"><text:bookmark-ref text:reference-format="text" text:ref-name="__RefHeading___Toc12876_4230435934">Jedy</text:bookmark-ref></text:span></text:span><text:span text:style-name="T557">).</text:span></text:p>
        </text:list-item>
      </text:list>
      <text:list xml:id="list684013765" text:style-name="L38">
        <text:list-item>
          <text:p text:style-name="P530"><text:span text:style-name="T601">Nevýhod</text:span><text:span text:style-name="T602">y</text:span><text:span text:style-name="T601"> za v</text:span><text:span text:style-name="T603">ážn</text:span><text:span text:style-name="T601">é</text:span><text:span text:style-name="T603"> zranění trv</text:span><text:span text:style-name="T602">ají</text:span><text:span text:style-name="T603">, dokud si nevyléčíš všechny ztracené životy </text:span><text:span text:style-name="T587">(viz kapitola </text:span><text:span text:style-name="Odkaz_20_na_20_kapitolu"><text:span text:style-name="T600"><text:bookmark-ref text:reference-format="text" text:ref-name="__RefHeading___Toc12880_4230435934">Chyba: zdroj odkazu nenalezen</text:bookmark-ref></text:span></text:span><text:span text:style-name="T587">)</text:span><text:span text:style-name="T603">.</text:span></text:p>
        </text:list-item>
      </text:list>
      <text:p text:style-name="P385">Příklad:</text:p>
      <text:p text:style-name="P319"><text:span text:style-name="T751">Když </text:span><text:span text:style-name="T752">ležíš a tvůj protivník stojí</text:span><text:span text:style-name="T751">, máš </text:span><text:span text:style-name="T753">proti němu</text:span><text:span text:style-name="T751"> </text:span><text:span text:style-name="T752">v boji</text:span><text:span text:style-name="T751"> nevýhodu. Jakmile se postavíš na nohy, </text:span><text:span text:style-name="T754">nevýhody se zbavíš</text:span><text:span text:style-name="T751">.</text:span></text:p>
      <text:h text:style-name="P584" text:outline-level="4">Počítají se jen relevantní výhody a nevýhody</text:h>
      <text:p text:style-name="P122"><text:span text:style-name="T950">Počítáš si jen výhody a nevýhody, které se vztahují k tomu, co se snažíš udělat</text:span>.</text:p>
      <text:p text:style-name="P385"><text:soft-page-break/>Příklad:</text:p>
      <text:p text:style-name="P319">Naria má vážně zraněnou nohu. Když by musela bojovat dýkou, bude si za to počítat nevýhodu (-1), protože v boji na blízko potřebuje obě nohy. Když bude ale střílet z luku, postih si počítat nebude, protože stát může i na jedné noze.</text:p>
      <text:h text:style-name="P584" text:outline-level="4">Výhody a nevýhody proti kouzlům</text:h>
      <text:p text:style-name="P123">Na kouzlení se vztahují stejné výhody a nevýhody jako na střelbu.</text:p>
      <text:p text:style-name="P385">Příklad:</text:p>
      <text:p text:style-name="P319">Kara sesílá <text:span text:style-name="T173">modrý blesk</text:span> na skřeta který schovává za sloupem. Skřet ale vleče svého padlého druha, takže se mu špatně uhýbá. <text:span text:style-name="T951">Jak Kara, tak Skřet, si tedy budou počítat nevýhodu (-1).</text:span></text:p>
      <text:h text:style-name="P629" text:outline-level="3"><text:span text:style-name="T952">B</text:span>onusy <text:span text:style-name="T953">a</text:span> postihy si přičítá hráč postavy</text:h>
      <text:p text:style-name="P124">Když má jedna strana v boji výhodu, tak se to dá vyjádřit dvěma způsoby: buď si ten <text:span text:style-name="T954">s výhodou</text:span> přičte <text:span text:style-name="T954">k hodu</text:span> +1, nebo jeho protivník -1. <text:span text:style-name="T954">Rozdíl hodů bude v obou případech stejný. To samé platí i pro nevýhody.<text:line-break/><text:tab/></text:span><text:span text:style-name="T755">Přestože je ale jedno, kdo si bonus (nebo postih) započítá, </text:span><text:span text:style-name="T756">je lepší, když si všechn</text:span><text:span text:style-name="T755">o</text:span><text:span text:style-name="T757"> přičítá hráč </text:span><text:span text:style-name="T758">postavy</text:span><text:span text:style-name="T757">, </text:span><text:span text:style-name="T759">protože:</text:span></text:p>
      <text:list xml:id="list1343304882" text:style-name="L39">
        <text:list-item>
          <text:p text:style-name="P503"><text:span text:style-name="T954">Předejdete tím tomu, že byste</text:span> stejnou okolnost <text:span text:style-name="T955">omylem</text:span> započítali dvakrát.</text:p>
        </text:list-item>
        <text:list-item>
          <text:p text:style-name="P504"><text:span text:style-name="T956">Pán jeskyně pak za protivníky vždycky hází (vlastnost + k6) a nemusí nic dalšího přičítat, což mu výrazně ulehčí práci</text:span>.</text:p>
        </text:list-item>
      </text:list>
      <text:p text:style-name="P380">Příklad:</text:p>
      <text:p text:style-name="P306">Naria <text:span text:style-name="T957">má zamířeno</text:span> na těžce zraněného skřeta. Při výstřelu si Jana přičte k hodu +1 za míření a další +1 za skřetov<text:span text:style-name="T958">o zranění</text:span>. Pán jeskyně za skřeta hází jen Finesa + k6.</text:p>
      <text:h text:style-name="P629" text:outline-level="3"><text:soft-page-break/>Říkej nahlas, co do hodu počítáš</text:h>
      <text:p text:style-name="P142">Předtím, než si hodíš, vždycky nahlas <text:span text:style-name="T959">řekni</text:span>, co si do hodu počítáš.</text:p>
      <text:p text:style-name="P385">Příklad:</text:p>
      <text:p text:style-name="P307"><text:span text:style-name="T268">Pavel:</text:span> <text:span text:style-name="T405">„</text:span><text:span text:style-name="T467">Házím Silou a počítám si +1, </text:span><text:span text:style-name="T468">proto</text:span><text:span text:style-name="T467">že jsem na břehu řeky a skřet se brodí vodou.</text:span><text:span text:style-name="T405">“</text:span></text:p>
      <text:p text:style-name="P142"><text:span text:style-name="T760">Ne</text:span><text:span text:style-name="T761">ostýchej</text:span><text:span text:style-name="T760"> se </text:span><text:span text:style-name="T761">připomínat výhody a nevýhody, které si někdo zapomněl započítat</text:span><text:span text:style-name="T760">. </text:span><text:span text:style-name="T761">Pomůže to tomu</text:span><text:span text:style-name="T760">, abyste hráli fér, a také </text:span><text:span text:style-name="T761">se díky tomu ujistíte</text:span><text:span text:style-name="T760">, že si všichni představujete situaci stejně.</text:span></text:p>
      <text:h text:style-name="P629" text:outline-level="3"><text:bookmark-start text:name="__RefHeading___Toc25633_4068460501"/>Plná obrana<text:bookmark-end text:name="__RefHeading___Toc25633_4068460501"/></text:h>
      <text:p text:style-name="P142"><text:span text:style-name="T762">Když se soustředíš na obranu, </text:span><text:span text:style-name="T763">tak neházíš </text:span><text:span text:style-name="T250">na úspěch</text:span><text:span text:style-name="T764">, </text:span><text:span text:style-name="T543">protože nikoho neohrožuješ</text:span><text:span text:style-name="T544">, ale na všechny </text:span><text:span text:style-name="T251">hody na obranu</text:span><text:span text:style-name="T544"> v tomto kole máš</text:span><text:span text:style-name="T765"> výhodu (</text:span><text:span text:style-name="T762">+</text:span><text:span text:style-name="T765">1)</text:span><text:span text:style-name="T762">.</text:span></text:p>
      <text:p text:style-name="P385">Příklad:</text:p>
      <text:p text:style-name="P313"><text:span text:style-name="T766">Z</text:span><text:span text:style-name="T762">lobrovi se podařilo nebohého Gorondara</text:span><text:span text:style-name="T767"> zvednout a odhodit</text:span><text:span text:style-name="T762">, takže Naria proti němu </text:span><text:span text:style-name="T767">chvíli</text:span><text:span text:style-name="T762"> stojí sama. Má pořád jen dýku, takže se rozhodne raději ustupovat a počkat, až se Gorondar vrátí. </text:span><text:span text:style-name="T768">Výměnou za to, že zlobra v tomto kole neohrožuje, si </text:span><text:span text:style-name="T252">na obranu</text:span><text:span text:style-name="T762"> </text:span><text:span text:style-name="T768">hodí </text:span><text:span text:style-name="T762">s </text:span><text:span text:style-name="T768">výhodou</text:span><text:span text:style-name="T762"> </text:span><text:span text:style-name="T768">(+1)</text:span><text:span text:style-name="T762">.</text:span></text:p>
      <text:p text:style-name="P110"><text:span text:style-name="T769">Při plné obraně nemůžeš dělat nic jiného: </text:span><text:span text:style-name="T770">běžet, </text:span><text:span text:style-name="T769">nabíjet, mířit, vyndavat něco z batohu a podobně. </text:span><text:span text:style-name="T771">Plná obrana </text:span><text:span text:style-name="T769">také</text:span><text:span text:style-name="T771"> vyžaduje dost</text:span><text:span text:style-name="T772">atek</text:span><text:span text:style-name="T771"> prostoru nebo nějakou překážku, za kterou můžeš uhnout. </text:span><text:span text:style-name="T769">To mimo jiné znamená, že nemůžeš blokovat chodbu a počítat si při tom výhodu za plnou obranu – když před někým ustupuješ, tak mu nebráníš v průchodu.<text:line-break/><text:tab/></text:span><text:span text:style-name="T773">Výhoda za </text:span><text:span text:style-name="T774">plnou obranu</text:span><text:span text:style-name="T773"> se sčítá s </text:span><text:span text:style-name="T774">ostatními</text:span><text:span text:style-name="T773"> výhod</text:span><text:span text:style-name="T774">ami</text:span><text:span text:style-name="T773"> a nevýhod</text:span><text:span text:style-name="T774">ami</text:span><text:span text:style-name="T773">. </text:span><text:span text:style-name="T769">Nejčastěji se kombinuje s </text:span><text:span text:style-name="T775">přesunem do krytu nebo s</text:span><text:span text:style-name="T769"> ústupem za </text:span><text:span text:style-name="T775">nějakou</text:span><text:span text:style-name="T769"> překážku.</text:span></text:p>
      <text:p text:style-name="P383"><text:soft-page-break/>Příklad:</text:p>
      <text:p text:style-name="P314"><text:span text:style-name="T726">Kdyby Naria měla za </text:span><text:span text:style-name="T776">ustoupit</text:span><text:span text:style-name="T726">, třeba za nějaký sloup, tak by si </text:span><text:span text:style-name="T777">k </text:span><text:span text:style-name="T253">hodu na obranu</text:span><text:span text:style-name="T726"> </text:span><text:span text:style-name="T777">proti zlobrovi počítala +1 za</text:span><text:span text:style-name="T542"> plnou obranu </text:span><text:span text:style-name="T777">a další +1 za </text:span><text:span text:style-name="T775">kryt</text:span><text:span text:style-name="T726">.</text:span></text:p>
      <text:p text:style-name="P125"><text:span text:style-name="T545">Kouzl</text:span><text:span text:style-name="T542">o</text:span><text:span text:style-name="T545"> </text:span><text:span text:style-name="T542">je</text:span><text:span text:style-name="T545"> možné použít na plnou obranu </text:span><text:span text:style-name="T542">pouze pokud to je v jeho</text:span><text:span text:style-name="T726"> popisu </text:span><text:span text:style-name="T762">výslovně </text:span><text:span text:style-name="T726">uvedeno</text:span><text:span text:style-name="T762"> (</text:span><text:span text:style-name="T726">viz </text:span><text:span text:style-name="T762">například </text:span><text:span text:style-name="T252">magický štít</text:span><text:span text:style-name="T762">).</text:span></text:p>
      <text:h text:style-name="P629" text:outline-level="3"><text:bookmark-start text:name="__RefHeading___Toc23289_831167585"/><text:span text:style-name="T960">Prolomení</text:span> nevýhody<text:bookmark-end text:name="__RefHeading___Toc23289_831167585"/></text:h>
      <text:p text:style-name="P233"><text:span text:style-name="T604">Když se soustředíš na </text:span><text:span text:style-name="T605">to, aby ses dostal</text:span><text:span text:style-name="T604"> z nevýhod</text:span><text:span text:style-name="T606">né situace</text:span><text:span text:style-name="T604">, </text:span><text:span text:style-name="T607">například se</text:span><text:span text:style-name="T604"> </text:span><text:span text:style-name="T608">snažíš </text:span><text:span text:style-name="T604">odstrčit toho, kdo na tebe leží, prorazit z obklíčení, vyčistit si oči od písku a podobně, <text:s/></text:span><text:span text:style-name="T609">tak</text:span><text:span text:style-name="T574"> si počítáš</text:span><text:span text:style-name="T604"> </text:span><text:span text:style-name="T610">výhodu (+1)</text:span><text:span text:style-name="T611"> </text:span><text:span text:style-name="T606">k hodu </text:span><text:span text:style-name="T627">na úspěch</text:span><text:span text:style-name="T575">, </text:span><text:span text:style-name="T574">ale </text:span><text:span text:style-name="T576">když vyhraješ, </text:span><text:span text:style-name="T577">získané úspěchy</text:span><text:span text:style-name="T576"> můžeš </text:span><text:span text:style-name="T577">použít pouze na to, aby ses dostal z nevýhodné situace, ve které tě drží ten, proti komu sis házel</text:span><text:span text:style-name="T576"> </text:span><text:span text:style-name="T578">(</text:span><text:span text:style-name="T577">více si o tom povíme v kapitole</text:span><text:span text:style-name="T578"> </text:span><text:span text:style-name="Odkaz_20_na_20_kapitolu"><text:span text:style-name="T612"><text:bookmark-ref text:reference-format="text" text:ref-name="__RefHeading___Toc24958_4068460501">Únik z nevýhodné situace</text:bookmark-ref></text:span></text:span><text:span text:style-name="T578">)</text:span><text:span text:style-name="T579">.<text:line-break/><text:tab/></text:span><text:span text:style-name="T633">N</text:span><text:span text:style-name="T634">a </text:span><text:span text:style-name="T589">rozdíl </text:span><text:span text:style-name="T590">od plné obran</text:span><text:span text:style-name="T591">y</text:span><text:span text:style-name="T590"> při prolamování nevýhody nemáš výhodu při svých hodech </text:span><text:span text:style-name="T593">na obranu</text:span><text:span text:style-name="T590">.</text:span></text:p>
      <text:p text:style-name="P385">Příklad:</text:p>
      <text:p text:style-name="P319"><text:span text:style-name="T778">Naria střílí na skřeta, kterého </text:span><text:span text:style-name="T766">G</text:span><text:span text:style-name="T779">orondar drží přitisknutého ke zdi. Skřet se snaží Gorondarovi vysmýknout. </text:span><text:span text:style-name="T780">Při svém </text:span><text:span text:style-name="T254">hodu na úspěch</text:span><text:span text:style-name="T780"> si tedy započítá výhodu</text:span><text:span text:style-name="T781">, ale </text:span><text:span text:style-name="T780">p</text:span><text:span text:style-name="T782">roti Nariině střelbě si bude házet </text:span><text:span text:style-name="T255">na obranu</text:span><text:span text:style-name="T782"> bez bonusu. </text:span><text:span text:style-name="T780">Když skřet Gorondara přehodí, vyklouzne z jeho sevření, ale nemůže ho v tomto kole zranit nebo jakkoliv jinak ohrozit.</text:span></text:p>
      <text:h text:style-name="P629" text:outline-level="3"><text:bookmark-start text:name="__RefHeading___Toc25635_4068460501"/>Nehybný <text:span text:style-name="T961">protivník</text:span><text:bookmark-end text:name="__RefHeading___Toc25635_4068460501"/></text:h>
      <text:p text:style-name="P126">Když se <text:span text:style-name="T962">protivník</text:span> nemůže hýbat, například proto, že je <text:span text:style-name="T963">paralyzovaný,</text:span> pevně svázaný, <text:span text:style-name="T963">je</text:span> v bezvědomí, nebo je <text:span text:style-name="T963">to sloup</text:span> <text:span text:style-name="T964">či jiná pevná překážka</text:span>, <text:span text:style-name="T173">na obranu</text:span> si hází 0 + k6 <text:span text:style-name="T965">a nepočítá si žádné výhody ani nevýhody</text:span>. <text:span text:style-name="T966">Útočník si své výhody a nevýhody počítá.</text:span></text:p>
      <text:p text:style-name="P385"><text:soft-page-break/>Příklad:</text:p>
      <text:p text:style-name="P315">Když Naria před výstřelem zamíří na <text:span text:style-name="T967">sváza</text:span>ného skřet<text:span text:style-name="T967">a</text:span>, bude za to mít výhodu. <text:span text:style-name="T967">S</text:span>křet si ale nebude počítat nevýhodu za to, že je oslepený, <text:span text:style-name="T968">protože i kdyby Nariu viděl, stejně by mu to nepomohlo.</text:span></text:p>
      <text:p text:style-name="P127">Když někoho držíš, ležíš na něm, tiskneš ho štítem ke zdi a podobně, tak to není nehybný protivník, protože sebou pořád může zmítat. V těchto případech se do obrany počítá vlastnost a příslušné nevýhody.</text:p>
      <text:h text:style-name="P629" text:outline-level="3"><text:bookmark-start text:name="__RefHeading___Toc26344_1495416062"/>Útok ze zálohy<text:bookmark-end text:name="__RefHeading___Toc26344_1495416062"/></text:h>
      <text:p text:style-name="P128">/<text:span text:style-name="T969">* TODO: Tohle je špatně pojmenované – zloděj má bonus ke zranění, i když se protivník hýbe. Tak ne, zloděj to má popsaný jinak. I tak by to ale asi chtělo lepší název. Překvapivý útok?</text:span></text:p>
      <text:p text:style-name="P129">- nebo říct, že to má dvě varianty:</text:p>
      <text:p text:style-name="P128">/<text:span text:style-name="T970">*</text:span></text:p>
      <text:p text:style-name="P130">O překvapivý útok se jedná, když o tobě útočník celou dobu věděl, ale nečekal, že na něj zaútočíš (např. mimik).<text:line-break/>- máš výhodu za překvapení</text:p>
      <text:p text:style-name="P130">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30">IDEA: Možná rozlišovat výhodu za překvapení (překvapivý útok) a za to, že protivníka nevidím (to by mohlo bejt stejný jako neviditelný útočník).</text:p>
      <text:p text:style-name="P130">*/</text:p>
      <text:p text:style-name="P128"><text:soft-page-break/>O nehybného obránce se jedná <text:span text:style-name="T714">také</text:span> v případě, že <text:span text:style-name="T971">dotyčný</text:span> o útočníkovi nev<text:span text:style-name="T972">í</text:span> a zrovna <text:span text:style-name="T972">se prakticky nehýbe</text:span>, třeba st<text:span text:style-name="T972">ojí</text:span> na hlídce, lež<text:span text:style-name="T972">í</text:span>, nebo pomalu <text:span text:style-name="T972">jde a s někým se baví</text:span>.</text:p>
      <text:p text:style-name="P384">Příklad:</text:p>
      <text:p text:style-name="P316">Postavy chtějí zlikvidovat skřetí <text:span text:style-name="T971">stráž</text:span>, aniž by zavolala na poplach.</text:p>
      <text:p text:style-name="P319"><text:span text:style-name="T268">Katka:</text:span> <text:span text:style-name="T173">„Můžu se k němu připlížit a zkusit ho zastřelit ze zálohy. Stojí na hlídce, takže je výborný cíl, ale i tak si nejsem jistá, že jedna rána bude stačit.“</text:span></text:p>
      <text:p text:style-name="P319"><text:span text:style-name="T268">Pavel:</text:span><text:span text:style-name="T173"> „Já </text:span><text:span text:style-name="T213">sice</text:span><text:span text:style-name="T173"> mám kuši, ale neumím se plížit.“</text:span></text:p>
      <text:p text:style-name="P319"><text:span text:style-name="T268">Jana:</text:span> <text:span text:style-name="T173">„</text:span><text:span text:style-name="T214">Já </text:span><text:span text:style-name="T213">jsem na tohle nepoužitelná</text:span><text:span text:style-name="T214">. </text:span><text:span text:style-name="T182">P</text:span><text:span text:style-name="T173">ři kouzlení musím vyslovit zaklínací formuli, takže nikoho nepřekvapím. </text:span><text:span text:style-name="T214">Mohla bych</text:span><text:span text:style-name="T173"> ale seslat neviditelnost na Gorondara.“</text:span></text:p>
      <text:p text:style-name="P319"><text:span text:style-name="T268">Pavel:</text:span><text:span text:style-name="T173"> „To by šlo. Ve dvou ho </text:span><text:span text:style-name="T214">určitě složíme</text:span><text:span text:style-name="T173">.“</text:span></text:p>
      <text:p text:style-name="P319"><text:span text:style-name="T268">Katka:</text:span><text:span text:style-name="T173"> „</text:span><text:span text:style-name="T215">Jsem pro</text:span><text:span text:style-name="T173">. </text:span><text:span text:style-name="T215">Připlížíme se k němu a vystřelíme současně.</text:span><text:span text:style-name="T173">“</text:span></text:p>
      <text:p text:style-name="P319"><text:span text:style-name="T535">Pán jeskyně:</text:span><text:span text:style-name="T405"> „</text:span><text:span text:style-name="T469">Bez problémů jste se </text:span><text:span text:style-name="T470">přiblížili skoro až k němu, aniž by si vás všimnul</text:span><text:span text:style-name="T405">. Oba si zamíříte, předpokládám?“</text:span></text:p>
      <text:p text:style-name="P319"><text:span text:style-name="T268">Pavel:</text:span> „<text:span text:style-name="T973">Jasně</text:span>.“</text:p>
      <text:p text:style-name="P319"><text:span text:style-name="T405">Pán jeskyně si teď bude za skřeta dvakrát házet </text:span><text:span text:style-name="T173">na obranu</text:span><text:span text:style-name="T405">. Jednou proti Katce, podruhé proti Pavlovi. V obou případech hází </text:span><text:span text:style-name="T414">0 +</text:span><text:span text:style-name="T405"> k6, protože jde o útoky ze zálohy. </text:span><text:span text:style-name="T470">J</text:span><text:span text:style-name="T415">ak Pavel, tak Katka mají výhodu za zamíření, takže si ke svým hodům </text:span><text:span text:style-name="T182">na úspěch</text:span><text:span text:style-name="T415"> přičítají +</text:span><text:span text:style-name="T471">1</text:span><text:span text:style-name="T415">. </text:span><text:span text:style-name="T470">Nebudou si ale počítat výhodu za to, že je skřet nevidí, ani za to, že ho překvapili. Skřet se totiž vůbec nebrání, takže je jedno, jestli útočníky vidí nebo ne.</text:span></text:p>
      <text:p text:style-name="P131"><text:span text:style-name="T715">O útok ze zálohy se nejedná, </text:span>když protivník běží, bojuje, nebo jinak svým pohybem ztěžuje útočníkovi zásah.</text:p>
      <text:p text:style-name="P384"><text:soft-page-break/>Příklad:</text:p>
      <text:p text:style-name="P319"><text:span text:style-name="T472">Pokud skřet první kolo přežije, v dalším </text:span><text:span text:style-name="T473">nejspíš</text:span><text:span text:style-name="T472"> začne volat na poplach </text:span><text:span text:style-name="T474">a</text:span><text:span text:style-name="T472"> rozběhne </text:span><text:span text:style-name="T474">se </text:span><text:span text:style-name="T472">do úkrytu. Proti dalším výstřelům si tedy už bude počítat svou Finesu, </text:span><text:span text:style-name="T475">protože střelcům aktivně ztěžuje zásah,</text:span><text:span text:style-name="T472"> </text:span><text:span text:style-name="T474">ale také nevýhody za to, že útočníky nevidí a za případná vážná zranění, která utrpěl v prvním kole. </text:span><text:span text:style-name="T476">Současně ale bude</text:span><text:span text:style-name="T474"> mít výhodu za </text:span><text:span text:style-name="T216">plnou obranu</text:span><text:span text:style-name="T474">, protože v tomto kole nikoho neohrožuje a soustředí se na to, aby nebyl zasažen, a další výhodu za kryt, protože zabíhá do úzkého vchodu do doupěte, takže bude těžší ho zasáhnout.</text:span></text:p>
      <text:h text:style-name="P629" text:outline-level="3"><text:bookmark-start text:name="__RefHeading___Toc25639_4068460501"/>Ohrožení více protivníků<text:bookmark-end text:name="__RefHeading___Toc25639_4068460501"/></text:h>
      <text:p text:style-name="P132">Když v jednom kole <text:span text:style-name="T974">současně ohrožuješ více než jednoho protivníka, </text:span><text:span text:style-name="T217">na úspěch</text:span><text:span text:style-name="T974"> si házíš pouze jednou, ale každý z nich si proti tobě hází zvlášť.<text:line-break/><text:tab/>Pokud útočíš něčím s plošným účinkem, třeba když házíš granát nebo sesíláš kouzlo </text:span><text:span text:style-name="T218">ohnivá koule</text:span><text:span text:style-name="T477">, házíš si proti všem cílům bez postihu. Když na ně ale střílíš z luku, snažíš se je zasáhnout mečem, chceš jim všem v něčem zabránit a podobně, musíš si k hodu přičíst postih -</text:span><text:span text:style-name="T478">1 za každého protivníka nad prvního</text:span><text:span text:style-name="T477">.</text:span></text:p>
      <text:p text:style-name="P385">Příklad:</text:p>
      <text:p text:style-name="P317"><text:span text:style-name="T479">Kara sesílá </text:span><text:span text:style-name="T219">zelený blesk</text:span><text:span text:style-name="T480"> na dva skřety. Toto kouzlo zasahuje víc cílů najednou, takže Jana hází </text:span><text:span text:style-name="T220">na úspěch</text:span><text:span text:style-name="T480"> bez postihu.</text:span></text:p>
      <text:p text:style-name="P385">Příklad:</text:p>
      <text:p text:style-name="P319"><text:span text:style-name="T975">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221">hodu na úspěch</text:span><text:span text:style-name="T975"> si tedy započítá postih -1.</text:span></text:p>
      <text:p text:style-name="P133">V jednom kole je možné seslat <text:span text:style-name="T976">vždy jen</text:span> jedno kouzlo.</text:p>
      <text:p text:style-name="P385"><text:soft-page-break/>Příklad:</text:p>
      <text:p text:style-name="P319"><text:span text:style-name="T481">Kdyby </text:span><text:span text:style-name="T479">Kara </text:span><text:span text:style-name="T481">uměla jen </text:span><text:span text:style-name="T222">modrý blesk</text:span><text:span text:style-name="T481">, který zasáhne jen jeden cíl, nemohla by ohrozit oba skřety najednou. Proti jednomu by tedy házela </text:span><text:span text:style-name="T222">na úspěch</text:span><text:span text:style-name="T481"> Duší, proti druhému by ale musela házet </text:span><text:span text:style-name="T222">na obranu</text:span><text:span text:style-name="T481"> Finesou.</text:span></text:p>
      <text:h text:style-name="P629" text:outline-level="3"><text:bookmark-start text:name="__RefHeading___Toc25641_4068460501"/>Klamný útok nebo jiná finta v boji<text:bookmark-end text:name="__RefHeading___Toc25641_4068460501"/></text:h>
      <text:p text:style-name="P134">Když děláš klamný útok, házíš soupeři židli pod nohy, nebo <text:span text:style-name="T977">si třeba počkáš na vhodnou chvíli k útoku</text:span>, tak neházíš <text:span text:style-name="T173">na úspěch</text:span>, <text:span text:style-name="T482">protože nikoho neohrožuješ</text:span><text:span text:style-name="T405">. </text:span>Pokud ti v tom n<text:span text:style-name="T978">ě</text:span>kdo nezabrání, <text:span text:style-name="T979">v příštím kole proti němu budeš mít výhodu</text:span>.</text:p>
      <text:p text:style-name="P385">Příklad:</text:p>
      <text:p text:style-name="P319"><text:span text:style-name="T980">Gorondar bojuje se Zlobrem, který je mnohem silnější než on. Pavel se tedy rozhodne první útok jen fingovat a zvýšit si tak šanci v příštím kole.<text:line-break/><text:tab/>V Prvním kole tedy Pán jeskyně za zlobra hází </text:span><text:span text:style-name="T223">na úspěch</text:span><text:span text:style-name="T980">, ale Pavel si hází </text:span><text:span text:style-name="T223">na obranu</text:span><text:span text:style-name="T980">, protože zlobra neohrožuje. V dalším kole si Pavel k hodu přičte +1, ať už se bude opět jen bránit, nebo zkusí zlobra zasáhnout.</text:span></text:p>
      <text:h text:style-name="P630" text:outline-level="3"><text:bookmark-start text:name="__RefHeading___Toc25643_4068460501"/>Rozptýlení protivníka<text:bookmark-end text:name="__RefHeading___Toc25643_4068460501"/></text:h>
      <text:p text:style-name="P142"><text:span text:style-name="T981">Když se snažíš soupeře rozptýlit, rozhodit či odvést jeho pozornost, tak neházíš </text:span><text:span text:style-name="T224">na úspěch</text:span><text:span text:style-name="T981">, </text:span><text:span text:style-name="T482">protože nikoho neohrožuješ</text:span><text:span text:style-name="T483">. </text:span><text:span text:style-name="T484">Pokud ti v tom n</text:span><text:span text:style-name="T485">ě</text:span><text:span text:style-name="T484">kdo nezabrání, protivník bude mít v tomto kole nevýhodu.</text:span></text:p>
      <text:p text:style-name="P385">Příklad:</text:p>
      <text:p text:style-name="P319">Naria <text:span text:style-name="T977">přiběhla Gorondarovi na pomoc s rozzuřeným zlobrem</text:span>. <text:span text:style-name="T977">P</text:span>řišla <text:span text:style-name="T977">ale</text:span> o luk a má jen svou dýku, takže místo aby se <text:span text:style-name="T977">na zlobra vrhla</text:span>, rozhodne <text:span text:style-name="T977">se</text:span> pomáhat Gorondarovi <text:span text:style-name="T977">jinak</text:span>. Začne sbírat kameny a házet je zlobrovi na hlavu. <text:span text:style-name="T977">Nesnaží se mu tím ublížit, chce pouze rozptýlit jeho pozornost</text:span>. <text:span text:style-name="T977">Katka si tedy nehází </text:span><text:span text:style-name="T225">na úspěch</text:span><text:span text:style-name="T977"> a zlobr si proti Gorondarovi počítá nevýhodu.</text:span></text:p>
      <text:h text:style-name="P631" text:outline-level="3"><text:soft-page-break/>Boj s neviditelným protivníkem</text:h>
      <text:p text:style-name="P135">Když protivníka nevidíš a on tebe ano, třeba proto, že je neviditelný, nebo že je úplná tma a on, na rozdíl od tebe, má <text:span text:style-name="T173">infravidění</text:span>, <text:span text:style-name="T173">ultrasluch</text:span>, nebo jinou schopnost, díky které tě aspoň trochu „vidí“, znamená to pro tebe dvě věci:</text:p>
      <text:list xml:id="list2301015737" text:style-name="L40">
        <text:list-item>
          <text:p text:style-name="P505">Počítáš si proti němu nevýhodu za ztížení viditelnosti</text:p>
        </text:list-item>
        <text:list-item>
          <text:p text:style-name="P505">Nemůžeš ho cíleně ohrozit, pokud o sobě nedá nějak vědět</text:p>
        </text:list-item>
      </text:list>
      <text:p text:style-name="P135">To druhé většinou znamená, že ho můžeš ohrozit jen v kolech, kdy ohro<text:span text:style-name="T982">zí</text:span> on tebe, nebo když se prozradí nějakým hlukem. Můžeš ho samozřejmě stále <text:span text:style-name="T983">ohrozit</text:span> plošným útokem – <text:span text:style-name="T983">například </text:span>když je v úzké chodbě a ty do ní sešleš <text:span text:style-name="T173">ohnivou kouli</text:span><text:span text:style-name="T405">.</text:span><text:line-break/><text:tab/><text:span text:style-name="T984">Při boji s neviditelným protivníkem si tedy počítáš jen jednu nevýhodu. Pokud je ale chytrý a má na to dost místa, může diktovat průběh boje a bojovat tak se dvěma výhodami.</text:span></text:p>
      <text:p text:style-name="P385">Příklad:</text:p>
      <text:p text:style-name="P351"><text:span text:style-name="T557">Kara seslala </text:span><text:span text:style-name="T631">neviditelnost</text:span><text:span text:style-name="T557">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557"><text:bookmark-ref text:reference-format="text" text:ref-name="__RefHeading___Toc25641_4068460501">Klamný útok nebo jiná finta v boji</text:bookmark-ref></text:span></text:span><text:span text:style-name="T557">.<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36">Není také od věci, <text:span text:style-name="T985">pokusit se</text:span> neviditelného protivníka odhalit. Může na to pomoci třeba <text:span text:style-name="T173">dýmovnice</text:span>, kterou umí vyrobit alchymista, kouzlo <text:span text:style-name="T173">dým</text:span> nebo <text:span text:style-name="T173">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629" text:outline-level="3"><text:bookmark-start text:name="__RefHeading___Toc12868_4230435934"/>Boj na dálku<text:bookmark-end text:name="__RefHeading___Toc12868_4230435934"/></text:h>
      <text:p text:style-name="P137">Při boji na dálku, ať už střelnou zbraní, vrhací zbraní, kouzlem, nebo čímkoliv jiným si počítáš postih podle vzdálenosti cíle:</text:p>
      <text:list xml:id="list3055074848" text:style-name="L41">
        <text:list-item>
          <text:p text:style-name="P506"><text:span text:style-name="T173">Kontaktní</text:span> nebo <text:span text:style-name="T173">krátká</text:span>: <text:span text:style-name="T405">bez postihu</text:span></text:p>
        </text:list-item>
        <text:list-item>
          <text:p text:style-name="P506"><text:span text:style-name="T173">Střední</text:span>:<text:span text:style-name="T405"> postih -1</text:span></text:p>
        </text:list-item>
        <text:list-item>
          <text:p text:style-name="P506"><text:span text:style-name="T173">Dlouhá:</text:span><text:span text:style-name="T405"> postih -2</text:span></text:p>
        </text:list-item>
      </text:list>
      <text:h text:style-name="P584" text:outline-level="4">Munice</text:h>
      <text:p text:style-name="P138"><text:span text:style-name="T986">V</text:span>zácn<text:span text:style-name="T986">ou nebo drahou</text:span> munic<text:span text:style-name="T986">i</text:span>, která se při útoku spotřebuje, <text:span text:style-name="T986">jako jsou</text:span> granáty, jedy, magické flakóny a podobně, si vždycky <text:span text:style-name="T953">ode</text:span>čítej. <text:span text:style-name="T987">Škrtej si také obyčejnou munici, pokud od ní máš jen několik kusů.</text:span></text:p>
      <text:p text:style-name="P385">Příklad:</text:p>
      <text:p text:style-name="P319">Naria má <text:span text:style-name="T986">tři vrhací nože. V jednom boji tedy je nemůže hodit víc jak třikrát a když o nějaký z nich přijde, její možnosti to dále sníží. Katka si tedy bude držet přehled o tom, kolik jich ještě má.</text:span></text:p>
      <text:p text:style-name="P138"><text:span text:style-name="T986">Pokud ale používáš snadno dostupnou munici a máš jí tolik, že ji v jednom boji určitě nespotřebuješ, tak </text:span>prostě předpokládáme, že <text:span text:style-name="T987">si ji vždy po boji</text:span> posbíráš <text:span text:style-name="T987">a při nejbližší návštěvě města nebo jiné vhodné příležitosti ji doplníš</text:span>.</text:p>
      <text:p text:style-name="P385">Příklad:</text:p>
      <text:p text:style-name="P318">Dvacet šípů v toulci určitě vystačí nejméně na několik bojů, takže si je <text:span text:style-name="T988">Katka</text:span> po každém výstřelu odečítat nemusí.</text:p>
      <text:p text:style-name="P139"><text:soft-page-break/>Snaž se ale občas zmínit, že si po boji šípy sbíráš, případně že je ve městě zajdeš nakoupit, aby se to dostalo do hry.</text:p>
      <text:h text:style-name="P584" text:outline-level="4">Míření</text:h>
      <text:p text:style-name="P140">Když strávíš kolo mířením,<text:span text:style-name="T981"> neházíš </text:span><text:span text:style-name="T224">na úspěch</text:span><text:span text:style-name="T483">, </text:span><text:span text:style-name="T482">protože nikoho neohrožuješ</text:span><text:span text:style-name="T483">.</text:span><text:span text:style-name="T224"> </text:span><text:span text:style-name="T989">Pokud ti v míření někdo nezabrání, na následující výstřel budeš mít výhodu</text:span> <text:span text:style-name="T990">(</text:span>+<text:span text:style-name="T990">1)</text:span>.<text:line-break/><text:tab/>Mířit jde i vrhací zbraní, ale nikoliv <text:span text:style-name="T991">při sesílání</text:span> kouzl<text:span text:style-name="T991">a (ať už přímo nebo z předmětu)</text:span>.<text:line-break/><text:tab/><text:span text:style-name="T992">Můžeš si také předem zamířit na místo, kde čekáš, že se někdo objeví, nebo na někoho s tím, že vystřelíš, až když něco udělá (nebo neudělá).<text:line-break/><text:tab/>Výhoda za míření</text:span><text:span text:style-name="T773"> se sčítá s </text:span><text:span text:style-name="T774">ostatními</text:span><text:span text:style-name="T773"> výhod</text:span><text:span text:style-name="T774">ami</text:span><text:span text:style-name="T773"> a nevýhod</text:span><text:span text:style-name="T774">ami</text:span><text:span text:style-name="T773">.</text:span></text:p>
      <text:p text:style-name="P383">Příklad:</text:p>
      <text:p text:style-name="P319">Naria klečí ve tmě a míří do chodby, <text:span text:style-name="T993">odkud očekává, že přiběhnou skřeti</text:span>. Na prvního <text:span text:style-name="T994">z nich</text:span> bude mít +1 za míření a +1 za překvapení, dohromady tedy +2.</text:p>
      <text:h text:style-name="P584" text:outline-level="4">Přibíhající útočník</text:h>
      <text:p text:style-name="P141">V této kapitole si <text:span text:style-name="T995">ukážeme, co se může dít</text:span>, kdy<text:span text:style-name="T995">ž</text:span> ke střelci přibíhá útočník, který ho chce ohrozit zblízka.</text:p>
      <text:p text:style-name="P385">Příklad:</text:p>
      <text:p text:style-name="P319"><text:span text:style-name="T268">Pán jeskyně:</text:span> „<text:span text:style-name="T996">Katko, zabočila jsi do dlouhé rovné chodby, která v dálce zatáčí doleva. Z té zatáčky teď na protější stěnu dopadlo světlo, zřejmě odtamtud někdo přichází s lucernou nebo pochodní. Slyšíš také těžké kroky jedné osoby.</text:span>“</text:p>
      <text:p text:style-name="P319"><text:span text:style-name="T268">Katka:</text:span> „<text:span text:style-name="T996">Zhasnu svou lucernu, nabiju luk a zamířím si.</text:span>“</text:p>
      <text:p text:style-name="P351"><text:soft-page-break/><text:span text:style-name="T635">Pán jeskyně:</text:span><text:span text:style-name="T557"> „</text:span><text:span text:style-name="T637">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557"><text:bookmark-ref text:reference-format="text" text:ref-name="__RefHeading___Toc26344_1495416062">Útok ze zálohy</text:bookmark-ref></text:span></text:span><text:span text:style-name="Odkaz_20_na_20_kapitolu_20_v_20_příkladu"><text:span text:style-name="T638">.</text:span></text:span><text:span text:style-name="Odkaz_20_na_20_kapitolu_20_v_20_příkladu"><text:span text:style-name="T557"><text:line-break/></text:span></text:span><text:span text:style-name="Odkaz_20_na_20_kapitolu_20_v_20_příkladu"><text:span text:style-name="T638"><text:tab/></text:span></text:span><text:span text:style-name="Odkaz_20_na_20_kapitolu_20_v_20_příkladu"><text:span text:style-name="T594">Je teď od tebe na střední vzdálenost, takže když to přežije, tak k tobě v tomhle kole stejně nedoběhne.</text:span></text:span><text:span text:style-name="T637"> Pokud ale zůstaneš na místě, tak v dalším už ano.“</text:span></text:p>
      <text:p text:style-name="P319"><text:span text:style-name="T268">Katka:</text:span> „<text:span text:style-name="T997">Střílím. Zatím nikam neutíkám, hned nabiju další šíp.“</text:span></text:p>
      <text:p text:style-name="P319"><text:span text:style-name="T268">Pán jeskyně:</text:span> „Dobře. Ork si do hodu nepočítá vlastnost, ale ani nevýhodu za to, že tě nevidí a že je překvapený. Ty máš výhodu za míření, ale taky -1 za střelbu na střední vzdálenost.<text:span text:style-name="T997">“</text:span></text:p>
      <text:p text:style-name="P351"><text:span text:style-name="T557">Jak se střelba vyhodnotí, si </text:span><text:span text:style-name="T639">ukážeme</text:span><text:span text:style-name="T557"> v kapitole </text:span><text:span text:style-name="Odkaz_20_na_20_kapitolu_20_v_20_příkladu"><text:span text:style-name="T557"><text:bookmark-ref text:reference-format="text" text:ref-name="__RefHeading___Toc12870_4230435934">Určení výsledku</text:bookmark-ref></text:span></text:span><text:span text:style-name="T557">. </text:span><text:span text:style-name="T639">Zde si projdeme</text:span><text:span text:style-name="T557"> několik možností, jak to může dopadnout:</text:span></text:p>
      <text:list xml:id="list3015324070" text:style-name="L42">
        <text:list-item>
          <text:p text:style-name="P562">Pokud <text:span text:style-name="T998">orka</text:span> <text:span text:style-name="T999">svým</text:span> výstřelem vyřadí, je dobojováno.</text:p>
        </text:list-item>
        <text:list-item>
          <text:p text:style-name="P562">Když <text:span text:style-name="T1000">se jí podaří vyřadit mu</text:span> nohu, ork se pak <text:span text:style-name="T998">bude moci</text:span> jen belhat. V dalším kole <text:span text:style-name="T1000">se</text:span> k ní tedy určitě nedo<text:span text:style-name="T1000">stan</text:span>e a pokud se <text:span text:style-name="T1001">Naria</text:span> rozhodne při střelbě ustupovat a bude na to mít dost prostoru, dokáže si udržet vzdálenost a dříve nebo později <text:span text:style-name="T998">ho</text:span> ustřílí.</text:p>
        </text:list-item>
      </text:list>
      <text:p text:style-name="P319">Když se k ní ork dostane na krátkou vzdálenost a nebude nijak zpomalený, Naria bude mít v dalším kole několik možností, co udělat:</text:p>
      <text:list xml:id="list327943364" text:style-name="L43">
        <text:list-item>
          <text:p text:style-name="P563"><text:span text:style-name="T1002">Pokud zůstane na místě, například </text:span>když by neměla kam ustoupit<text:span text:style-name="T1002">, ork k ní doběhne a ohrozí ji. Bude si tedy proti ní házet </text:span><text:span text:style-name="T226">na úspěch</text:span><text:span text:style-name="T1002"> Silou (protože bojuje těžkou zbraní). </text:span>Když bude<text:span text:style-name="T1002"> Naria </text:span>znovu střílet,<text:span text:style-name="T1002"> nebude </text:span>už<text:span text:style-name="T1002"> mít výhodu za míření a za střelbu ze tmy, ale ani postih za střelbu na střední vzdálenost. </text:span>Nevýhodu za střelbu na útočníka na blízko <text:span text:style-name="T1003">mít nebude</text:span>, protože ork k ní <text:span text:style-name="T1004">bude</text:span> teprve přibíh<text:span text:style-name="T1004">at</text:span>. Pokud <text:span text:style-name="T1005">ale</text:span> bude <text:span text:style-name="T1005">znovu</text:span> střílet v následujícím kole, kdy už bude ork <text:span text:style-name="T1005">u ní</text:span>, počítat si ji bude.</text:p>
        </text:list-item>
        <text:list-item>
          <text:p text:style-name="P563">Když se Naria rozhodne při střelbě ustupovat, získá tím trochu času navíc. V tomto kole ji ork nebude moci ohrozit, protože uběhne jen krátkou vzdálenost, <text:span text:style-name="T1003">která je původně dělila,</text:span> <text:span text:style-name="T1003">ale</text:span> Naria ještě o kus ustoupí. V dalším kole už ale bude v kontaktní vzdálenosti, <text:soft-page-break/>takže Nariu určitě ohrozí. Pokud <text:span text:style-name="T1006">navíc</text:span> bude <text:span text:style-name="T1007">elfka</text:span> chtít <text:span text:style-name="T1006">dále</text:span> střílet, bude si počítat nevýhodu za střelbu na protivníka na blízko. <text:span text:style-name="T1007">Když by se</text:span> místo <text:span text:style-name="T1006">toho</text:span> rozhod<text:span text:style-name="T1007">la</text:span> utíkat, tak <text:span text:style-name="T1007">bude mít nevýhodu také, protože se při tom k orkovi otočí zády</text:span>.</text:p>
        </text:list-item>
        <text:list-item>
          <text:p text:style-name="P565"><text:span text:style-name="T640">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557"><text:bookmark-ref text:reference-format="text" text:ref-name="__RefHeading___Toc23284_831167585">Chyba: zdroj odkazu nenalezen</text:bookmark-ref></text:span></text:span><text:span text:style-name="T641">).</text:span></text:p>
        </text:list-item>
        <text:list-item>
          <text:p text:style-name="P564">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563"><text:span text:style-name="T1008">Mohla by</text:span> se <text:span text:style-name="T1008">také</text:span> rozhodnout <text:span text:style-name="T1008">nenabíjet a nestřílet a</text:span> rovnou začít utíkat. <text:span text:style-name="T995">V tom případě opět začne honička a ork ji nebude moci ohrozit, pokud ji nedožene.</text:span></text:p>
        </text:list-item>
      </text:list>
      <text:h text:style-name="P629" text:outline-level="3"><text:bookmark-start text:name="__RefHeading___Toc12870_4230435934"/>Určení <text:span text:style-name="T1009">výsledku</text:span><text:bookmark-end text:name="__RefHeading___Toc12870_4230435934"/></text:h>
      <text:p text:style-name="P143">Zda se ti podař<text:span text:style-name="T1010">ilo protivníkovi udělat</text:span> to, co <text:span text:style-name="T1010">jsi zamýšlel</text:span>, závisí na rozdílu <text:span text:style-name="T1010">vašich hodů</text:span>:</text:p>
      <text:list xml:id="list1048243203" text:style-name="L44">
        <text:list-item>
          <text:p text:style-name="P507">Pokud jsi hodil stejně, nebo jsi ho přehodil o 1 či 2, máš <text:span text:style-name="T1011">proti němu</text:span> jeden úspěch.</text:p>
        </text:list-item>
        <text:list-item>
          <text:p text:style-name="P507">Jestliže jsi ho přehodil o 3-5, máš <text:span text:style-name="T1011">proti němu</text:span> <text:span text:style-name="T1012">dva</text:span> úspěchy.</text:p>
        </text:list-item>
        <text:list-item>
          <text:p text:style-name="P507">Pokud jsi ho přehodil o 6 nebo víc, máš <text:span text:style-name="T1011">proti němu dokonce</text:span> tři úspěchy.</text:p>
          <text:list>
            <text:list-item>
              <text:p text:style-name="P508">Více než tři úspěchy není možné získat (nehledě na to, o kolik protivníka přehodíš).</text:p>
            </text:list-item>
          </text:list>
        </text:list-item>
      </text:list>
      <text:p text:style-name="P144">Pokud jste se tedy ohrožovali vzájemně, tak při rovnosti hodů máte oba jeden úspěch.</text:p>
      <text:p text:style-name="P385"><text:soft-page-break/>Poznámka pro zapamatování:</text:p>
      <text:p text:style-name="P319">Úspěchy přibývají po třech bodech přesahu:</text:p>
      <text:p text:style-name="P401">1 úspěch je za přesah 0, 1 a 2</text:p>
      <text:p text:style-name="P401">2 úspěchy jsou za přesah 3, 4 a 5</text:p>
      <text:p text:style-name="P401">3 úspěchy j<text:span text:style-name="T1013">sou</text:span> za přesah 6+</text:p>
      <text:p text:style-name="P319">Dobře se to také pamatuje tak, že 2 úspěchy jsou za přesah 3 a víc, 3 úspěchy jsou za přesah 6 a víc (opět po třech).</text:p>
      <text:h text:style-name="P584" text:outline-level="4">Úspěchy</text:h>
      <text:p text:style-name="P145">Úspěchy představují, že se ti povedlo soupeři něco udělat. Co to může být, záleží na tom, kolik máš úspěchů.</text:p>
      <text:p text:style-name="P146"><text:span text:style-name="T1014">Za jeden úspěch můžeš</text:span> <text:span text:style-name="T1010">například:</text:span></text:p>
      <text:list xml:id="list480278889" text:style-name="L45">
        <text:list-item>
          <text:p text:style-name="P509">Zranit ho <text:span text:style-name="T1015">(to můžeš udělat pouze jedno, i když máš úspěchů více)</text:span></text:p>
          <text:list>
            <text:list-item>
              <text:p text:style-name="P510">Za další úspěch můžeš ze zranění udělat vážné nebo zasáhnout část těla, která není krytá zbrojí (pokud protivník nemá plnou zbroj)</text:p>
            </text:list-item>
          </text:list>
        </text:list-item>
        <text:list-item>
          <text:p text:style-name="P511">Zasáhnout předmět, který drží, nebo ho má na sobě</text:p>
        </text:list-item>
        <text:list-item>
          <text:p text:style-name="P512">Chytit ho, srazit ho k zemi, přimáčknout ho ke zdi a podobně</text:p>
        </text:list-item>
        <text:list-item>
          <text:p text:style-name="P513"><text:span text:style-name="T1016">N</text:span>ěkam ho zatlačit či odtáhnout</text:p>
        </text:list-item>
        <text:list-item>
          <text:p text:style-name="P514">Zastoupit mu cestu</text:p>
        </text:list-item>
        <text:list-item>
          <text:p text:style-name="P513">Dostat se z nevýhody, ve které tě drží</text:p>
        </text:list-item>
        <text:list-item>
          <text:p text:style-name="P515">Sebrat něco dřív než <text:span text:style-name="T1017">on</text:span></text:p>
        </text:list-item>
      </text:list>
      <text:p text:style-name="P147"><text:span text:style-name="T1018">Za dva úspěchy můžeš</text:span>:</text:p>
      <text:list xml:id="list145216143760746" text:continue-numbering="true" text:style-name="L45">
        <text:list-item>
          <text:p text:style-name="P513"><text:soft-page-break/>Odzbrojit <text:span text:style-name="T1019">ho</text:span></text:p>
        </text:list-item>
        <text:list-item>
          <text:p text:style-name="P516">Srazit <text:span text:style-name="T1020">ho do propasti</text:span> <text:span text:style-name="T1020">nebo zatlačit</text:span> <text:span text:style-name="T1020">do</text:span> <text:span text:style-name="T1019">pasti</text:span></text:p>
        </text:list-item>
        <text:list-item>
          <text:p text:style-name="P517">Zabránit mu v mluvení <text:span text:style-name="T1021">nebo v kouzlení</text:span></text:p>
        </text:list-item>
      </text:list>
      <text:p text:style-name="P148"><text:span text:style-name="T1014">Když potřebuješ dva úspěchy,</text:span> nemusíš <text:span text:style-name="T1014">je</text:span> nutně získat ve stejném kole. <text:span text:style-name="T1021">Můžeš dokonce s někým spolupracovat, takže každý z vás na to věnuje jeden úspěch. Z prvního úspěchu, který na to věnuješ, ale musí být jasné, že to směřuje k tomu, co mu uděláš za ten druhý.</text:span></text:p>
      <text:p text:style-name="P385">Příklad:</text:p>
      <text:p text:style-name="P319">Gorondar bojuje se skřetem poblíž hluboké díry a chce ho do ní srazit. Pavelovi padne jen jeden úspěch. Do díry tedy Gorondar skřeta shodit nemůže, protože na to by potřeboval dva úspěchy. Může se k tomu ale za jeden úspěch přiblížit:</text:p>
      <text:p text:style-name="P319"><text:span text:style-name="T268">Pavel:</text:span> „Zatlačím ho k hraně díry.“</text:p>
      <text:p text:style-name="P351"><text:span text:style-name="T557">Skřet teď balancuje na hraně hluboké díry. Bude za to mít nevýhodu (viz </text:span><text:span text:style-name="Odkaz_20_na_20_kapitolu_20_v_20_příkladu"><text:span text:style-name="T557"><text:bookmark-ref text:reference-format="text" text:ref-name="__RefHeading___Toc32108_3828966542">Znevýhodnění protivníka</text:bookmark-ref></text:span></text:span><text:span text:style-name="T557">) a Gorondarovi bude v dalším kole stačit už jen jeden úspěch na to, aby ho do ní shodil.</text:span></text:p>
      <text:p text:style-name="P225"><text:span text:style-name="T642">K záměrům, na které jsou potřeba dva úspěchy, se ještě vrátíme v kapitolách </text:span><text:span text:style-name="Odkaz_20_na_20_kapitolu"><text:span text:style-name="T557"><text:bookmark-ref text:reference-format="text" text:ref-name="__RefHeading___Toc30462_3828966542">Odzbrojení protivníka</text:bookmark-ref></text:span></text:span><text:span text:style-name="T557">, </text:span><text:span text:style-name="Odkaz_20_na_20_kapitolu"><text:span text:style-name="T557"><text:bookmark-ref text:reference-format="text" text:ref-name="__RefHeading___Toc30464_3828966542">Srážení do propastí a zatlačování do pastí</text:bookmark-ref></text:span></text:span><text:span text:style-name="T557"><text:s/></text:span><text:span text:style-name="T643">a </text:span><text:span text:style-name="Odkaz_20_na_20_kapitolu"><text:span text:style-name="T557"><text:bookmark-ref text:reference-format="text" text:ref-name="__RefHeading___Toc27343_1494735933">Zabránění v mluvení</text:bookmark-ref></text:span></text:span><text:span text:style-name="T643">.</text:span></text:p>
      <text:h text:style-name="P586" text:outline-level="4"><text:bookmark-start text:name="__RefHeading___Toc30276_554067906"/>Při remíze nemůžeš zrušit akci protivníka<text:bookmark-end text:name="__RefHeading___Toc30276_554067906"/></text:h>
      <text:p text:style-name="P149">Když tobě i tvému soupeři padne stejně, máte oba po jednom úspěchu. <text:span text:style-name="T1022">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150">Příklad:</text:p>
      <text:p text:style-name="P319"><text:soft-page-break/>Gorondar bojuje s orkem. Oběma <text:span text:style-name="T173">na úspěch</text:span> padlo stejně.</text:p>
      <text:p text:style-name="P319"><text:span text:style-name="T268">Pán jeskyně:</text:span> „Ork tě za svůj úspěch srazil na zem.“</text:p>
      <text:p text:style-name="P319"><text:span text:style-name="T268">Pavel:</text:span> „Chtěl bych mu v tom zabránit, ale to bych ho asi musel přehodit, co?“</text:p>
      <text:p text:style-name="P319"><text:span text:style-name="T268">Pán jeskyně:</text:span> „Přesně tak.“</text:p>
      <text:p text:style-name="P319"><text:span text:style-name="T268">Pavel:</text:span> „V tom případě ho aspoň strhnu s sebou.“</text:p>
      <text:p text:style-name="P319"><text:span text:style-name="T268">Pán jeskyně:</text:span> „Ok. Oba tedy ležíte na zemi a žádný z vás není v nevýhodě.</text:p>
      <text:p text:style-name="P142">Pavel původně nechtěl orka dostat na zem. Využil ale možnost se v případě remízy nedržet striktně svého záměru a popsal to, co mu dávalo smysl <text:span text:style-name="T1023">vzhledem k tomu,</text:span> že ho na zem srazil ork.</text:p>
      <text:h text:style-name="P584" text:outline-level="4">Výsledek musí odpovídat záměru</text:h>
      <text:p text:style-name="P152"><text:span text:style-name="T1024">To, co protivníkovi uděláš, musí být v souladu s tím</text:span>, co jsi ohlásil na začátku kola.</text:p>
      <text:p text:style-name="P385">Příklad:</text:p>
      <text:p text:style-name="P319">Když se orkovi podaří Gorondarovi zabránit v tom, aby se dostal ke goblinovi, <text:span text:style-name="T1025">Gorondar</text:span> už v tomto kole nemůže po goblinovi hod<text:span text:style-name="T1025">it</text:span> dýku, protože to nebylo součástí <text:span text:style-name="T1026">Pavlova záměru</text:span>. Může to udělat až v dalším kole a protivníci na to budou moci reagovat.</text:p>
      <text:p text:style-name="P153"><text:span text:style-name="T1027">N</text:span>a začátku kola <text:span text:style-name="T1027">ale nemusíš</text:span> do detailů pop<text:span text:style-name="T1027">isova</text:span>t, jak přesně svůj plán provedeš. <text:span text:style-name="T1027">To stačí udělat, až když víš, kolik máš úspěchů.</text:span></text:p>
      <text:p text:style-name="P385">Příklad:</text:p>
      <text:p text:style-name="P319">Na začátku kola Pavel pop<text:span text:style-name="T1028">sal</text:span> svůj záměr:</text:p>
      <text:p text:style-name="P320"><text:span text:style-name="T276">Pavel:</text:span><text:span text:style-name="T486"> „</text:span><text:span text:style-name="T487">Rozběhnu se</text:span><text:span text:style-name="T488"> na goblina</text:span><text:span text:style-name="T405">.“</text:span></text:p>
      <text:p text:style-name="P321">Když pak proti němu získá <text:span text:style-name="T1029">jeden úspěch, popíše to takto</text:span>:</text:p>
      <text:p text:style-name="P319"><text:span text:style-name="T276">Pavel:</text:span><text:span text:style-name="T486"> „</text:span><text:span text:style-name="T487">Z rozběhu do něj vrazím a povalím ho na zem</text:span><text:span text:style-name="T486">.“</text:span></text:p>
      <text:h text:style-name="P584" text:outline-level="4"><text:soft-page-break/>Nerozhoduj, co udělá protivník</text:h>
      <text:p text:style-name="P154"><text:span text:style-name="T1030">Nemůžeš popisovat protivníkovy reakce, to je práce Pána jeskyně.</text:span> Popisuj jen to, <text:span text:style-name="T1031">jsi mu udělal</text:span>. <text:span text:style-name="T1032">Stejně tak Pán jeskyně nemůže popisovat, jak zareaguje tvoje postava, protože o tom vždy rozhoduješ ty.</text:span></text:p>
      <text:p text:style-name="P385">Příklad:</text:p>
      <text:p text:style-name="P319">Pavel nemůže říct, <text:span text:style-name="T1033">že</text:span> goblin uskočil směrem <text:span text:style-name="T1034">k orkovi</text:span>. Může ale říct, že do něj vrazil tak, <text:span text:style-name="T1033">aby ho</text:span> směrem k orkovi <text:span text:style-name="T1033">strčil</text:span>.</text:p>
      <text:h text:style-name="P584" text:outline-level="4"><text:span text:style-name="T1035">Výsledek</text:span> musí dávat smysl</text:h>
      <text:p text:style-name="P226"><text:span text:style-name="T557">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557"><text:bookmark-ref text:reference-format="text" text:ref-name="__RefHeading___Toc15359_3133622682">Chyba: zdroj odkazu nenalezen</text:bookmark-ref></text:span></text:span><text:span text:style-name="T644">.</text:span></text:p>
      <text:h text:style-name="P629" text:outline-level="3"><text:bookmark-start text:name="__RefHeading___Toc30647_3256600271"/>Zranění<text:bookmark-end text:name="__RefHeading___Toc30647_3256600271"/></text:h>
      <text:p text:style-name="P158">Když se rozhodneš <text:span text:style-name="T1036">za jeden z úspěchů</text:span> protivníka zranit, ubereš mu počet životů, <text:span text:style-name="T1037">který spočítáš takto</text:span>:</text:p>
      <text:list xml:id="list1499035402" text:style-name="L46">
        <text:list-item>
          <text:p text:style-name="P518"><text:span text:style-name="T1038">Vezmi rozdíl</text:span>, o <text:span text:style-name="T1038">který</text:span> jsi protivníka přehodil. Může to být i nula, pokud jste hodili stejně.</text:p>
        </text:list-item>
        <text:list-item>
          <text:p text:style-name="P518"><text:span text:style-name="T1039">Přičti</text:span> zranění uvedené u zbraně, případně výsledek hodu na zranění kouzla <text:span text:style-name="T1039">(o tom si povíme v</text:span><text:span text:style-name="T382">zápětí</text:span><text:span text:style-name="T1039">)</text:span>.</text:p>
        </text:list-item>
        <text:list-item>
          <text:p text:style-name="P518">Protivník odeč<text:span text:style-name="T1040">te</text:span> kvalitu své zbroje a štítu <text:span text:style-name="T1041">a případnou odolnost proti tomuto druhu zranění</text:span>.</text:p>
        </text:list-item>
      </text:list>
      <text:p text:style-name="P386"><text:soft-page-break/><text:span text:style-name="T309">P</text:span><text:span text:style-name="T308">říklad:</text:span></text:p>
      <text:p text:style-name="P324"><text:span text:style-name="T337">Gorondar bojuje se zlobrem. Pavel hodil </text:span><text:span text:style-name="T310">na úspěch</text:span><text:span text:style-name="T337"> </text:span><text:span text:style-name="T338">6</text:span><text:span text:style-name="T337"> (Gorondar má Sílu 3, na </text:span><text:span text:style-name="T339">mu</text:span><text:span text:style-name="T337"> kostce padlo </text:span><text:span text:style-name="T338">3</text:span><text:span text:style-name="T337">)</text:span><text:span text:style-name="T340">. </text:span><text:span text:style-name="T337">Pán jeskyně hodil za zlobra </text:span><text:span text:style-name="T338">10</text:span><text:span text:style-name="T337"> (zlobr má sílu </text:span><text:span text:style-name="T338">8</text:span><text:span text:style-name="T337">, na kostce padlo 2). </text:span><text:span text:style-name="T341">Zlobr tedy Gorondara přehodil o 4. Útočí </text:span><text:span text:style-name="T342">obřím</text:span><text:span text:style-name="T343"> kyjem, </text:span><text:span text:style-name="T344">který má</text:span><text:span text:style-name="T341"> zranění 3. Gorondar má naštěstí těžkou zbroj a štít. </text:span><text:span text:style-name="T345">Z</text:span><text:span text:style-name="T341">raněn </text:span><text:span text:style-name="T345">je</text:span><text:span text:style-name="T341"> za 4 (rozdíl hodů) + 3 (zranění zlobrovy zbraně) – 2 (</text:span><text:span text:style-name="T346">Gorondarova </text:span><text:span text:style-name="T347">těžká zbroj</text:span><text:span text:style-name="T341">) – 1 (</text:span><text:span text:style-name="T346">Gorondarův </text:span><text:span text:style-name="T341">štít), tedy za 4 </text:span><text:span text:style-name="T348">životy</text:span><text:span text:style-name="T341">.</text:span></text:p>
      <text:p text:style-name="P159"><text:span text:style-name="T369">V jednom kole můžeš protivníka zranit pouze jednou.</text:span><text:span text:style-name="T341"> I když tedy proti němu máš více úspěchů, jen jeden z nich může </text:span><text:span text:style-name="T336">představovat</text:span><text:span text:style-name="T341"> zranění. </text:span><text:span text:style-name="T349">Tohle je velmi důležité pravidlo, určitě ho nepřehlédněte!</text:span></text:p>
      <text:h text:style-name="P584" text:outline-level="4">Odolnost proti zranění</text:h>
      <text:p text:style-name="P160">Některé nestvůry jsou odolné proti určitým druhům zranění.</text:p>
      <text:p text:style-name="P386"><text:span text:style-name="T309">P</text:span><text:span text:style-name="T308">říklad:</text:span></text:p>
      <text:p text:style-name="P325">Bodat do kostlivce nemá moc velký smysl – proto má odolnost 2 proti zranění bodem. Když do něj tedy Naria vystřelí z luku, od zranění si odečte 2.</text:p>
      <text:p text:style-name="P161">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584" text:outline-level="4">Zranění kouz<text:span text:style-name="T1042">lem</text:span></text:h>
      <text:p text:style-name="P162">Zranění kouzel, na rozdíl od zbraní, není vyjádřeno číslem, ale počtem „kostek zranění“ <text:span text:style-name="T1043">(zkráceně „kz“)</text:span>.<text:span text:style-name="T1044"> Za tím je </text:span>vždy<text:span text:style-name="T1044"> ještě uvedeno, o jaký druh zranění se jedná – podle toho se pozná, jestli má nestvůra proti tomuto kouzlu odolnost.</text:span></text:p>
      <text:p text:style-name="P385"><text:span text:style-name="T309">P</text:span><text:span text:style-name="T308">říklad:</text:span></text:p>
      <text:p text:style-name="P326"><text:span text:style-name="T350">Kouzlo </text:span><text:span text:style-name="T311">modrý blesk</text:span><text:span text:style-name="T350"> má zranění</text:span><text:span text:style-name="T322"> </text:span><text:span text:style-name="T323">4</text:span><text:span text:style-name="T322">kz </text:span><text:span text:style-name="T1046">bleskem</text:span><text:span text:style-name="T322">.</text:span></text:p>
      <text:p text:style-name="P142"><text:soft-page-break/>Zranění kouzla určíš tak, že hodíš příslušný počet kostek zranění a spočítáš ty, na kterých padlo 4 nebo víc.</text:p>
      <text:p text:style-name="P386"><text:span text:style-name="T309">P</text:span><text:span text:style-name="T308">říklad:</text:span></text:p>
      <text:p text:style-name="P319"><text:span text:style-name="T351">Kara sesílá </text:span><text:span text:style-name="T312">modrý blesk</text:span><text:span text:style-name="T351"> na orka. Ork bojuje s Gorondarem, proti Kaře si tedy hází na obranu. Janě na úspěch padlo 7 (Duše 3 + 4 na kostce), Pánovi jeskyně padlo na obranu 6 (Síla 4 + 2 na kostce). </text:span><text:span text:style-name="T340">Jana </text:span><text:span text:style-name="T352">přehodila </text:span><text:span text:style-name="T353">orka</text:span><text:span text:style-name="T352"> o 1 a</text:span><text:span text:style-name="T340"> má tedy jeden úspěch. </text:span><text:span text:style-name="T352">R</text:span><text:span text:style-name="T340">ozhodne se </text:span><text:span text:style-name="T353">ho</text:span><text:span text:style-name="T340"> zranit.<text:line-break/><text:tab/></text:span><text:span text:style-name="T348">Základem zranění je rozdíl hodů, což je 1. K tomu se přičítá zranění kouzla.</text:span><text:span text:style-name="T340"> </text:span><text:span text:style-name="T313">M</text:span><text:span text:style-name="T311">odrý blesk</text:span><text:span text:style-name="T350"> má zranění 4kz, Jana tedy hodí čtyřmi šestistěnnými kostkami (neb</text:span><text:span text:style-name="T354">o</text:span><text:span text:style-name="T350"> čtyřikrát jednou kostkou). Padne jí: 1, 3, 4 a 6. Na dvou kostkách </text:span><text:span text:style-name="T355">jí</text:span><text:span text:style-name="T350"> padlo 4 nebo víc, tento </text:span><text:span text:style-name="T311">modrý blesk</text:span><text:span text:style-name="T350"> má tedy zranění 2. </text:span><text:span text:style-name="T356">Orkova zbroj chrání proti </text:span><text:span text:style-name="T1047">blesk</text:span><text:span text:style-name="T1048">u</text:span><text:span text:style-name="T356"> stejně jako proti ráně mečem, od zranění si tedy za ni odečte 1</text:span><text:span text:style-name="T348">. </text:span><text:span text:style-name="T357">Kdyby to ale bylo jiné kouzlo a způsobovalo například </text:span><text:span text:style-name="T1050">duševní</text:span><text:span text:style-name="T357"> zranění, zbroj by mu proti němu nepomohla a odečíst by si ji nemohl.</text:span><text:span text:style-name="T348"><text:line-break/><text:tab/>Ork je </text:span><text:span text:style-name="T357">celkem</text:span><text:span text:style-name="T348"> </text:span><text:span text:style-name="T341">zraněn za </text:span><text:span text:style-name="T348">1</text:span><text:span text:style-name="T341"> (rozdíl hodů) + </text:span><text:span text:style-name="T348">2</text:span><text:span text:style-name="T341"> (</text:span><text:span text:style-name="T314">zranění modrého blesku</text:span><text:span text:style-name="T341">) – </text:span><text:span text:style-name="T348">1</text:span><text:span text:style-name="T341"> (</text:span><text:span text:style-name="T348">lehká</text:span><text:span text:style-name="T347"> zbroj</text:span><text:span text:style-name="T341">), </text:span><text:span text:style-name="T348">tedy za 2 životy.</text:span></text:p>
      <text:h text:style-name="P584" text:outline-level="4"><text:span text:style-name="T383">P</text:span><text:span text:style-name="T301">řidané zranění</text:span></text:h>
      <text:p text:style-name="P163"><text:span text:style-name="T301">Některá kouzla nebo magické předměty přidávají k útoku další zranění, například </text:span><text:span text:style-name="T384">3kz</text:span><text:span text:style-name="T301"> </text:span><text:span text:style-name="T1045">bleskem</text:span><text:span text:style-name="T301">.</text:span></text:p>
      <text:list xml:id="list3941358809" text:style-name="L47">
        <text:list-item>
          <text:p text:style-name="P519">Přidané zranění <text:span text:style-name="T1051">se</text:span> přičítá,<text:span text:style-name="T1052"> pokud sis za jeden úspěch vybral, že protivníka zraníš</text:span>.</text:p>
        </text:list-item>
        <text:list-item>
          <text:p text:style-name="P520">Od každé<text:span text:style-name="T1053">ho přidaného</text:span> zranění s<text:span text:style-name="T1054">i zasažený znovu</text:span> odečte <text:span text:style-name="T1054">Z</text:span>broj <text:span text:style-name="T1053">a případnou odolnost proti tomuto druhu zranění</text:span>.</text:p>
        </text:list-item>
      </text:list>
      <text:p text:style-name="P385">Příklad:</text:p>
      <text:p text:style-name="P319"><text:span text:style-name="T358">Gorondar útočí očarovaným kladivem na oživlou sochu. Kladivo má </text:span><text:span text:style-name="T359">zranění 2</text:span><text:span text:style-name="T358"> a navíc při zásahu způsobí zranění </text:span><text:span text:style-name="T1047">bleskem</text:span><text:span text:style-name="T358"> za 3kz. Socha je z kamene a je tedy těžké ji poškodit – má Zbroj 3. Je ovšem náchylná na drtivá zranění, </text:span><text:span text:style-name="T359">proti těm má</text:span><text:span text:style-name="T358"> Zbroj pouze 1.<text:line-break/><text:tab/>Gorondar ji přehodil o 3. </text:span><text:span text:style-name="T359">Jeho k</text:span><text:span text:style-name="T358">ladivo má zranění 2. </text:span><text:span text:style-name="T360">S</text:span><text:span text:style-name="T358">ocha </text:span><text:span text:style-name="T360">si</text:span><text:span text:style-name="T358"> odečte </text:span><text:soft-page-break/><text:span text:style-name="T360">Z</text:span><text:span text:style-name="T358">broj proti drtivému zranění (což je 1). </text:span><text:span text:style-name="T359">Nárazem kladiva je tedy zraněna</text:span><text:span text:style-name="T358"> za 4. </text:span><text:span text:style-name="T359">Potom Pavel hodí na přidané zranění.</text:span><text:span text:style-name="T358"> Na třech kostkách mu padne 4, 6 a 1, což dává zranění </text:span><text:span text:style-name="T1047">bleskem</text:span><text:span text:style-name="T358"> 2. Od toho si socha odečte svou zbroj proti </text:span><text:span text:style-name="T1047">blesk</text:span><text:span text:style-name="T1049">u</text:span><text:span text:style-name="T358">, což je 3. </text:span><text:span text:style-name="T359">Přidané zranění jí tedy nic neudělalo.</text:span></text:p>
      <text:h text:style-name="P584" text:outline-level="4">Vyřazení</text:h>
      <text:p text:style-name="P168">Když ti klesnou životy na 0 nebo méně, jsi vyřazený z boje. Pokud jsi ještě neházel, znemožní <text:span text:style-name="T1052">ti to také</text:span> provést to, co jsi zamýšlel.</text:p>
      <text:p text:style-name="P386"><text:span text:style-name="T309">P</text:span><text:span text:style-name="T308">říklad:</text:span></text:p>
      <text:p text:style-name="P327">Goblin se řítí na Gorondara, Naria na něj ale střílí z luku. Goblin má celkem 4 životy, takže pokud ho Naria zraní alespoň za 4, ke Gorondarovi nedoběhne.</text:p>
      <text:h text:style-name="P584" text:outline-level="4"><text:bookmark-start text:name="__RefHeading___Toc28064_2483640148"/><text:span text:style-name="T341">V</text:span><text:span text:style-name="T336">ážné zranění</text:span><text:bookmark-end text:name="__RefHeading___Toc28064_2483640148"/></text:h>
      <text:p text:style-name="P164">TODO: Zmínit, že rukou těžko někoho bodneš do břicha (popsané zranění musí jít způsobit použitou zbraní nebo kouzlem).</text:p>
      <text:p text:style-name="P169"><text:span text:style-name="T336">Když </text:span><text:span text:style-name="T361">protivníka zraníš alespoň za 3, tak můžeš za další úspěch říct, že </text:span><text:span text:style-name="T362">jsi</text:span><text:span text:style-name="T361"> mu </text:span><text:span text:style-name="T363">tím</text:span><text:span text:style-name="T361"> vyřadil nějakou část těla.</text:span></text:p>
      <text:p text:style-name="P385"><text:span text:style-name="T1142">P</text:span>říklad:</text:p>
      <text:p text:style-name="P308"><text:span text:style-name="T268">Pán jeskyně:</text:span><text:span text:style-name="T1075"> „Katko, máš proti skřetovi dva úspěchy. Co mu uděláš?“</text:span></text:p>
      <text:p text:style-name="P309"><text:span text:style-name="T268">Katka:</text:span><text:span text:style-name="T1075"> „</text:span><text:span text:style-name="T1077">Určitě ho zraním. Můž</text:span><text:span text:style-name="T1078">e</text:span><text:span text:style-name="T1077"> </text:span><text:span text:style-name="T1078">to být</text:span><text:span text:style-name="T1077"> vážné zranění?“</text:span></text:p>
      <text:p text:style-name="P308"><text:span text:style-name="T268">Pán jeskyně:</text:span><text:span text:style-name="T1075"> „Nemá zbroj, přehodila jsi ho o 4 a luk má zranění 2, takže to dostane za 6 životů. To určitě stačí.“</text:span></text:p>
      <text:p text:style-name="P309"><text:span text:style-name="T268">Katka:</text:span> „<text:span text:style-name="T1143">Fajn. </text:span>Prostřelila jsem<text:span text:style-name="T1055"> mu</text:span> levou nohu, takže se na ní nemůže postavit.“</text:p>
      <text:p text:style-name="P170"><text:span text:style-name="T1055">Vyřazenou část těla není možné</text:span> používat.</text:p>
      <text:p text:style-name="P387"><text:soft-page-break/><text:span text:style-name="T1142">P</text:span>říklad:</text:p>
      <text:p text:style-name="P319">Když <text:span text:style-name="T1055">vyřadíš</text:span> kyklopov<text:span text:style-name="T1055">i</text:span> oko, tak ho tím oslepíš. Když <text:span text:style-name="T1055">vyřadíš</text:span> ocas obřího štíra, nebude <text:span text:style-name="T1056">jím</text:span> moci útočit. <text:span text:style-name="T1057">Když někomu vážně zraníš levou ruku, nebude moci bojovat dvojruční zbraní (tedy ani střílet z luku nebo kuše) a</text:span> <text:span text:style-name="T1057">nebude moci používat zbraň nebo štít v levé ruce. </text:span>S vážně zraněnou nohou se nedá běhat <text:span text:style-name="T1055">ani skákat</text:span>.</text:p>
      <text:p text:style-name="P171">Zasažený bude také mít nevýhodu na všechno, při čem ho vážné zranění omezuje.</text:p>
      <text:p text:style-name="P387"><text:span text:style-name="T1142">P</text:span>říklad:</text:p>
      <text:p text:style-name="P319">Skřet s prostřelenou nohou bude mít nevýhodu při boji zblízka, <text:span text:style-name="T1058">protože při tom se potřebuje pohybovat,</text:span> ale ne při střelbě z luku nebo při kouzlení.</text:p>
      <text:p text:style-name="P172"><text:span text:style-name="T1144">V</text:span>ážným zásahem <text:span text:style-name="T1145">nemůžeš</text:span> protivníka vyřadit úplně – <text:span text:style-name="T1144">na to je třeba </text:span>mu<text:span text:style-name="T1144"> ubrat všechny životy. Když se ho tedy rozhodneš vážně zranit do těla nebo do hlavy, tak ho tím nevyřadíš, ale bude si počítat nevýhodu </text:span><text:span text:style-name="T506">při plížení nebo pronásledování </text:span><text:span text:style-name="T507">a</text:span><text:span text:style-name="T1145"> na všechny hody </text:span><text:span text:style-name="T234">na úspěch</text:span><text:span text:style-name="T1145"> i </text:span><text:span text:style-name="T234">na obranu</text:span><text:span text:style-name="T508">,</text:span><text:span text:style-name="T506"> </text:span><text:span text:style-name="T508">bude se mu také hůř šplhat a skákat přes překážky </text:span><text:span text:style-name="T509">a podobně</text:span><text:span text:style-name="T508">.</text:span><text:span text:style-name="T1144"><text:line-break/><text:tab/></text:span><text:span text:style-name="T364">Všechna vážná zranění</text:span><text:span text:style-name="T361"> zmizí ve chvíli, kdy si doléčí</text:span><text:span text:style-name="T363">š</text:span><text:span text:style-name="T361"> všechny ztracené životy.</text:span></text:p>
      <text:h text:style-name="P584" text:outline-level="4"><text:span text:style-name="T341">Z</text:span><text:span text:style-name="T336">ásah mimo zbroj</text:span></text:h>
      <text:p text:style-name="P173"><text:span text:style-name="T365">P</text:span><text:span text:style-name="T336">okud </text:span><text:span text:style-name="T366">protivníkova</text:span><text:span text:style-name="T336"> zbroj nechrání nějakou důležitou část těla, může</text:span><text:span text:style-name="T366">š</text:span><text:span text:style-name="T336"> za </text:span><text:span text:style-name="T367">další</text:span><text:span text:style-name="T336"> úspěch říct, že jsi zasáhnul </text:span><text:span text:style-name="T366">zrovna tam. V </text:span><text:span text:style-name="T368">tom</text:span><text:span text:style-name="T366"> případě se od zranění neodečítá Zbroj (případné odolnosti proti druhu zranění ano).</text:span></text:p>
      <text:p text:style-name="P385">Příklad:</text:p>
      <text:p text:style-name="P329">Družina bojuje s trpaslickým bojovníkem zakutým do zbroje. Kara před bojem na Nariu <text:span text:style-name="T1059">seslala</text:span> <text:span text:style-name="T173">neviditelnost</text:span>.</text:p>
      <text:p text:style-name="P329"><text:span text:style-name="T268">Katka:</text:span> <text:span text:style-name="T405">„Připlížím se k němu zezadu a zkusím mu sundat helmu.“</text:span></text:p>
      <text:p text:style-name="P319"><text:soft-page-break/><text:span text:style-name="T535">Pán jeskyně:</text:span><text:span text:style-name="T405"> „</text:span><text:span text:style-name="T489">Trpaslík vyčkává a neví o tobě, takže ho budu brát jako nehybného protivníka</text:span><text:span text:style-name="T405">. </text:span><text:span text:style-name="T489">Nebudu mu tedy počítat vlastnost, ale ani nevýhody za překvapení a za to, že tě nevidí. Padla mi </text:span><text:span text:style-name="T490">pětka</text:span><text:span text:style-name="T489">.</text:span><text:span text:style-name="T405">“</text:span></text:p>
      <text:p text:style-name="P329"><text:span text:style-name="T535">Katka:</text:span><text:span text:style-name="T405"> „</text:span><text:span text:style-name="T491">Ouch, to má docela kliku. </text:span><text:span text:style-name="T405">Já </text:span><text:span text:style-name="T489">mám </text:span><text:span text:style-name="T490">trojkovou</text:span><text:span text:style-name="T489"> Finesu a padla mi dvojka, takže tak</text:span><text:span text:style-name="T492">y</text:span><text:span text:style-name="T489"> </text:span><text:span text:style-name="T490">pět</text:span><text:span text:style-name="T489">.“</text:span></text:p>
      <text:p text:style-name="P329"><text:span text:style-name="T539">Pán jeskyně:</text:span><text:span text:style-name="T489"> „</text:span><text:span text:style-name="T493">P</text:span><text:span text:style-name="T489">ři rovnosti hodů máš jeden úspěch, </text:span><text:span text:style-name="T493">takže se ti to povedlo</text:span><text:span text:style-name="T489">. V dalším kole trpaslík vztekle řve a ohání se po tobě sekerou. Co děláte?“</text:span></text:p>
      <text:p text:style-name="P329"><text:span text:style-name="T539">Pavel</text:span><text:span text:style-name="T535">:</text:span><text:span text:style-name="T405"> „</text:span><text:span text:style-name="T489">Na to</text:span><text:span text:style-name="T493">hle</text:span><text:span text:style-name="T489"> jsem přesně čekal, vrhám se na něj“.</text:span></text:p>
      <text:p text:style-name="P329"><text:span text:style-name="T539">Katka:</text:span><text:span text:style-name="T489"> „Uskakuju, soustředím se na obranu.“</text:span></text:p>
      <text:p text:style-name="P329"><text:span text:style-name="T539">Pán jeskyně:</text:span><text:span text:style-name="T489"> „Pavle, hoď si první. Pokud ho vyřadíš, k útoku na Nariu se nedostane. Počítej si výhodu za to, že se k tobě otáčí zády.“</text:span></text:p>
      <text:p text:style-name="P329"><text:span text:style-name="T539">Pavel:</text:span><text:span text:style-name="T489"> „To je od něj hezký. Sílu mám 3, za výhodu +1 a na kostce 5, takže celkem </text:span><text:span text:style-name="T494">9.</text:span><text:span text:style-name="T489">“</text:span></text:p>
      <text:p text:style-name="P329"><text:span text:style-name="T539">Pán jeskyně:</text:span><text:span text:style-name="T489"> „Tentokrát už není nehybný. </text:span><text:span text:style-name="T494">Zbraní </text:span><text:span text:style-name="T495">se</text:span><text:span text:style-name="T494"> krýt nemůže, </text:span><text:span text:style-name="T495">protože mu jdeš do zad,</text:span><text:span text:style-name="T494"> takže si hází Finesou. Tu má jedničkovou a padla mi trojka, takže celkem 4. Máš proti němu dva úspěchy, co mu uděláš?</text:span><text:span text:style-name="T489">“</text:span></text:p>
      <text:p text:style-name="P329"><text:span text:style-name="T539">Pavel:</text:span><text:span text:style-name="T489"> „</text:span><text:span text:style-name="T494">Třísknu ho kladivem do kebule.</text:span><text:span text:style-name="T489">“</text:span></text:p>
      <text:p text:style-name="P329"><text:span text:style-name="T539">Pán jeskyně:</text:span><text:span text:style-name="T489"> „</text:span><text:span text:style-name="T494">Takže za první úspěch ho zraníš a za druhý to bude rána mimo zbroj, protože mu Naria zrovna sundala helmu, ok?“</text:span></text:p>
      <text:p text:style-name="P329"><text:span text:style-name="T539">Pavel:</text:span><text:span text:style-name="T489"> „</text:span><text:span text:style-name="T494">Přesně tak jsme to plánovali.“</text:span></text:p>
      <text:p text:style-name="P329"><text:span text:style-name="T539">Pán jeskyně:</text:span><text:span text:style-name="T489"> „</text:span><text:span text:style-name="T494">Přehodil jsi ho o 5, za kladivo máš +2 a on si nepočítá zbroj, takže to koupil za 7.“</text:span></text:p>
      <text:p text:style-name="P142"><text:span text:style-name="T494">T</text:span><text:span text:style-name="T496">uto možnost je možné využít pouze v případě, že obránci nějaká část zbroje chybí. Nestačí tedy říct, že zasáhneš štěrbinu v helmě, mezeru mezi </text:span><text:span text:style-name="T497">pláty</text:span><text:span text:style-name="T496"> a podobně. Můžeš tak </text:span><text:span text:style-name="T498">samozřejmě</text:span><text:span text:style-name="T496"> svůj zásah popsat, ale od zranění se</text:span><text:span text:style-name="T497"> normálně</text:span><text:span text:style-name="T496"> odečte obráncova Zbroj.<text:line-break/><text:tab/></text:span><text:span text:style-name="T499">V některých případech zbroj obcházíš automaticky. </text:span><text:span text:style-name="T500">Obří brouk je například celý chráněný siln</text:span><text:span text:style-name="T501">ým</text:span><text:span text:style-name="T500"> chitinov</text:span><text:span text:style-name="T502">ým krunýřem</text:span><text:span text:style-name="T500">, ale když se ti podaří </text:span><text:span text:style-name="T499">dostat se pod něj a</text:span><text:span text:style-name="T500"> zaútočit mu na nechráněné břicho, tak </text:span><text:soft-page-break/><text:span text:style-name="T500">si </text:span><text:span text:style-name="T503">Zboj</text:span><text:span text:style-name="T500"> od zranění odečíst nemůže. </text:span><text:span text:style-name="T499">Podobně pokud má protivník jen hrudní plát a ty mu útočíš do zad, třeba protože </text:span><text:span text:style-name="T504">sis</text:span><text:span text:style-name="T499"> </text:span><text:span text:style-name="T505">v úkrytu</text:span><text:span text:style-name="T499"> </text:span><text:span text:style-name="T505">počkal,</text:span><text:span text:style-name="T499"> </text:span><text:span text:style-name="T505">až projde kolem</text:span><text:span text:style-name="T499">, tak automaticky obejdeš jeho zbroj a nemusíš za to platit úspěchem.</text:span></text:p>
      <text:h text:style-name="P584" text:outline-level="4">Obcházení štítu</text:h>
      <text:p text:style-name="P174">Štít lze obejít, když s ním protivník nemůže nebo nechce volně manipulovat. <text:span text:style-name="T1060">Musí to tedy vždy vyplývat ze situace.</text:span></text:p>
      <text:p text:style-name="P385">Příklad:</text:p>
      <text:p text:style-name="P319">Gorondar bojuje s přesilou goblinů. Jeden z nich ho přehodil o 1 a za získaný úspěch mu oběma rukama chytil štít. Proti dalším goblinům <text:span text:style-name="T1061">ho</text:span> Gorondar nebude moci používat, dokud se z této nevýhody nedostane. Nebude si tedy od případného zranění odečítat <text:span text:style-name="T1061">jedničku za štít</text:span>.</text:p>
      <text:p text:style-name="P385">Příklad:</text:p>
      <text:p text:style-name="P330">Naria později bojuje dýkou proti orkovi s <text:span text:style-name="T1062">kladivem a</text:span> štítem.</text:p>
      <text:p text:style-name="P319"><text:span text:style-name="T268">Pán jeskyně:</text:span> „Přehodila jsi ho o 3, máš tedy dva úspěchy. Co mu uděláš?“</text:p>
      <text:p text:style-name="P319"><text:span text:style-name="T268">Katka:</text:span> „Za první mu levou rukou chytnu štít a za druhý ho bodnu.“</text:p>
      <text:p text:style-name="P319"><text:span text:style-name="T268">Pán jeskyně:</text:span> „Dobře. Základ zranění je 3, za dýku máš nulu, ale ork si nemůže odečíst štít. Nemá zbroj, takže jsi ho zranila za 3.“</text:p>
      <text:p text:style-name="P388">Příklad:</text:p>
      <text:p text:style-name="P319">Gorondar <text:span text:style-name="T1060">čelí</text:span> skupině skřetích lučištníků.</text:p>
      <text:p text:style-name="P319"><text:span text:style-name="T268">Pavel:</text:span> „Kreju se za štítem.“</text:p>
      <text:p text:style-name="P319"><text:span text:style-name="T268">Pán jeskyně:</text:span> „Dobře, házíš si tedy proti nim s výhodou za plnou obranu. Mám pro tebe ale špatnou zprávu: Další skřet se schovával za tebou a střílí ti teď do zad.“</text:p>
      <text:p text:style-name="P319"><text:span text:style-name="T268">Pavel:</text:span> „<text:span text:style-name="T1063">Hmm, sakra. Proti němu si asi nemůžu počítat štít, když ho mám nastavený na druhou stranu, co?</text:span>“</text:p>
      <text:p text:style-name="P319"><text:span text:style-name="T268">Pán jeskyně:</text:span> „<text:span text:style-name="T1063">Přesně tak.“</text:span></text:p>
      <text:h text:style-name="P584" text:outline-level="4"><text:soft-page-break/>Hlášení útoku <text:span text:style-name="T1064">zbraní</text:span></text:h>
      <text:p text:style-name="P175">Když chceš protivníka zranit <text:span text:style-name="T1065">zbraní</text:span>, obvykle se <text:span text:style-name="T1066">výsledek hodu</text:span> hlásí rovnou s „plus <text:span text:style-name="T1067">zranění</text:span>“ na konci.</text:p>
      <text:p text:style-name="P385">Příklad:</text:p>
      <text:p text:style-name="P331">Naria má Finesu 3, bojuje dýkou se zraněním <text:span text:style-name="T1064">0</text:span> a chce protivníka zranit.</text:p>
      <text:p text:style-name="P319"><text:span text:style-name="T541">Jana:</text:span><text:span text:style-name="T546"> </text:span><text:span text:style-name="T542">„</text:span><text:span text:style-name="T546">Na skřeta mám</text:span><text:span text:style-name="T542"> pět plus </text:span><text:span text:style-name="T547">nula</text:span><text:span text:style-name="T542">.“</text:span></text:p>
      <text:p text:style-name="P165"><text:span text:style-name="T1069">Když to řekne takhle, je jasné, že chce </text:span><text:span text:style-name="T1070">skřeta</text:span><text:span text:style-name="T1069"> za první úspěch zranit </text:span><text:span text:style-name="T1070">a</text:span><text:span text:style-name="T1069"> Pán jeskyně se </text:span><text:span text:style-name="T1070">jí</text:span><text:span text:style-name="T1069"> v případě úspěchu nebude muset ptát, jaké má zranění zbraně a rovnou bude moci spočítat, za kolik </text:span><text:span text:style-name="T1070">ho zranila</text:span><text:span text:style-name="T1069">.</text:span></text:p>
      <text:h text:style-name="P587" text:outline-level="4">Úspěchy nejsou zásahy</text:h>
      <text:p text:style-name="P166"><text:span text:style-name="T1069">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071">představuje</text:span><text:span text:style-name="T1069"> „zranění třemi rychlými body dýkou“.</text:span></text:p>
      <text:h text:style-name="P584" text:outline-level="4"><text:span text:style-name="T1069">P</text:span><text:span text:style-name="T1068">opisování zranění</text:span></text:h>
      <text:p text:style-name="P233"><text:span text:style-name="T650">Popis </text:span><text:span text:style-name="T651">musí</text:span><text:span text:style-name="T650"> odpovídat výsledku. Když tedy například skřeta jednou ranou vyřadíš, nemůžeš to popsat jako „škrábnul jsem ho na ruce“, a když ho zraníš za jeden život, nemůžeš říct „probodnul jsem mu krk“.<text:line-break/><text:tab/></text:span><text:span text:style-name="T651">Roli také hraje, jestli jsi použil druhý úspěch na to, aby to bylo </text:span><text:span text:style-name="Odkaz_20_na_20_kapitolu"><text:span text:style-name="T557"><text:bookmark-ref text:reference-format="text" text:ref-name="__RefHeading___Toc28064_2483640148">Vážné zranění</text:bookmark-ref></text:span></text:span><text:span text:style-name="T651">. </text:span><text:span text:style-name="T652">Bez toho například nemůžeš říct, že jsi někoho trefil do oka</text:span><text:span text:style-name="Odkaz_20_na_20_kapitolu"><text:span text:style-name="T638">.</text:span></text:span><text:span text:style-name="T650"><text:tab/></text:span></text:p>
      <text:h text:style-name="P629" text:outline-level="3">Zásah předmětu</text:h>
      <text:p text:style-name="P176">Za jeden úspěch můžeš také zasáhnout předmět, který dotyčný drží, nebo ho má na sobě.</text:p>
      <text:p text:style-name="P385"><text:soft-page-break/>Příklad:</text:p>
      <text:p text:style-name="P319"><text:span text:style-name="T288">Pán jeskyně:</text:span><text:span text:style-name="T1068"> Skřetí šaman má na krku amulet z ptačího peří.</text:span></text:p>
      <text:p text:style-name="P319">Když si proti němu Katka hodí <text:span text:style-name="T1085">dva úspěchy</text:span> úspěch, může to popsat takto:</text:p>
      <text:p text:style-name="P319"><text:span text:style-name="T288">Katka:</text:span><text:span text:style-name="T1068"> „Šíp mu prostřelil amulet </text:span><text:span text:style-name="T1072">(za první úspěch zásah předmětu)</text:span><text:span text:style-name="T1068"> a zabodnul se mu do <text:s/>hrudi </text:span><text:span text:style-name="T1072">(za druhý úspěch zranění).</text:span><text:span text:style-name="T1068">“</text:span></text:p>
      <text:p text:style-name="P332">Kdyby měla jen jeden úspěch, mohla by stále zasáhnout amulet, ale šíp by šamana nezranil.</text:p>
      <text:h text:style-name="P629" text:outline-level="3"><text:bookmark-start text:name="__RefHeading___Toc32108_3828966542"/>Znevýhodnění<text:span text:style-name="T1086"> protivníka</text:span><text:bookmark-end text:name="__RefHeading___Toc32108_3828966542"/></text:h>
      <text:p text:style-name="P177">Za <text:span text:style-name="T1146">jeden</text:span> úspěch můžeš protivníka dostat do nevýhodné <text:span text:style-name="T1147">pozice</text:span>. Jak jsme si ale řekli,<text:span text:style-name="T1148"> výhody a nevýhody jsou vždy pevně svázané s nějakou situací. </text:span>N<text:span text:style-name="T1149">estačí </text:span>tedy<text:span text:style-name="T1149"> říct: </text:span><text:span text:style-name="T510">„Dostal jsem ho do nevýhody“.</text:span><text:span text:style-name="T1149"> Musíš vždy popsat, co mu konkrétně uděláš.</text:span></text:p>
      <text:p text:style-name="P385"><text:span text:style-name="T1142">P</text:span>říklad:</text:p>
      <text:p text:style-name="P319">Naria střílí na orka, přehodila ho o 2.</text:p>
      <text:p text:style-name="P319"><text:span text:style-name="T268">Pán jeskyně:</text:span> „Máš proti němu jeden úspěch, co mu uděláš?“</text:p>
      <text:p text:style-name="P319"><text:span text:style-name="T280">Katka</text:span><text:span text:style-name="T268">:</text:span><text:span text:style-name="T1075"> „</text:span><text:span text:style-name="T1079">Dám mu nevýhodu.“</text:span></text:p>
      <text:p text:style-name="P319"><text:span text:style-name="T268">Pán jeskyně:</text:span><text:span text:style-name="T1075"> „Nezlob se, ale takhle pravidla nefungují. Musíš popsat, co konkrétně mu uděláš. Nevýhodu si za to bude počítat až v případě, že mu to </text:span><text:span text:style-name="T1080">nějak </text:span><text:span text:style-name="T1075">zkomplikuje plány.“</text:span></text:p>
      <text:p text:style-name="P319"><text:span text:style-name="T280">Katka</text:span><text:span text:style-name="T268">:</text:span><text:span text:style-name="T1075"> „</text:span><text:span text:style-name="T1081">Jak se opírá o dveře, </text:span><text:span text:style-name="T1082">přistřelím mu šípem rukáv</text:span><text:span text:style-name="T1083"> ke</text:span><text:span text:style-name="T1081"> dveří</text:span><text:span text:style-name="T1083">m</text:span><text:span text:style-name="T1081">.</text:span><text:span text:style-name="T1075">“</text:span></text:p>
      <text:p text:style-name="P319"><text:span text:style-name="T268">Pán jeskyně:</text:span><text:span text:style-name="T1075"> „Jo, to by šlo. Takže dokud se nevyprostí nebo neutrhne, nebude moci </text:span><text:span text:style-name="T1084">ruku</text:span><text:span text:style-name="T1075"> používat. </text:span><text:span text:style-name="T1084">K</text:span><text:span text:style-name="T1075">terá </text:span><text:span text:style-name="T1084">že</text:span><text:span text:style-name="T1075"> to byla?“</text:span></text:p>
      <text:p text:style-name="P319"><text:span text:style-name="T280">Katka</text:span><text:span text:style-name="T268">:</text:span><text:span text:style-name="T1075"> „</text:span><text:span text:style-name="T1079">Ta se zbraní.“</text:span></text:p>
      <text:p text:style-name="P178"><text:span text:style-name="T1142">T</text:span>o, co popíšeš, může <text:span text:style-name="T1150">kromě</text:span> situac<text:span text:style-name="T1150">e</text:span> tvého protivníka <text:span text:style-name="T1150">změnit</text:span> tak<text:span text:style-name="T1151">é</text:span> tvoji <text:span text:style-name="T1152">pozici</text:span>.</text:p>
      <text:p text:style-name="P385"><text:soft-page-break/><text:span text:style-name="T1142">P</text:span>říklad:</text:p>
      <text:p text:style-name="P309"><text:span text:style-name="T281">P</text:span><text:span text:style-name="T268">avel:</text:span> „Srazím goblina na zem a zalehnu ho.“</text:p>
      <text:p text:style-name="P309">Goblin teď bude mít nevýhodu proti Gorondarovi, protože leží pod ním. Současně ale bude mít Gorondar nevýhodu proti orkovi, protože leží na goblinovi, zatímco ork stojí.</text:p>
      <text:p text:style-name="P179">Tvůj popis také určí, jak se bude moci protivník nevýhody <text:span text:style-name="T1087">zbavit</text:span>.</text:p>
      <text:p text:style-name="P389"><text:span text:style-name="T1142">P</text:span>říklad:</text:p>
      <text:p text:style-name="P319">Orkovi s rukou přistřelenou ke dveřím <text:span text:style-name="T1088">stačí </text:span>šíp zlomit, <text:span text:style-name="T1088">aby se uvolnil</text:span>. <text:span text:style-name="T1089">Vzhledem k tomu, že je větší a silnější než člověk, tím nebude muset strávit celé kolo. Pořád ho to ale zpomalí – za to si právě v příštím kole bude počítat nevýhodu</text:span>.<text:line-break/><text:tab/><text:span text:style-name="T1090">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389"><text:span text:style-name="T1153">Jiný p</text:span>říklad:</text:p>
      <text:p text:style-name="P319"><text:span text:style-name="T789">G</text:span><text:span text:style-name="T790">oblin zalehnutý Gorondarem to bude mít o dost těžší. Aby mohl vstát, musí nejdřív Gorondara odvalit (</text:span><text:span text:style-name="T791">bude si</text:span><text:span text:style-name="T790"> proti němu </text:span><text:span text:style-name="T791">házet</text:span><text:span text:style-name="T790"> Silou), nebo se zpod něj vysmýknout (</text:span><text:span text:style-name="T791">bude si házet</text:span><text:span text:style-name="T790"> Finesou). </text:span><text:span text:style-name="T792">V obou případech bude potřebovat jeden úspěch.</text:span><text:span text:style-name="T790"><text:line-break/><text:tab/></text:span><text:span text:style-name="T793">V tomto případně </text:span><text:span text:style-name="T790">Gorondar </text:span><text:span text:style-name="T794">na to</text:span><text:span text:style-name="T790">, aby goblina v nevýhodě udržel, </text:span><text:span text:style-name="T795">nepotřebuje </text:span><text:span text:style-name="T793">další úspěchy</text:span><text:span text:style-name="T795">. </text:span><text:span text:style-name="T794">I když </text:span><text:span text:style-name="T793">totiž</text:span><text:span text:style-name="T794"> nic neudělá, bude na něm dále ležet</text:span><text:span text:style-name="T796">. </text:span><text:span text:style-name="T794">Snažit se tedy musí goblin </text:span><text:span text:style-name="T797">a pokud nehodí žádný úspěch, bude dál pod Gorondarem</text:span><text:span text:style-name="T794">.</text:span></text:p>
      <text:p text:style-name="P117">Vytvořená nevýhoda se nevztahuje zpětně na hod, kterým jsi ji vytvořil.</text:p>
      <text:p text:style-name="P389"><text:span text:style-name="T1154">P</text:span>říklad:</text:p>
      <text:p text:style-name="P333"><text:span text:style-name="T790">P</text:span><text:span text:style-name="T726">avel přehodil skřeta o 2, má tedy jeden úspěch. Rozhodne se ho za něj srazit na zem. Od této chvíle si za to skřet bude počítat nevýhodu, neznamená to ale, že ji měl už při tomto hodu, a tedy že ho Pavel vlastně přehodil o 3.</text:span></text:p>
      <text:h text:style-name="P632" text:outline-level="3"><text:soft-page-break/>Zatlačení nebo odtáhnutí protivníka</text:h>
      <text:p text:style-name="P180">Za <text:span text:style-name="T1091">jeden</text:span> úspěch můžeš také protivníka zatlačit nebo odtáhnout <text:span text:style-name="T1092">zhruba o tolik metrů, o kolik jsi ho přehodil. Platí to ale samozřejmě pouze pro srovnatelně těžkého tvora – draka asi nikam nezatlačíš a malý pes na vodítku tě naopak skoro nezpomalí.</text:span></text:p>
      <text:h text:style-name="P584" text:outline-level="4"><text:bookmark-start text:name="__RefHeading___Toc30464_3828966542"/>Srážení do propastí a zatlačování do pastí<text:bookmark-end text:name="__RefHeading___Toc30464_3828966542"/></text:h>
      <text:p text:style-name="P181">Když chceš někoho zatlačit či srazit do pasti nebo propasti, je to o něco obtížnější – <text:span text:style-name="T1093">potřebuješ na to dva úspěchy. Po prvním bude balancovat na hraně propasti (bude tedy v nevýhodě) a až za druhý jej tam můžeš srazit</text:span>. <text:span text:style-name="T1094">Nemusíš nutně oba úspěchy získat v jednom kole a můžeš na tom dokonce spolupracovat s někým dalším – každý přispěje jedním úspěchem.</text:span></text:p>
      <text:p text:style-name="P151">Příklad:</text:p>
      <text:p text:style-name="P319">Gorondar brání úzký dlouhý most před přesilou skřetů – obvykle to sice bývá práce kouzelníků v šedém plášti, ale Kara si ho zrovna nechala doma. <text:span text:style-name="T1095">Prvního skřeta Pavel přehodil o 4. Má tedy proti němu dva úspěchy a popíše to:</text:span></text:p>
      <text:p text:style-name="P319"><text:span text:style-name="T268">Pavel:</text:span> „Vrazím do něj štítem, abych ho trochu rozhodil, a pak mu podrazím nohu. Skřet letí do propasti.“</text:p>
      <text:p text:style-name="P319"><text:span text:style-name="T268">Pán jeskyně:</text:span> „Dalšího v řadě to kupodivu neodradilo a vrhá se na tebe. Braň se.“</text:p>
      <text:p text:style-name="P319"><text:span text:style-name="T268">Pavel:</text:span> „Tak si to zopakujeme.“</text:p>
      <text:p text:style-name="P319">Tentokrát Pavel hodil stejně jako Pán jeskyně. Skřet i Gorondar tedy mají po jednom úspěchu.</text:p>
      <text:p text:style-name="P319"><text:span text:style-name="T268">Pán jeskyně:</text:span> „Tenhle skřet na to šel chytře. Nejdřív o kousek ustoupil, takže jsi ho štítem <text:span text:style-name="T1096">minul</text:span>. Pak se ti na něj ale natlačil. Málem jsi ztratil rovnováhu, balancuješ teď na hraně propasti.“</text:p>
      <text:p text:style-name="P319"><text:span text:style-name="T268">Pavel:</text:span> „Nespadl jsem tam, protože jsem ho při tom chytil za ruku a pak jsem ho odstrčil, aby mi dělal protiváhu. Takže teď balancujeme oba.“</text:p>
      <text:p text:style-name="P319"><text:soft-page-break/>V dalším kole to bude napínavé – oběma stačí jeden úspěch na to, aby toho druhého srazili dolů. <text:span text:style-name="T1097">Oba jsou ve stejné nevýhodné situaci, takže za to nikdo nebude mít bonus.</text:span> <text:span text:style-name="T1098">J</text:span>ako na potvoru <text:span text:style-name="T1098">znovu</text:span> oba hod<text:span text:style-name="T1097">ili stejně</text:span>:</text:p>
      <text:p text:style-name="P319"><text:span text:style-name="T268">Pán jeskyně:</text:span> „<text:span text:style-name="T1097">Skřet zřejmě není sebevrah. Vytrhnul se ti a o krok ustoupil, stojí zase pevně na mostě.</text:span>“</text:p>
      <text:p text:style-name="P319"><text:span text:style-name="T277">Pavel</text:span><text:span text:style-name="T268">:</text:span> „<text:span text:style-name="T1097">Uff, ještě že tak. Já ho tam už asi shodit nemůžu, co?“</text:span></text:p>
      <text:p text:style-name="P319"><text:span text:style-name="T268">Pán jeskyně:</text:span> „<text:span text:style-name="T1099">Pokud na tom budeš trvat, tak ho tam shodit můžeš, protože při rovnosti hodů nemůže znegovat tvůj záměr. Jenže ani ty nemůžeš <text:s/>znegovat ten jeho, takže byste tam letěli oba. A to, předpokládám, nechceš.“</text:span></text:p>
      <text:p text:style-name="P319"><text:span text:style-name="T277">Pavel</text:span><text:span text:style-name="T268">:</text:span> „<text:span text:style-name="T1100">To fakt ne. Hmm. Takže jak se mi vytrhl a odskočil, tak jsem mu ještě stihnul podrazit nohy. Sice mu teď nehrozí pád do propasti, ale alespoň bude v příštím kole v nevýhodě. Já zůstanu stát.“</text:span></text:p>
      <text:p text:style-name="P319"><text:span text:style-name="T268">Pán jeskyně:</text:span> „<text:span text:style-name="T1097">Jo, to by šlo.“</text:span></text:p>
      <text:p text:style-name="P182">Pokud hrajete s příběhovou imunitou, tak se těmto situacím snažte vyhýbat – těžko se vysvětluje, jak postava mohla přežít, když spadla do propasti nebo do lávového jezírka. <text:span text:style-name="T1101">Když se vám to přece jen stane, Pán jeskyně to může popsat třeba tak, že se zachytla za nějaký výčnělek a visí teď na něm za kazajku, která se postupně natrhává....</text:span></text:p>
      <text:h text:style-name="P584" text:outline-level="4"><text:span text:style-name="T1102">Zatlačení</text:span> protivníka na někoho jiného</text:h>
      <text:p text:style-name="P227"><text:span text:style-name="T557">Když chceš protivníka strčit na někoho jiného, třeba abys oba povalil, musíš ohrozit všechny najednou, takže si počítáš postih za</text:span><text:span text:style-name="T653"> </text:span><text:span text:style-name="Odkaz_20_na_20_kapitolu"><text:span text:style-name="T557"><text:bookmark-ref text:reference-format="text" text:ref-name="__RefHeading___Toc25639_4068460501">Ohrožení více protivníků</text:bookmark-ref></text:span></text:span><text:span text:style-name="T653">. </text:span><text:span text:style-name="T557">Když navíc nezískáš žádný úspěch proti tomu, koho chceš strčit, tak samozřejmě neohrozíš ani ty další, takže </text:span><text:span text:style-name="T654">pokud tě ohrožují, budeš</text:span><text:span text:style-name="T557"> si proti nim </text:span><text:span text:style-name="T654">místo </text:span><text:span text:style-name="T632">na úspěch</text:span><text:span text:style-name="T557"> házet </text:span><text:span text:style-name="T631">na obranu</text:span><text:span text:style-name="T557">.</text:span></text:p>
      <text:p text:style-name="P385">Příklad:</text:p>
      <text:p text:style-name="P334"><text:span text:style-name="T535">Pavel:</text:span> „Chci strčit do skřeta s šavlí, aby vrazil do lučištníka za ním a skončili oba na zemi.“</text:p>
      <text:p text:style-name="P334"><text:soft-page-break/><text:span text:style-name="T535">Pán jeskyně:</text:span> „Na to si musíš hodit <text:span text:style-name="T173">na úspěch</text:span> proti oběma naráz.“</text:p>
      <text:p text:style-name="P334"><text:span text:style-name="T535">Pavel:</text:span> „To nebude problém. Mám <text:span text:style-name="T1103">válečnickou</text:span> schopnost <text:span text:style-name="T196">rychlý boj</text:span>, takže si na to budu házet bez postihu.“</text:p>
      <text:p text:style-name="P319">Pavel si teď hází na úspěch proti oběma skřetům. Pán jeskyně <text:span text:style-name="T1104">hází nejdřív za skřeta se šavlí – výsledek určí, jestli se ho Gorondarovi podařilo odstrčit</text:span>. <text:span text:style-name="T1104">Pavel získá dva úspěchy, takže se mu to povedlo a Pán jeskyně si teď hodí za skřeta s lukem. Pavel nehází znovu, protože </text:span><text:span text:style-name="T227">na úspěch</text:span><text:span text:style-name="T1104"> se vždy v jednom kole hází jen jednou a výsledek se použije proti všem ohroženým cílům. Pán jeskyně ale tentokrát za skřeta s lukem hodí výjimečně dobře, takže proti němu Pavel nemá žádný úspěch.</text:span></text:p>
      <text:p text:style-name="P334"><text:span text:style-name="T535">Pavel:</text:span> „Jestli tomu dobře rozumím, tak lučištníka na zem srazit nemůžu?“</text:p>
      <text:p text:style-name="P334"><text:span text:style-name="T535">P</text:span><text:span text:style-name="T540">án jeskyně</text:span><text:span text:style-name="T535">:</text:span> „Chápeš to správně, na to bys proti němu potřeboval aspoň jeden <text:span text:style-name="T1102">úspěch.“</text:span></text:p>
      <text:p text:style-name="P319"><text:span text:style-name="T535">Pavel:</text:span> „<text:span text:style-name="T1104">Dobře</text:span>. <text:span text:style-name="T1104">Takže jsem (za první úspěch) odstrčil skřeta se šavlí o několik metrů tak prudce, že (za druhý úspěch) spadl na zem. Bohužel ještě před lučištníkem, takže ten v nevýhodě nebude.</text:span>“</text:p>
      <text:p text:style-name="P385">Příklad:</text:p>
      <text:p text:style-name="P319">Kdyby první se skřet se šavlí Gorondarovi úspěšně ubránil (Pavel by tedy proti němu nezískal žádný úspěch), pokračovalo by to takto:</text:p>
      <text:p text:style-name="P319"><text:span text:style-name="T268">Pán jeskyně:</text:span><text:span text:style-name="T518"> „Chtěl jsi odstrčit skřeta se šavlí, ten ale mrštně </text:span><text:span text:style-name="T532">u</text:span><text:span text:style-name="T518">hnul. Skřet s lukem na tebe střílí. Nepodařilo se ti ho ohrozit, hoď si tedy proti němu </text:span><text:span text:style-name="T243">na obranu</text:span><text:span text:style-name="T518">.“</text:span></text:p>
      <text:h text:style-name="P629" text:outline-level="3"><text:bookmark-start text:name="__RefHeading___Toc35195_4147665056"/>Bránění v pohybu<text:bookmark-end text:name="__RefHeading___Toc35195_4147665056"/></text:h>
      <text:p text:style-name="P183">Když blokuješ úzký prostor, ležíš na protivníkovi a podobně, tak mu bráníš v pohybu automaticky. <text:span text:style-name="T1105">Když se kolem tebe chce protivník prosmýknout,</text:span> <text:span text:style-name="T1105">musí tě</text:span> zatlačit, přirazit ke zdi, shodit ze sebe a podobně a on tedy proti tobě bude potřebovat úspěch.<text:line-break/><text:soft-page-break/><text:tab/>Když má ale soupeř dost prostoru a ty ho zrovna nedržíš, neležíš na něm a podobně, tak tě nemusí ohrozit, aby se kolem tebe dostal – může tě prostě oběhnout. Pokud mu v tom tedy chceš zabránit, potřebuješ <text:span text:style-name="T1106">naopak</text:span> úspěch ty a jemu stačí se pouze bránit.</text:p>
      <text:h text:style-name="P629" text:outline-level="3"><text:span text:style-name="T1155">Ú</text:span>těk z <text:span text:style-name="T1156">b</text:span>oje zblízka</text:h>
      <text:p text:style-name="P97"><text:span text:style-name="T613">Když</text:span><text:span text:style-name="T600">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600"><text:bookmark-ref text:reference-format="text" text:ref-name="__RefHeading___Toc24958_4068460501">Únik z nevýhodné situace</text:bookmark-ref></text:span></text:span><text:span text:style-name="T600">. </text:span><text:span text:style-name="T613">Až v dalším kole budeš moci utéct.</text:span><text:span text:style-name="T600"><text:line-break/><text:tab/></text:span><text:span text:style-name="T613">Když máš cestu volnou, útěk stačí ohlásit. </text:span><text:span text:style-name="T614">Neházíš si na úspěch, protože nikoho neohrožuješ. Při obraně p</text:span><text:span text:style-name="T613">roti těm, </text:span><text:span text:style-name="T614">od koho utíkáš, si počítáš nevýhodu za to, že jim vystavuješ záda. Při útěku nemůžeš použít </text:span><text:span text:style-name="T628">plnou obranu</text:span><text:span text:style-name="T614"> – buď se soustředíš na obranu, nebo na útěk (viz </text:span><text:span text:style-name="Odkaz_20_na_20_kapitolu"><text:span text:style-name="T600"><text:bookmark-ref text:reference-format="text" text:ref-name="__RefHeading___Toc25633_4068460501">Plná obrana</text:bookmark-ref></text:span></text:span><text:span text:style-name="T614">).<text:line-break/><text:tab/></text:span><text:span text:style-name="T613">Pokud ti někdo </text:span><text:span text:style-name="T614">chce</text:span><text:span text:style-name="T613"> v útěku zabránit, potřebuje proti tobě získat alespoň jeden úspěch a </text:span><text:span text:style-name="T615">za něj</text:span><text:span text:style-name="T613"> tě chytit za ruku, srazit na zem, nebo ti nějak jinak v útěku zabránit. Tím tě také může dostat do nevýhodné situace, viz </text:span><text:span text:style-name="Odkaz_20_na_20_kapitolu"><text:span text:style-name="T600"><text:bookmark-ref text:reference-format="text" text:ref-name="__RefHeading___Toc32108_3828966542">Znevýhodnění protivníka</text:bookmark-ref></text:span></text:span><text:span text:style-name="T613">.</text:span></text:p>
      <text:p text:style-name="P385">Příklad:</text:p>
      <text:p text:style-name="P319">Gorondar bojuje s orkským šampiónem. Zjistil, že poněkud přecenil své síly a chtěl by utéct. <text:span text:style-name="T1107">Ork ho ale mezitím přitlačil ke zdi.<text:tab/>Pavel si tedy nejdřív bude muset proti němu hodit </text:span><text:span text:style-name="T228">na úspěch</text:span><text:span text:style-name="T1107">.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377">Když hodí Pán jeskyně stejně nebo víc, ork bude mít jeden úspěch a použije ho na to, aby Gorondara zastavil. Když</text:span><text:span text:style-name="T375"> </text:span><text:span text:style-name="T377">Pavel hodí víc, Gorondar úspěšně uteče.</text:span></text:p>
      <text:p text:style-name="P228"><text:soft-page-break/><text:span text:style-name="T588">Když ti v útěku nikdo nezabrání,</text:span><text:span text:style-name="T586"> vytvoříš </text:span><text:span text:style-name="T588">si </text:span><text:span text:style-name="T586">malý náskok – zdravá postava uběhne za kolo </text:span><text:span text:style-name="T592">krátkou vzdálenost</text:span><text:span text:style-name="T586">. Protivníci se tě pak mohou rozhodnout honit – viz kapitola </text:span><text:span text:style-name="Odkaz_20_na_20_kapitolu"><text:span text:style-name="T600"><text:bookmark-ref text:reference-format="text" text:ref-name="__RefHeading___Toc23284_831167585">Chyba: zdroj odkazu nenalezen</text:bookmark-ref></text:span></text:span><text:span text:style-name="T586">.</text:span></text:p>
      <text:h text:style-name="P629" text:outline-level="3"><text:bookmark-start text:name="__RefHeading___Toc30185_1494735933"/><text:span text:style-name="T1157">Zab</text:span>ránění v akci <text:span text:style-name="T1106">nebo v útoku</text:span><text:bookmark-end text:name="__RefHeading___Toc30185_1494735933"/></text:h>
      <text:p text:style-name="P184"><text:span text:style-name="T1157">T</text:span>ím, že protivníka znevýhodníš, <text:span text:style-name="T1158">nebo mu nedovolíš, aby se někam dostal</text:span>, mu také můžeš zabránit <text:span text:style-name="T1111">udělat to, co měl v úmyslu.</text:span></text:p>
      <text:p text:style-name="P385">Příklad:</text:p>
      <text:p text:style-name="P319">Když ork srazí Gorondara na zem, tak ho tím dostane do nevýhodné situace a současně mu zabrání v tom, aby se dostal k mumlajícímu goblinovi, <text:span text:style-name="T1108">takže jej nebude moci ohrozit</text:span>. Obojí vyplývá z toho, že ho srazil na zem, takže <text:span text:style-name="T1109">ho</text:span> to bude stát pouze jeden úspěch.</text:p>
      <text:p text:style-name="P185">Zabránění v útoku je něco jiného než obrana <text:span text:style-name="T1110">nebo výhra ve vzájemném </text:span><text:span text:style-name="T229">hodu na úspěch</text:span>.</text:p>
      <text:list xml:id="list1305969519" text:style-name="L48">
        <text:list-item>
          <text:p text:style-name="P521">Když uspěješ v hodu <text:span text:style-name="T173">na obranu</text:span>, znamená to, že jsi před útokem uhnul, vykryl jsi ránu zbraní nebo štítem, <text:span text:style-name="T1111">kouzlo tě minulo</text:span> a podobně (podle toho, jak ses rozhodl bránit).</text:p>
        </text:list-item>
        <text:list-item>
          <text:p text:style-name="P521">Když protivníka přehodíš ve vzájemném hodu <text:span text:style-name="T173">na úspěch</text:span>, znamená <text:span text:style-name="T1111">to</text:span>, že ses vyhnul jeho útoku (nebo jinému záměru) a současně jsi mu něco udělal.</text:p>
        </text:list-item>
        <text:list-item>
          <text:p text:style-name="P521">Když při vzájemném hodu <text:span text:style-name="T173">na úspěch</text:span> hodíš stejně jako tvůj protivník, tak <text:span text:style-name="T1112">oba máte jeden úspěch. Znamená to tedy, že</text:span> se ti podařilo mu něco udělat, ale nepovedlo se ti úplně vyhnout se tomu, co chtěl udělat on tobě.</text:p>
        </text:list-item>
      </text:list>
      <text:p text:style-name="P186"><text:soft-page-break/>Ve všech těchto případech <text:span text:style-name="T1111">tě sice protivníkův útok nezasáhl, ale proběhl – na poslední chvíli jsi uskočil před výbuchem </text:span><text:span text:style-name="T230">ohnivé koule</text:span><text:span text:style-name="T1111">, uhnul jsi před ránou mečem nebo jsi ji vykryl štítem či zbraní, psychické kouzlo tě sice zasáhlo, ale odolal jsi jeho vlivu, šíp neškodně proletěl kolem tebe</text:span>.</text:p>
      <text:list xml:id="list2552620290" text:style-name="L49">
        <text:list-item>
          <text:p text:style-name="P522">Když ale použiješ jeden ze svých úspěchů na to, abys protivníkovi v útoku zabránil, tak kouzlo vůbec nesešle, zbraní nemáchne, šíp nevystřelí.</text:p>
        </text:list-item>
      </text:list>
      <text:p text:style-name="P385">Příklad:</text:p>
      <text:p text:style-name="P319">Skřetí alchymista <text:span text:style-name="T1113">chce</text:span> na postavy hodit <text:span text:style-name="T173">ohnivou hlínu</text:span>. <text:span text:style-name="T1114">Katka si ale proti němu hodí jeden úspěch a popíše to takto:</text:span></text:p>
      <text:p text:style-name="P319"><text:span text:style-name="T268">Katka:</text:span> „Rychle k němu přiskočím a chytnu <text:span text:style-name="T1114">ho za</text:span> ruku, aby <text:span text:style-name="T1106">nemohl házet</text:span>.“</text:p>
      <text:p text:style-name="P319"><text:span text:style-name="T1115">S</text:span>křet <text:span text:style-name="T1115">tedy </text:span><text:span text:style-name="T231">ohnivou hlínu</text:span><text:span text:style-name="T1115"> </text:span>vůbec nehod<text:span text:style-name="T1116">í </text:span>a nikdo další se tedy proti ní nemusí bránit.</text:p>
      <text:p text:style-name="P187">Tím, že protivníkovi zabráníš v útoku, <text:span text:style-name="T1117">tedy</text:span> můžeš bránit své spolubojovníky.</text:p>
      <text:p text:style-name="P389"><text:span text:style-name="T1142">P</text:span>říklad:</text:p>
      <text:p text:style-name="P335"><text:span text:style-name="T726">Lítý vlk srazil Nariu na zem a chystá se jí zakousnout. Gorondar jí běží na pomoc. Pavlovi </text:span><text:span text:style-name="T798">proti němu</text:span><text:span text:style-name="T726"> padne úspěch a p</text:span><text:span text:style-name="T799">opíše:</text:span></text:p>
      <text:p text:style-name="P335"><text:span text:style-name="T284">Pavel:</text:span><text:span text:style-name="T799"> „</text:span><text:span text:style-name="T800">V plný rychlosti narazím do vlka a odstrčím ho tím kus stranou.</text:span><text:span text:style-name="T799">“</text:span></text:p>
      <text:p text:style-name="P335"><text:span text:style-name="T726">Vlk nyní nemůže </text:span><text:span text:style-name="T801">elfce</text:span><text:span text:style-name="T799"> prokousnout hrdlo</text:span><text:span text:style-name="T726">, protože je od ní daleko.</text:span></text:p>
      <text:h text:style-name="P629" text:outline-level="3"><text:bookmark-start text:name="__RefHeading___Toc27343_1494735933"/><text:soft-page-break/><text:span text:style-name="T823">Zab</text:span>ránění v mluvení<text:bookmark-end text:name="__RefHeading___Toc27343_1494735933"/></text:h>
      <text:p text:style-name="P188">Zabránit někomu, aby mluvil, <text:span text:style-name="T1118">nebo třeba</text:span> volal na poplach,<text:span text:style-name="T1118"> </text:span>je těžší, než ho jen srazit k zemi nebo chytit za ruku, protože se k němu musíš dostat tak blízko, abys mu mohl zacpat ústa. <text:span text:style-name="T1119">Potřebuješ na to tedy dva úspěchy</text:span>: jeden na to, abys ho chytil, zalehnul a podobně, a za druhý mu pak můžeš zacpat pusu. <text:span text:style-name="T1120">Nemusíš je nutně oba získat v jednom kole a můžeš na tom dokonce spolupracovat s někým dalším – každý přispěje jedním úspěchem.</text:span></text:p>
      <text:p text:style-name="P381">Příklad:</text:p>
      <text:p text:style-name="P319">Po neúspěšném vyjednávání se skřetem ho Naria s Gorondarem chtějí zlikvidovat tak, aby nezavolal na poplach. <text:span text:style-name="T1121">Jsou od něj jen pár kroků, takže n</text:span>a to, aby ho odstřelili ze zálohy, je už pozdě. Zato se <text:span text:style-name="T1122">ale</text:span> na něj mohou oba vrhnout.<text:line-break/><text:tab/>Pavlovi padne jen jeden úspěch. To na zabránění v mluvení nestačí. Gorondar na to ale není sám, takže se Pavel rozhodne, že udělá <text:span text:style-name="T1121">alespoň</text:span> část práce:</text:p>
      <text:p text:style-name="P319"><text:span text:style-name="T282">Pavel:</text:span><text:span text:style-name="T726"> „Přimáčknu ho ke zdi. Chtěl jsem mu sice původně </text:span><text:span text:style-name="T802">rovnou</text:span><text:span text:style-name="T726"> zacpat pusu, ale to se mi zjevně nepovedlo.“</text:span></text:p>
      <text:p text:style-name="P319"><text:span text:style-name="T285">Pán jeskyně:</text:span><text:span text:style-name="T803"> „</text:span><text:span text:style-name="T802">Je to tak. Na to bys potřeboval dva úspěchy.“</text:span></text:p>
      <text:p text:style-name="P319"><text:span text:style-name="T726">Naria si teď </text:span><text:span text:style-name="T804">p</text:span><text:span text:style-name="T726">ři svém hodu </text:span><text:span text:style-name="T246">na úspěch</text:span><text:span text:style-name="T726"> bude počítat výhodu </text:span><text:span text:style-name="T804">za to, že Gorondar drží skřeta u zdi a ztěžuje mu pohyb, </text:span><text:span text:style-name="T805">a bude</text:span><text:span text:style-name="T804"> jí stačit jeden úspěch, </text:span><text:span text:style-name="T806">a</text:span><text:span text:style-name="T805">by mu zacpala pusu, </text:span><text:span text:style-name="T807">protože Gorondar jí připravil situaci</text:span><text:span text:style-name="T804">. </text:span><text:span text:style-name="T803">Když jej získá, v dalším kole bude situace následující:</text:span></text:p>
      <text:p text:style-name="P319"><text:span text:style-name="T285">Pán jeskyně:</text:span><text:span text:style-name="T803"> „Gorondar drží skřeta přimáčknutého u stěny a Naria mu drží </text:span><text:span text:style-name="T808">tlamu</text:span><text:span text:style-name="T803">, aby nemohl volat na poplach. Skřet se snaží ruky zbavit, aby mohl křičet. Co děláte?“</text:span></text:p>
      <text:h text:style-name="P629" text:outline-level="3"><text:bookmark-start text:name="__RefHeading___Toc27572_3828966542"/><text:soft-page-break/>Přerušení soustředění<text:bookmark-end text:name="__RefHeading___Toc27572_3828966542"/></text:h>
      <text:p text:style-name="P189"><text:span text:style-name="T548">Účinek některých kouzel a schopností také trvá po dobu </text:span><text:span text:style-name="T256">soustředění</text:span><text:span text:style-name="T548"> toho, kdo </text:span><text:span text:style-name="T549">kouzlo</text:span><text:span text:style-name="T548"> seslal, nebo kdo </text:span><text:span text:style-name="T549">schopnost</text:span><text:span text:style-name="T548"> aktivoval. Když tedy kouzelníkovi </text:span><text:span text:style-name="T256">soustředění</text:span><text:span text:style-name="T548"> přeruší</text:span><text:span text:style-name="T550">š</text:span><text:span text:style-name="T548">, jeho kouzlo přestane působit.<text:line-break/><text:tab/></text:span><text:span text:style-name="T809">Přerušit někomu </text:span><text:span text:style-name="T256">soustředění</text:span><text:span text:style-name="T809"> </text:span><text:span text:style-name="T810">můžeš například tím, že </text:span><text:span text:style-name="T811">d</text:span><text:span text:style-name="T810">o něj vrazíš, srazíš ho na zem </text:span><text:span text:style-name="T812">a</text:span><text:span text:style-name="T810"> podobně</text:span><text:span text:style-name="T813">.</text:span></text:p>
      <text:p text:style-name="P385">Příklad:</text:p>
      <text:p text:style-name="P336"><text:span text:style-name="T814">S</text:span><text:span text:style-name="T726">křetí šaman oslepil Nariu kouzlem. Gorondar se jí v dalším kole rozhodne pomoct.</text:span></text:p>
      <text:p text:style-name="P336"><text:span text:style-name="T282">Pavel:</text:span><text:span text:style-name="T726"> „Rozběhnu se k šamanovi. Chci do něj vrazit, abych mu přerušil soustředění.“</text:span></text:p>
      <text:p text:style-name="P336"><text:span text:style-name="T282">Pán jeskyně:</text:span><text:span text:style-name="T726"> „Šaman se ti bude bránit nožem. Hoď si na úspěch.“</text:span></text:p>
      <text:p text:style-name="P310">Pavel získá proti šamanovi jeden úspěch. Popíše to:</text:p>
      <text:p text:style-name="P337"><text:span text:style-name="T286">Pavel:</text:span><text:span text:style-name="T812"> „</text:span><text:span text:style-name="T815">Z rozběhu do něj vrazím, povalím ho na zem a zalehnu ho.</text:span><text:span text:style-name="T812">“</text:span></text:p>
      <text:p text:style-name="P338"><text:span text:style-name="T812">G</text:span><text:span text:style-name="T726">oblin tedy teď bude proti Gorondarovi v nevýhodě, jelikož leží pod ním. Náraz a pád mu také určitě přerušil </text:span><text:span text:style-name="T246">soustředění</text:span><text:span text:style-name="T542">, </text:span><text:span text:style-name="T551">takže kouzlo přestane působit a Naria zase uvidí</text:span><text:span text:style-name="T542">.</text:span></text:p>
      <text:p text:style-name="P189"><text:span text:style-name="T257">Soustředění</text:span><text:span text:style-name="T816"> také přeruší jakékoliv zranění.</text:span></text:p>
      <text:p text:style-name="P385">Příklad:</text:p>
      <text:p text:style-name="P337">Kara seslala <text:span text:style-name="T173">neviditenost</text:span> na Gorondara a společně teď bojují proti skřetům. <text:span text:style-name="T829">Když bude zraněn Gorondar, kouzlo se tím nezruší – seslala ho totiž Kara, takže ta se teď musí soustředit. Když se ale jednomu ze skřetích lučištníků podaří zasáhnout Karu, přeruší jí tím </text:span><text:span text:style-name="T186">soustředění</text:span><text:span text:style-name="T829">, kouzlo pomine a Gorondar přestane být neviditelný.</text:span></text:p>
      <text:p text:style-name="P190"><text:span text:style-name="T828">Když ránu zastaví zbroj, štít nebo odolnost proti zranění, </text:span><text:span text:style-name="T187">soustředění</text:span><text:span text:style-name="T828"> nepřeruší</text:span>.</text:p>
      <text:p text:style-name="P385"><text:soft-page-break/>Příklad:</text:p>
      <text:p text:style-name="P339">Pokud by Kara <text:span text:style-name="T828">zrovna měla na sobě zbroj a skřet</text:span> <text:span text:style-name="T828">na ni útočil dýkou se zraněním 0 a</text:span> přehodil <text:span text:style-name="T828">ji</text:span> o 1, <text:span text:style-name="T173">soustředění</text:span> by jí nepřerušil, <text:span text:style-name="T828">protože Kařina zbroj by zranění snížila na 0</text:span>.<text:line-break/><text:tab/><text:span text:style-name="T828">Udělal by tedy lépe, kdyby do ní třeba vrazil, podrazil jí nohy a podobně – tím by jí sice také nezranil, ale </text:span><text:span text:style-name="T186">soustředění</text:span><text:span text:style-name="T829"> by jí přerušil.</text:span></text:p>
      <text:h text:style-name="P633" text:outline-level="3">Zabránění v kouzlení</text:h>
      <text:p text:style-name="P233"><text:span text:style-name="T655">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600"><text:bookmark-ref text:reference-format="text" text:ref-name="__RefHeading___Toc27343_1494735933">Zabránění v mluvení</text:bookmark-ref></text:span></text:span><text:span text:style-name="T655"><text:s/>potřebuješ dva úspěchy. </text:span><text:span text:style-name="T616">Obvykle je tedy jednodušší </text:span><text:span text:style-name="T617">kouzleníkovi </text:span><text:span text:style-name="T616">zabránit v gestikulac</text:span><text:span text:style-name="T618">i.</text:span><text:span text:style-name="T616"> </text:span><text:span text:style-name="T618">Na to stačí jeden úspěch, viz </text:span><text:span text:style-name="Odkaz_20_na_20_kapitolu"><text:span text:style-name="T600"><text:bookmark-ref text:reference-format="text" text:ref-name="__RefHeading___Toc30185_1494735933">Zabránění v akci nebo v útoku</text:bookmark-ref></text:span></text:span><text:span text:style-name="T616">.</text:span></text:p>
      <text:p text:style-name="P385">Příklad:</text:p>
      <text:p text:style-name="P340"><text:span text:style-name="T726">Pavel získal proti goblin</text:span><text:span text:style-name="T820">ímu šamanovi</text:span><text:span text:style-name="T726"> dva úspěchy.</text:span></text:p>
      <text:p text:style-name="P319"><text:span text:style-name="T282">Pavel:</text:span><text:span text:style-name="T726"> „</text:span><text:span text:style-name="T821">C</text:span><text:span text:style-name="T822">hytnu </text:span><text:span text:style-name="T819">ho</text:span><text:span text:style-name="T822"> levou rukou pod krkem a </text:span><text:span text:style-name="T726">pravou mu zacpu pusu.“</text:span></text:p>
      <text:p text:style-name="P341">Kdyby měl jen jeden úspěch, mohl by mu v kouzlení zabránit třeba tím, že ho chytne za ruku.</text:p>
      <text:p text:style-name="P229"><text:span text:style-name="T619">Stejně jako u </text:span><text:span text:style-name="Odkaz_20_na_20_kapitolu"><text:span text:style-name="T600"><text:bookmark-ref text:reference-format="text" text:ref-name="__RefHeading___Toc30185_1494735933">Zabránění v akci nebo v útoku</text:bookmark-ref></text:span></text:span><text:span text:style-name="T619"><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20">Když </text:span><text:span text:style-name="T621">naopak</text:span><text:span text:style-name="T620"> někomu v seslání plošného kouzla zabráníš</text:span><text:span text:style-name="T580">, tak ho vůbec nesešle a </text:span><text:span text:style-name="T581">neohrozí jím ani nikoho dalšího</text:span><text:span text:style-name="T582">.</text:span></text:p>
      <text:p text:style-name="P382"><text:soft-page-break/>Příklad:</text:p>
      <text:p text:style-name="P342"><text:span text:style-name="T738">K</text:span><text:span text:style-name="T726">ara sesílá </text:span><text:span text:style-name="T246">zelený blesk</text:span><text:span text:style-name="T726"> na dva skřety, kteří </text:span><text:span text:style-name="T735">se na ní vyřítili z boční chodby</text:span><text:span text:style-name="T726">. Jana si tedy hází </text:span><text:span text:style-name="T246">na úspěch</text:span><text:span text:style-name="T726"> Duší. První </text:span><text:span text:style-name="T735">skřet jí chce v kouzlení zabránit </text:span><text:span text:style-name="T818">a</text:span><text:span text:style-name="T726"> </text:span><text:span text:style-name="T818">h</text:span><text:span text:style-name="T817">odí si proti ní jeden úspěch.</text:span></text:p>
      <text:p text:style-name="P342"><text:span text:style-name="T287">Pán jeskyně:</text:span><text:span text:style-name="T735"> „</text:span><text:span text:style-name="T817">Skřeti asi vě</text:span><text:span text:style-name="T819">d</text:span><text:span text:style-name="T817">í, </text:span><text:span text:style-name="T735">že mají co do činění s kouzelnicí, </text:span><text:span text:style-name="T819">protože</text:span><text:span text:style-name="T735"> </text:span><text:span text:style-name="T819">p</text:span><text:span text:style-name="T817">rvní z nich k tobě rychle přiskočil a chytil tě za levou ruku. </text:span><text:span text:style-name="T258">Zelený blesk</text:span><text:span text:style-name="T735"> jsi tedy vůbec neseslala a druhého skřeta nijak neohrožuješ. Hoď si proti němu </text:span><text:span text:style-name="T258">na obranu.</text:span><text:span text:style-name="T735">“</text:span></text:p>
      <text:p text:style-name="P351"><text:span text:style-name="T622">Jana si nemůže proti druhému skřetovi počítat svůj hod </text:span><text:span text:style-name="T629">na úspěch</text:span><text:span text:style-name="T622"> Duší, protože se jí k</text:span><text:span text:style-name="T616">ouzlo nepodařilo seslat, takže ho vůbec neohrožuje. </text:span><text:span text:style-name="T622">A nemůže se ani bránit štítem, případně se ho pokusit odstrčit (a bránit se tedy Silou), protože původně chtěla seslat kouzlo a oběma rukama se tedy snažila gestikulovat.</text:span><text:span text:style-name="T616"> </text:span><text:span text:style-name="T622">Může tedy pouze uhýbat Finesou </text:span><text:span text:style-name="T623">(viz </text:span><text:span text:style-name="Odkaz_20_na_20_kapitolu_20_v_20_příkladu"><text:span text:style-name="T557"><text:bookmark-ref text:reference-format="text" text:ref-name="__RefHeading___Toc30810_2417987384">Chyba: zdroj odkazu nenalezen</text:bookmark-ref></text:span></text:span><text:span text:style-name="T623">)</text:span><text:span text:style-name="T622">.</text:span></text:p>
      <text:h text:style-name="P634" text:outline-level="3"><text:bookmark-start text:name="__RefHeading___Toc24958_4068460501"/>Únik z nevýhodné situace<text:bookmark-end text:name="__RefHeading___Toc24958_4068460501"/></text:h>
      <text:p text:style-name="P103"><text:span text:style-name="T557">Když se snažíš dostat z nevýhodné situace, tak, podobně jako u </text:span><text:span text:style-name="Odkaz_20_na_20_kapitolu"><text:span text:style-name="T557"><text:bookmark-ref text:reference-format="text" text:ref-name="__RefHeading___Toc35195_4147665056">Bránění v pohybu</text:bookmark-ref></text:span></text:span><text:span text:style-name="T557">,</text:span><text:span text:style-name="T656"> potřebuješ úspěch pouze když ti v </text:span><text:span text:style-name="T557">tom protivník</text:span><text:span text:style-name="T656"> </text:span><text:span text:style-name="T557">pasivně </text:span><text:span text:style-name="T656">brání svou pozicí.</text:span></text:p>
      <text:p text:style-name="P385">Příklad:</text:p>
      <text:p text:style-name="P343"><text:span text:style-name="T726">Naria přistřelila orkovi rukáv ke dveřím a on teď chce šíp přelomit. </text:span><text:span text:style-name="T783">Elfka</text:span><text:span text:style-name="T726"> je od něj daleko, takže </text:span><text:span text:style-name="T784">svou pozicí mu v tom nijak nebrání</text:span><text:span text:style-name="T726">. </text:span><text:span text:style-name="T785">Ork na to tedy nepotřebuje úspěch </text:span><text:span text:style-name="T786">a když mu v tom Naria bude chtít zabránit a v této nevýhodě ho udržet, tak k němu naopak ona musí přiběhnout a získat proti němu úspěch.</text:span></text:p>
      <text:p text:style-name="P385"><text:span text:style-name="T1123">Opačný p</text:span>říklad:</text:p>
      <text:p text:style-name="P311">Orkovi se podařilo chytit Nariu za ruku. <text:span text:style-name="T1124">I když v příštím kole nic dalšího neudělá, bude ji pořád držet</text:span>. <text:span text:style-name="T1124">Na to, aby se vyprostila, bude tedy ona proti němu muset získat úspěch.</text:span></text:p>
      <text:p text:style-name="P118"><text:span text:style-name="T1125">Z</text:span> nevýhody <text:span text:style-name="T1125">můžeš</text:span> dostat i někoho jiného.</text:p>
      <text:p text:style-name="P385"><text:soft-page-break/>Příklad:</text:p>
      <text:p text:style-name="P312">Ork stále drží Nariu za ruku. <text:span text:style-name="T1126">Na pomoc jí ale přispěchal </text:span>Gorondar. Pavel proti orkovi hodí dva úspěchy a popíše to takto:</text:p>
      <text:p text:style-name="P319"><text:span text:style-name="T283">Pavel:</text:span><text:span text:style-name="T787"> „</text:span><text:span text:style-name="T788">Seknul jsem orka do ruku, kterou drží Nariu. Zranil jsem ho a navíc ji musel pustit.</text:span><text:span text:style-name="T787">“</text:span></text:p>
      <text:p text:style-name="P230"><text:span text:style-name="T624">V </text:span><text:span text:style-name="T600">kapitole </text:span><text:span text:style-name="Odkaz_20_na_20_kapitolu"><text:span text:style-name="T600"><text:bookmark-ref text:reference-format="text" text:ref-name="__RefHeading___Toc23289_831167585">Prolomení nevýhody</text:bookmark-ref></text:span></text:span><text:span text:style-name="T600"><text:s/>jsme si řekli, že výměnou za to, že nebudeš nikoho ohrožovat, můžeš získat výhodu k hodu </text:span><text:span text:style-name="T626">na úspěch,</text:span><text:span text:style-name="T573"> ale </text:span><text:span text:style-name="T600">výsledné úspěchy pak můžeš použít pouze na to, aby ses dostal z nevýhodné situace, ve které tě drží ten, proti komu si házíš.</text:span></text:p>
      <text:p text:style-name="P385">Příklad:</text:p>
      <text:p text:style-name="P319">Gorondar bojuje s přesilou skřetů. Jeden z nich ho srazil k zemi a zalehnul ho, druhý mu drží levou ruku, třetí mu sedí na nohách.</text:p>
      <text:p text:style-name="P351"><text:span text:style-name="T636">Pavel:</text:span><text:span text:style-name="T600"> „Uff, vypadá to se mnou špatně. Ale bez boje se nevzdám. Použiju válečnickou schopnost </text:span><text:span text:style-name="T630">rychlý boj</text:span><text:span text:style-name="T573"> a pokusím se o </text:span><text:span text:style-name="Odkaz_20_na_20_kapitolu_20_v_20_příkladu"><text:span text:style-name="T557"><text:bookmark-ref text:reference-format="text" text:ref-name="__RefHeading___Toc23289_831167585">Prolomení nevýhody</text:bookmark-ref></text:span></text:span><text:span text:style-name="T573"><text:s/>proti dvěma skřetům. Chci se hlavně zvednout, takže potřebuju setřást toho, který na mě leží a toho, co mi sedí na nohách. Můžu to, doufám, takhle zkombinovat?</text:span><text:span text:style-name="T600">“</text:span></text:p>
      <text:p text:style-name="P351"><text:span text:style-name="T636">Pán jeskyně:</text:span><text:span text:style-name="T600"> „Můžeš. Hoď si s výhodou za </text:span><text:span text:style-name="Odkaz_20_na_20_kapitolu_20_v_20_příkladu"><text:span text:style-name="T557"><text:bookmark-ref text:reference-format="text" text:ref-name="__RefHeading___Toc23289_831167585">Prolomení nevýhody</text:bookmark-ref></text:span></text:span><text:span text:style-name="T600">, ale taky s nevýhodou za to, že tě skřeti tisknou k zemi.“</text:span></text:p>
      <text:p text:style-name="P351"><text:span text:style-name="T600">Pavel teď bude házet jednou </text:span><text:span text:style-name="T626">na úspěch</text:span><text:span text:style-name="T600"> (na ten se v jednom kole vždycky hází jen jednou). </text:span><text:span text:style-name="T625">K</text:span><text:span text:style-name="T600">aždý skřet si proti němu bude házet zvlášť, </text:span><text:span text:style-name="T625">p</text:span><text:span text:style-name="T600">roti různým skřetům </text:span><text:span text:style-name="T625">tedy</text:span><text:span text:style-name="T600"> může získat různý počet úspěchů. Když </text:span><text:span text:style-name="T625">mu</text:span><text:span text:style-name="T600"> proti </text:span><text:span text:style-name="T625">každému z nich padne alespoň jeden</text:span><text:span text:style-name="T600">, podaří se mu oba </text:span><text:span text:style-name="T625">skřety</text:span><text:span text:style-name="T600">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557"><text:bookmark-ref text:reference-format="text" text:ref-name="__RefHeading___Toc23289_831167585">Prolomení nevýhody</text:bookmark-ref></text:span></text:span><text:span text:style-name="Odkaz_20_na_20_kapitolu_20_v_20_příkladu"><text:span text:style-name="T638">. </text:span></text:span><text:span text:style-name="Odkaz_20_na_20_kapitolu_20_v_20_příkladu"><text:span text:style-name="T595">Kdyby ho ale jeden ze skřetů držel ve dvou nevýhodných situacích </text:span></text:span><text:span text:style-name="Odkaz_20_na_20_kapitolu_20_v_20_příkladu"><text:span text:style-name="T596">(třeba kdyby na něm ležel a současně ho držel za ruku), mohl by se Pavel za své dva úspěchy dostat z obou dvou.</text:span></text:span></text:p>
      <text:h text:style-name="P635" text:outline-level="3"><text:bookmark-start text:name="__RefHeading___Toc30462_3828966542"/><text:soft-page-break/>Odzbrojení protivníka<text:bookmark-end text:name="__RefHeading___Toc30462_3828966542"/></text:h>
      <text:p text:style-name="P191">Odzbrojení protivníka, podobně jako zabránění v mluvení nebo sr<text:span text:style-name="T1127">á</text:span>žení do p<text:span text:style-name="T1127">rop</text:span>asti, vyžaduje dva úspěchy. Nemusíš je nutně oba získat v jednom kole, ale z tvého popisu prvního úspěchu musí <text:span text:style-name="T1128">být zřejmé</text:span>, že ti s odzbrojením pomůže. <text:span text:style-name="T1129">Můžeš na tom dokonce spolupracovat s někým dalším – každý přispějete jedním úspěchem.</text:span></text:p>
      <text:p text:style-name="P385">Příklad:</text:p>
      <text:p text:style-name="P319">Gorondar chce odzbrojit orka, aby ho družina mohla zajmout. Má proti němu ale jen jeden úspěch.</text:p>
      <text:p text:style-name="P319"><text:span text:style-name="T268">Pavel:</text:span> „Zaklesnu mu svou sekeru za ratiště kopí, abych mu ho mohl vypáčit z rukou.“</text:p>
      <text:p text:style-name="P319">Pokud v dalším kole získá alespoň jeden úspěch, orka odzbrojí. Kdyby měl už v prvním kole dva úspěchy, mohl <text:span text:style-name="T1128">by orka odzbrojit hned</text:span> a pokud by měl dokonce tři, mohl by říct, že mu <text:span text:style-name="T1128">kopí rovnou</text:span> sebral.</text:p>
      <text:p text:style-name="P191">Vyražená zbraň obvykle spadne na zem. Za případný třetí úspěch můžeš říct, kde přesně skončí, nebo že mu ji rovnou sebereš.</text:p>
      <text:h text:style-name="P629" text:outline-level="3">S<text:span text:style-name="T1130">ebrání</text:span> zbraně nebo jiné věci</text:h>
      <text:p text:style-name="P192">Když chceš ze země sebrat zbra<text:span text:style-name="T301">ň nebo jiný předmět a nechceš nikoho ohrozit, neházíš si </text:span><text:span text:style-name="T305">na úspěch</text:span><text:span text:style-name="T301">. Pokud ti v tom nikdo nezabrání </text:span><text:span text:style-name="T385">(za úspěch)</text:span><text:span text:style-name="T301">,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385">Příklad:</text:p>
      <text:p text:style-name="P319">Gorondar úspěšně vypáčil orkovi z rukou kopí. Ork se ho teď snaží sebrat ze země. Jak ork tak Gorondar chtějí protivníka odstrčit, takže si oba hází Silou. Padne jim stejně, takže oba mají po jednom úspěchu.</text:p>
      <text:p text:style-name="P319"><text:soft-page-break/><text:span text:style-name="T268">Pán jeskyně:</text:span> „<text:span text:style-name="T1131">Oba jste chtěli kopí sebrat a oba máte po jednom úspěchu, takže teď každý držíte jeden konec</text:span><text:span text:style-name="T1076">.“</text:span></text:p>
      <text:h text:style-name="P629" text:outline-level="3">Zajímání</text:h>
      <text:p text:style-name="P193">Když chceš protivníka zajmout živého, třeba abys ho mohl vyslechnout, máš v zásadě <text:span text:style-name="T1132">tři</text:span> možnosti:</text:p>
      <text:list xml:id="list1906529474" text:style-name="L50">
        <text:list-item>
          <text:p text:style-name="P523">Vyřadit ho v boji</text:p>
        </text:list-item>
        <text:list-item>
          <text:p text:style-name="P523">Znehybnit ho a svázat</text:p>
        </text:list-item>
        <text:list-item>
          <text:p text:style-name="P523">Přesvědčit ho, že se má vzdát</text:p>
        </text:list-item>
      </text:list>
      <text:p text:style-name="P231"><text:span text:style-name="T557">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657">mu chytí obě ruce</text:span><text:span text:style-name="T557">, </text:span><text:span text:style-name="T657">což vyžaduje dva úspěchy na </text:span><text:span text:style-name="Odkaz_20_na_20_kapitolu"><text:span text:style-name="T557"><text:bookmark-ref text:reference-format="text" text:ref-name="__RefHeading___Toc32108_3828966542">Znevýhodnění protivníka</text:bookmark-ref></text:span></text:span><text:span text:style-name="T657">, a druhý mu je pak sváže.</text:span></text:p>
      <text:p text:style-name="P385">Příklad:</text:p>
      <text:p text:style-name="P344">Naria s Gorondarem chtějí zajmout živého skřeta, aby se ho mohli zeptat, jaká zajímavá překvapení na ně čekají ve skřetím doupěti. Gorondar se na něj vrhne beze zbraně a Pavlovi padnou dva úspěchy:</text:p>
      <text:p text:style-name="P319"><text:span text:style-name="T278">Pavel:</text:span><text:span text:style-name="T1132"> „Zkroutím mu obě ruce za záda a pevně ho držím.“</text:span></text:p>
      <text:p text:style-name="P319"><text:span text:style-name="T278">Pán jeskyně:</text:span><text:span text:style-name="T1132"> „Skřet se ti v dalším kole snaží vytrhnout.“</text:span></text:p>
      <text:p text:style-name="P319"><text:span text:style-name="T278">Katka:</text:span><text:span text:style-name="T1132"> „Já k němu chci přiskočit s připraveným lanem. Pokud ho Gorondar udrží, svážu mu ruce.“</text:span></text:p>
      <text:p text:style-name="P344">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344"><text:soft-page-break/><text:span text:style-name="T268">Pán jeskyně:</text:span> „Chvíli se s váma ještě zkoušel prát, ale nakonec jste ho pevně svázali. Co s ním budete dělat?“</text:p>
      <text:p text:style-name="P167">Vyzvat protivníky k tomu, aby se vzdali, můžeš kdykoliv. Pak je na Pánovi jeskyně, jestli jim to přijde jako dobrý nápad.</text:p>
      <text:p text:style-name="P385">Příklad:</text:p>
      <text:p text:style-name="P328">Kdyby Naria s Gorondarem neměli lano, ale Naria uměla skřetí řeč (což asi umí, jinak by nemohla skřeta vyslýchat), mohla by poté, co Gorondar skřetovi chytil obě ruce, udělat následující:</text:p>
      <text:p text:style-name="P328"><text:span text:style-name="T268">Katka:</text:span> „Chci mu dát dýku na krk.“</text:p>
      <text:p text:style-name="P328"><text:span text:style-name="T268">Pán jeskyně:</text:span> „Ok. Hoď si na úspěch. Gorondar ho drží, takže ti bude stačit jeden. A skřet se za to taky samozřejmě brání s nevýhodou.“</text:p>
      <text:p text:style-name="P328">Když teď Katka Pána jeskyně přehodí, bude moci říct:</text:p>
      <text:p text:style-name="P328"><text:span text:style-name="T268">Katka:</text:span> „Dala jsem mu dýku na krk a říkám: <text:span text:style-name="T173">‚</text:span><text:span text:style-name="T299">Vzdej se! </text:span><text:span text:style-name="T173">Chceme se jen na něco zeptat, pak tě zase pustíme.‘</text:span>“</text:p>
      <text:p text:style-name="P328"><text:span text:style-name="T268">Pán jeskyně:</text:span> „Skřet něco zavrčel, ale přestal se bránit. Co s ním budete dělat?“</text:p>
      <text:p text:style-name="P328"><text:span text:style-name="T268">Katka:</text:span> „Nejdřív ho odzbrojím, pak se ho začnu ptát.“</text:p>
      <text:h text:style-name="P629" text:outline-level="3"><text:span text:style-name="T1133">Použití</text:span> kouzel <text:span text:style-name="T1134">v boji</text:span></text:h>
      <text:p text:style-name="P194">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73">Ohnivou koulí</text:span> například můžeš něco zapálit, ale nemůžeš nikoho odhodit nebo srazit na zem.<text:line-break/><text:tab/><text:span text:style-name="T1133">V některých případech nemusí být zřejmé, čeho chceš sesláním kouzla docílit. V tom případě se Pánem jeskyně domluv, jaký to bude mít efekt a jak se to vyhodnotí.</text:span></text:p>
      <text:p text:style-name="P385"><text:soft-page-break/>Příklad:</text:p>
      <text:p text:style-name="P319">Kara chce <text:span text:style-name="T173">modrým bleskem</text:span> <text:span text:style-name="T1135">přepálit lano, na kterém visí těžký lustr, aby spadl na hlavu zlobrovi, se kterým zrovna Gorondar bojuje.</text:span></text:p>
      <text:p text:style-name="P319"><text:span text:style-name="T268">Pán jeskyně:</text:span> „Čeho tím chceš dosáhnout? Chceš ho tím zranit? Nebo jen rozhodit?“</text:p>
      <text:p text:style-name="P319"><text:span text:style-name="T279">Jana</text:span><text:span text:style-name="T268">:</text:span> „<text:span text:style-name="T1136">Chtěla bych, aby se mu lustr zavěsil na hlavu a překážel mu v dalším boji. Pokud ho to zraní, tím líp.“</text:span></text:p>
      <text:p text:style-name="P319"><text:span text:style-name="T268">Pán jeskyně:</text:span> „<text:span text:style-name="T1137">Ok, to by šlo. Hoď si na úspěch“.</text:span></text:p>
      <text:p text:style-name="P351"><text:span text:style-name="T658">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557">Jana by ale také mohla říct, že chce zlobra jen rozptýlit, </text:span><text:span text:style-name="T659">viz </text:span><text:span text:style-name="Odkaz_20_na_20_kapitolu_20_v_20_příkladu"><text:span text:style-name="T557"><text:bookmark-ref text:reference-format="text" text:ref-name="__RefHeading___Toc25643_4068460501">Rozptýlení protivníka</text:bookmark-ref></text:span></text:span><text:span text:style-name="T557">. V tom případě by </text:span><text:span text:style-name="T659">si nemusela házet, ale nemohla by zlobra zranit.</text:span></text:p>
      <text:h text:style-name="P637" text:outline-level="3"><text:span text:style-name="T1138">Použití</text:span> pravidel pro boj</text:h>
      <text:p text:style-name="P232">Možná se teď děsíš, <text:span text:style-name="T891">že</text:span> jsou pravidla pro boj složitá a <text:span text:style-name="T891">tolik</text:span> různých situací se <text:span text:style-name="T891">nikdy nemůžeš naučit</text:span>. <text:span text:style-name="T891">Nemusíš se toho bát</text:span>. K tomu, abys mohl začít hrát, ti totiž stačí jen následující:</text:p>
      <text:list xml:id="list4058916107" text:style-name="L51">
        <text:list-item>
          <text:p text:style-name="P531">Na začátku kola všichni ohlásí, co chtějí udělat.</text:p>
        </text:list-item>
        <text:list-item>
          <text:p text:style-name="P531">Hází se v pořadí, v jakém na sebe akce logicky navazují.</text:p>
        </text:list-item>
        <text:list-item>
          <text:p text:style-name="P531">Když se s někým ohrožuješ vzájemně, házíte proti sobě <text:span text:style-name="T173">na úspěch</text:span>. Když ohrožuje jen on tebe, házíš si proti němu <text:span text:style-name="T173">na obranu</text:span>.</text:p>
        </text:list-item>
        <text:list-item>
          <text:p text:style-name="P532"><text:span text:style-name="T889">V obou případech se hází se Vlastnost + k6 + </text:span>výhody a nevýhody.</text:p>
        </text:list-item>
        <text:list-item>
          <text:p text:style-name="P532"><text:soft-page-break/><text:span text:style-name="T891">Při hodu </text:span><text:span text:style-name="T232">na úspěch</text:span><text:span text:style-name="T889"> r</text:span>ozdíl hodů určuje počet úspěchů. <text:span text:style-name="T1139">Z</text:span>a každý můžeš soupeři udělat jednu věc <text:span text:style-name="T889">(zranit ho, srazit ho na zem a podobně)</text:span>. <text:span text:style-name="T889">Obtížnější věci stojí dva úspěchy (odzbrojení, sražení do propasti, zabránění v mluvení).</text:span></text:p>
        </text:list-item>
        <text:list-item>
          <text:p text:style-name="P531">Zranění je <text:span text:style-name="T173">rozdíl hodů + zranění zbraně nebo kouzla</text:span> a snižuje se o zbroj, štít a případnou odolnost proti druhu zranění.</text:p>
        </text:list-item>
      </text:list>
      <text:p text:style-name="P238"><text:span text:style-name="T889">K</text:span> tomu <text:span text:style-name="T890">postupně</text:span> můžete přidávat pravidla, která rozš<text:span text:style-name="T890">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Chyba: zdroj odkazu nenalezen</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891">Bojovat se dá úplně v pohodě bez nich. Budeš sice o trochu slabší, než bys mohl být, ale to ničemu nevadí – tvoje postava na první úrovni také není kdovíjak zkušená.<text:line-break/><text:tab/></text:span>Zbytek pravidel pro boj <text:span text:style-name="T891">obsahuje příklady</text:span> konkrétní<text:span text:style-name="T891">ch situací, na které můžete narazit,</text:span> a <text:span text:style-name="T891">radí, jaké</text:span> výhody a nevýhody je v nich vhodné započítat, <text:span text:style-name="T891">jak přesně se má házet a podobně</text:span>. <text:span text:style-name="T892">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575" text:outline-level="2"><text:soft-page-break/><text:span text:style-name="T131">J</text:span><text:span text:style-name="T132">iná nebezpečí</text:span></text:h>
      <text:h text:style-name="P638" text:outline-level="3"><text:bookmark-start text:name="__RefHeading___Toc1662_4210766435"/>Pasti a jedy<text:bookmark-end text:name="__RefHeading___Toc1662_4210766435"/></text:h>
      <text:h text:style-name="P602" text:outline-level="4">Zranění past<text:span text:style-name="T1173">í</text:span> nebo jed<text:span text:style-name="T1173">em</text:span></text:h>
      <text:p text:style-name="P23"><text:span text:style-name="T660">Když spustíš past, nebo </text:span>když jsi otrávený jedem, <text:span text:style-name="T1174">hází se stejně jako v boji</text:span>: Past nebo jed si h<text:span text:style-name="T1175">odí</text:span> <text:span text:style-name="T173">na </text:span><text:span text:style-name="T235">úspěch</text:span>, ty si h<text:span text:style-name="T1175">odíš</text:span> <text:span text:style-name="T173">na obranu</text:span>.</text:p>
      <text:list xml:id="list60762793" text:style-name="L52">
        <text:list-item>
          <text:p text:style-name="P524">Proti pasti se obvykle hází Finesou. Když máš <text:span text:style-name="T1174">připravený</text:span> štít <text:span text:style-name="T1174">a dává smyl, že ti proti této pasti pomůže</text:span>, můžeš si hodit Silou.</text:p>
        </text:list-item>
        <text:list-item>
          <text:p text:style-name="P434">Proti jedu se vždy hází Silou.</text:p>
        </text:list-item>
      </text:list>
      <text:p text:style-name="P390">Příklad <text:span text:style-name="T1176">zranění pastí</text:span>:</text:p>
      <text:p text:style-name="P346">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177">proti ní</text:span> 2 úspěchy. Past si samozřejmě nevybírá, co udělá, to záleží na tom, jak je zkonstruovaná. Šipková past tedy určitě způsobí zranění a druhý úspěch <text:span text:style-name="T1178">z něj pravděpodobně udělá</text:span> vážné zranění. Jiné druhy pastí by mohou třeba zasaženého odhodit, srazit k zemi a podobně.<text:line-break/><text:tab/>Základem zranění je rozdíl hodů, <text:span text:style-name="T1179">což je v tomto případě</text:span> 3. K tomu se přičte zranění pasti <text:span text:style-name="T1180">(</text:span>+2<text:span text:style-name="T1180">)</text:span>. Naria má na sobě lehkou zbroj, takže si nakonec odečte 1. Celkem je tedy zraněna za 4 životy. A je to vážné zranění, takže Pán jeskyně zásah popíše například takto:</text:p>
      <text:p text:style-name="P346"><text:span text:style-name="T268">Pán jeskyně:</text:span> „Z protější stěny vylétla šipka a trefila tě do levého ramene. Je to hluboká rána, bolest tě málem omráčila. Levou rukou teď vůbec nedokážeš hejbat.“</text:p>
      <text:p text:style-name="P346"><text:soft-page-break/>To, že bude zasaženo zrovna levé rameno, mohl Pán jeskyně určit buď <text:span text:style-name="T1181">úvahou</text:span> ze situace, nebo náhodně. Když by například past střílela z levé stěny chodby zhruba ve výšce ramen, z<text:span text:style-name="T1182">a</text:span>s<text:span text:style-name="T1182">áhla by nejspíš právě levé rameno</text:span>. Kdyby to chtěl určit náhodně, mohl by říct třeba: „Jednička je hlava, dva až čtyři levá ruka, pět nebo šest je levý bok“ a pak hodit šestistěnnou kostkou.</text:p>
      <text:p text:style-name="P394">Příklad <text:span text:style-name="T1176">zranění jedem</text:span>:</text:p>
      <text:p text:style-name="P352">Gorondar porazil orka a vyváznul jen s několika škrábanci. Po chvíli se ale ukázalo, že orkova zbraň byla otrávená – začal se silně potit a špatně se mu dýchá. Po uplynutí <text:span text:style-name="T173">latence</text:span> jedu se hází na jeho účinek. Jed má sílu 6 a Pánovi jeskyně padlo 5, celkem je to 11/0. Gorondar má sílu 3 a Pavlovi padlo 4, na obranu má tedy 7.<text:line-break/><text:tab/><text:span text:style-name="T1183">Rozdíl hodů je 4 a jed má tedy proti Gorondarovi 2 úspěchy.</text:span></text:p>
      <text:h text:style-name="P638" text:outline-level="3"><text:bookmark-start text:name="__RefHeading___Toc12876_4230435934"/>Jed<text:span text:style-name="T1184">y</text:span><text:bookmark-end text:name="__RefHeading___Toc12876_4230435934"/></text:h>
      <text:p text:style-name="P239"><text:span text:style-name="T1185">Jedy nepůsobí okamžitě. U každého trvá různě dlouho, než se otrava projeví</text:span>. <text:span text:style-name="T1186">Této době říkáme </text:span><text:span text:style-name="T236">latence</text:span><text:span text:style-name="T1187">.</text:span></text:p>
      <text:list xml:id="list443664213" text:style-name="L53">
        <text:list-item>
          <text:p text:style-name="P533"><text:span text:style-name="T1188">V průběhu</text:span> <text:span text:style-name="T173">latence</text:span> nemá jed žádný účinek, <text:span text:style-name="T1188">ale otrávený</text:span> začne pociťovat <text:span text:style-name="T173">příznaky</text:span> <text:span text:style-name="T1189">otravy. P</text:span>odle nich j<text:span text:style-name="T1188">de</text:span> poznat, o jaký jed se jedná.</text:p>
        </text:list-item>
        <text:list-item>
          <text:p text:style-name="P533">Po skončení <text:span text:style-name="T173">latence</text:span> <text:span text:style-name="T1190">jed způsobí zranění.</text:span></text:p>
          <text:list>
            <text:list-item>
              <text:p text:style-name="P534">Hází se stejně jako jakýkoliv jiný <text:span text:style-name="T173">útok</text:span>, jed má svou vlastní sílu a zranění <text:span text:style-name="T1191">(nepřičítá se žádná vlastnost, pouze hod k6)</text:span>.</text:p>
            </text:list-item>
            <text:list-item>
              <text:p text:style-name="P533"><text:span text:style-name="T1190">Otrávený se brání hodem </text:span><text:span text:style-name="T237">Síla + k6</text:span><text:span text:style-name="T1190">.</text:span></text:p>
              <text:list>
                <text:list-item>
                  <text:p text:style-name="P535">Od zranění jedem se neodečítá zbroj.</text:p>
                </text:list-item>
              </text:list>
            </text:list-item>
          </text:list>
        </text:list-item>
        <text:list-item>
          <text:p text:style-name="P534">Některé jedy místo vážného zranění <text:span text:style-name="T1192">způsobují něco jiného</text:span>: Slepotu, paralýzu a podobně.</text:p>
          <text:list>
            <text:list-item>
              <text:p text:style-name="P534"><text:soft-page-break/>Tento účinek nahrazuje vážné zranění. Nastane tedy pouze když jed způsobí větší zranění než je Síla otráveného.</text:p>
            </text:list-item>
            <text:list-item>
              <text:p text:style-name="P534"><text:span text:style-name="T173">Trvání</text:span> jedu říká, jak dlouho účin<text:span text:style-name="T1193">e</text:span>k působí. Pokud jed pouze zraňuje, <text:span text:style-name="T173">trvání</text:span> uvedeno nemá. <text:span text:style-name="T1194">Způsobené vážné zranění se léčí jako jakékoliv jiné</text:span>.</text:p>
            </text:list-item>
          </text:list>
        </text:list-item>
      </text:list>
      <text:p text:style-name="P240">Některé jedy můžeš neutralizovat, když máš správné sérum, <text:span text:style-name="T1195">kouzlo</text:span> nebo protijed.</text:p>
      <text:list xml:id="list220134719" text:style-name="L54">
        <text:list-item>
          <text:p text:style-name="P536"><text:span text:style-name="T1196">Když je jed neutralizován v době </text:span><text:span text:style-name="T238">latence</text:span><text:span text:style-name="T1197">, tak vůbec nezačne působit a otrávenému se tedy nic nestane.</text:span></text:p>
        </text:list-item>
        <text:list-item>
          <text:p text:style-name="P536"><text:span text:style-name="T1197">Neutralizace jiného než zraňujícího jedu po skončení </text:span><text:span text:style-name="T238">latence</text:span><text:span text:style-name="T1197"> zruší jeho případný účinek ale nevrátí ztracenou kondici.</text:span></text:p>
        </text:list-item>
      </text:list>
      <text:list xml:id="list2879047575" text:style-name="L55">
        <text:list-item>
          <text:p text:style-name="P537"><text:span text:style-name="T1197">Neutralizovat zraňující jed po skončení </text:span><text:span text:style-name="T238">latence</text:span><text:span text:style-name="T1197"> je zbytečné – jed už způsobil zranění, které je potřeba vyléčit jako každé jiné.</text:span></text:p>
        </text:list-item>
      </text:list>
      <text:p text:style-name="P394">Příklad</text:p>
      <text:p text:style-name="P352">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636" text:outline-level="3"><text:soft-page-break/>Pasti</text:h>
      <text:p text:style-name="P195"><text:span text:style-name="T1163">Při h</text:span>ledání a zneškodňování <text:span text:style-name="T1164">pastí, nebo i při obyčejném průzkumu podzemí či otevírání dveří</text:span> <text:span text:style-name="T1163">popisuj</text:span> <text:span text:style-name="T1164">co mačkáš</text:span>, kam si <text:span text:style-name="T1164">u toho</text:span> stoupá<text:span text:style-name="T1165">š</text:span> a podobně. <text:span text:style-name="T1165">Když při spuštění pasti nejsi v prostoru, který past zasáhne, nic se ti nestane. Když ale naopak uděláš to, co past spouští, tak si rovnou házíš na obranu.</text:span></text:p>
      <text:h text:style-name="P588" text:outline-level="4"><text:bookmark-start text:name="__RefHeading___Toc1633_1936223890"/>Účinek pasti<text:bookmark-end text:name="__RefHeading___Toc1633_1936223890"/></text:h>
      <text:p text:style-name="P196">Při spuštění pasti <text:span text:style-name="T1166">za ni Pán jeskyně</text:span> hází na <text:span text:style-name="T173">útok</text:span>:</text:p>
      <text:list xml:id="list324350613" text:style-name="L56">
        <text:list-item>
          <text:p text:style-name="P525">Past má vlastní sílu a zranění. Nepřičítá se žádná vlastnost, jen hod k6.</text:p>
          <text:list>
            <text:list-item>
              <text:p text:style-name="P526">Pasti si nepočítají bonus za přípravu (ani když je nalíčí postava). Jediná výjimka je v případě, že do ní někdo oběť cíleně naláká<text:span text:style-name="T1167">.</text:span></text:p>
            </text:list-item>
          </text:list>
        </text:list-item>
        <text:list-item>
          <text:p text:style-name="P525">Všichni zasažení si hází na obranu. Jakou si počítají vlastnost je vždy uvedeno v popisu pasti, obvykle to je Finesa.</text:p>
          <text:list>
            <text:list-item>
              <text:p text:style-name="P525">Pokud máš štít a dává smysl, že ti pomůže, můžeš se bránit Silou nebo Finesou a přičíst si za něj +1.</text:p>
            </text:list-item>
          </text:list>
        </text:list-item>
      </text:list>
      <text:h text:style-name="P588" text:outline-level="4"><text:bookmark-start text:name="__RefHeading___Toc1635_1936223890"/>Líčení pastí<text:bookmark-end text:name="__RefHeading___Toc1635_1936223890"/></text:h>
      <text:p text:style-name="P197"><text:span text:style-name="T1168">Když chceš nalíčit past,</text:span> <text:span text:style-name="T1168">popiš</text:span>, jak bude vypadat, z čeho ji vyrábí<text:span text:style-name="T1169">š</text:span> a <text:span text:style-name="T1168">jak</text:span> se bude spouštět. Útok pasti <text:span text:style-name="T1170">bude</text:span> stejný, jako <text:span text:style-name="T1171">kdy</text:span>by<text:span text:style-name="T1172">s</text:span> útočil Finesou s použitím zbraně srovnatelného účinku.</text:p>
      <text:p text:style-name="P390">Příklad</text:p>
      <text:p text:style-name="P345"><text:span text:style-name="T1159">Máš Finesu 3 a vyrobíš</text:span> <text:span text:style-name="T1160">improvizovanou</text:span> past z<text:span text:style-name="T1161">e</text:span> svojí kuše, <text:span text:style-name="T1159">která má 2/3</text:span>. <text:span text:style-name="T1159">Tvoje p</text:span>ast bude mít <text:span text:style-name="T1162">útok</text:span> <text:span text:style-name="T1159">5/3 + k6.</text:span></text:p>
      <text:h text:style-name="Heading_20_1" text:outline-level="1"><text:span text:style-name="T29">V</text:span><text:span text:style-name="T1">edení hry</text:span></text:h>
      <text:h text:style-name="P576" text:outline-level="2">Použití magických předmětů</text:h>
      <text:p text:style-name="P34">TODO: To, že kouzelné předměty na dotek brní, asi postavy vědí. Přesunout to někam do Hraní Dračáku.</text:p>
      <text:p text:style-name="P35"><text:span text:style-name="T390">Kouzelné předměty, jako jsou magické meče či zbroje, svitky s kouzly, čarovné hůlky a prsteny a podobně, postavy snadno poznají: při dotyku</text:span> holou rukou ucítí jemné brnění.</text:p>
      <text:list xml:id="list317868888" text:style-name="L57">
        <text:list-item>
          <text:p text:style-name="P538">Až se to poprvé stane, nezapomeň to hráčům popsat.</text:p>
        </text:list-item>
        <text:list-item>
          <text:p text:style-name="P539">Postavy takto poznají, jestli je libovolný předmět magický, musí se jej ale na to dotknout.</text:p>
        </text:list-item>
      </text:list>
      <text:p text:style-name="P36"><text:span text:style-name="T391">Předmět se následně pokusí s postavou</text:span> „sladit“. <text:span text:style-name="T392">Ta to může odmítnout, v tom případě se nic nestane. Když tomu nechá volný průběh, brnění se změní v příjemný, hřejivý pocit. Od té chvíle má postava předmět </text:span><text:span text:style-name="T174">připoutaný</text:span><text:span text:style-name="T392">.</text:span></text:p>
      <text:list xml:id="list4010183939" text:style-name="L58">
        <text:list-item>
          <text:p text:style-name="P540"><text:span text:style-name="T391">Připoutání předmětu zabere jedno kolo </text:span><text:span text:style-name="T175">soustředění</text:span><text:span text:style-name="T393">.</text:span></text:p>
        </text:list-item>
        <text:list-item>
          <text:p text:style-name="P541"><text:span text:style-name="T394">Na odpoutání stačí pomyslet (nestojí to akci)</text:span>.</text:p>
        </text:list-item>
      </text:list>
      <text:p text:style-name="P36">Některé předměty není možné připoutat. <text:span text:style-name="T395">Při dotyku se s postavou nepokusí sladit</text:span>.</text:p>
      <text:list xml:id="list676099463" text:style-name="L59">
        <text:list-item>
          <text:p text:style-name="P542">Není možné připoutat předmět, který má již připoutaný někdo jiný.</text:p>
        </text:list-item>
        <text:list-item>
          <text:p text:style-name="P542">Připoutat také nejdou různé <text:span text:style-name="T396">magické</text:span> pasti, <text:span text:style-name="T396">očarované</text:span> truhly a podobně, které jsou „pořád aktivní“.</text:p>
        </text:list-item>
      </text:list>
      <text:p text:style-name="P37"><text:soft-page-break/>Předměty přestanou být připoutané, když postava umře. <text:span text:style-name="T397">Spánek ani bezvědomí ale připoutání nezruší.</text:span></text:p>
      <text:h text:style-name="P639" text:outline-level="3">Jak postava pozná, co předmět dělá?</text:h>
      <text:p text:style-name="P38">Když si postava připoutá nějaký magický předmět <text:span text:style-name="T398">(včetně lektvarů a svitků s kouzly)</text:span>, tak tím také zjistí, jak se používá a co dělá. Můžeš tedy rovnou dát hráči <text:span text:style-name="T399">příslušnou</text:span> kartu <text:span text:style-name="T399">a pokud je to kouzlo, tak mu také vysvětlit, jak se sesílá (viz následující odstavec)</text:span>.</text:p>
      <text:list xml:id="list2468537952" text:style-name="L60">
        <text:list-item>
          <text:p text:style-name="P543">Některé magické předměty <text:span text:style-name="T400">skrývají, co umí</text:span>, případně <text:span text:style-name="T401">o sobě</text:span> neprozradí úplně všechno. <text:span text:style-name="T401">Co dělají a jak se používají, musí postavy zjistit jinak – například si to přečíst v nějaké staré knize.</text:span></text:p>
          <text:list>
            <text:list-item>
              <text:p text:style-name="P544"><text:span text:style-name="T402">Na kartě je pak napsáno například: </text:span><text:span text:style-name="T176">Magický předmět neznámé funkce</text:span><text:span text:style-name="T173">.</text:span></text:p>
            </text:list-item>
          </text:list>
        </text:list-item>
      </text:list>
      <text:p text:style-name="P29">Lektvary účinkují, i když nejsou připoutané. Připoutat ale jdou a postava tím zjistí, co lektvar dělá.</text:p>
      <text:h text:style-name="P639" text:outline-level="3">Sesílání kouzel <text:span text:style-name="T403">ze svitků</text:span></text:h>
      <text:p text:style-name="P42"><text:span text:style-name="T404">Aby mohla postava seslat kouzlo, musí si nejprve připoutat svitek, na kterém je napsané. Na to se jej musí dotknout a strávit jedno kolo </text:span><text:span text:style-name="T177">soustředěním</text:span><text:span text:style-name="T406"> </text:span><text:span text:style-name="T407">(stejně jako když připoutává jakýkoliv jiný magický předmět)</text:span><text:span text:style-name="T406">.</text:span></text:p>
      <text:list xml:id="list442420329" text:style-name="L61">
        <text:list-item>
          <text:p text:style-name="P447">Svitky s kouzly a rituály jsou magické předměty počítají se tedy do počtu předmětů, které může mít postava současně připoutané.</text:p>
        </text:list-item>
      </text:list>
      <text:p text:style-name="P42"><text:span text:style-name="T404">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78">zaklínací formuli</text:span><text:span text:style-name="T552">, která je </text:span><text:soft-page-break/><text:span text:style-name="T552">uvedená na kartě s kouzlem.<text:line-break/><text:tab/>Formuli ovšem nemusí vyslovit hned. Kouzlo tedy může mít připravené a kdykoliv později jej seslat vyslovením zaklínací formule, což vyžaduje jen jedno kolo </text:span><text:span text:style-name="T177">soustředění</text:span><text:span text:style-name="T404">.</text:span></text:p>
      <text:list xml:id="list2567766317" text:style-name="L62">
        <text:list-item>
          <text:p text:style-name="P545">Při vyslovení zaklínací formule <text:span text:style-name="T553">postava</text:span> nemusí svitek držet, dokonce jej ani nemusí mít u sebe (při připoutávání a čtení kouzla samozřejmě ano).</text:p>
        </text:list-item>
        <text:list-item>
          <text:p text:style-name="P547">Když si postava svitek odpoutá a znovu připoutá, kouzlo přestane být připravené. Před použitím ho musí znovu celé přečíst.</text:p>
        </text:list-item>
      </text:list>
      <text:p text:style-name="P39">Když chce <text:span text:style-name="T554">postava</text:span> kouzlo seslat znovu, musí opět přečíst celý text svitku.</text:p>
      <text:list xml:id="list1974782298" text:style-name="L63">
        <text:list-item>
          <text:p text:style-name="P546">Od druhé úrovně si postavy mohou připoutat víc magických předmětů současně, takže mohou mít připravených víc kouzel a každé z nich seslat v jednom kole.</text:p>
        </text:list-item>
      </text:list>
      <text:p text:style-name="P40">Rituály sesílací formuli nemají, nejdou tedy připravit a dokončit později. Účinkují vždy hned po dokončení sesílání.</text:p>
      <text:h text:style-name="P639" text:outline-level="3">Sesílání kouzel z hůlek</text:h>
      <text:p text:style-name="P41">Hůlky, magické prsteny a podobně mohou také umožňovat sesílat kouzla. Na rozdíl od svitků na nich ale není kouzlo celé napsané, je tam jen <text:span text:style-name="T173">sesílací formule</text:span>. Stejně jako u svitků si ale postava předmět musí nejdříve připoutat.</text:p>
      <text:list xml:id="list216784170" text:style-name="L64">
        <text:list-item>
          <text:p text:style-name="P548">Kouzla z hůlek, prstenů a podobných předmětů není třeba připravovat. Sesílají se rovnou vyslovením <text:span text:style-name="T173">sesílací formule</text:span>.</text:p>
        </text:list-item>
        <text:list-item>
          <text:p text:style-name="P548">Jsou vždy ale o poznání slabší než kouzla na svitcích.</text:p>
        </text:list-item>
      </text:list>
      <text:h text:style-name="P639" text:outline-level="3"><text:soft-page-break/>Sesílání kouzel z holí</text:h>
      <text:p text:style-name="P42"><text:span text:style-name="T45">Některé kouzelné hole, případně jiné </text:span><text:span text:style-name="T46">podobné</text:span><text:span text:style-name="T45"> předměty, umožňují bez přípravy sesílat kouzla v plné síle. Mají vždy v sobě vsazené drahokamy zářící vnitřním světlem. Po každém seslání kouzla (vyslovením </text:span><text:span text:style-name="T33">zaklínací formule</text:span><text:span text:style-name="T45">)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9-26T14:52:12.764000000</dc:date>
    <meta:print-date>2113-01-01T00:00:00</meta:print-date>
    <meta:editing-cycles>15113</meta:editing-cycles>
    <meta:editing-duration>P45DT6H15M54S</meta:editing-duration>
    <meta:generator>LibreOffice/6.0.5.2$Windows_X86_64 LibreOffice_project/54c8cbb85f300ac59db32fe8a675ff7683cd5a16</meta:generator>
    <dc:creator>York </dc:creator>
    <meta:document-statistic meta:table-count="1" meta:image-count="0" meta:object-count="0" meta:page-count="116" meta:paragraph-count="1250" meta:word-count="25534" meta:character-count="149501" meta:non-whitespace-character-count="125202"/>
  </office:meta>
</office:document-meta>
</file>